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79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766cm" fo:min-width="6.993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0.258cm" fo:min-width="3.945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766cm" fo:min-width="5.342cm"/>
    </style:style>
    <style:style style:name="gr5" style:family="graphic" style:parent-style-name="standard">
      <style:graphic-properties draw:fill-color="#faa61a" draw:textarea-horizontal-align="justify" draw:textarea-vertical-align="middle" draw:auto-grow-height="false" fo:min-height="0.258cm" fo:min-width="0.897cm"/>
    </style:style>
    <style:style style:name="gr6" style:family="graphic" style:parent-style-name="standard">
      <style:graphic-properties draw:fill-color="#1c1c1c" draw:textarea-horizontal-align="justify" draw:textarea-vertical-align="middle" draw:auto-grow-height="false" fo:min-height="0.258cm" fo:min-width="1.532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3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8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1.401cm" fo:min-width="6.993cm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1.655cm" fo:min-width="10.422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1.02cm" fo:min-width="6.993cm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0.512cm" fo:min-width="5.596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0.766cm" fo:min-width="7.247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893cm" fo:min-width="9.66cm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0.766cm" fo:min-width="7.755cm"/>
    </style:style>
    <style:style style:name="gr18" style:family="graphic" style:parent-style-name="standard">
      <style:graphic-properties draw:fill-color="#eeeeee" draw:textarea-horizontal-align="justify" draw:textarea-vertical-align="middle" draw:auto-grow-height="false" fo:min-height="1.02cm" fo:min-width="7.755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10.422cm"/>
    </style:style>
    <style:style style:name="gr20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11.057cm"/>
    </style:style>
    <style:style style:name="gr21" style:family="graphic" style:parent-style-name="standard">
      <style:graphic-properties svg:stroke-color="#000000" draw:fill-color="#407927" draw:textarea-horizontal-align="justify" draw:textarea-vertical-align="middle" draw:auto-grow-height="false" fo:min-height="1.401cm" fo:min-width="10.422cm"/>
    </style:style>
    <style:style style:name="gr22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8.136cm"/>
    </style:style>
    <style:style style:name="gr23" style:family="graphic" style:parent-style-name="standard">
      <style:graphic-properties draw:fill-color="#eeeeee" draw:textarea-horizontal-align="justify" draw:textarea-vertical-align="middle" draw:auto-grow-height="false" fo:min-height="0.766cm" fo:min-width="6.104cm"/>
    </style:style>
    <style:style style:name="gr24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11.819cm"/>
    </style:style>
    <style:style style:name="gr25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6.392cm"/>
    </style:style>
    <style:style style:name="gr26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422cm"/>
    </style:style>
    <style:style style:name="gr27" style:family="graphic" style:parent-style-name="standard">
      <style:graphic-properties draw:fill-color="#eeeeee" draw:textarea-horizontal-align="justify" draw:textarea-vertical-align="middle" draw:auto-grow-height="false" fo:min-height="0.766cm" fo:min-width="4.834cm"/>
    </style:style>
    <style:style style:name="gr28" style:family="graphic" style:parent-style-name="standard">
      <style:graphic-properties svg:stroke-color="#000000" draw:fill-color="#dddddd" draw:textarea-horizontal-align="justify" draw:textarea-vertical-align="middle" draw:auto-grow-height="false" fo:min-height="2.671cm" fo:min-width="9.66cm"/>
    </style:style>
    <style:style style:name="gr29" style:family="graphic" style:parent-style-name="standard">
      <style:graphic-properties draw:fill-color="#eeeeee" draw:textarea-horizontal-align="justify" draw:textarea-vertical-align="middle" draw:auto-grow-height="false" fo:min-height="0.766cm" fo:min-width="2.294cm"/>
    </style:style>
    <style:style style:name="gr30" style:family="graphic" style:parent-style-name="standard">
      <style:graphic-properties draw:fill-color="#eeeeee" draw:textarea-horizontal-align="justify" draw:textarea-vertical-align="middle" draw:auto-grow-height="false" fo:min-height="0.766cm" fo:min-width="6.612cm"/>
    </style:style>
    <style:style style:name="gr31" style:family="graphic" style:parent-style-name="standard">
      <style:graphic-properties draw:fill-color="#eeeeee" draw:textarea-horizontal-align="justify" draw:textarea-vertical-align="middle" draw:auto-grow-height="false" fo:min-height="0.766cm" fo:min-width="3.056cm"/>
    </style:style>
    <style:style style:name="gr32" style:family="graphic" style:parent-style-name="standard">
      <style:graphic-properties draw:fill-color="#eeeeee" draw:textarea-horizontal-align="justify" draw:textarea-vertical-align="middle" draw:auto-grow-height="false" fo:min-height="0.766cm" fo:min-width="8.263cm"/>
    </style:style>
    <style:style style:name="gr33" style:family="graphic" style:parent-style-name="standard">
      <style:graphic-properties draw:fill-color="#eeeeee" draw:textarea-horizontal-align="justify" draw:textarea-vertical-align="middle" draw:auto-grow-height="false" fo:min-height="0.766cm" fo:min-width="9.406cm"/>
    </style:style>
    <style:style style:name="gr34" style:family="graphic" style:parent-style-name="standard">
      <style:graphic-properties draw:fill-color="#eeeeee" draw:textarea-horizontal-align="justify" draw:textarea-vertical-align="middle" draw:auto-grow-height="false" fo:min-height="0.766cm" fo:min-width="5.088cm"/>
    </style:style>
    <style:style style:name="gr35" style:family="graphic" style:parent-style-name="standard">
      <style:graphic-properties draw:fill-color="#eeeeee" draw:textarea-horizontal-align="justify" draw:textarea-vertical-align="middle" draw:auto-grow-height="false" fo:min-height="0.766cm" fo:min-width="10.803cm"/>
    </style:style>
    <style:style style:name="gr36" style:family="graphic" style:parent-style-name="standard">
      <style:graphic-properties draw:fill-color="#adc5e7" draw:textarea-horizontal-align="justify" draw:textarea-vertical-align="middle" draw:auto-grow-height="false" fo:min-height="0.258cm" fo:min-width="4.453cm"/>
    </style:style>
    <style:style style:name="gr37" style:family="graphic" style:parent-style-name="standard">
      <style:graphic-properties draw:fill-color="#eeeeee" draw:textarea-horizontal-align="justify" draw:textarea-vertical-align="middle" draw:auto-grow-height="false" fo:min-height="0.766cm" fo:min-width="2.675cm"/>
    </style:style>
    <style:style style:name="gr38" style:family="graphic" style:parent-style-name="standard">
      <style:graphic-properties draw:fill-color="#eeeeee" draw:textarea-horizontal-align="justify" draw:textarea-vertical-align="middle" draw:auto-grow-height="false" fo:min-height="0.766cm" fo:min-width="9.533cm"/>
    </style:style>
    <style:style style:name="gr39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803cm"/>
    </style:style>
    <style:style style:name="gr40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644cm"/>
    </style:style>
    <style:style style:name="gr41" style:family="graphic" style:parent-style-name="standard">
      <style:graphic-properties draw:fill-color="#eeeeee" draw:textarea-horizontal-align="justify" draw:textarea-vertical-align="middle" draw:auto-grow-height="false" fo:min-height="0.766cm" fo:min-width="6.739cm"/>
    </style:style>
    <style:style style:name="gr42" style:family="graphic" style:parent-style-name="standard">
      <style:graphic-properties draw:fill-color="#eeeeee" draw:textarea-horizontal-align="justify" draw:textarea-vertical-align="middle" draw:auto-grow-height="false" fo:min-height="0.766cm" fo:min-width="5.596cm"/>
    </style:style>
    <style:style style:name="gr43" style:family="graphic" style:parent-style-name="standard">
      <style:graphic-properties draw:fill-color="#eeeeee" draw:textarea-horizontal-align="justify" draw:textarea-vertical-align="middle" draw:auto-grow-height="false" fo:min-height="0.766cm" fo:min-width="4.199cm"/>
    </style:style>
    <style:style style:name="gr44" style:family="graphic" style:parent-style-name="standard">
      <style:graphic-properties draw:fill-color="#eeeeee" draw:textarea-horizontal-align="justify" draw:textarea-vertical-align="middle" draw:auto-grow-height="false" fo:min-height="0.893cm" fo:min-width="7.628cm"/>
    </style:style>
    <style:style style:name="gr45" style:family="graphic" style:parent-style-name="standard">
      <style:graphic-properties draw:fill-color="#eeeeee" draw:textarea-horizontal-align="justify" draw:textarea-vertical-align="middle" draw:auto-grow-height="false" fo:min-height="0.766cm" fo:min-width="5.215cm"/>
    </style:style>
    <style:style style:name="gr46" style:family="graphic" style:parent-style-name="standard">
      <style:graphic-properties draw:fill-color="#eeeeee" draw:textarea-horizontal-align="justify" draw:textarea-vertical-align="middle" draw:auto-grow-height="false" fo:min-height="1.02cm" fo:min-width="6.104cm"/>
    </style:style>
    <style:style style:name="gr47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9.66cm"/>
    </style:style>
    <style:style style:name="gr48" style:family="graphic" style:parent-style-name="standard">
      <style:graphic-properties draw:fill-color="#eeeeee" draw:textarea-horizontal-align="justify" draw:textarea-vertical-align="middle" draw:auto-grow-height="false" fo:min-height="0.893cm" fo:min-width="8.263cm"/>
    </style:style>
    <style:style style:name="gr49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8.263cm"/>
    </style:style>
    <style:style style:name="gr50" style:family="graphic" style:parent-style-name="standard">
      <style:graphic-properties draw:fill-color="#eeeeee" draw:textarea-horizontal-align="justify" draw:textarea-vertical-align="middle" draw:auto-grow-height="false" fo:min-height="1.201cm" fo:min-width="6.231cm"/>
    </style:style>
    <style:style style:name="gr51" style:family="graphic" style:parent-style-name="standard">
      <style:graphic-properties draw:fill-color="#adc5e7" draw:textarea-horizontal-align="justify" draw:textarea-vertical-align="middle" draw:auto-grow-height="false" fo:min-height="0.331cm" fo:min-width="4.453cm"/>
    </style:style>
    <style:style style:name="gr52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6.35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71cm"/>
    </style:style>
    <style:style style:name="gr54" style:family="graphic" style:parent-style-name="standard">
      <style:graphic-properties draw:fill-color="#1c1c1c" draw:textarea-horizontal-align="justify" draw:textarea-vertical-align="middle" draw:auto-grow-height="false" fo:min-height="0.258cm" fo:min-width="2.294cm"/>
    </style:style>
    <style:style style:name="gr55" style:family="graphic" style:parent-style-name="standard">
      <style:graphic-properties draw:fill-color="#1c1c1c" draw:textarea-horizontal-align="justify" draw:textarea-vertical-align="middle" draw:auto-grow-height="false" fo:min-height="0.258cm" fo:min-width="1.786cm"/>
    </style:style>
    <style:style style:name="gr56" style:family="graphic" style:parent-style-name="standard">
      <style:graphic-properties draw:fill-color="#1c1c1c" draw:textarea-horizontal-align="justify" draw:textarea-vertical-align="middle" draw:auto-grow-height="false" fo:min-height="0.258cm" fo:min-width="2.04cm"/>
    </style:style>
    <style:style style:name="gr57" style:family="graphic" style:parent-style-name="standard">
      <style:graphic-properties draw:fill-color="#111111" draw:textarea-horizontal-align="justify" draw:textarea-vertical-align="middle" draw:auto-grow-height="false" fo:min-height="0.258cm" fo:min-width="2.04cm"/>
    </style:style>
    <style:style style:name="gr58" style:family="graphic" style:parent-style-name="standard">
      <style:graphic-properties draw:fill-color="#111111" draw:textarea-horizontal-align="justify" draw:textarea-vertical-align="middle" draw:auto-grow-height="false" fo:min-height="0.258cm" fo:min-width="2.421cm"/>
    </style:style>
    <style:style style:name="gr59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56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97cm"/>
    </style:style>
    <style:style style:name="gr61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9.787cm"/>
    </style:style>
    <style:style style:name="gr62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009cm"/>
    </style:style>
    <style:style style:name="gr63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10.803cm"/>
    </style:style>
    <style:style style:name="gr64" style:family="graphic" style:parent-style-name="standard">
      <style:graphic-properties svg:stroke-color="#000000" draw:fill-color="#dddddd" draw:textarea-horizontal-align="justify" draw:textarea-vertical-align="middle" draw:auto-grow-height="false" fo:min-height="2.163cm" fo:min-width="9.914cm"/>
    </style:style>
    <style:style style:name="gr65" style:family="graphic" style:parent-style-name="standard">
      <style:graphic-properties draw:fill-color="#eeeeee" draw:textarea-horizontal-align="justify" draw:textarea-vertical-align="middle" draw:auto-grow-height="false" fo:min-height="0.766cm" fo:min-width="2.802cm"/>
    </style:style>
    <style:style style:name="gr66" style:family="graphic" style:parent-style-name="standard">
      <style:graphic-properties draw:fill-color="#eeeeee" draw:textarea-horizontal-align="justify" draw:textarea-vertical-align="middle" draw:auto-grow-height="false" fo:min-height="0.766cm" fo:min-width="5.85cm"/>
    </style:style>
    <style:style style:name="gr67" style:family="graphic" style:parent-style-name="standard">
      <style:graphic-properties draw:fill-color="#eeeeee" draw:textarea-horizontal-align="justify" draw:textarea-vertical-align="middle" draw:auto-grow-height="false" fo:min-height="0.639cm" fo:min-width="7.12cm"/>
    </style:style>
    <style:style style:name="gr68" style:family="graphic" style:parent-style-name="standard">
      <style:graphic-properties draw:fill-color="#eeeeee" draw:textarea-horizontal-align="justify" draw:textarea-vertical-align="middle" draw:auto-grow-height="false" fo:min-height="0.766cm" fo:min-width="5.723cm"/>
    </style:style>
    <style:style style:name="gr69" style:family="graphic" style:parent-style-name="standard">
      <style:graphic-properties draw:fill-color="#eeeeee" draw:textarea-horizontal-align="justify" draw:textarea-vertical-align="middle" draw:auto-grow-height="false" fo:min-height="0.766cm" fo:min-width="4.326cm"/>
    </style:style>
    <style:style style:name="gr70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74cm" fo:min-width="6.231cm"/>
    </style:style>
    <style:style style:name="gr71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2.036cm" fo:min-width="9.025cm"/>
    </style:style>
    <style:style style:name="gr72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02cm" fo:min-width="7.755cm"/>
    </style:style>
    <style:style style:name="gr73" style:family="graphic" style:parent-style-name="standard">
      <style:graphic-properties draw:fill-color="#eeeeee" draw:textarea-horizontal-align="justify" draw:textarea-vertical-align="middle" draw:auto-grow-height="false" fo:min-height="0.766cm" fo:min-width="4.072cm"/>
    </style:style>
    <style:style style:name="gr74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02cm" fo:min-width="8.263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cm"/>
    </style:style>
    <style:style style:name="gr76" style:family="graphic" style:parent-style-name="standard">
      <style:graphic-properties draw:fill-color="#eeeeee" draw:textarea-horizontal-align="justify" draw:textarea-vertical-align="middle" draw:auto-grow-height="false" fo:min-height="0.893cm" fo:min-width="4.961cm"/>
    </style:style>
    <style:style style:name="gr77" style:family="graphic" style:parent-style-name="standard">
      <style:graphic-properties draw:fill-color="#eeeeee" draw:textarea-horizontal-align="justify" draw:textarea-vertical-align="middle" draw:auto-grow-height="false" fo:min-height="0.766cm" fo:min-width="5.469cm"/>
    </style:style>
    <style:style style:name="gr78" style:family="graphic" style:parent-style-name="standard">
      <style:graphic-properties draw:fill-color="#eeeeee" draw:textarea-horizontal-align="justify" draw:textarea-vertical-align="middle" draw:auto-grow-height="false" fo:min-height="0.766cm" fo:min-width="7.374cm"/>
    </style:style>
    <style:style style:name="gr79" style:family="graphic" style:parent-style-name="standard">
      <style:graphic-properties draw:fill-color="#eeeeee" draw:textarea-horizontal-align="justify" draw:textarea-vertical-align="middle" draw:auto-grow-height="false" fo:min-height="0.766cm" fo:min-width="6.112cm"/>
    </style:style>
    <style:style style:name="gr80" style:family="graphic" style:parent-style-name="standard">
      <style:graphic-properties draw:fill-color="#eeeeee" draw:textarea-horizontal-align="justify" draw:textarea-vertical-align="middle" draw:auto-grow-height="false" fo:min-height="0.766cm" fo:min-width="4.641cm"/>
    </style:style>
    <style:style style:name="gr81" style:family="graphic" style:parent-style-name="standard">
      <style:graphic-properties draw:fill-color="#eeeeee" draw:textarea-horizontal-align="justify" draw:textarea-vertical-align="middle" draw:auto-grow-height="false" fo:min-height="0.766cm" fo:min-width="4.895cm"/>
    </style:style>
    <style:style style:name="gr82" style:family="graphic" style:parent-style-name="standard">
      <style:graphic-properties draw:fill-color="#eeeeee" draw:textarea-horizontal-align="justify" draw:textarea-vertical-align="middle" draw:auto-grow-height="false" fo:min-height="0.766cm" fo:min-width="6.314cm"/>
    </style:style>
    <style:style style:name="gr83" style:family="graphic" style:parent-style-name="standard">
      <style:graphic-properties draw:fill-color="#eeeeee" draw:textarea-horizontal-align="justify" draw:textarea-vertical-align="middle" draw:auto-grow-height="false" fo:min-height="0.766cm" fo:min-width="8.097cm"/>
    </style:style>
    <style:style style:name="gr84" style:family="graphic" style:parent-style-name="standard">
      <style:graphic-properties draw:fill-color="#eeeeee" draw:textarea-horizontal-align="justify" draw:textarea-vertical-align="middle" draw:auto-grow-height="false" fo:min-height="0.766cm" fo:min-width="5.652cm"/>
    </style:style>
    <style:style style:name="gr85" style:family="graphic" style:parent-style-name="standard">
      <style:graphic-properties svg:stroke-color="#000000" draw:fill-color="#407927" draw:textarea-horizontal-align="justify" draw:textarea-vertical-align="middle" draw:auto-grow-height="false" fo:min-height="0.893cm" fo:min-width="3.691cm"/>
    </style:style>
    <style:style style:name="gr86" style:family="graphic" style:parent-style-name="standard">
      <style:graphic-properties svg:stroke-color="#000000" draw:fill-color="#1b75bc" draw:textarea-horizontal-align="justify" draw:textarea-vertical-align="middle" draw:auto-grow-height="false" fo:min-height="0.512cm" fo:min-width="3.564cm"/>
    </style:style>
    <style:style style:name="gr87" style:family="graphic" style:parent-style-name="standard">
      <style:graphic-properties draw:fill-color="#1c1c1c" draw:textarea-horizontal-align="justify" draw:textarea-vertical-align="middle" draw:auto-grow-height="false" fo:min-height="0.254cm" fo:min-width="1.532cm"/>
    </style:style>
    <style:style style:name="gr88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374cm"/>
    </style:style>
    <style:style style:name="gr89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93cm"/>
    </style:style>
    <style:style style:name="gr90" style:family="graphic" style:parent-style-name="standard">
      <style:graphic-properties draw:fill-color="#eeeeee" draw:textarea-horizontal-align="justify" draw:textarea-vertical-align="middle" draw:auto-grow-height="false" fo:min-height="0.712cm" fo:min-width="6.822cm"/>
    </style:style>
    <style:style style:name="gr91" style:family="graphic" style:parent-style-name="standard">
      <style:graphic-properties draw:fill-color="#eeeeee" draw:textarea-horizontal-align="justify" draw:textarea-vertical-align="middle" draw:auto-grow-height="false" fo:min-height="0.766cm" fo:min-width="3.818cm"/>
    </style:style>
    <style:style style:name="gr92" style:family="graphic" style:parent-style-name="standard">
      <style:graphic-properties draw:fill-color="#eeeeee" draw:textarea-horizontal-align="justify" draw:textarea-vertical-align="middle" draw:auto-grow-height="false" fo:min-height="0.712cm" fo:min-width="4.599cm"/>
    </style:style>
    <style:style style:name="gr93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12cm"/>
    </style:style>
    <style:style style:name="gr94" style:family="graphic" style:parent-style-name="standard">
      <style:graphic-properties svg:stroke-color="#000000" draw:fill-color="#dddddd" draw:textarea-horizontal-align="justify" draw:textarea-vertical-align="middle" draw:auto-grow-height="false" fo:min-height="1.528cm" fo:min-width="8.263cm"/>
    </style:style>
    <style:style style:name="gr95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6.711cm"/>
    </style:style>
    <style:style style:name="gr96" style:family="graphic" style:parent-style-name="standard">
      <style:graphic-properties svg:stroke-color="#000000" draw:fill-color="#dddddd" draw:textarea-horizontal-align="justify" draw:textarea-vertical-align="middle" draw:auto-grow-height="false" fo:min-height="1.655cm" fo:min-width="8.136cm"/>
    </style:style>
    <style:style style:name="gr97" style:family="graphic" style:parent-style-name="standard">
      <style:graphic-properties draw:fill-color="#eeeeee" draw:textarea-horizontal-align="justify" draw:textarea-vertical-align="middle" draw:auto-grow-height="false" fo:min-height="0.712cm" fo:min-width="6.732cm"/>
    </style:style>
    <style:style style:name="gr98" style:family="graphic" style:parent-style-name="standard">
      <style:graphic-properties draw:fill-color="#eeeeee" draw:textarea-horizontal-align="justify" draw:textarea-vertical-align="middle" draw:auto-grow-height="false" fo:min-height="0.712cm" fo:min-width="4.326cm"/>
    </style:style>
    <style:style style:name="gr99" style:family="graphic" style:parent-style-name="standard">
      <style:graphic-properties draw:fill-color="#eeeeee" draw:textarea-horizontal-align="justify" draw:textarea-vertical-align="middle" draw:auto-grow-height="false" fo:min-height="0.766cm" fo:min-width="4.961cm"/>
    </style:style>
    <style:style style:name="gr100" style:family="graphic" style:parent-style-name="standard">
      <style:graphic-properties draw:fill-color="#eeeeee" draw:textarea-horizontal-align="justify" draw:textarea-vertical-align="middle" draw:auto-grow-height="false" fo:min-height="0.712cm" fo:min-width="7.494cm"/>
    </style:style>
    <style:style style:name="gr101" style:family="graphic" style:parent-style-name="standard">
      <style:graphic-properties svg:stroke-color="#000000" draw:fill-color="#dddddd" draw:textarea-horizontal-align="justify" draw:textarea-vertical-align="middle" draw:auto-grow-height="false" fo:min-height="2.036cm" fo:min-width="9.66cm"/>
    </style:style>
    <style:style style:name="gr102" style:family="graphic" style:parent-style-name="standard">
      <style:graphic-properties draw:fill-color="#eeeeee" draw:textarea-horizontal-align="justify" draw:textarea-vertical-align="middle" draw:auto-grow-height="false" fo:min-height="0.712cm" fo:min-width="4.747cm"/>
    </style:style>
    <style:style style:name="gr103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7.854cm"/>
    </style:style>
    <style:style style:name="gr104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8.263cm"/>
    </style:style>
    <style:style style:name="gr105" style:family="graphic" style:parent-style-name="standard">
      <style:graphic-properties draw:fill-color="#eeeeee" draw:textarea-horizontal-align="justify" draw:textarea-vertical-align="middle" draw:auto-grow-height="false" fo:min-height="0.712cm" fo:min-width="7.287cm"/>
    </style:style>
    <style:style style:name="gr106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9.152cm"/>
    </style:style>
    <style:style style:name="gr107" style:family="graphic" style:parent-style-name="standard">
      <style:graphic-properties draw:fill-color="#eeeeee" draw:textarea-horizontal-align="justify" draw:textarea-vertical-align="middle" draw:auto-grow-height="false" fo:min-height="0.712cm" fo:min-width="4.732cm"/>
    </style:style>
    <style:style style:name="gr108" style:family="graphic" style:parent-style-name="standard">
      <style:graphic-properties svg:stroke-color="#000000" draw:fill-color="#dddddd" draw:textarea-horizontal-align="justify" draw:textarea-vertical-align="middle" draw:auto-grow-height="false" fo:min-height="1.147cm" fo:min-width="9.152cm"/>
    </style:style>
    <style:style style:name="gr109" style:family="graphic" style:parent-style-name="standard">
      <style:graphic-properties svg:stroke-color="#000000" draw:fill-color="#dddddd" draw:textarea-horizontal-align="justify" draw:textarea-vertical-align="middle" draw:auto-grow-height="false" fo:min-height="1.528cm" fo:min-width="9.152cm"/>
    </style:style>
    <style:style style:name="gr110" style:family="graphic" style:parent-style-name="standard">
      <style:graphic-properties draw:fill-color="#eeeeee" draw:textarea-horizontal-align="justify" draw:textarea-vertical-align="middle" draw:auto-grow-height="false" fo:min-height="1.147cm" fo:min-width="6.398cm"/>
    </style:style>
    <style:style style:name="gr111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5.342cm"/>
    </style:style>
    <style:style style:name="gr112" style:family="graphic" style:parent-style-name="standard">
      <style:graphic-properties draw:fill-color="#eeeeee" draw:textarea-horizontal-align="justify" draw:textarea-vertical-align="middle" draw:auto-grow-height="false" fo:min-height="1.363cm" fo:min-width="6.398cm"/>
    </style:style>
    <style:style style:name="gr113" style:family="graphic" style:parent-style-name="standard">
      <style:graphic-properties draw:fill-color="#eeeeee" draw:textarea-horizontal-align="justify" draw:textarea-vertical-align="middle" draw:auto-grow-height="false" fo:min-height="0.705cm" fo:min-width="6.398cm"/>
    </style:style>
    <style:style style:name="gr114" style:family="graphic" style:parent-style-name="standard">
      <style:graphic-properties draw:fill-color="#eeeeee" draw:textarea-horizontal-align="justify" draw:textarea-vertical-align="middle" draw:auto-grow-height="false" fo:min-height="0.793cm" fo:min-width="5.763cm"/>
    </style:style>
    <style:style style:name="gr115" style:family="graphic" style:parent-style-name="standard">
      <style:graphic-properties draw:fill-color="#eeeeee" draw:textarea-horizontal-align="justify" draw:textarea-vertical-align="middle" draw:auto-grow-height="false" fo:min-height="0.705cm" fo:min-width="5.628cm"/>
    </style:style>
    <style:style style:name="gr116" style:family="graphic" style:parent-style-name="standard">
      <style:graphic-properties draw:fill-color="#eeeeee" draw:textarea-horizontal-align="justify" draw:textarea-vertical-align="middle" draw:auto-grow-height="false" fo:min-height="1.032cm" fo:min-width="5.763cm"/>
    </style:style>
    <style:style style:name="gr117" style:family="graphic" style:parent-style-name="standard">
      <style:graphic-properties svg:stroke-color="#000000" draw:fill-color="#dddddd" draw:textarea-horizontal-align="justify" draw:textarea-vertical-align="middle" draw:auto-grow-height="false" fo:min-height="0.827cm" fo:min-width="7.12cm"/>
    </style:style>
    <style:style style:name="gr118" style:family="graphic" style:parent-style-name="standard">
      <style:graphic-properties draw:fill-color="#eeeeee" draw:textarea-horizontal-align="justify" draw:textarea-vertical-align="middle" draw:auto-grow-height="false" fo:min-height="0.985cm" fo:min-width="7.309cm"/>
    </style:style>
    <style:style style:name="gr119" style:family="graphic" style:parent-style-name="standard">
      <style:graphic-properties draw:fill-color="#eeeeee" draw:textarea-horizontal-align="justify" draw:textarea-vertical-align="middle" draw:auto-grow-height="false" fo:min-height="0.766cm" fo:min-width="6.485cm"/>
    </style:style>
    <style:style style:name="gr120" style:family="graphic" style:parent-style-name="standard">
      <style:graphic-properties draw:fill-color="#eeeeee" draw:textarea-horizontal-align="justify" draw:textarea-vertical-align="middle" draw:auto-grow-height="false" fo:min-height="1.588cm" fo:min-width="8.248cm"/>
    </style:style>
    <style:style style:name="gr121" style:family="graphic" style:parent-style-name="standard">
      <style:graphic-properties draw:fill-color="#eeeeee" draw:textarea-horizontal-align="justify" draw:textarea-vertical-align="middle" draw:auto-grow-height="false" fo:min-height="0.57cm" fo:min-width="5.996cm"/>
    </style:style>
    <style:style style:name="gr122" style:family="graphic" style:parent-style-name="standard">
      <style:graphic-properties svg:stroke-color="#000000" draw:fill-color="#dddddd" draw:textarea-horizontal-align="justify" draw:textarea-vertical-align="middle" draw:auto-grow-height="false" fo:min-height="1.052cm" fo:min-width="7.12cm"/>
    </style:style>
    <style:style style:name="gr123" style:family="graphic" style:parent-style-name="standard">
      <style:graphic-properties draw:fill-color="#eeeeee" draw:textarea-horizontal-align="justify" draw:textarea-vertical-align="middle" draw:auto-grow-height="false" fo:min-height="0.766cm" fo:min-width="3.082cm"/>
    </style:style>
    <style:style style:name="gr124" style:family="graphic" style:parent-style-name="standard">
      <style:graphic-properties svg:stroke-color="#000000" draw:fill-color="#dddddd" draw:textarea-horizontal-align="justify" draw:textarea-vertical-align="middle" draw:auto-grow-height="false" fo:min-height="2.925cm" fo:min-width="9.318cm"/>
    </style:style>
    <style:style style:name="gr125" style:family="graphic" style:parent-style-name="standard">
      <style:graphic-properties svg:stroke-color="#000000" draw:fill-color="#dddddd" draw:textarea-horizontal-align="justify" draw:textarea-vertical-align="middle" draw:auto-grow-height="false" fo:min-height="0.798cm" fo:min-width="7.12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21cm"/>
    </style:style>
    <style:style style:name="gr127" style:family="graphic" style:parent-style-name="standard">
      <style:graphic-properties draw:fill-color="#eeeeee" draw:textarea-horizontal-align="justify" draw:textarea-vertical-align="middle" draw:auto-grow-height="false" fo:min-height="0.766cm" fo:min-width="7.744cm"/>
    </style:style>
    <style:style style:name="gr128" style:family="graphic" style:parent-style-name="standard">
      <style:graphic-properties draw:fill-color="#eeeeee" draw:textarea-horizontal-align="justify" draw:textarea-vertical-align="middle" draw:auto-grow-height="false" fo:min-height="0.766cm" fo:min-width="5.579cm"/>
    </style:style>
    <style:style style:name="gr129" style:family="graphic" style:parent-style-name="standard">
      <style:graphic-properties draw:fill-color="#eeeeee" draw:textarea-horizontal-align="justify" draw:textarea-vertical-align="middle" draw:auto-grow-height="false" fo:min-height="0.824cm" fo:min-width="5.996cm"/>
    </style:style>
    <style:style style:name="gr130" style:family="graphic" style:parent-style-name="standard">
      <style:graphic-properties draw:fill-color="#eeeeee" draw:textarea-horizontal-align="justify" draw:textarea-vertical-align="middle" draw:auto-grow-height="false" fo:min-height="0.766cm" fo:min-width="8.926cm"/>
    </style:style>
    <style:style style:name="gr131" style:family="graphic" style:parent-style-name="standard">
      <style:graphic-properties draw:fill-color="#eeeeee" draw:textarea-horizontal-align="justify" draw:textarea-vertical-align="middle" draw:auto-grow-height="false" fo:min-height="0.785cm" fo:min-width="5.996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25cm"/>
    </style:style>
    <style:style style:name="gr133" style:family="graphic" style:parent-style-name="standard">
      <style:graphic-properties draw:fill-color="#eeeeee" draw:textarea-horizontal-align="justify" draw:textarea-vertical-align="middle" draw:auto-grow-height="false" fo:min-height="0.785cm" fo:min-width="8.517cm"/>
    </style:style>
    <style:style style:name="gr134" style:family="graphic" style:parent-style-name="standard">
      <style:graphic-properties draw:fill-color="#eeeeee" draw:textarea-horizontal-align="justify" draw:textarea-vertical-align="middle" draw:auto-grow-height="false" fo:min-height="0.766cm" fo:min-width="8.943cm"/>
    </style:style>
    <style:style style:name="gr135" style:family="graphic" style:parent-style-name="standard">
      <style:graphic-properties draw:fill-color="#eeeeee" draw:textarea-horizontal-align="justify" draw:textarea-vertical-align="middle" draw:auto-grow-height="false" fo:min-height="0.992cm" fo:min-width="9.662cm"/>
    </style:style>
    <style:style style:name="gr136" style:family="graphic" style:parent-style-name="standard">
      <style:graphic-properties draw:fill-color="#eeeeee" draw:textarea-horizontal-align="justify" draw:textarea-vertical-align="middle" draw:auto-grow-height="false" fo:min-height="0.766cm" fo:min-width="5.018cm"/>
    </style:style>
    <style:style style:name="gr137" style:family="graphic" style:parent-style-name="standard">
      <style:graphic-properties draw:fill-color="#eeeeee" draw:textarea-horizontal-align="justify" draw:textarea-vertical-align="middle" draw:auto-grow-height="false" fo:min-height="0.569cm" fo:min-width="4.432cm"/>
    </style:style>
    <style:style style:name="gr138" style:family="graphic" style:parent-style-name="standard">
      <style:graphic-properties draw:fill-color="#eeeeee" draw:textarea-horizontal-align="justify" draw:textarea-vertical-align="middle" draw:auto-grow-height="false" fo:min-height="0.569cm" fo:min-width="6.18cm"/>
    </style:style>
    <style:style style:name="gr139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882cm"/>
    </style:style>
    <style:style style:name="gr140" style:family="graphic" style:parent-style-name="standard">
      <style:graphic-properties draw:fill-color="#eeeeee" draw:textarea-horizontal-align="justify" draw:textarea-vertical-align="middle" draw:auto-grow-height="false" fo:min-height="0.766cm" fo:min-width="7.177cm"/>
    </style:style>
    <style:style style:name="gr141" style:family="graphic" style:parent-style-name="standard">
      <style:graphic-properties draw:fill-color="#eeeeee" draw:textarea-horizontal-align="justify" draw:textarea-vertical-align="middle" draw:auto-grow-height="false" fo:min-height="0.569cm" fo:min-width="10.511cm"/>
    </style:style>
    <style:style style:name="gr142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648cm"/>
    </style:style>
    <style:style style:name="gr143" style:family="graphic" style:parent-style-name="standard">
      <style:graphic-properties draw:fill-color="#eeeeee" draw:textarea-horizontal-align="justify" draw:textarea-vertical-align="middle" draw:auto-grow-height="false" fo:min-height="0.569cm" fo:min-width="11.994cm"/>
    </style:style>
    <style:style style:name="gr144" style:family="graphic" style:parent-style-name="standard">
      <style:graphic-properties draw:fill-color="#eeeeee" draw:textarea-horizontal-align="justify" draw:textarea-vertical-align="middle" draw:auto-grow-height="false" fo:min-height="0.569cm" fo:min-width="4.251cm"/>
    </style:style>
    <style:style style:name="gr145" style:family="graphic" style:parent-style-name="standard">
      <style:graphic-properties draw:fill-color="#eeeeee" draw:textarea-horizontal-align="justify" draw:textarea-vertical-align="middle" draw:auto-grow-height="false" fo:min-height="1.274cm" fo:min-width="10.038cm"/>
    </style:style>
    <style:style style:name="gr146" style:family="graphic" style:parent-style-name="standard">
      <style:graphic-properties draw:fill-color="#eeeeee" draw:textarea-horizontal-align="justify" draw:textarea-vertical-align="middle" draw:auto-grow-height="false" fo:min-height="0.569cm" fo:min-width="8.844cm"/>
    </style:style>
    <style:style style:name="gr147" style:family="graphic" style:parent-style-name="standard">
      <style:graphic-properties draw:fill-color="#eeeeee" draw:textarea-horizontal-align="justify" draw:textarea-vertical-align="middle" draw:auto-grow-height="false" fo:min-height="0.569cm" fo:min-width="4.32cm"/>
    </style:style>
    <style:style style:name="gr148" style:family="graphic" style:parent-style-name="standard">
      <style:graphic-properties draw:fill-color="#eeeeee" draw:textarea-horizontal-align="justify" draw:textarea-vertical-align="middle" draw:auto-grow-height="false" fo:min-height="0.766cm" fo:min-width="10.95cm"/>
    </style:style>
    <style:style style:name="gr149" style:family="graphic" style:parent-style-name="standard">
      <style:graphic-properties draw:fill-color="#eeeeee" draw:textarea-horizontal-align="justify" draw:textarea-vertical-align="middle" draw:auto-grow-height="false" fo:min-height="1.077cm" fo:min-width="6.994cm"/>
    </style:style>
    <style:style style:name="gr150" style:family="graphic" style:parent-style-name="standard">
      <style:graphic-properties draw:fill-color="#eeeeee" draw:textarea-horizontal-align="justify" draw:textarea-vertical-align="middle" draw:auto-grow-height="false" fo:min-height="1.32cm" fo:min-width="7.042cm"/>
    </style:style>
    <style:style style:name="gr151" style:family="graphic" style:parent-style-name="standard">
      <style:graphic-properties draw:fill-color="#eeeeee" draw:textarea-horizontal-align="justify" draw:textarea-vertical-align="middle" draw:auto-grow-height="false" fo:min-height="0.766cm" fo:min-width="7.515cm"/>
    </style:style>
    <style:style style:name="gr152" style:family="graphic" style:parent-style-name="standard">
      <style:graphic-properties draw:fill-color="#eeeeee" draw:textarea-horizontal-align="justify" draw:textarea-vertical-align="middle" draw:auto-grow-height="false" fo:min-height="0.575cm" fo:min-width="6.994cm"/>
    </style:style>
    <style:style style:name="gr153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3.861cm"/>
    </style:style>
    <style:style style:name="gr154" style:family="graphic" style:parent-style-name="standard">
      <style:graphic-properties draw:fill-color="#eeeeee" draw:textarea-horizontal-align="justify" draw:textarea-vertical-align="middle" draw:auto-grow-height="false" fo:min-height="0.575cm" fo:min-width="5.597cm"/>
    </style:style>
    <style:style style:name="gr155" style:family="graphic" style:parent-style-name="standard">
      <style:graphic-properties draw:fill-color="#eeeeee" draw:textarea-horizontal-align="justify" draw:textarea-vertical-align="middle" draw:auto-grow-height="false" fo:min-height="0.569cm" fo:min-width="10.235cm"/>
    </style:style>
    <style:style style:name="gr156" style:family="graphic" style:parent-style-name="standard">
      <style:graphic-properties draw:fill-color="#eeeeee" draw:textarea-horizontal-align="justify" draw:textarea-vertical-align="middle" draw:auto-grow-height="false" fo:min-height="0.766cm" fo:min-width="8.701cm"/>
    </style:style>
    <style:style style:name="gr157" style:family="graphic" style:parent-style-name="standard">
      <style:graphic-properties draw:fill-color="#eeeeee" draw:textarea-horizontal-align="justify" draw:textarea-vertical-align="middle" draw:auto-grow-height="false" fo:min-height="0.569cm" fo:min-width="6.082cm"/>
    </style:style>
    <style:style style:name="gr158" style:family="graphic" style:parent-style-name="standard">
      <style:graphic-properties svg:stroke-color="#000000" draw:fill-color="#dddddd" draw:textarea-horizontal-align="justify" draw:textarea-vertical-align="middle" draw:auto-grow-height="false" fo:min-height="2.203cm" fo:min-width="10.288cm"/>
    </style:style>
    <style:style style:name="gr159" style:family="graphic" style:parent-style-name="standard">
      <style:graphic-properties draw:fill-color="#eeeeee" draw:textarea-horizontal-align="justify" draw:textarea-vertical-align="middle" draw:auto-grow-height="false" fo:min-height="0.575cm" fo:min-width="5.091cm"/>
    </style:style>
    <style:style style:name="gr160" style:family="graphic" style:parent-style-name="standard">
      <style:graphic-properties svg:stroke-color="#000000" draw:fill-color="#dddddd" draw:textarea-horizontal-align="justify" draw:textarea-vertical-align="middle" draw:auto-grow-height="false" fo:min-height="0.639cm" fo:min-width="8.009cm"/>
    </style:style>
    <style:style style:name="gr161" style:family="graphic" style:parent-style-name="standard">
      <style:graphic-properties svg:stroke-color="#000000" draw:fill-color="#dddddd" draw:textarea-horizontal-align="justify" draw:textarea-vertical-align="middle" draw:auto-grow-height="false" fo:min-height="0.676cm" fo:min-width="8.009cm"/>
    </style:style>
    <style:style style:name="gr162" style:family="graphic" style:parent-style-name="standard">
      <style:graphic-properties draw:fill-color="#eeeeee" draw:textarea-horizontal-align="justify" draw:textarea-vertical-align="middle" draw:auto-grow-height="false" fo:min-height="1.286cm" fo:min-width="7.515cm"/>
    </style:style>
    <style:style style:name="gr163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7.562cm"/>
    </style:style>
    <style:style style:name="gr164" style:family="graphic" style:parent-style-name="standard">
      <style:graphic-properties draw:fill-color="#eeeeee" draw:textarea-horizontal-align="justify" draw:textarea-vertical-align="middle" draw:auto-grow-height="false" fo:min-height="0.575cm" fo:min-width="6.133cm"/>
    </style:style>
    <style:style style:name="gr165" style:family="graphic" style:parent-style-name="standard">
      <style:graphic-properties svg:stroke-color="#000000" draw:fill-color="#dddddd" draw:textarea-horizontal-align="justify" draw:textarea-vertical-align="middle" draw:auto-grow-height="false" fo:min-height="0.557cm" fo:min-width="5.139cm"/>
    </style:style>
    <style:style style:name="gr166" style:family="graphic" style:parent-style-name="standard">
      <style:graphic-properties draw:fill-color="#eeeeee" draw:textarea-horizontal-align="justify" draw:textarea-vertical-align="middle" draw:auto-grow-height="false" fo:min-height="0.766cm" fo:min-width="4.477cm"/>
    </style:style>
    <style:style style:name="gr167" style:family="graphic" style:parent-style-name="standard">
      <style:graphic-properties draw:fill-color="#eeeeee" draw:textarea-horizontal-align="justify" draw:textarea-vertical-align="middle" draw:auto-grow-height="false" fo:min-height="0.575cm" fo:min-width="9.279cm"/>
    </style:style>
    <style:style style:name="gr168" style:family="graphic" style:parent-style-name="standard">
      <style:graphic-properties draw:fill-color="#eeeeee" draw:textarea-horizontal-align="justify" draw:textarea-vertical-align="middle" draw:auto-grow-height="false" fo:min-height="0.575cm" fo:min-width="6.271cm"/>
    </style:style>
    <style:style style:name="gr169" style:family="graphic" style:parent-style-name="standard">
      <style:graphic-properties draw:fill-color="#eeeeee" draw:textarea-horizontal-align="justify" draw:textarea-vertical-align="middle" draw:auto-grow-height="false" fo:min-height="0.766cm" fo:min-width="7.277cm"/>
    </style:style>
    <style:style style:name="gr170" style:family="graphic" style:parent-style-name="standard">
      <style:graphic-properties draw:fill-color="#eeeeee" draw:textarea-horizontal-align="justify" draw:textarea-vertical-align="middle" draw:auto-grow-height="false" fo:min-height="0.766cm" fo:min-width="6.303cm"/>
    </style:style>
    <style:style style:name="gr171" style:family="graphic" style:parent-style-name="standard">
      <style:graphic-properties draw:fill-color="#eeeeee" draw:textarea-horizontal-align="justify" draw:textarea-vertical-align="middle" draw:auto-grow-height="false" fo:min-height="0.575cm" fo:min-width="4.758cm"/>
    </style:style>
    <style:style style:name="gr172" style:family="graphic" style:parent-style-name="standard">
      <style:graphic-properties draw:fill-color="#eeeeee" draw:textarea-horizontal-align="justify" draw:textarea-vertical-align="middle" draw:auto-grow-height="false" fo:min-height="0.766cm" fo:min-width="2.356cm"/>
    </style:style>
    <style:style style:name="gr173" style:family="graphic" style:parent-style-name="standard">
      <style:graphic-properties draw:fill-color="#eeeeee" draw:textarea-horizontal-align="justify" draw:textarea-vertical-align="middle" draw:auto-grow-height="false" fo:min-height="0.766cm" fo:min-width="4.134cm"/>
    </style:style>
    <style:style style:name="gr174" style:family="graphic" style:parent-style-name="standard">
      <style:graphic-properties draw:fill-color="#eeeeee" draw:textarea-horizontal-align="justify" draw:textarea-vertical-align="middle" draw:auto-grow-height="false" fo:min-height="0.575cm" fo:min-width="7.12cm"/>
    </style:style>
    <style:style style:name="gr175" style:family="graphic" style:parent-style-name="standard">
      <style:graphic-properties draw:fill-color="#eeeeee" draw:textarea-horizontal-align="justify" draw:textarea-vertical-align="middle" draw:auto-grow-height="false" fo:min-height="1.667cm" fo:min-width="7.568cm"/>
    </style:style>
    <style:style style:name="gr176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6.739cm"/>
    </style:style>
    <style:style style:name="gr177" style:family="graphic" style:parent-style-name="standard">
      <style:graphic-properties draw:fill-color="#eeeeee" draw:textarea-horizontal-align="justify" draw:textarea-vertical-align="middle" draw:auto-grow-height="false" fo:min-height="0.897cm" fo:min-width="8.874cm"/>
    </style:style>
    <style:style style:name="gr178" style:family="graphic" style:parent-style-name="standard">
      <style:graphic-properties draw:fill-color="#eeeeee" draw:textarea-horizontal-align="justify" draw:textarea-vertical-align="middle" draw:auto-grow-height="false" fo:min-height="0.766cm" fo:min-width="9.918cm"/>
    </style:style>
    <style:style style:name="gr179" style:family="graphic" style:parent-style-name="standard">
      <style:graphic-properties draw:fill-color="#eeeeee" draw:textarea-horizontal-align="justify" draw:textarea-vertical-align="middle" draw:auto-grow-height="false" fo:min-height="0.575cm" fo:min-width="7.628cm"/>
    </style:style>
    <style:style style:name="gr180" style:family="graphic" style:parent-style-name="standard">
      <style:graphic-properties draw:fill-color="#eeeeee" draw:textarea-horizontal-align="justify" draw:textarea-vertical-align="middle" draw:auto-grow-height="false" fo:min-height="0.675cm" fo:min-width="8.334cm"/>
    </style:style>
    <style:style style:name="gr181" style:family="graphic" style:parent-style-name="standard">
      <style:graphic-properties draw:fill-color="#eeeeee" draw:textarea-horizontal-align="justify" draw:textarea-vertical-align="middle" draw:auto-grow-height="false" fo:min-height="0.766cm" fo:min-width="8.517cm"/>
    </style:style>
    <style:style style:name="gr182" style:family="graphic" style:parent-style-name="standard">
      <style:graphic-properties draw:fill-color="#eeeeee" draw:textarea-horizontal-align="justify" draw:textarea-vertical-align="middle" draw:auto-grow-height="false" fo:min-height="0.766cm" fo:min-width="3.959cm"/>
    </style:style>
    <style:style style:name="gr183" style:family="graphic" style:parent-style-name="standard">
      <style:graphic-properties draw:fill-color="#eeeeee" draw:textarea-horizontal-align="justify" draw:textarea-vertical-align="middle" draw:auto-grow-height="false" fo:min-height="0.766cm" fo:min-width="7.313cm"/>
    </style:style>
    <style:style style:name="gr184" style:family="graphic" style:parent-style-name="standard">
      <style:graphic-properties draw:fill-color="#eeeeee" draw:textarea-horizontal-align="justify" draw:textarea-vertical-align="middle" draw:auto-grow-height="false" fo:min-height="0.766cm" fo:min-width="6.81cm"/>
    </style:style>
    <style:style style:name="gr185" style:family="graphic" style:parent-style-name="standard">
      <style:graphic-properties draw:fill-color="#eeeeee" draw:textarea-horizontal-align="justify" draw:textarea-vertical-align="middle" draw:auto-grow-height="false" fo:min-height="0.766cm" fo:min-width="8.79cm"/>
    </style:style>
    <style:style style:name="gr186" style:family="graphic" style:parent-style-name="standard">
      <style:graphic-properties svg:stroke-color="#000000" draw:fill-color="#dddddd" draw:textarea-horizontal-align="justify" draw:textarea-vertical-align="middle" draw:auto-grow-height="false" fo:min-height="0.774cm" fo:min-width="8.282cm"/>
    </style:style>
    <style:style style:name="gr187" style:family="graphic" style:parent-style-name="standard">
      <style:graphic-properties draw:fill-color="#1c1c1c" draw:textarea-horizontal-align="justify" draw:textarea-vertical-align="middle" draw:auto-grow-height="false" fo:min-height="0.258cm" fo:min-width="3.31cm"/>
    </style:style>
    <style:style style:name="gr188" style:family="graphic" style:parent-style-name="standard">
      <style:graphic-properties svg:stroke-color="#000000" draw:fill-color="#dddddd" draw:textarea-horizontal-align="justify" draw:textarea-vertical-align="middle" draw:auto-grow-height="false" fo:min-height="0.774cm" fo:min-width="9.406cm"/>
    </style:style>
    <style:style style:name="gr189" style:family="graphic" style:parent-style-name="standard">
      <style:graphic-properties draw:fill-color="#eeeeee" draw:textarea-horizontal-align="justify" draw:textarea-vertical-align="middle" draw:auto-grow-height="false" fo:min-height="0.766cm" fo:min-width="6.717cm"/>
    </style:style>
    <style:style style:name="gr190" style:family="graphic" style:parent-style-name="standard">
      <style:graphic-properties draw:fill-color="#eeeeee" draw:textarea-horizontal-align="justify" draw:textarea-vertical-align="middle" draw:auto-grow-height="false" fo:min-height="0.914cm" fo:min-width="7.769cm"/>
    </style:style>
    <style:style style:name="gr191" style:family="graphic" style:parent-style-name="standard">
      <style:graphic-properties draw:fill-color="#eeeeee" draw:textarea-horizontal-align="justify" draw:textarea-vertical-align="middle" draw:auto-grow-height="false" fo:min-height="0.57cm" fo:min-width="6.859cm"/>
    </style:style>
    <style:style style:name="gr192" style:family="graphic" style:parent-style-name="standard">
      <style:graphic-properties draw:fill-color="#eeeeee" draw:textarea-horizontal-align="justify" draw:textarea-vertical-align="middle" draw:auto-grow-height="false" fo:min-height="0.766cm" fo:min-width="7.606cm"/>
    </style:style>
    <style:style style:name="gr193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9.373cm"/>
    </style:style>
    <style:style style:name="gr194" style:family="graphic" style:parent-style-name="standard">
      <style:graphic-properties draw:fill-color="#eeeeee" draw:textarea-horizontal-align="justify" draw:textarea-vertical-align="middle" draw:auto-grow-height="false" fo:min-height="0.57cm" fo:min-width="6.229cm"/>
    </style:style>
    <style:style style:name="gr195" style:family="graphic" style:parent-style-name="standard">
      <style:graphic-properties svg:stroke-color="#000000" draw:fill-color="#dddddd" draw:textarea-horizontal-align="justify" draw:textarea-vertical-align="middle" draw:auto-grow-height="false" fo:min-height="0.562cm" fo:min-width="4.35cm"/>
    </style:style>
    <style:style style:name="gr196" style:family="graphic" style:parent-style-name="standard">
      <style:graphic-properties svg:stroke-color="#000000" draw:fill-color="#dddddd" draw:textarea-horizontal-align="justify" draw:textarea-vertical-align="middle" draw:auto-grow-height="false" fo:min-height="0.639cm" fo:min-width="9.66cm"/>
    </style:style>
    <style:style style:name="gr197" style:family="graphic" style:parent-style-name="standard">
      <style:graphic-properties svg:stroke-color="#000000" draw:fill-color="#dddddd" draw:textarea-horizontal-align="justify" draw:textarea-vertical-align="middle" draw:auto-grow-height="false" fo:min-height="0.639cm" fo:min-width="5.977cm"/>
    </style:style>
    <style:style style:name="gr198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247cm"/>
    </style:style>
    <style:style style:name="gr199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7.247cm"/>
    </style:style>
    <style:style style:name="gr200" style:family="graphic" style:parent-style-name="standard">
      <style:graphic-properties draw:fill-color="#eeeeee" draw:textarea-horizontal-align="justify" draw:textarea-vertical-align="middle" draw:auto-grow-height="false" fo:min-height="0.57cm" fo:min-width="7.118cm"/>
    </style:style>
    <style:style style:name="gr201" style:family="graphic" style:parent-style-name="standard">
      <style:graphic-properties svg:stroke-color="#000000" draw:fill-color="#dddddd" draw:textarea-horizontal-align="justify" draw:textarea-vertical-align="middle" draw:auto-grow-height="false" fo:min-height="0.621cm" fo:min-width="6.123cm"/>
    </style:style>
    <style:style style:name="gr202" style:family="graphic" style:parent-style-name="standard">
      <style:graphic-properties draw:fill-color="#eeeeee" draw:textarea-horizontal-align="justify" draw:textarea-vertical-align="middle" draw:auto-grow-height="false" fo:min-height="0.57cm" fo:min-width="7.247cm"/>
    </style:style>
    <style:style style:name="gr203" style:family="graphic" style:parent-style-name="standard">
      <style:graphic-properties draw:fill-color="#eeeeee" draw:textarea-horizontal-align="justify" draw:textarea-vertical-align="middle" draw:auto-grow-height="false" fo:min-height="0.57cm" fo:min-width="10.166cm"/>
    </style:style>
    <style:style style:name="gr204" style:family="graphic" style:parent-style-name="standard">
      <style:graphic-properties draw:fill-color="#eeeeee" draw:textarea-horizontal-align="justify" draw:textarea-vertical-align="middle" draw:auto-grow-height="false" fo:min-height="0.57cm" fo:min-width="8.028cm"/>
    </style:style>
    <style:style style:name="gr205" style:family="graphic" style:parent-style-name="standard">
      <style:graphic-properties draw:fill-color="#eeeeee" draw:textarea-horizontal-align="justify" draw:textarea-vertical-align="middle" draw:auto-grow-height="false" fo:min-height="0.57cm" fo:min-width="7.911cm"/>
    </style:style>
    <style:style style:name="gr206" style:family="graphic" style:parent-style-name="standard">
      <style:graphic-properties svg:stroke-color="#000000" draw:fill-color="#dddddd" draw:textarea-horizontal-align="justify" draw:textarea-vertical-align="middle" draw:auto-grow-height="false" fo:min-height="0.621cm" fo:min-width="8.009cm"/>
    </style:style>
    <style:style style:name="gr207" style:family="graphic" style:parent-style-name="standard">
      <style:graphic-properties draw:fill-color="#eeeeee" draw:textarea-horizontal-align="justify" draw:textarea-vertical-align="middle" draw:auto-grow-height="false" fo:min-height="0.57cm" fo:min-width="7.737cm"/>
    </style:style>
    <style:style style:name="gr208" style:family="graphic" style:parent-style-name="standard">
      <style:graphic-properties draw:fill-color="#eeeeee" draw:textarea-horizontal-align="justify" draw:textarea-vertical-align="middle" draw:auto-grow-height="false" fo:min-height="0.739cm" fo:min-width="8.949cm"/>
    </style:style>
    <style:style style:name="gr209" style:family="graphic" style:parent-style-name="standard">
      <style:graphic-properties draw:fill-color="#eeeeee" draw:textarea-horizontal-align="justify" draw:textarea-vertical-align="middle" draw:auto-grow-height="false" fo:min-height="0.57cm" fo:min-width="10.18cm"/>
    </style:style>
    <style:style style:name="gr210" style:family="graphic" style:parent-style-name="standard">
      <style:graphic-properties draw:fill-color="#eeeeee" draw:textarea-horizontal-align="justify" draw:textarea-vertical-align="middle" draw:auto-grow-height="false" fo:min-height="1.167cm" fo:min-width="12.138cm"/>
    </style:style>
    <style:style style:name="gr211" style:family="graphic" style:parent-style-name="standard">
      <style:graphic-properties draw:fill-color="#adc5e7" draw:textarea-horizontal-align="justify" draw:textarea-vertical-align="middle" draw:auto-grow-height="false" fo:min-height="0.238cm" fo:min-width="3.945cm"/>
    </style:style>
    <style:style style:name="gr212" style:family="graphic" style:parent-style-name="standard">
      <style:graphic-properties draw:fill-color="#adc5e7" draw:textarea-horizontal-align="justify" draw:textarea-vertical-align="middle" draw:auto-grow-height="false" fo:min-height="0.299cm" fo:min-width="3.945cm"/>
    </style:style>
    <style:style style:name="gr213" style:family="graphic" style:parent-style-name="standard">
      <style:graphic-properties draw:fill-color="#eeeeee" draw:textarea-horizontal-align="justify" draw:textarea-vertical-align="middle" draw:auto-grow-height="false" fo:min-height="0.739cm" fo:min-width="10.771cm"/>
    </style:style>
    <style:style style:name="gr214" style:family="graphic" style:parent-style-name="standard">
      <style:graphic-properties draw:fill-color="#eeeeee" draw:textarea-horizontal-align="justify" draw:textarea-vertical-align="middle" draw:auto-grow-height="false" fo:min-height="2.026cm" fo:min-width="11.033cm"/>
    </style:style>
    <style:style style:name="gr215" style:family="graphic" style:parent-style-name="standard">
      <style:graphic-properties draw:fill-color="#eeeeee" draw:textarea-horizontal-align="justify" draw:textarea-vertical-align="middle" draw:auto-grow-height="false" fo:min-height="1.157cm" fo:min-width="11.033cm"/>
    </style:style>
    <style:style style:name="gr216" style:family="graphic" style:parent-style-name="standard">
      <style:graphic-properties svg:stroke-color="#000000" draw:fill-color="#dddddd" draw:textarea-horizontal-align="justify" draw:textarea-vertical-align="middle" draw:auto-grow-height="false" fo:min-height="1.256cm" fo:min-width="12.454cm"/>
    </style:style>
    <style:style style:name="gr217" style:family="graphic" style:parent-style-name="standard">
      <style:graphic-properties svg:stroke-color="#000000" draw:fill-color="#dddddd" draw:textarea-horizontal-align="justify" draw:textarea-vertical-align="middle" draw:auto-grow-height="false" fo:min-height="0.778cm" fo:min-width="7.232cm"/>
    </style:style>
    <style:style style:name="gr218" style:family="graphic" style:parent-style-name="standard">
      <style:graphic-properties draw:fill-color="#eeeeee" draw:textarea-horizontal-align="justify" draw:textarea-vertical-align="middle" draw:auto-grow-height="false" fo:min-height="0.741cm" fo:min-width="7.118cm"/>
    </style:style>
    <style:style style:name="gr219" style:family="graphic" style:parent-style-name="standard">
      <style:graphic-properties draw:fill-color="#eeeeee" draw:textarea-horizontal-align="justify" draw:textarea-vertical-align="middle" draw:auto-grow-height="false" fo:min-height="0.739cm" fo:min-width="6.804cm"/>
    </style:style>
    <style:style style:name="gr220" style:family="graphic" style:parent-style-name="standard">
      <style:graphic-properties draw:fill-color="#eeeeee" draw:textarea-horizontal-align="justify" draw:textarea-vertical-align="middle" draw:auto-grow-height="false" fo:min-height="0.766cm" fo:min-width="6.081cm"/>
    </style:style>
    <style:style style:name="gr221" style:family="graphic" style:parent-style-name="standard">
      <style:graphic-properties draw:fill-color="#eeeeee" draw:textarea-horizontal-align="justify" draw:textarea-vertical-align="middle" draw:auto-grow-height="false" fo:min-height="0.82cm" fo:min-width="6.612cm"/>
    </style:style>
    <style:style style:name="gr222" style:family="graphic" style:parent-style-name="standard">
      <style:graphic-properties svg:stroke-color="#000000" draw:fill-color="#dddddd" draw:textarea-horizontal-align="justify" draw:textarea-vertical-align="middle" draw:auto-grow-height="false" fo:min-height="0.778cm" fo:min-width="9.787cm"/>
    </style:style>
    <style:style style:name="gr223" style:family="graphic" style:parent-style-name="standard">
      <style:graphic-properties draw:fill-color="#eeeeee" draw:textarea-horizontal-align="justify" draw:textarea-vertical-align="middle" draw:auto-grow-height="false" fo:min-height="0.739cm" fo:min-width="7.489cm"/>
    </style:style>
    <style:style style:name="gr224" style:family="graphic" style:parent-style-name="standard">
      <style:graphic-properties svg:stroke-color="#000000" draw:fill-color="#dddddd" draw:textarea-horizontal-align="justify" draw:textarea-vertical-align="middle" draw:auto-grow-height="false" fo:min-height="0.778cm" fo:min-width="5.939cm"/>
    </style:style>
    <style:style style:name="gr225" style:family="graphic" style:parent-style-name="standard">
      <style:graphic-properties draw:fill-color="#eeeeee" draw:textarea-horizontal-align="justify" draw:textarea-vertical-align="middle" draw:auto-grow-height="false" fo:min-height="0.962cm" fo:min-width="10.13cm"/>
    </style:style>
    <style:style style:name="gr226" style:family="graphic" style:parent-style-name="standard">
      <style:graphic-properties draw:fill-color="#eeeeee" draw:textarea-horizontal-align="justify" draw:textarea-vertical-align="middle" draw:auto-grow-height="false" fo:min-height="0.909cm" fo:min-width="6.804cm"/>
    </style:style>
    <style:style style:name="gr227" style:family="graphic" style:parent-style-name="standard">
      <style:graphic-properties draw:fill-color="#eeeeee" draw:textarea-horizontal-align="justify" draw:textarea-vertical-align="middle" draw:auto-grow-height="false" fo:min-height="0.673cm" fo:min-width="6.804cm"/>
    </style:style>
    <style:style style:name="gr228" style:family="graphic" style:parent-style-name="standard">
      <style:graphic-properties svg:stroke-color="#000000" draw:fill-color="#dddddd" draw:textarea-horizontal-align="justify" draw:textarea-vertical-align="middle" draw:auto-grow-height="false" fo:min-height="0.778cm" fo:min-width="9.424cm"/>
    </style:style>
    <style:style style:name="gr229" style:family="graphic" style:parent-style-name="standard">
      <style:graphic-properties draw:fill-color="#eeeeee" draw:textarea-horizontal-align="justify" draw:textarea-vertical-align="middle" draw:auto-grow-height="false" fo:min-height="0.712cm" fo:min-width="8.008cm"/>
    </style:style>
    <style:style style:name="gr230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10.648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fo:font-size="8pt" fo:language="ru" fo:country="RU" style:font-size-asian="8pt" style:font-size-complex="8pt"/>
    </style:style>
    <style:style style:name="P4" style:family="paragraph">
      <loext:graphic-properties draw:fill-color="#adc5e7"/>
      <style:paragraph-properties fo:text-align="center"/>
      <style:text-properties fo:font-size="8pt" fo:language="ru" fo:country="RU" style:font-size-asian="8pt" style:font-size-complex="8pt"/>
    </style:style>
    <style:style style:name="P5" style:family="paragraph">
      <loext:graphic-properties draw:fill-color="#faa61a"/>
      <style:paragraph-properties fo:text-align="center"/>
      <style:text-properties fo:font-size="8pt" fo:language="ru" fo:country="RU" style:font-size-asian="8pt" style:font-size-complex="8pt"/>
    </style:style>
    <style:style style:name="P6" style:family="paragraph">
      <loext:graphic-properties draw:fill-color="#1c1c1c"/>
      <style:paragraph-properties fo:text-align="center"/>
      <style:text-properties fo:color="#ffffff" fo:font-size="8pt" fo:language="ru" fo:country="RU" style:font-size-asian="8pt" style:font-size-complex="8pt"/>
    </style:style>
    <style:style style:name="P7" style:family="paragraph">
      <loext:graphic-properties draw:fill-color="#f37b70"/>
      <style:paragraph-properties fo:text-align="center"/>
      <style:text-properties fo:font-size="8pt" fo:language="ru" fo:country="RU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dddddd"/>
      <style:paragraph-properties fo:text-align="center"/>
      <style:text-properties fo:font-size="8pt" fo:language="ru" fo:country="RU" style:font-size-asian="8pt" style:font-size-complex="8pt"/>
    </style:style>
    <style:style style:name="P10" style:family="paragraph">
      <loext:graphic-properties draw:fill-color="#407927"/>
      <style:paragraph-properties fo:text-align="center"/>
      <style:text-properties fo:color="#ffffff" fo:font-size="8pt" fo:language="ru" fo:country="RU" style:font-size-asian="8pt" style:font-size-complex="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111111"/>
      <style:paragraph-properties fo:text-align="center"/>
      <style:text-properties fo:color="#ffffff" fo:font-size="8pt" fo:language="ru" fo:country="RU" style:font-size-asian="8pt" style:font-size-complex="8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-color="#dddddd"/>
      <style:paragraph-properties fo:margin-left="0cm" fo:margin-right="0cm" fo:margin-top="0cm" fo:margin-bottom="0cm" fo:line-height="100%" fo:text-align="center" fo:text-indent="0cm"/>
      <style:text-properties fo:font-size="8pt" fo:language="ru" fo:country="RU" style:font-size-asian="8pt" style:font-size-complex="8pt"/>
    </style:style>
    <style:style style:name="P15" style:family="paragraph">
      <loext:graphic-properties draw:fill-color="#1b75bc"/>
      <style:paragraph-properties fo:text-align="center"/>
      <style:text-properties fo:color="#ffffff" fo:font-size="8pt" fo:language="ru" fo:country="RU" style:font-size-asian="8pt" style:font-size-complex="8pt"/>
    </style:style>
    <style:style style:name="T1" style:family="text">
      <style:text-properties fo:font-size="8pt" fo:language="ru" fo:country="RU" style:font-size-asian="8pt" style:font-size-complex="8pt"/>
    </style:style>
    <style:style style:name="T2" style:family="text">
      <style:text-properties fo:color="#ffffff" fo:font-size="8pt" fo:language="ru" fo:country="RU" style:font-size-asian="8pt" style:font-size-complex="8pt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language="ru" fo:country="RU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79cm" svg:height="0.962cm" svg:x="139.106cm" svg:y="2.397cm">
          <draw:text-box>
            <text:p>Сцена 0. Выбор персонажа</text:p>
          </draw:text-box>
        </draw:frame>
        <draw:custom-shape draw:style-name="gr2" draw:text-style-name="P3" xml:id="id1" draw:id="id1" draw:layer="layout" svg:width="7.493cm" svg:height="1.016cm" svg:x="141.462cm" svg:y="9.255cm">
          <text:p text:style-name="P2"><text:span text:style-name="T1">Добро пожаловать.</text:span></text:p>
          <text:p text:style-name="P2"><text:span text:style-name="T1">Пожалуйста, выберите себе персонажа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41.462cm" svg:y="8.747cm">
          <text:p text:style-name="P2"><text:span text:style-name="T1">НЕИЗВЕСТНЫЙ ГОЛОС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5.842cm" svg:height="1.016cm" svg:x="138.668cm" svg:y="12.176cm">
          <text:p text:style-name="P2"><text:span text:style-name="T1">София Новикова. 27 лет. Росси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1.397cm" svg:height="0.508cm" svg:x="138.668cm" svg:y="11.66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6" draw:id="id6" draw:layer="layout" svg:width="2.032cm" svg:height="0.508cm" svg:x="138.668cm" svg:y="13.192cm">
          <text:p text:style-name="P2"><text:span text:style-name="T2">ChooseSo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1.462cm" svg:y1="9.763cm" svg:x2="139.366cm" svg:y2="11.668cm" draw:start-shape="id1" draw:start-glue-point="3" draw:end-shape="id2" draw:end-glue-point="0" svg:d="M141462 9763h-2096v1905" svg:viewBox="0 0 2097 1906">
          <text:p/>
        </draw:connector>
        <draw:custom-shape draw:style-name="gr4" draw:text-style-name="P3" draw:layer="layout" svg:width="5.842cm" svg:height="1.016cm" svg:x="145.78cm" svg:y="12.176cm">
          <text:p text:style-name="P2"><text:span text:style-name="T1">Жопа Ми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145.78cm" svg:y="11.66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45.78cm" svg:y="13.192cm">
          <text:p text:style-name="P2"><text:span text:style-name="T2">S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4" draw:id="id4" draw:layer="layout" svg:width="3.81cm" svg:height="0.762cm" svg:x="133.08cm" svg:y="12.303cm">
          <text:p text:style-name="P2"><text:span text:style-name="T1">Добавляет портреты</text:span></text:p>
          <text:p text:style-name="P2"><text:span text:style-name="T1">персонаже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8.668cm" svg:y1="12.684cm" svg:x2="136.89cm" svg:y2="12.684cm" draw:start-shape="id3" draw:start-glue-point="3" draw:end-shape="id4" draw:end-glue-point="1" svg:d="M138668 12684h-1778" svg:viewBox="0 0 1779 1">
          <text:p/>
        </draw:connector>
        <draw:custom-shape draw:style-name="gr8" draw:text-style-name="P7" xml:id="id5" draw:id="id5" draw:layer="layout" svg:width="3.81cm" svg:height="0.762cm" svg:x="135.62cm" svg:y="7.858cm">
          <text:p text:style-name="P2"><text:span text:style-name="T1">Добавляет портрет</text:span></text:p>
          <text:p text:style-name="P2"><text:span text:style-name="T1">неизвестного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1.462cm" svg:y1="9.763cm" svg:x2="139.43cm" svg:y2="8.239cm" draw:start-shape="id1" draw:start-glue-point="3" draw:end-shape="id5" draw:end-glue-point="1" svg:d="M141462 9763l-2032-1524" svg:viewBox="0 0 2033 1525">
          <text:p/>
        </draw:connector>
        <draw:custom-shape draw:style-name="gr2" draw:text-style-name="P3" draw:layer="layout" svg:width="7.493cm" svg:height="1.016cm" svg:x="136.128cm" svg:y="16.367cm">
          <text:p text:style-name="P2"><text:span text:style-name="T1">Интересно. Посмотрим, что из этого получит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4.445cm" svg:height="0.508cm" svg:x="136.128cm" svg:y="15.859cm">
          <text:p text:style-name="P2"><text:span text:style-name="T1">НЕИЗВЕСТНЫЙ ГОЛО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684cm" svg:y1="13.7cm" svg:x2="138.35cm" svg:y2="15.859cm" draw:start-shape="id6" draw:start-glue-point="2" draw:end-shape="id7" draw:end-glue-point="0" svg:d="M139684 13700v1080h-1334v1079" svg:viewBox="0 0 1335 2160">
          <text:p/>
        </draw:connector>
      </draw:page>
      <draw:page draw:name="page2" draw:style-name="dp1" draw:master-page-name="Default">
        <draw:frame draw:style-name="gr10" draw:text-style-name="P1" draw:layer="layout" svg:width="5.828cm" svg:height="0.962cm" svg:x="140.192cm" svg:y="3.54cm">
          <draw:text-box>
            <text:p>Сцена 0. Пролог</text:p>
          </draw:text-box>
        </draw:frame>
        <draw:custom-shape draw:style-name="gr2" draw:text-style-name="P3" xml:id="id8" draw:id="id8" draw:layer="layout" svg:width="7.493cm" svg:height="1.016cm" svg:x="139.684cm" svg:y="12.557cm">
          <text:p text:style-name="P2"><text:span text:style-name="T1">Добрый день, девушка. </text:span></text:p>
          <text:p text:style-name="P2"><text:span text:style-name="T1">Помогите мне выбрать телевизор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3" draw:id="id33" draw:layer="layout" svg:width="4.445cm" svg:height="0.508cm" svg:x="139.684cm" svg:y="12.049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1.016cm" svg:x="129.651cm" svg:y="15.351cm">
          <text:p text:style-name="P2"><text:span text:style-name="T1">Да. Какой телевизор Вы хотит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9" draw:id="id9" draw:layer="layout" svg:width="1.397cm" svg:height="0.508cm" svg:x="129.651cm" svg:y="14.8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1" draw:id="id41" draw:layer="layout" svg:width="2.032cm" svg:height="0.508cm" svg:x="129.651cm" svg:y="16.367cm">
          <text:p text:style-name="P2"><text:span text:style-name="T2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9.684cm" svg:y1="13.065cm" svg:x2="130.349cm" svg:y2="14.843cm" draw:start-shape="id8" draw:start-glue-point="3" draw:end-shape="id9" draw:end-glue-point="0" svg:d="M139684 13065h-9335v1778" svg:viewBox="0 0 9336 1779">
          <text:p/>
        </draw:connector>
        <draw:custom-shape draw:style-name="gr4" draw:text-style-name="P3" draw:layer="layout" svg:width="5.842cm" svg:height="1.016cm" svg:x="141.589cm" svg:y="15.351cm">
          <text:p text:style-name="P2"><text:span text:style-name="T1">[Рассмеятся] А может купите утюг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0" draw:id="id10" draw:layer="layout" svg:width="1.397cm" svg:height="0.508cm" svg:x="141.589cm" svg:y="14.8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" draw:id="id12" draw:layer="layout" svg:width="2.032cm" svg:height="0.508cm" svg:x="141.589cm" svg:y="16.367cm">
          <text:p text:style-name="P2"><text:span text:style-name="T2">May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3.43cm" svg:y1="13.573cm" svg:x2="142.287cm" svg:y2="14.843cm" draw:start-shape="id8" draw:start-glue-point="2" draw:end-shape="id10" draw:end-glue-point="0" svg:d="M143430 13573v635h-1143v635" svg:viewBox="0 0 1144 1271">
          <text:p/>
        </draw:connector>
        <draw:custom-shape draw:style-name="gr4" draw:text-style-name="P3" draw:layer="layout" svg:width="5.842cm" svg:height="1.016cm" svg:x="151.876cm" svg:y="15.224cm">
          <text:p text:style-name="P2"><text:span text:style-name="T1">[Зло] Отвали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" draw:id="id11" draw:layer="layout" svg:width="1.397cm" svg:height="0.508cm" svg:x="151.876cm" svg:y="14.71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1.876cm" svg:y="16.24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7.177cm" svg:y1="13.065cm" svg:x2="152.574cm" svg:y2="14.716cm" draw:start-shape="id8" draw:start-glue-point="1" draw:end-shape="id11" draw:end-glue-point="0" svg:d="M147177 13065h5397v1651" svg:viewBox="0 0 5398 1652">
          <text:p/>
        </draw:connector>
        <draw:custom-shape draw:style-name="gr11" draw:text-style-name="P3" xml:id="id18" draw:id="id18" draw:layer="layout" svg:width="7.493cm" svg:height="1.651cm" svg:x="140.192cm" svg:y="19.288cm">
          <text:p text:style-name="P2"><text:span text:style-name="T1">Утюг? </text:span></text:p>
          <text:p text:style-name="P2"><text:span text:style-name="T1">Девушка, по Вашему это смешно? </text:span></text:p>
          <text:p text:style-name="P2"><text:span text:style-name="T1">Вы сумасшедшая? </text:span></text:p>
          <text:p text:style-name="P2"><text:span text:style-name="T1">Позовите администратора. Хотя нет, я лучше сам найд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3" draw:id="id13" draw:layer="layout" svg:width="4.445cm" svg:height="0.508cm" svg:x="140.192cm" svg:y="18.78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605cm" svg:y1="16.875cm" svg:x2="142.414cm" svg:y2="18.78cm" draw:start-shape="id12" draw:start-glue-point="2" draw:end-shape="id13" draw:end-glue-point="0" svg:d="M142605 16875v953h-191v952" svg:viewBox="0 0 192 1906">
          <text:p/>
        </draw:connector>
        <draw:custom-shape draw:style-name="gr12" draw:text-style-name="P9" xml:id="id14" draw:id="id14" draw:layer="layout" svg:width="10.922cm" svg:height="1.905cm" svg:x="139.557cm" svg:y="27.289cm">
          <text:p text:style-name="P2"><text:span text:style-name="T1">Расстроенный клиент уходит в поисках администратора, </text:span></text:p>
          <text:p text:style-name="P2"><text:span text:style-name="T1">бубня себе под нос ругательства. </text:span></text:p>
          <text:p text:style-name="P2"><text:span text:style-name="T1">Вы видите как он нашёл другого консультанта, </text:span></text:p>
          <text:p text:style-name="P2"><text:span text:style-name="T1">который показал ему где администратор.</text:span></text:p>
          <text:p text:style-name="P2"><text:span text:style-name="T1">Спустя несколько минут клиент и администратор идут к Ва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xml:id="id23" draw:id="id23" draw:layer="layout" svg:width="7.493cm" svg:height="1.27cm" svg:x="140.319cm" svg:y="33.893cm">
          <text:p text:style-name="P2"><text:span text:style-name="T1">Спокойно, я разберусь.</text:span></text:p>
          <text:p text:style-name="P2"><text:span text:style-name="T1">(Обращается к Вам) Это правда? </text:span></text:p>
          <text:p text:style-name="P2"><text:span text:style-name="T1">Ты предложила клиенту утюг вместо телевизо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" draw:id="id17" draw:layer="layout" svg:width="4.445cm" svg:height="0.508cm" svg:x="140.319cm" svg:y="33.385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16" draw:id="id16" draw:layer="layout" svg:width="6.096cm" svg:height="0.762cm" svg:x="140.319cm" svg:y="30.972cm">
          <text:p text:style-name="P2"><text:span text:style-name="T1">Вот эта больн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" draw:id="id15" draw:layer="layout" svg:width="4.445cm" svg:height="0.508cm" svg:x="140.319cm" svg:y="30.464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018cm" svg:y1="29.194cm" svg:x2="142.541cm" svg:y2="30.464cm" draw:start-shape="id14" draw:start-glue-point="2" draw:end-shape="id15" draw:end-glue-point="0" svg:d="M145018 29194v635h-2477v635" svg:viewBox="0 0 2478 1271">
          <text:p/>
        </draw:connector>
        <draw:connector draw:style-name="gr7" draw:text-style-name="P2" draw:layer="layout" svg:x1="143.367cm" svg:y1="31.734cm" svg:x2="142.541cm" svg:y2="33.385cm" draw:start-shape="id16" draw:start-glue-point="2" draw:end-shape="id17" draw:end-glue-point="0" svg:d="M143367 31734v826h-826v825" svg:viewBox="0 0 827 1652">
          <text:p/>
        </draw:connector>
        <draw:custom-shape draw:style-name="gr15" draw:text-style-name="P3" draw:layer="layout" svg:width="7.747cm" svg:height="1.016cm" svg:x="135.112cm" svg:y="22.209cm">
          <text:p text:style-name="P2"><text:span text:style-name="T1">Постойте. Извините меня. Не знаю что на меня нашл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" draw:id="id19" draw:layer="layout" svg:width="1.397cm" svg:height="0.508cm" svg:x="135.112cm" svg:y="21.70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0" draw:id="id20" draw:layer="layout" svg:width="2.032cm" svg:height="0.508cm" svg:x="135.112cm" svg:y="23.225cm">
          <text:p text:style-name="P2"><text:span text:style-name="T2">Sor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192cm" svg:y1="20.113cm" svg:x2="135.81cm" svg:y2="21.701cm" draw:start-shape="id18" draw:start-glue-point="3" draw:end-shape="id19" draw:end-glue-point="0" svg:d="M140192 20113h-4382v1588" svg:viewBox="0 0 4383 1589">
          <text:p/>
        </draw:connector>
        <draw:custom-shape draw:style-name="gr16" draw:text-style-name="P3" xml:id="id34" draw:id="id34" draw:layer="layout" svg:width="10.16cm" svg:height="1.143cm" svg:x="126.476cm" svg:y="25.638cm">
          <text:p text:style-name="P2"><text:span text:style-name="T1">Я найду другого консультанта и сообщу Вашему администратору.</text:span></text:p>
          <text:p text:style-name="P2"><text:span text:style-name="T1">А Вам рекомендую лечит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" draw:id="id21" draw:layer="layout" svg:width="4.445cm" svg:height="0.508cm" svg:x="126.476cm" svg:y="25.13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128cm" svg:y1="23.733cm" svg:x2="128.698cm" svg:y2="25.13cm" draw:start-shape="id20" draw:start-glue-point="2" draw:end-shape="id21" draw:end-glue-point="0" svg:d="M136128 23733v699h-7430v698" svg:viewBox="0 0 7431 1398">
          <text:p/>
        </draw:connector>
        <draw:custom-shape draw:style-name="gr17" draw:text-style-name="P3" draw:layer="layout" svg:width="8.255cm" svg:height="1.016cm" svg:x="144.002cm" svg:y="22.336cm">
          <text:p text:style-name="P2"><text:span text:style-name="T1">Да пожалуйста. Мне всё равно тут не нравится работать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1" draw:id="id31" draw:layer="layout" svg:width="1.397cm" svg:height="0.508cm" svg:x="144.002cm" svg:y="21.82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" draw:id="id22" draw:layer="layout" svg:width="2.032cm" svg:height="0.508cm" svg:x="144.002cm" svg:y="23.352cm">
          <text:p text:style-name="P2"><text:span text:style-name="T2">Go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018cm" svg:y1="23.86cm" svg:x2="145.018cm" svg:y2="27.289cm" draw:start-shape="id22" draw:start-glue-point="2" draw:end-shape="id14" draw:end-glue-point="0" svg:d="M145018 23860v3429" svg:viewBox="0 0 1 3430">
          <text:p/>
        </draw:connector>
        <draw:custom-shape draw:style-name="gr15" draw:text-style-name="P3" draw:layer="layout" svg:width="7.747cm" svg:height="1.016cm" svg:x="134.731cm" svg:y="36.433cm">
          <text:p text:style-name="P2"><text:span text:style-name="T1">Простите меня. У меня был плохой день.</text:span></text:p>
          <text:p text:style-name="P2"><text:span text:style-name="T1">Пожалуйста, не увольняйте мен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4" draw:id="id24" draw:layer="layout" svg:width="1.397cm" svg:height="0.508cm" svg:x="134.731cm" svg:y="35.92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" draw:id="id25" draw:layer="layout" svg:width="2.032cm" svg:height="0.508cm" svg:x="134.731cm" svg:y="37.449cm">
          <text:p text:style-name="P2"><text:span text:style-name="T2">Sorry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319cm" svg:y1="34.528cm" svg:x2="135.429cm" svg:y2="35.925cm" draw:start-shape="id23" draw:start-glue-point="3" draw:end-shape="id24" draw:end-glue-point="0" svg:d="M140319 34528h-4890v1397" svg:viewBox="0 0 4891 1398">
          <text:p/>
        </draw:connector>
        <draw:custom-shape draw:style-name="gr18" draw:text-style-name="P3" xml:id="id27" draw:id="id27" draw:layer="layout" svg:width="8.255cm" svg:height="1.27cm" svg:x="134.731cm" svg:y="39.481cm">
          <text:p text:style-name="P2"><text:span text:style-name="T1">[Кричит] Какой ещё плохой день? </text:span></text:p>
          <text:p text:style-name="P2"><text:span text:style-name="T1">Ты стояла тут одна, практически до конца рабочей смены.</text:span></text:p>
          <text:p text:style-name="P2"><text:span text:style-name="T1">Ты в своём уме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6" draw:id="id26" draw:layer="layout" svg:width="4.445cm" svg:height="0.508cm" svg:x="134.731cm" svg:y="38.973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747cm" svg:y1="37.957cm" svg:x2="136.953cm" svg:y2="38.973cm" draw:start-shape="id25" draw:start-glue-point="2" draw:end-shape="id26" draw:end-glue-point="0" svg:d="M135747 37957v508h1206v508" svg:viewBox="0 0 1207 1017">
          <text:p/>
        </draw:connector>
        <draw:custom-shape draw:style-name="gr15" draw:text-style-name="P3" draw:layer="layout" svg:width="7.747cm" svg:height="1.016cm" svg:x="134.731cm" svg:y="42.783cm">
          <text:p text:style-name="P2"><text:span text:style-name="T1">Я исправлюсь. Позвольте мне ещё раз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8" draw:id="id28" draw:layer="layout" svg:width="1.397cm" svg:height="0.508cm" svg:x="134.731cm" svg:y="42.27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9" draw:id="id29" draw:layer="layout" svg:width="2.032cm" svg:height="0.508cm" svg:x="134.731cm" svg:y="43.799cm">
          <text:p text:style-name="P2"><text:span text:style-name="T2">LetMe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8.858cm" svg:y1="40.751cm" svg:x2="135.429cm" svg:y2="42.275cm" draw:start-shape="id27" draw:start-glue-point="2" draw:end-shape="id28" draw:end-glue-point="0" svg:d="M138858 40751v762h-3429v762" svg:viewBox="0 0 3430 1525">
          <text:p/>
        </draw:connector>
        <draw:custom-shape draw:style-name="gr13" draw:text-style-name="P3" xml:id="id39" draw:id="id39" draw:layer="layout" svg:width="7.493cm" svg:height="1.27cm" svg:x="134.731cm" svg:y="45.704cm">
          <text:p text:style-name="P2"><text:span text:style-name="T1">Никаких «ещё раз». Ты уволена. Выметай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" draw:id="id30" draw:layer="layout" svg:width="4.445cm" svg:height="0.508cm" svg:x="134.731cm" svg:y="45.196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747cm" svg:y1="44.307cm" svg:x2="136.953cm" svg:y2="45.196cm" draw:start-shape="id29" draw:start-glue-point="2" draw:end-shape="id30" draw:end-glue-point="0" svg:d="M135747 44307v445h1206v444" svg:viewBox="0 0 1207 890">
          <text:p/>
        </draw:connector>
        <draw:connector draw:style-name="gr7" draw:text-style-name="P2" draw:layer="layout" svg:x1="143.938cm" svg:y1="20.939cm" svg:x2="144.7cm" svg:y2="21.828cm" draw:start-shape="id18" draw:start-glue-point="2" draw:end-shape="id31" draw:end-glue-point="0" svg:d="M143938 20939v444h762v445" svg:viewBox="0 0 763 890">
          <text:p/>
        </draw:connector>
        <draw:custom-shape draw:style-name="gr12" draw:text-style-name="P9" xml:id="id32" draw:id="id32" draw:layer="layout" svg:width="10.922cm" svg:height="1.905cm" svg:x="137.398cm" svg:y="8.493cm">
          <text:p text:style-name="P2"><text:span text:style-name="T1">Вы стоите в торговом зале, среди бытовой техники. </text:span></text:p>
          <text:p text:style-name="P2"><text:span text:style-name="T1">На Вас одежда продавца-консультанта, а на бейдже написано</text:span></text:p>
          <text:p text:style-name="P2"><text:span text:style-name="T1">«Новикова София»</text:span></text:p>
          <text:p text:style-name="P2"><text:span text:style-name="T1">На часах 18:33. </text:span></text:p>
          <text:p text:style-name="P2"><text:span text:style-name="T1">Меньше получаса до конца вашего рабочего дня.</text:span></text:p>
          <text:p text:style-name="P2"><text:span text:style-name="T1">Видите как к Вам подходит клиент. Вероятно с вопросо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2.859cm" svg:y1="10.398cm" svg:x2="141.906cm" svg:y2="12.049cm" draw:start-shape="id32" draw:start-glue-point="2" draw:end-shape="id33" draw:end-glue-point="0" svg:d="M142859 10398v825h-953v826" svg:viewBox="0 0 954 1652">
          <text:p/>
        </draw:connector>
        <draw:custom-shape draw:style-name="gr12" draw:text-style-name="P9" xml:id="id35" draw:id="id35" draw:layer="layout" svg:width="10.922cm" svg:height="1.905cm" svg:x="125.841cm" svg:y="28.432cm">
          <text:p text:style-name="P2"><text:span text:style-name="T1">Расстроенный клиент уходит.</text:span></text:p>
          <text:p text:style-name="P2"><text:span text:style-name="T1">Вы видите как он нашёл другого консультанта, </text:span></text:p>
          <text:p text:style-name="P2"><text:span text:style-name="T1">Вы стоите и ждете. На часах уже 19:00, конец рабочего дня, </text:span></text:p>
          <text:p text:style-name="P2"><text:span text:style-name="T1">а администратор не подошёл.</text:span></text:p>
          <text:p text:style-name="P2"><text:span text:style-name="T1">Облегченно вздыхаете и идете собираться дом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556cm" svg:y1="26.781cm" svg:x2="131.302cm" svg:y2="28.432cm" draw:start-shape="id34" draw:start-glue-point="2" draw:end-shape="id35" draw:end-glue-point="0" svg:d="M131556 26781v825h-254v826" svg:viewBox="0 0 255 1652">
          <text:p/>
        </draw:connector>
        <draw:custom-shape draw:style-name="gr19" draw:text-style-name="P9" xml:id="id38" draw:id="id38" draw:layer="layout" svg:width="10.922cm" svg:height="1.651cm" svg:x="117.967cm" svg:y="51.165cm">
          <text:p text:style-name="P2"><text:span text:style-name="T1">Вот Вы уже идёте по улице, думая о сегодняшнем дне.</text:span></text:p>
          <text:p text:style-name="P2"><text:span text:style-name="T1">Переходите по пешеходному переходу, направляясь в метро.</text:span></text:p>
          <text:p text:style-name="P2"><text:span text:style-name="T1">Тьма окутывает Ваше сознание. Пусто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302cm" svg:y1="30.337cm" svg:x2="118.983cm" svg:y2="50.657cm" draw:start-shape="id35" draw:start-glue-point="2" draw:end-shape="id36" draw:end-glue-point="0" svg:d="M131302 30337v10160h-12319v10160" svg:viewBox="0 0 12320 20321">
          <text:p/>
        </draw:connector>
        <draw:custom-shape draw:style-name="gr20" draw:text-style-name="P9" xml:id="id37" draw:id="id37" draw:layer="layout" svg:width="11.557cm" svg:height="1.651cm" svg:x="130.794cm" svg:y="48.244cm">
          <text:p text:style-name="P2"><text:span text:style-name="T1">Вы идёте за своими вещами, переодеваетесь и выходите прочь из этого магази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0.794cm" svg:y1="49.069cm" svg:x2="128.889cm" svg:y2="51.99cm" draw:start-shape="id37" draw:start-glue-point="3" draw:end-shape="id38" draw:end-glue-point="1" svg:d="M130794 49069h-953v2921h-952" svg:viewBox="0 0 1906 2922">
          <text:p/>
        </draw:connector>
        <draw:connector draw:style-name="gr7" draw:text-style-name="P2" draw:layer="layout" svg:x1="138.477cm" svg:y1="46.974cm" svg:x2="136.572cm" svg:y2="48.244cm" draw:start-shape="id39" draw:start-glue-point="2" draw:end-shape="id37" draw:end-glue-point="0" svg:d="M138477 46974v635h-1905v635" svg:viewBox="0 0 1906 1271">
          <text:p/>
        </draw:connector>
        <draw:custom-shape draw:style-name="gr21" draw:text-style-name="P10" xml:id="id40" draw:id="id40" draw:layer="layout" svg:width="10.922cm" svg:height="1.651cm" svg:x="117.967cm" svg:y="55.991cm">
          <text:p text:style-name="P2"><text:span text:style-name="T2">« Продолжить »</text:span></text:p>
          <text:p text:style-name="P2"><text:span text:style-name="T2"/></text:p>
          <text:p text:style-name="P2"><text:span text:style-name="T2">Сцена Пробуждени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3.428cm" svg:y1="52.816cm" svg:x2="123.428cm" svg:y2="55.991cm" draw:start-shape="id38" draw:start-glue-point="2" draw:end-shape="id40" draw:end-glue-point="0" svg:d="M123428 52816v3175" svg:viewBox="0 0 1 3176">
          <text:p/>
        </draw:connector>
        <draw:custom-shape draw:style-name="gr6" draw:text-style-name="P6" xml:id="id36" draw:id="id36" draw:layer="layout" svg:width="2.032cm" svg:height="0.508cm" svg:x="117.967cm" svg:y="50.657cm">
          <text:p text:style-name="P2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3" draw:id="id43" draw:layer="layout" svg:width="7.493cm" svg:height="1.016cm" svg:x="87.614cm" svg:y="18.78cm">
          <text:p text:style-name="P2"><text:span text:style-name="T1">Мне какой-нибудь не дорогой со Смарт TV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2" draw:id="id42" draw:layer="layout" svg:width="4.445cm" svg:height="0.508cm" svg:x="87.614cm" svg:y="18.272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0.667cm" svg:y1="16.875cm" svg:x2="89.836cm" svg:y2="18.272cm" draw:start-shape="id41" draw:start-glue-point="2" draw:end-shape="id42" draw:end-glue-point="0" svg:d="M130667 16875v699h-40831v698" svg:viewBox="0 0 40832 1398">
          <text:p/>
        </draw:connector>
        <draw:custom-shape draw:style-name="gr4" draw:text-style-name="P3" draw:layer="layout" svg:width="5.842cm" svg:height="1.016cm" svg:x="82.153cm" svg:y="21.955cm">
          <text:p text:style-name="P2"><text:span text:style-name="T1">Проводить клиента к телевизорам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4" draw:id="id44" draw:layer="layout" svg:width="1.397cm" svg:height="0.508cm" svg:x="82.153cm" svg:y="21.44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5" draw:id="id45" draw:layer="layout" svg:width="2.032cm" svg:height="0.508cm" svg:x="82.153cm" svg:y="22.971cm">
          <text:p text:style-name="P2"><text:span text:style-name="T2">GoWith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xml:id="id46" draw:id="id46" draw:layer="layout" svg:width="8.636cm" svg:height="1.27cm" svg:x="80.629cm" svg:y="25.638cm">
          <text:p text:style-name="P2"><text:span text:style-name="T1">Вы даете понять клиенту, что ему нужно следовать за Вами.</text:span></text:p>
          <text:p text:style-name="P2"><text:span text:style-name="T1">Отводите его в отдел видео техники и</text:span></text:p>
          <text:p text:style-name="P2"><text:span text:style-name="T1">показываете недорогие модели телевизоров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842cm" svg:height="1.016cm" svg:x="91.043cm" svg:y="21.955cm">
          <text:p text:style-name="P2"><text:span text:style-name="T1">Почему недорогой? Вы нищеброд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7" draw:id="id47" draw:layer="layout" svg:width="1.397cm" svg:height="0.508cm" svg:x="91.043cm" svg:y="21.44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91.043cm" svg:y="22.971cm">
          <text:p text:style-name="P2"><text:span text:style-name="T2">Po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7.614cm" svg:y1="19.288cm" svg:x2="82.851cm" svg:y2="21.447cm" draw:start-shape="id43" draw:start-glue-point="3" draw:end-shape="id44" draw:end-glue-point="0" svg:d="M87614 19288h-4763v2159" svg:viewBox="0 0 4764 2160">
          <text:p/>
        </draw:connector>
        <draw:connector draw:style-name="gr7" draw:text-style-name="P2" draw:layer="layout" svg:x1="83.169cm" svg:y1="23.479cm" svg:x2="84.947cm" svg:y2="25.638cm" draw:start-shape="id45" draw:start-glue-point="2" draw:end-shape="id46" draw:end-glue-point="0" svg:d="M83169 23479v1080h1778v1079" svg:viewBox="0 0 1779 2160">
          <text:p/>
        </draw:connector>
        <draw:connector draw:style-name="gr7" draw:text-style-name="P2" draw:layer="layout" svg:x1="91.36cm" svg:y1="19.796cm" svg:x2="91.741cm" svg:y2="21.447cm" draw:start-shape="id43" draw:start-glue-point="2" draw:end-shape="id47" draw:end-glue-point="0" svg:d="M91360 19796v826h381v825" svg:viewBox="0 0 382 1652">
          <text:p/>
        </draw:connector>
        <draw:custom-shape draw:style-name="gr2" draw:text-style-name="P3" xml:id="id49" draw:id="id49" draw:layer="layout" svg:width="7.493cm" svg:height="1.016cm" svg:x="81.645cm" svg:y="29.321cm">
          <text:p text:style-name="P2"><text:span text:style-name="T1">А расскажите мне про эту модель </text:span></text:p>
          <text:p text:style-name="P2"><text:span text:style-name="T1">(показывает пальцем на телевизор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" draw:id="id48" draw:layer="layout" svg:width="4.445cm" svg:height="0.508cm" svg:x="81.645cm" svg:y="28.813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84.947cm" svg:y1="26.908cm" svg:x2="83.867cm" svg:y2="28.813cm" draw:start-shape="id46" draw:start-glue-point="2" draw:end-shape="id48" draw:end-glue-point="0" svg:d="M84947 26908v953h-1080v952" svg:viewBox="0 0 1081 1906">
          <text:p/>
        </draw:connector>
        <draw:custom-shape draw:style-name="gr23" draw:text-style-name="P3" draw:layer="layout" svg:width="6.604cm" svg:height="1.016cm" svg:x="76.057cm" svg:y="31.988cm">
          <text:p text:style-name="P2"><text:span text:style-name="T1">Рассказать все что знаете про этот телевизор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0" draw:id="id50" draw:layer="layout" svg:width="1.397cm" svg:height="0.508cm" svg:x="76.057cm" svg:y="31.4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2" draw:id="id52" draw:layer="layout" svg:width="2.032cm" svg:height="0.508cm" svg:x="76.057cm" svg:y="33.004cm">
          <text:p text:style-name="P2"><text:span text:style-name="T2">TellS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1.645cm" svg:y1="29.829cm" svg:x2="76.755cm" svg:y2="31.48cm" draw:start-shape="id49" draw:start-glue-point="3" draw:end-shape="id50" draw:end-glue-point="0" svg:d="M81645 29829h-4890v1651" svg:viewBox="0 0 4891 1652">
          <text:p/>
        </draw:connector>
        <draw:custom-shape draw:style-name="gr23" draw:text-style-name="P3" draw:layer="layout" svg:width="6.604cm" svg:height="1.016cm" svg:x="84.185cm" svg:y="31.861cm">
          <text:p text:style-name="P2"><text:span text:style-name="T1">Телевизор говно. Да тут все говн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1" draw:id="id51" draw:layer="layout" svg:width="1.397cm" svg:height="0.508cm" svg:x="84.185cm" svg:y="31.3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84.185cm" svg:y="32.877cm">
          <text:p text:style-name="P2"><text:span text:style-name="T2">Sh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5.391cm" svg:y1="30.337cm" svg:x2="84.883cm" svg:y2="31.353cm" draw:start-shape="id49" draw:start-glue-point="2" draw:end-shape="id51" draw:end-glue-point="0" svg:d="M85391 30337v508h-508v508" svg:viewBox="0 0 509 1017">
          <text:p/>
        </draw:connector>
        <draw:custom-shape draw:style-name="gr2" draw:text-style-name="P3" xml:id="id54" draw:id="id54" draw:layer="layout" svg:width="7.493cm" svg:height="1.016cm" svg:x="74.615cm" svg:y="36.323cm">
          <text:p text:style-name="P2"><text:span text:style-name="T1">Понят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3" draw:id="id53" draw:layer="layout" svg:width="4.445cm" svg:height="0.508cm" svg:x="74.615cm" svg:y="35.815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xml:id="id55" draw:id="id55" draw:layer="layout" svg:width="12.319cm" svg:height="1.27cm" svg:x="71.866cm" svg:y="38.338cm">
          <text:p text:style-name="P2"><text:span text:style-name="T1">Вы смотрите на клиента. Похоже в его голове идут сложные мыслительные процесс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7.073cm" svg:y1="33.512cm" svg:x2="76.837cm" svg:y2="35.815cm" draw:start-shape="id52" draw:start-glue-point="2" draw:end-shape="id53" draw:end-glue-point="0" svg:d="M77073 33512v1152h-236v1151" svg:viewBox="0 0 237 2304">
          <text:p/>
        </draw:connector>
        <draw:connector draw:style-name="gr7" draw:text-style-name="P2" draw:layer="layout" svg:x1="78.361cm" svg:y1="37.339cm" svg:x2="78.025cm" svg:y2="38.338cm" draw:start-shape="id54" draw:start-glue-point="2" draw:end-shape="id55" draw:end-glue-point="0" svg:d="M78361 37339v500h-336v499" svg:viewBox="0 0 337 1000">
          <text:p/>
        </draw:connector>
        <draw:custom-shape draw:style-name="gr2" draw:text-style-name="P3" xml:id="id57" draw:id="id57" draw:layer="layout" svg:width="7.493cm" svg:height="1.016cm" svg:x="74.152cm" svg:y="41.513cm">
          <text:p text:style-name="P2"><text:span text:style-name="T1">Я возьм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" draw:id="id56" draw:layer="layout" svg:width="4.445cm" svg:height="0.508cm" svg:x="74.152cm" svg:y="41.005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78.025cm" svg:y1="39.608cm" svg:x2="76.374cm" svg:y2="41.005cm" draw:start-shape="id55" draw:start-glue-point="2" draw:end-shape="id56" draw:end-glue-point="0" svg:d="M78025 39608v699h-1651v698" svg:viewBox="0 0 1652 1398">
          <text:p/>
        </draw:connector>
        <draw:custom-shape draw:style-name="gr23" draw:text-style-name="P3" draw:layer="layout" svg:width="6.604cm" svg:height="1.016cm" svg:x="73.39cm" svg:y="44.688cm">
          <text:p text:style-name="P2"><text:span text:style-name="T1">Хорошо. Пойдемте на касс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8" draw:id="id58" draw:layer="layout" svg:width="1.397cm" svg:height="0.508cm" svg:x="73.39cm" svg:y="44.1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9" draw:id="id59" draw:layer="layout" svg:width="2.032cm" svg:height="0.508cm" svg:x="73.39cm" svg:y="45.704cm">
          <text:p text:style-name="P2"><text:span text:style-name="T2">LetBu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7.898cm" svg:y1="42.529cm" svg:x2="74.088cm" svg:y2="44.18cm" draw:start-shape="id57" draw:start-glue-point="2" draw:end-shape="id58" draw:end-glue-point="0" svg:d="M77898 42529v826h-3810v825" svg:viewBox="0 0 3811 1652">
          <text:p/>
        </draw:connector>
        <draw:custom-shape draw:style-name="gr25" draw:text-style-name="P9" xml:id="id60" draw:id="id60" draw:layer="layout" svg:width="6.892cm" svg:height="1.524cm" svg:x="71.324cm" svg:y="51.292cm">
          <text:p text:style-name="P2"><text:span text:style-name="T1">Клиент оплачивает покупку и уходит.</text:span></text:p>
          <text:p text:style-name="P2"><text:span text:style-name="T1">Вы смотрите на часы — рабочий день окончен.</text:span></text:p>
          <text:p text:style-name="P2"><text:span text:style-name="T1">Переодеваетесь и выходите из магази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4.406cm" svg:y1="46.212cm" svg:x2="74.77cm" svg:y2="51.292cm" draw:start-shape="id59" draw:start-glue-point="2" draw:end-shape="id60" draw:end-glue-point="0" svg:d="M74406 46212v2540h364v2540" svg:viewBox="0 0 365 5081">
          <text:p/>
        </draw:connector>
        <draw:connector draw:style-name="gr7" draw:text-style-name="P2" draw:layer="layout" svg:x1="78.216cm" svg:y1="52.054cm" svg:x2="117.967cm" svg:y2="51.99cm" draw:start-shape="id60" draw:start-glue-point="1" draw:end-shape="id38" draw:end-glue-point="3" svg:d="M78216 52054h19876v-64h19875" svg:viewBox="0 0 39752 65">
          <text:p/>
        </draw:connector>
        <draw:custom-shape draw:style-name="gr8" draw:text-style-name="P7" xml:id="id61" draw:id="id61" draw:layer="layout" svg:width="3.81cm" svg:height="0.762cm" svg:x="132.318cm" svg:y="7.35cm">
          <text:p text:style-name="P2"><text:span text:style-name="T1">Добавляет портрет</text:span></text:p>
          <text:p text:style-name="P2"><text:span text:style-name="T1">клиент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7.398cm" svg:y1="9.445cm" svg:x2="136.128cm" svg:y2="7.731cm" draw:start-shape="id32" draw:start-glue-point="3" draw:end-shape="id61" draw:end-glue-point="1" svg:d="M137398 9445l-1270-1714" svg:viewBox="0 0 1271 1715">
          <text:p/>
        </draw:connector>
        <draw:custom-shape draw:style-name="gr8" draw:text-style-name="P7" xml:id="id62" draw:id="id62" draw:layer="layout" svg:width="3.81cm" svg:height="0.762cm" svg:x="137.906cm" svg:y="25.384cm">
          <text:p text:style-name="P2"><text:span text:style-name="T1">Добавляет портрет</text:span></text:p>
          <text:p text:style-name="P2"><text:span text:style-name="T1">администратор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5.018cm" svg:y1="27.289cm" svg:x2="141.716cm" svg:y2="25.765cm" draw:start-shape="id14" draw:start-glue-point="0" draw:end-shape="id62" draw:end-glue-point="1" svg:d="M145018 27289l-3302-1524" svg:viewBox="0 0 3303 1525">
          <text:p/>
        </draw:connector>
      </draw:page>
      <draw:page draw:name="page3" draw:style-name="dp1" draw:master-page-name="Default">
        <draw:custom-shape draw:style-name="gr26" draw:text-style-name="P9" xml:id="id97" draw:id="id97" draw:layer="layout" svg:width="10.922cm" svg:height="1.143cm" svg:x="142.605cm" svg:y="4.937cm">
          <text:p text:style-name="P2"><text:span text:style-name="T1">Ваше сознание постепенно возвращается из пустоты. </text:span></text:p>
          <text:p text:style-name="P2"><text:span text:style-name="T1">Вы слышите приятный женский голос. Голос спокойный и не несёт в себе угроз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98" draw:id="id98">
          <draw:custom-shape draw:style-name="gr27" draw:text-style-name="P3" draw:layer="layout" svg:width="5.334cm" svg:height="1.016cm" svg:x="145.399cm" svg:y="7.096cm">
            <text:p text:style-name="P2"><text:span text:style-name="T1">Пожалуйста, просыпайся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.445cm" svg:height="0.508cm" svg:x="145.399cm" svg:y="6.588cm">
            <text:p text:style-name="P2"><text:span text:style-name="T1">ПЕРВАЯ НЕИЗВЕСТНАЯ</text:span></text:p>
            <draw:enhanced-geometry svg:viewBox="0 0 21600 21600" draw:type="rectangle" draw:enhanced-path="M 0 0 L 21600 0 21600 21600 0 21600 0 0 Z N"/>
          </draw:custom-shape>
        </draw:g>
        <draw:custom-shape draw:style-name="gr28" draw:text-style-name="P9" xml:id="id63" draw:id="id63" draw:layer="layout" svg:width="10.16cm" svg:height="2.921cm" svg:x="142.937cm" svg:y="8.62cm">
          <text:p text:style-name="P2"><text:span text:style-name="T1">Вы пытаетесь открыть глаза. Голова гудит, как от похмелья. </text:span></text:p>
          <text:p text:style-name="P2"><text:span text:style-name="T1">Руками Вы пытаетесь дотянутся до глаз, но руки не поддаются. </text:span></text:p>
          <text:p text:style-name="P2"><text:span text:style-name="T1">Пробуете пошевелить ногами - без результата. </text:span></text:p>
          <text:p text:style-name="P2"><text:span text:style-name="T1">Становится страшно. Спустя несколько минут, </text:span></text:p>
          <text:p text:style-name="P2"><text:span text:style-name="T1">Вам всё таки удаётся приоткрыть глаза. </text:span></text:p>
          <text:p text:style-name="P2"><text:span text:style-name="T1">Ещё столько же потребовалось, что бы навести фокус на собеседника. </text:span></text:p>
          <text:p text:style-name="P2"><text:span text:style-name="T1">Вы разглядели двух женщин. </text:span></text:p>
          <text:p text:style-name="P2"><text:span text:style-name="T1">Их одежда очень похожа на больничные халаты. Возможно так и ес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" draw:layer="layout" svg:width="2.794cm" svg:height="1.016cm" svg:x="137.144cm" svg:y="13.192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4" draw:id="id64" draw:layer="layout" svg:width="1.397cm" svg:height="0.508cm" svg:x="137.144cm" svg:y="12.68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7.112cm" svg:height="1.016cm" svg:x="141.208cm" svg:y="13.192cm">
          <text:p text:style-name="P2"><text:span text:style-name="T1">Что с моими руками и ногами? Они не двигают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41.208cm" svg:y="12.68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3.556cm" svg:height="1.016cm" svg:x="157.083cm" svg:y="13.446cm">
          <text:p text:style-name="P2"><text:span text:style-name="T1">Уходите, я хочу спать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5" draw:id="id65" draw:layer="layout" svg:width="1.397cm" svg:height="0.508cm" svg:x="157.083cm" svg:y="12.9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8.763cm" svg:height="1.016cm" svg:x="161.528cm" svg:y="13.446cm">
          <text:p text:style-name="P2"><text:span text:style-name="T1">[Раздражённо] Проваливайте! Что Вы делаете у меня дом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6" draw:id="id66" draw:layer="layout" svg:width="1.397cm" svg:height="0.508cm" svg:x="161.528cm" svg:y="12.9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xml:id="id67" draw:id="id67" draw:layer="layout" svg:width="9.906cm" svg:height="1.016cm" svg:x="128cm" svg:y="16.24cm">
          <text:p text:style-name="P2"><text:span text:style-name="T1">Я доктор Элизабет Томпсон. </text:span></text:p>
          <text:p text:style-name="P2"><text:span text:style-name="T1">Это медсестра Агата Стоун (показывает на женщину, стоящую рядом). </text:span></text:p>
          <text:p text:style-name="P2"><text:span text:style-name="T1">Ты знаешь, где находиш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0" draw:id="id100" draw:layer="layout" svg:width="4.445cm" svg:height="0.508cm" svg:x="128cm" svg:y="15.732cm">
          <text:p text:style-name="P2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937cm" svg:y1="10.08cm" svg:x2="137.842cm" svg:y2="12.684cm" draw:start-shape="id63" draw:start-glue-point="3" draw:end-shape="id64" draw:end-glue-point="0" svg:d="M142937 10080h-5095v2604" svg:viewBox="0 0 5096 2605">
          <text:p/>
        </draw:connector>
        <draw:connector draw:style-name="gr7" draw:text-style-name="P2" draw:layer="layout" svg:x1="142.937cm" svg:y1="10.08cm" svg:x2="141.906cm" svg:y2="12.684cm" draw:start-shape="id63" draw:start-glue-point="3" svg:d="M142937 10080h-766v2604h-265" svg:viewBox="0 0 1032 2605">
          <text:p/>
        </draw:connector>
        <draw:connector draw:style-name="gr7" draw:text-style-name="P2" draw:layer="layout" svg:x1="148.017cm" svg:y1="11.541cm" svg:x2="157.781cm" svg:y2="12.938cm" draw:start-shape="id63" draw:start-glue-point="2" draw:end-shape="id65" draw:end-glue-point="0" svg:d="M148017 11541v698h9764v699" svg:viewBox="0 0 9765 1398">
          <text:p/>
        </draw:connector>
        <draw:connector draw:style-name="gr7" draw:text-style-name="P2" draw:layer="layout" svg:x1="153.097cm" svg:y1="10.08cm" svg:x2="162.226cm" svg:y2="12.938cm" draw:start-shape="id63" draw:start-glue-point="1" draw:end-shape="id66" draw:end-glue-point="0" svg:d="M153097 10080h9129v2858" svg:viewBox="0 0 9130 2859">
          <text:p/>
        </draw:connector>
        <draw:custom-shape draw:style-name="gr34" draw:text-style-name="P3" draw:layer="layout" svg:width="5.588cm" svg:height="1.016cm" svg:x="126.603cm" svg:y="19.034cm">
          <text:p text:style-name="P2"><text:span text:style-name="T1">[Удивлённо] Доктор? Я что, в больниц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8" draw:id="id68" draw:layer="layout" svg:width="1.397cm" svg:height="0.508cm" svg:x="126.603cm" svg:y="18.52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953cm" svg:y1="17.256cm" svg:x2="127.301cm" svg:y2="18.526cm" draw:start-shape="id67" draw:start-glue-point="2" draw:end-shape="id68" draw:end-glue-point="0" svg:d="M132953 17256v635h-5652v635" svg:viewBox="0 0 5653 1271">
          <text:p/>
        </draw:connector>
        <draw:custom-shape draw:style-name="gr35" draw:text-style-name="P3" xml:id="id71" draw:id="id71" draw:layer="layout" svg:width="11.303cm" svg:height="1.016cm" svg:x="117.205cm" svg:y="21.955cm">
          <text:p text:style-name="P2"><text:span text:style-name="T1">Элис, ты в психиатрической больнице, в отделении интенсивного наблюдения. </text:span></text:p>
          <text:p text:style-name="P2"><text:span text:style-name="T1">Я твой лечащий врач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70" draw:id="id70" draw:layer="layout" svg:width="4.953cm" svg:height="0.508cm" svg:x="117.205cm" svg:y="21.447cm">
          <text:p text:style-name="P2"><text:span text:style-name="T1">ДОКТОР ЭЛИЗАБЕТ ТОМСО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6.603cm" svg:y1="20.304cm" svg:x2="119.681cm" svg:y2="21.447cm" draw:start-shape="id69" draw:start-glue-point="3" draw:end-shape="id70" draw:end-glue-point="0" svg:d="M126603 20304h-6922v1143" svg:viewBox="0 0 6923 1144">
          <text:p/>
        </draw:connector>
        <draw:custom-shape draw:style-name="gr37" draw:text-style-name="P3" draw:layer="layout" svg:width="3.175cm" svg:height="1.016cm" svg:x="112.76cm" svg:y="23.606cm">
          <text:p text:style-name="P2"><text:span text:style-name="T1">Кто такая Элис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2" draw:id="id72" draw:layer="layout" svg:width="1.397cm" svg:height="0.508cm" svg:x="112.76cm" svg:y="23.09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17.205cm" svg:y1="22.463cm" svg:x2="113.458cm" svg:y2="23.098cm" draw:start-shape="id71" draw:start-glue-point="3" draw:end-shape="id72" draw:end-glue-point="0" svg:d="M117205 22463h-3747v635" svg:viewBox="0 0 3748 636">
          <text:p/>
        </draw:connector>
        <draw:g xml:id="id74" draw:id="id74">
          <draw:custom-shape draw:style-name="gr4" draw:text-style-name="P3" draw:layer="layout" svg:width="5.842cm" svg:height="1.016cm" svg:x="108.315cm" svg:y="26.273cm">
            <text:p text:style-name="P2"><text:span text:style-name="T1">Ты не помнишь как тебя зовут?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108.315cm" svg:y="25.765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112.76cm" svg:y1="24.876cm" svg:x2="111.236cm" svg:y2="25.765cm" draw:start-shape="id73" draw:start-glue-point="3" draw:end-shape="id74" draw:end-glue-point="0" svg:d="M112760 24876h-1524v889" svg:viewBox="0 0 1525 890">
          <text:p/>
        </draw:connector>
        <draw:g xml:id="id76" draw:id="id76">
          <draw:custom-shape draw:style-name="gr38" draw:text-style-name="P3" draw:layer="layout" svg:width="10.033cm" svg:height="1.016cm" svg:x="103.997cm" svg:y="30.591cm">
            <text:p text:style-name="P2"><text:span text:style-name="T1">Элис Вайт. 23 года. Родилась в Саттон-Колфилд в 1998 году. Родители..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103.997cm" svg:y="30.083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ustom-shape draw:style-name="gr39" draw:text-style-name="P9" xml:id="id75" draw:id="id75" draw:layer="layout" svg:width="11.303cm" svg:height="1.143cm" svg:x="101.838cm" svg:y="27.797cm">
          <text:p text:style-name="P2"><text:span text:style-name="T1">Доктор некоторое время в замешательстве смотрит на медсестру, </text:span></text:p>
          <text:p text:style-name="P2"><text:span text:style-name="T1">потом её взгляд возвращается к Вам. </text:span></text:p>
          <text:p text:style-name="P2"><text:span text:style-name="T1">В руках доктора планшет, видимо в нём информация с Вашей медицинской карт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08.315cm" svg:y1="26.527cm" svg:x2="107.489cm" svg:y2="27.797cm" draw:start-shape="id74" draw:start-glue-point="3" draw:end-shape="id75" draw:end-glue-point="0" svg:d="M108315 26527h-826v1270" svg:viewBox="0 0 827 1271">
          <text:p/>
        </draw:connector>
        <draw:connector draw:style-name="gr7" draw:text-style-name="P2" draw:layer="layout" svg:x1="107.489cm" svg:y1="28.94cm" svg:x2="106.473cm" svg:y2="30.083cm" draw:start-shape="id75" draw:start-glue-point="2" svg:d="M107489 28940v822h-1016v321" svg:viewBox="0 0 1017 1144">
          <text:p/>
        </draw:connector>
        <draw:custom-shape draw:style-name="gr40" draw:text-style-name="P9" xml:id="id77" draw:id="id77" draw:layer="layout" svg:width="9.144cm" svg:height="1.143cm" svg:x="103.235cm" svg:y="32.496cm">
          <text:p text:style-name="P2"><text:span text:style-name="T1">Находясь в недоумении, Вы прерываете уверенную речь докт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09.013cm" svg:y1="31.607cm" svg:x2="107.807cm" svg:y2="32.496cm" draw:start-shape="id76" draw:start-glue-point="2" draw:end-shape="id77" draw:end-glue-point="0" svg:d="M109013 31607v444h-1206v445" svg:viewBox="0 0 1207 890">
          <text:p/>
        </draw:connector>
        <draw:custom-shape draw:style-name="gr41" draw:text-style-name="P3" draw:layer="layout" svg:width="7.239cm" svg:height="1.016cm" svg:x="99.806cm" svg:y="35.036cm">
          <text:p text:style-name="P2"><text:span text:style-name="T1">Тут какая то ошибка. Я не Элис. Меня зовут Софи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8" draw:id="id78" draw:layer="layout" svg:width="1.397cm" svg:height="0.508cm" svg:x="99.806cm" svg:y="34.52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03.235cm" svg:y1="33.067cm" svg:x2="100.504cm" svg:y2="34.528cm" draw:start-shape="id77" draw:start-glue-point="3" draw:end-shape="id78" draw:end-glue-point="0" svg:d="M103235 33067h-2731v1461" svg:viewBox="0 0 2732 1462">
          <text:p/>
        </draw:connector>
        <draw:g xml:id="id80" draw:id="id80">
          <draw:custom-shape draw:style-name="gr42" draw:text-style-name="P3" draw:layer="layout" svg:width="6.096cm" svg:height="1.016cm" svg:x="95.615cm" svg:y="37.576cm">
            <text:p text:style-name="P2"><text:span text:style-name="T1">Это мы обсудим на сеансах терапии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95.615cm" svg:y="37.068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99.806cm" svg:y1="36.306cm" svg:x2="98.091cm" svg:y2="37.068cm" draw:start-shape="id79" draw:start-glue-point="3" svg:d="M99806 36306h-1108v762h-607" svg:viewBox="0 0 1716 763">
          <text:p/>
        </draw:connector>
        <draw:custom-shape draw:style-name="gr43" draw:text-style-name="P3" draw:layer="layout" svg:width="4.699cm" svg:height="1.016cm" svg:x="91.551cm" svg:y="40.243cm">
          <text:p text:style-name="P2"><text:span text:style-name="T1">Почему я не могу пошевелитс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1" draw:id="id81" draw:layer="layout" svg:width="1.397cm" svg:height="0.508cm" svg:x="91.551cm" svg:y="39.735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95.615cm" svg:y1="37.83cm" svg:x2="92.249cm" svg:y2="39.735cm" draw:start-shape="id80" draw:start-glue-point="3" draw:end-shape="id81" draw:end-glue-point="0" svg:d="M95615 37830h-3366v1905" svg:viewBox="0 0 3367 1906">
          <text:p/>
        </draw:connector>
        <draw:g xml:id="id83" draw:id="id83">
          <draw:custom-shape draw:style-name="gr44" draw:text-style-name="P3" draw:layer="layout" svg:width="8.128cm" svg:height="1.143cm" svg:x="85.455cm" svg:y="42.783cm">
            <text:p text:style-name="P2"><text:span text:style-name="T1">Ты представляла опасность для себя и окружающих. </text:span></text:p>
            <text:p text:style-name="P2"><text:span text:style-name="T1">Нам пришлось обездвижить тебя.</text:span></text:p>
            <text:p text:style-name="P2"><text:span text:style-name="T1"><text:s/></text:span><text:span text:style-name="T1">Будешь хорошо себя вести и я отвяжу тебя завтра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85.455cm" svg:y="42.275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91.551cm" svg:y1="41.513cm" svg:x2="87.931cm" svg:y2="42.275cm" draw:start-shape="id82" draw:start-glue-point="3" svg:d="M91551 41513h-2060v762h-1560" svg:viewBox="0 0 3621 763">
          <text:p/>
        </draw:connector>
        <draw:custom-shape draw:style-name="gr29" draw:text-style-name="P3" xml:id="id85" draw:id="id85" draw:layer="layout" svg:width="2.794cm" svg:height="1.016cm" svg:x="80.629cm" svg:y="45.323cm">
          <text:p text:style-name="P2"><text:span text:style-name="T1">Но я не опа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4" draw:id="id84" draw:layer="layout" svg:width="1.397cm" svg:height="0.508cm" svg:x="80.629cm" svg:y="44.815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5.455cm" svg:y1="43.1cm" svg:x2="81.327cm" svg:y2="44.815cm" draw:start-shape="id83" draw:start-glue-point="3" draw:end-shape="id84" draw:end-glue-point="0" svg:d="M85455 43100h-4128v1715" svg:viewBox="0 0 4129 1716">
          <text:p/>
        </draw:connector>
        <draw:custom-shape draw:style-name="gr38" draw:text-style-name="P3" xml:id="id87" draw:id="id87" draw:layer="layout" svg:width="10.033cm" svg:height="1.016cm" svg:x="73.263cm" svg:y="47.736cm">
          <text:p text:style-name="P2"><text:span text:style-name="T1">Время покажет. На сегодня хватит. </text:span></text:p>
          <text:p text:style-name="P2"><text:span text:style-name="T1">Сестра Агата даст тебе успокоительное и ты поспишь. Увидимся завтра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86" draw:id="id86" draw:layer="layout" svg:width="4.953cm" svg:height="0.508cm" svg:x="73.263cm" svg:y="47.228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80.629cm" svg:y1="45.831cm" svg:x2="75.739cm" svg:y2="47.228cm" draw:start-shape="id85" draw:start-glue-point="3" draw:end-shape="id86" draw:end-glue-point="0" svg:d="M80629 45831h-4890v1397" svg:viewBox="0 0 4891 1398">
          <text:p/>
        </draw:connector>
        <draw:custom-shape draw:style-name="gr45" draw:text-style-name="P3" xml:id="id90" draw:id="id90" draw:layer="layout" svg:width="5.715cm" svg:height="1.016cm" svg:x="67.421cm" svg:y="52.689cm">
          <text:p text:style-name="P2"><text:span text:style-name="T1">Пожалуйста, постойте. </text:span></text:p>
          <text:p text:style-name="P2"><text:span text:style-name="T1">Можно мне в туалет? И ещё я хочу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9" draw:id="id89" draw:layer="layout" svg:width="1.397cm" svg:height="0.508cm" svg:x="67.421cm" svg:y="52.18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9" xml:id="id88" draw:id="id88" draw:layer="layout" svg:width="9.144cm" svg:height="1.143cm" svg:x="65.643cm" svg:y="49.641cm">
          <text:p text:style-name="P2"><text:span text:style-name="T1">Вы чувствуете, что Вам надо в туалет и Вас мучает жажд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3.263cm" svg:y1="48.244cm" svg:x2="70.215cm" svg:y2="49.641cm" draw:start-shape="id87" draw:start-glue-point="3" draw:end-shape="id88" draw:end-glue-point="0" svg:d="M73263 48244h-3048v1397" svg:viewBox="0 0 3049 1398">
          <text:p/>
        </draw:connector>
        <draw:connector draw:style-name="gr7" draw:text-style-name="P2" draw:layer="layout" svg:x1="70.215cm" svg:y1="50.784cm" svg:x2="68.119cm" svg:y2="52.181cm" draw:start-shape="id88" draw:start-glue-point="2" draw:end-shape="id89" draw:end-glue-point="0" svg:d="M70215 50784v698h-2096v699" svg:viewBox="0 0 2097 1398">
          <text:p/>
        </draw:connector>
        <draw:g xml:id="id109" draw:id="id109">
          <draw:custom-shape draw:style-name="gr23" draw:text-style-name="P3" draw:layer="layout" svg:width="6.604cm" svg:height="1.016cm" svg:x="60.944cm" svg:y="54.975cm">
            <text:p text:style-name="P2"><text:span text:style-name="T1">Да. Конечно. Сестра Агата поможет тебе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60.944cm" svg:y="54.467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67.421cm" svg:y1="53.197cm" svg:x2="63.42cm" svg:y2="54.467cm" draw:start-shape="id90" draw:start-glue-point="3" svg:d="M67421 53197h-2251v1270h-1750" svg:viewBox="0 0 4002 1271">
          <text:p/>
        </draw:connector>
        <draw:custom-shape draw:style-name="gr46" draw:text-style-name="P3" xml:id="id141" draw:id="id141" draw:layer="layout" svg:width="6.604cm" svg:height="1.27cm" svg:x="37.068cm" svg:y="102.219cm">
          <text:p text:style-name="P2"><text:span text:style-name="T1">Последствия сильных транквилизаторов.</text:span></text:p>
          <text:p text:style-name="P2"><text:span text:style-name="T1">Посиди немного, принесу воды и поесть. </text:span></text:p>
          <text:p text:style-name="P2"><text:span text:style-name="T1">Тебе нужны силы. Я быстро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48" draw:id="id148" draw:layer="layout" svg:width="4.953cm" svg:height="0.508cm" svg:x="37.068cm" svg:y="101.71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xml:id="id91" draw:id="id91" draw:layer="layout" svg:width="10.16cm" svg:height="1.524cm" svg:x="35.417cm" svg:y="104.378cm">
          <text:p text:style-name="P2"><text:span text:style-name="T1">Вы с трудом сидите.</text:span></text:p>
          <text:p text:style-name="P2"><text:span text:style-name="T1">Спустя десять минут Агата возвращается в палату с едой и стаканом воды.</text:span></text:p>
          <text:p text:style-name="P2"><text:span text:style-name="T1">Она медленно кормит Вас и даёт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92" draw:id="id92">
          <draw:custom-shape draw:style-name="gr4" draw:text-style-name="P3" draw:layer="layout" svg:width="5.842cm" svg:height="1.016cm" svg:x="37.57cm" svg:y="107.68cm">
            <text:p text:style-name="P2"><text:span text:style-name="T1">А теперь ложись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37.57cm" svg:y="107.172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40.497cm" svg:y1="105.902cm" svg:x2="40.491cm" svg:y2="107.172cm" draw:start-shape="id91" draw:start-glue-point="2" draw:end-shape="id92" draw:end-glue-point="0" svg:d="M40497 105902v635h-6v635" svg:viewBox="0 0 7 1271">
          <text:p/>
        </draw:connector>
        <draw:custom-shape draw:style-name="gr45" draw:text-style-name="P3" draw:layer="layout" svg:width="5.715cm" svg:height="1.016cm" svg:x="33.252cm" svg:y="110.347cm">
          <text:p text:style-name="P2"><text:span text:style-name="T1">Вы опять привяжите мен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93" draw:id="id93" draw:layer="layout" svg:width="1.397cm" svg:height="0.508cm" svg:x="33.252cm" svg:y="109.839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7.57cm" svg:y1="107.934cm" svg:x2="33.95cm" svg:y2="109.839cm" draw:start-shape="id92" draw:start-glue-point="3" draw:end-shape="id93" draw:end-glue-point="0" svg:d="M37570 107934h-3620v1905" svg:viewBox="0 0 3621 1906">
          <text:p/>
        </draw:connector>
        <draw:custom-shape draw:style-name="gr48" draw:text-style-name="P3" draw:layer="layout" svg:width="8.763cm" svg:height="1.143cm" svg:x="31.728cm" svg:y="114.157cm">
          <text:p text:style-name="P2"><text:span text:style-name="T1"><text:s/></text:span><text:span text:style-name="T1">Извини, таковы правила. Но не переживай. </text:span></text:p>
          <text:p text:style-name="P2"><text:span text:style-name="T1">Утром я тебя отвяжу. Конечно если будешь вести себя хорошо.</text:span></text:p>
          <text:p text:style-name="P2"><text:span text:style-name="T1">Договорились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xml:id="id111" draw:id="id111" draw:layer="layout" svg:width="4.953cm" svg:height="0.508cm" svg:x="31.728cm" svg:y="113.649cm">
          <text:p text:style-name="P2"><text:span text:style-name="T1">МЕДСЕСТРА АГАТА СТОУ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5.715cm" svg:height="1.016cm" svg:x="31.855cm" svg:y="117.078cm">
          <text:p text:style-name="P2"><text:span text:style-name="T1">Да. Похоже у меня нет выб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31.855cm" svg:y="116.57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6.109cm" svg:y1="115.3cm" svg:x2="32.553cm" svg:y2="116.57cm" svg:d="M36109 115300h-1778v1270h-1778" svg:viewBox="0 0 3557 1271">
          <text:p/>
        </draw:connector>
        <draw:custom-shape draw:style-name="gr49" draw:text-style-name="P9" xml:id="id94" draw:id="id94" draw:layer="layout" svg:width="8.763cm" svg:height="1.651cm" svg:x="32.109cm" svg:y="119.872cm">
          <text:p text:style-name="P2"><text:span text:style-name="T1">Медленно ложитесь и санитары фиксируют Ваши ноги и руки.</text:span></text:p>
          <text:p text:style-name="P2"><text:span text:style-name="T1">В это время Агата набирает в шприц седативно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5.715cm" svg:height="1.016cm" svg:x="30.966cm" svg:y="123.555cm">
          <text:p text:style-name="P2"><text:span text:style-name="T1">Пожалуйста, можно без лекарств?</text:span></text:p>
          <text:p text:style-name="P2"><text:span text:style-name="T1">Мне будет ещё хуж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30.966cm" svg:y="123.047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6.49cm" svg:y1="121.523cm" svg:x2="31.664cm" svg:y2="123.047cm" draw:start-shape="id94" draw:start-glue-point="2" svg:d="M36490 121523v1012h-4826v512" svg:viewBox="0 0 4827 1525">
          <text:p/>
        </draw:connector>
        <draw:custom-shape draw:style-name="gr50" draw:text-style-name="P3" xml:id="id95" draw:id="id95" draw:layer="layout" svg:width="6.731cm" svg:height="1.451cm" svg:x="29.696cm" svg:y="127.311cm">
          <text:p text:style-name="P2"><text:span text:style-name="T1">Распоряжение твоего лечащего врача. </text:span></text:p>
          <text:p text:style-name="P2"><text:span text:style-name="T1">Не беспокойся, всё будет хорошо.</text:span></text:p>
          <text:p text:style-name="P2"><text:span text:style-name="T1">Это лёгкие седативные. </text:span></text:p>
          <text:p text:style-name="P2"><text:span text:style-name="T1">Ты отдохнёш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4" draw:layer="layout" svg:width="4.953cm" svg:height="0.581cm" svg:x="29.696cm" svg:y="126.73cm">
          <text:p text:style-name="P2"><text:span text:style-name="T1">МЕДСЕСТРА АГАТА СТОУ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9" xml:id="id96" draw:id="id96" draw:layer="layout" svg:width="6.858cm" svg:height="1.524cm" svg:x="29.575cm" svg:y="130.159cm">
          <text:p text:style-name="P2"><text:span text:style-name="T1">Агата осторожно делает укол в Ваше плечо.</text:span></text:p>
          <text:p text:style-name="P2"><text:span text:style-name="T1">Санитары и медсестра выходят из палаты,</text:span></text:p>
          <text:p text:style-name="P2"><text:span text:style-name="T1">оставляя Вас наедине с собой в ожидании 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3.061cm" svg:y1="128.762cm" svg:x2="33.004cm" svg:y2="130.159cm" draw:start-shape="id95" draw:start-glue-point="2" draw:end-shape="id96" draw:end-glue-point="0" svg:d="M33061 128762v698h-57v699" svg:viewBox="0 0 58 1398">
          <text:p/>
        </draw:connector>
        <draw:connector draw:style-name="gr7" draw:text-style-name="P2" draw:layer="layout" svg:x1="148.066cm" svg:y1="6.08cm" svg:x2="148.066cm" svg:y2="6.588cm" draw:start-shape="id97" draw:start-glue-point="2" draw:end-shape="id98" draw:end-glue-point="0" svg:d="M148066 6080v508" svg:viewBox="0 0 1 509">
          <text:p/>
        </draw:connector>
        <draw:connector draw:style-name="gr7" draw:text-style-name="P2" draw:layer="layout" svg:x1="148.066cm" svg:y1="8.112cm" svg:x2="148.017cm" svg:y2="8.62cm" draw:start-shape="id98" draw:start-glue-point="2" draw:end-shape="id63" draw:end-glue-point="0" svg:d="M148066 8112v254h-49v254" svg:viewBox="0 0 50 509">
          <text:p/>
        </draw:connector>
        <draw:frame draw:style-name="gr53" draw:text-style-name="P11" draw:layer="layout" svg:width="9.371cm" svg:height="0.962cm" svg:x="108.696cm" svg:y="15.859cm">
          <draw:text-box>
            <text:p><text:span text:style-name="T3">Вопрос про английские имена</text:span></text:p>
          </draw:text-box>
        </draw:frame>
        <draw:custom-shape draw:style-name="gr6" draw:text-style-name="P6" xml:id="id99" draw:id="id99" draw:layer="layout" svg:width="2.032cm" svg:height="0.508cm" svg:x="137.144cm" svg:y="14.208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6" xml:id="id69" draw:id="id69" draw:layer="layout" svg:width="2.794cm" svg:height="0.508cm" svg:x="126.603cm" svg:y="20.05cm">
          <text:p text:style-name="P2"><text:span text:style-name="T2">MayBeHospi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xml:id="id73" draw:id="id73" draw:layer="layout" svg:width="2.286cm" svg:height="0.508cm" svg:x="112.76cm" svg:y="24.622cm">
          <text:p text:style-name="P2"><text:span text:style-name="T2">Who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xml:id="id79" draw:id="id79" draw:layer="layout" svg:width="2.286cm" svg:height="0.508cm" svg:x="99.806cm" svg:y="36.052cm">
          <text:p text:style-name="P2"><text:span text:style-name="T2">Not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6" xml:id="id82" draw:id="id82" draw:layer="layout" svg:width="2.54cm" svg:height="0.508cm" svg:x="91.551cm" svg:y="41.259cm">
          <text:p text:style-name="P2"><text:span text:style-name="T2">WhyCant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2" draw:layer="layout" svg:width="2.54cm" svg:height="0.508cm" svg:x="80.629cm" svg:y="46.339cm">
          <text:p text:style-name="P2"><text:span text:style-name="T2">NotDangero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144cm" svg:y1="14.462cm" svg:x2="130.222cm" svg:y2="15.732cm" draw:start-shape="id99" draw:start-glue-point="3" draw:end-shape="id100" draw:end-glue-point="0" svg:d="M137144 14462h-6922v1270" svg:viewBox="0 0 6923 1271">
          <text:p/>
        </draw:connector>
        <draw:custom-shape draw:style-name="gr58" draw:text-style-name="P12" draw:layer="layout" svg:width="2.921cm" svg:height="0.508cm" svg:x="67.421cm" svg:y="53.705cm">
          <text:p text:style-name="P2"><text:span text:style-name="T2">PleaseNeedToil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101" draw:id="id101" draw:layer="layout" svg:width="3.81cm" svg:height="0.762cm" svg:x="137.906cm" svg:y="7.985cm">
          <text:p text:style-name="P2"><text:span text:style-name="T1">Добавляет портреты</text:span></text:p>
          <text:p text:style-name="P2"><text:span text:style-name="T1">неизвестны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2.937cm" svg:y1="10.08cm" svg:x2="141.716cm" svg:y2="8.366cm" draw:start-shape="id63" draw:start-glue-point="3" draw:end-shape="id101" draw:end-glue-point="1" svg:d="M142937 10080l-1221-1714" svg:viewBox="0 0 1222 1715">
          <text:p/>
        </draw:connector>
        <draw:custom-shape draw:style-name="gr59" draw:text-style-name="P7" xml:id="id102" draw:id="id102" draw:layer="layout" svg:width="4.064cm" svg:height="0.762cm" svg:x="122.666cm" svg:y="16.367cm">
          <text:p text:style-name="P2"><text:span text:style-name="T1">Обновляет данные портр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28cm" svg:y1="16.748cm" svg:x2="126.73cm" svg:y2="16.748cm" draw:start-shape="id67" draw:start-glue-point="3" draw:end-shape="id102" draw:end-glue-point="1" svg:d="M128000 16748h-1270" svg:viewBox="0 0 1271 1">
          <text:p/>
        </draw:connector>
        <draw:frame draw:style-name="gr60" draw:text-style-name="P1" draw:layer="layout" svg:width="7.297cm" svg:height="0.962cm" svg:x="144.129cm" svg:y="2.651cm">
          <draw:text-box>
            <text:p>Сцена 1. Пробуждение</text:p>
          </draw:text-box>
        </draw:frame>
        <draw:custom-shape draw:style-name="gr61" draw:text-style-name="P9" xml:id="id108" draw:id="id108" draw:layer="layout" svg:width="10.287cm" svg:height="1.143cm" svg:x="56.372cm" svg:y="57.007cm">
          <text:p text:style-name="P2"><text:span text:style-name="T1">Агата ненадолго выходит из палаты и возвращается с двумя санитарами.</text:span></text:p>
          <text:p text:style-name="P2"><text:span text:style-name="T1">Вместе они отвязывают Вас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07" draw:id="id107">
          <draw:custom-shape draw:style-name="gr4" draw:text-style-name="P3" draw:layer="layout" svg:width="5.842cm" svg:height="1.016cm" svg:x="58.404cm" svg:y="59.42cm">
            <text:p text:style-name="P2"><text:span text:style-name="T1">Попробуй встать. Не торопись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58.404cm" svg:y="58.912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62" draw:text-style-name="P9" xml:id="id106" draw:id="id106" draw:layer="layout" svg:width="8.509cm" svg:height="1.143cm" svg:x="57.642cm" svg:y="61.071cm">
          <text:p text:style-name="P2"><text:span text:style-name="T1">Встаёте и пытаетесь идти, но с первым же шагом понимаете,</text:span></text:p>
          <text:p text:style-name="P2"><text:span text:style-name="T1">Что сами не дойдёте. Вас трясёт от слабост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04" draw:id="id104">
          <draw:custom-shape draw:style-name="gr4" draw:text-style-name="P3" draw:layer="layout" svg:width="5.842cm" svg:height="1.016cm" svg:x="58.658cm" svg:y="63.611cm">
            <text:p text:style-name="P2"><text:span text:style-name="T1">Помогите ей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58.658cm" svg:y="63.103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63" draw:text-style-name="P9" xml:id="id105" draw:id="id105" draw:layer="layout" svg:width="11.303cm" svg:height="1.27cm" svg:x="56.245cm" svg:y="65.389cm">
          <text:p text:style-name="P2"><text:span text:style-name="T1">Санитары берут Вас под руки, что бы не упали и медленно выводят из плат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842cm" svg:height="1.016cm" svg:x="49.006cm" svg:y="90.789cm">
          <text:p text:style-name="P2"><text:span text:style-name="T1">Я тебе помогу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46" draw:id="id146" draw:layer="layout" svg:width="4.953cm" svg:height="0.508cm" svg:x="49.006cm" svg:y="90.28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64" draw:text-style-name="P9" xml:id="id103" draw:id="id103" draw:layer="layout" svg:width="10.414cm" svg:height="2.413cm" svg:x="44.682cm" svg:y="94.345cm">
          <text:p text:style-name="P2"><text:span text:style-name="T1">Медсестра помогает Вам с больничной одеждой, </text:span></text:p>
          <text:p text:style-name="P2"><text:span text:style-name="T1">усаживает и даёт время справить нужду.</text:span></text:p>
          <text:p text:style-name="P13"><text:span text:style-name="T1">После того как Вы заканчиваете и Агата помогает одеться, </text:span></text:p>
          <text:p text:style-name="P13"><text:span text:style-name="T1">двое санитаров отводят Вас обратно в палату.</text:span></text:p>
          <text:p text:style-name="P2"><text:span text:style-name="T1">Помогают сесть на больничную крова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51.927cm" svg:y1="91.805cm" svg:x2="49.889cm" svg:y2="94.345cm" draw:end-shape="id103" draw:end-glue-point="0" svg:d="M51927 91805v1019h-2038v1521" svg:viewBox="0 0 2039 2541">
          <text:p/>
        </draw:connector>
        <draw:connector draw:style-name="gr7" draw:text-style-name="P2" draw:layer="layout" svg:x1="61.579cm" svg:y1="64.627cm" svg:x2="61.896cm" svg:y2="65.389cm" draw:start-shape="id104" draw:start-glue-point="2" draw:end-shape="id105" draw:end-glue-point="0" svg:d="M61579 64627v381h317v381" svg:viewBox="0 0 318 763">
          <text:p/>
        </draw:connector>
        <draw:connector draw:style-name="gr7" draw:text-style-name="P2" draw:layer="layout" svg:x1="61.896cm" svg:y1="62.214cm" svg:x2="61.579cm" svg:y2="63.103cm" draw:start-shape="id106" draw:start-glue-point="2" draw:end-shape="id104" draw:end-glue-point="0" svg:d="M61896 62214v444h-317v445" svg:viewBox="0 0 318 890">
          <text:p/>
        </draw:connector>
        <draw:connector draw:style-name="gr7" draw:text-style-name="P2" draw:layer="layout" svg:x1="61.325cm" svg:y1="60.436cm" svg:x2="61.896cm" svg:y2="61.071cm" draw:start-shape="id107" draw:start-glue-point="2" draw:end-shape="id106" draw:end-glue-point="0" svg:d="M61325 60436v317h571v318" svg:viewBox="0 0 572 636">
          <text:p/>
        </draw:connector>
        <draw:connector draw:style-name="gr7" draw:text-style-name="P2" draw:layer="layout" svg:x1="61.515cm" svg:y1="58.15cm" svg:x2="61.325cm" svg:y2="58.912cm" draw:start-shape="id108" draw:start-glue-point="2" draw:end-shape="id107" draw:end-glue-point="0" svg:d="M61515 58150v381h-190v381" svg:viewBox="0 0 191 763">
          <text:p/>
        </draw:connector>
        <draw:connector draw:style-name="gr7" draw:text-style-name="P2" draw:layer="layout" svg:x1="64.246cm" svg:y1="55.991cm" svg:x2="61.515cm" svg:y2="57.007cm" draw:start-shape="id109" draw:start-glue-point="2" draw:end-shape="id108" svg:d="M64246 55991v508h-2731v508" svg:viewBox="0 0 2732 1017">
          <text:p/>
        </draw:connector>
        <draw:custom-shape draw:style-name="gr58" draw:text-style-name="P12" xml:id="id110" draw:id="id110" draw:layer="layout" svg:width="2.921cm" svg:height="0.508cm" svg:x="33.252cm" svg:y="111.363cm">
          <text:p text:style-name="P2"><text:span text:style-name="T2">YouTie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3.252cm" svg:y1="111.617cm" svg:x2="34.204cm" svg:y2="113.649cm" draw:start-shape="id110" draw:start-glue-point="3" draw:end-shape="id111" draw:end-glue-point="0" svg:d="M33252 111617h-502v1143h1454v889" svg:viewBox="0 0 1455 2033">
          <text:p/>
        </draw:connector>
        <draw:custom-shape draw:style-name="gr58" draw:text-style-name="P12" xml:id="id112" draw:id="id112" draw:layer="layout" svg:width="2.921cm" svg:height="0.508cm" svg:x="31.855cm" svg:y="118.094cm">
          <text:p text:style-name="P2"><text:span text:style-name="T2">YesNoCho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1.855cm" svg:y1="118.348cm" svg:x2="32.109cm" svg:y2="120.697cm" draw:start-shape="id112" draw:start-glue-point="3" draw:end-shape="id94" draw:end-glue-point="3" svg:d="M31855 118348h-502v2349h756" svg:viewBox="0 0 757 2350">
          <text:p/>
        </draw:connector>
        <draw:custom-shape draw:style-name="gr58" draw:text-style-name="P12" xml:id="id113" draw:id="id113" draw:layer="layout" svg:width="2.921cm" svg:height="0.508cm" svg:x="30.966cm" svg:y="124.571cm">
          <text:p text:style-name="P2"><text:span text:style-name="T2">NoDrugsPle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0.966cm" svg:y1="124.825cm" svg:x2="29.696cm" svg:y2="128.036cm" draw:start-shape="id113" draw:start-glue-point="3" draw:end-shape="id95" draw:end-glue-point="3" svg:d="M30966 124825h-1772v3211h502" svg:viewBox="0 0 1773 3212">
          <text:p/>
        </draw:connector>
        <draw:custom-shape draw:style-name="gr6" draw:text-style-name="P6" xml:id="id114" draw:id="id114" draw:layer="layout" svg:width="2.032cm" svg:height="0.508cm" svg:x="141.208cm" svg:y="14.208cm">
          <text:p text:style-name="P2"><text:span text:style-name="T2">WhyMyLe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" xml:id="id116" draw:id="id116" draw:layer="layout" svg:width="8.128cm" svg:height="1.143cm" svg:x="140.7cm" svg:y="16.367cm">
          <text:p text:style-name="P2"><text:span text:style-name="T1">Ты представляла опасность для себя и окружающих. </text:span></text:p>
          <text:p text:style-name="P2"><text:span text:style-name="T1">Нам пришлось обездвижить тебя.</text:span></text:p>
          <text:p text:style-name="P2"><text:span text:style-name="T1"><text:s/></text:span><text:span text:style-name="T1">Будешь хорошо себя вести и я отвяжу тебя завтра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15" draw:id="id115" draw:layer="layout" svg:width="4.953cm" svg:height="0.508cm" svg:x="140.7cm" svg:y="15.859cm">
          <text:p text:style-name="P2"><text:span text:style-name="T1">ВТОР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224cm" svg:y1="14.716cm" svg:x2="143.176cm" svg:y2="15.859cm" draw:start-shape="id114" draw:start-glue-point="2" draw:end-shape="id115" draw:end-glue-point="0" svg:d="M142224 14716v572h952v571" svg:viewBox="0 0 953 1144">
          <text:p/>
        </draw:connector>
        <draw:custom-shape draw:style-name="gr65" draw:text-style-name="P3" draw:layer="layout" svg:width="3.302cm" svg:height="1.016cm" svg:x="139.049cm" svg:y="19.288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7" draw:id="id117" draw:layer="layout" svg:width="1.397cm" svg:height="0.508cm" svg:x="139.049cm" svg:y="18.7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18" draw:id="id118" draw:layer="layout" svg:width="2.032cm" svg:height="0.508cm" svg:x="139.049cm" svg:y="20.304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7cm" svg:y1="16.938cm" svg:x2="139.747cm" svg:y2="18.78cm" draw:start-shape="id116" draw:start-glue-point="3" draw:end-shape="id117" draw:end-glue-point="0" svg:d="M140700 16938h-953v1842" svg:viewBox="0 0 954 1843">
          <text:p/>
        </draw:connector>
        <draw:connector draw:style-name="gr7" draw:text-style-name="P2" draw:layer="layout" svg:x1="139.049cm" svg:y1="20.558cm" svg:x2="137.906cm" svg:y2="16.748cm" draw:start-shape="id118" draw:start-glue-point="3" draw:end-shape="id67" draw:end-glue-point="1" svg:d="M139049 20558h-571v-3810h-572" svg:viewBox="0 0 1144 3811">
          <text:p/>
        </draw:connector>
        <draw:custom-shape draw:style-name="gr66" draw:text-style-name="P3" draw:layer="layout" svg:width="6.35cm" svg:height="1.016cm" svg:x="143.621cm" svg:y="19.161cm">
          <text:p text:style-name="P2"><text:span text:style-name="T1">Это какой то бред. Отвяжите меня сейчас же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9" draw:id="id119" draw:layer="layout" svg:width="1.397cm" svg:height="0.508cm" svg:x="143.621cm" svg:y="18.6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1" draw:id="id121" draw:layer="layout" svg:width="2.032cm" svg:height="0.508cm" svg:x="143.621cm" svg:y="20.177cm">
          <text:p text:style-name="P2"><text:span text:style-name="T2">Bullsh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" draw:layer="layout" svg:width="6.35cm" svg:height="1.016cm" svg:x="151.241cm" svg:y="19.161cm">
          <text:p text:style-name="P2"><text:span text:style-name="T1">[Кричать] Помогите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0" draw:id="id120" draw:layer="layout" svg:width="1.397cm" svg:height="0.508cm" svg:x="151.241cm" svg:y="18.6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1.241cm" svg:y="20.177cm">
          <text:p text:style-name="P2"><text:span text:style-name="T2">Help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4.764cm" svg:y1="17.51cm" svg:x2="144.319cm" svg:y2="18.653cm" draw:start-shape="id116" draw:start-glue-point="2" draw:end-shape="id119" draw:end-glue-point="0" svg:d="M144764 17510v571h-445v572" svg:viewBox="0 0 446 1144">
          <text:p/>
        </draw:connector>
        <draw:connector draw:style-name="gr7" draw:text-style-name="P2" draw:layer="layout" svg:x1="148.828cm" svg:y1="16.938cm" svg:x2="151.939cm" svg:y2="18.653cm" draw:start-shape="id116" draw:start-glue-point="1" draw:end-shape="id120" draw:end-glue-point="0" svg:d="M148828 16938h3111v1715" svg:viewBox="0 0 3112 1716">
          <text:p/>
        </draw:connector>
        <draw:custom-shape draw:style-name="gr67" draw:text-style-name="P3" xml:id="id124" draw:id="id124" draw:layer="layout" svg:width="7.62cm" svg:height="0.889cm" svg:x="142.097cm" svg:y="22.59cm">
          <text:p text:style-name="P2"><text:span text:style-name="T1">Пожалуйста, успокойся. Мы не причиним, тебе вреда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22" draw:id="id122" draw:layer="layout" svg:width="4.953cm" svg:height="0.508cm" svg:x="142.097cm" svg:y="22.082cm">
          <text:p text:style-name="P2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637cm" svg:y1="20.685cm" svg:x2="144.573cm" svg:y2="22.082cm" draw:start-shape="id121" draw:start-glue-point="2" draw:end-shape="id122" draw:end-glue-point="0" svg:d="M144637 20685v699h-64v698" svg:viewBox="0 0 65 1398">
          <text:p/>
        </draw:connector>
        <draw:custom-shape draw:style-name="gr65" draw:text-style-name="P3" draw:layer="layout" svg:width="3.302cm" svg:height="1.016cm" svg:x="137.398cm" svg:y="24.495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5" draw:id="id125" draw:layer="layout" svg:width="1.397cm" svg:height="0.508cm" svg:x="137.398cm" svg:y="23.9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3" draw:id="id123" draw:layer="layout" svg:width="2.032cm" svg:height="0.508cm" svg:x="137.398cm" svg:y="25.511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398cm" svg:y1="25.765cm" svg:x2="132.953cm" svg:y2="17.256cm" draw:start-shape="id123" draw:start-glue-point="3" draw:end-shape="id67" draw:end-glue-point="2" svg:d="M137398 25765h-4445v-8509" svg:viewBox="0 0 4446 8510">
          <text:p/>
        </draw:connector>
        <draw:custom-shape draw:style-name="gr68" draw:text-style-name="P3" draw:layer="layout" svg:width="6.223cm" svg:height="1.016cm" svg:x="143.24cm" svg:y="25.511cm">
          <text:p text:style-name="P2"><text:span text:style-name="T1">[Раздраженно] Как я могу успокоится? </text:span></text:p>
          <text:p text:style-name="P2"><text:span text:style-name="T1">Кто Вы такие?</text:span></text:p>
          <text:p text:style-name="P2"><text:span text:style-name="T1">Это похищени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6" draw:id="id126" draw:layer="layout" svg:width="1.397cm" svg:height="0.508cm" svg:x="143.24cm" svg:y="25.0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7" draw:id="id127" draw:layer="layout" svg:width="2.032cm" svg:height="0.508cm" svg:x="143.24cm" svg:y="26.527cm">
          <text:p text:style-name="P2"><text:span text:style-name="T2">IsKidn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2.097cm" svg:y1="23.034cm" svg:x2="138.096cm" svg:y2="23.987cm" draw:start-shape="id124" draw:start-glue-point="3" draw:end-shape="id125" draw:end-glue-point="0" svg:d="M142097 23034h-4001v953" svg:viewBox="0 0 4002 954">
          <text:p/>
        </draw:connector>
        <draw:connector draw:style-name="gr7" draw:text-style-name="P2" draw:layer="layout" svg:x1="145.907cm" svg:y1="23.479cm" svg:x2="143.938cm" svg:y2="25.003cm" draw:start-shape="id124" draw:start-glue-point="2" draw:end-shape="id126" draw:end-glue-point="0" svg:d="M145907 23479v762h-1969v762" svg:viewBox="0 0 1970 1525">
          <text:p/>
        </draw:connector>
        <draw:connector draw:style-name="gr7" draw:text-style-name="P2" draw:layer="layout" svg:x1="143.24cm" svg:y1="26.781cm" svg:x2="132.953cm" svg:y2="17.256cm" draw:start-shape="id127" draw:start-glue-point="3" draw:end-shape="id67" draw:end-glue-point="2" svg:d="M143240 26781h-10287v-9525" svg:viewBox="0 0 10288 9526">
          <text:p/>
        </draw:connector>
        <draw:custom-shape draw:style-name="gr69" draw:text-style-name="P3" draw:layer="layout" svg:width="4.826cm" svg:height="1.016cm" svg:x="161.02cm" svg:y="22.463cm">
          <text:p text:style-name="P2"><text:span text:style-name="T1">[Кричать] Продолжать кричать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61.02cm" svg:y="21.95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61.02cm" svg:y="23.479cm">
          <text:p text:style-name="P2"><text:span text:style-name="T2">HelpMe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" draw:layer="layout" svg:width="4.826cm" svg:height="1.016cm" svg:x="150.352cm" svg:y="25.511cm">
          <text:p text:style-name="P2"><text:span text:style-name="T1">[Кричать] Отвяжите, немедленно,</text:span></text:p>
          <text:p text:style-name="P2"><text:span text:style-name="T1">мать вашу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50.352cm" svg:y="25.0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0.352cm" svg:y="26.527cm">
          <text:p text:style-name="P2"><text:span text:style-name="T2">HelpMe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" draw:layer="layout" svg:width="3.175cm" svg:height="1.016cm" svg:x="59.801cm" svg:y="69.072cm">
          <text:p text:style-name="P2"><text:span text:style-name="T1">Оглядетс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0" draw:id="id130" draw:layer="layout" svg:width="1.397cm" svg:height="0.508cm" svg:x="59.801cm" svg:y="68.564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28" draw:id="id128" draw:layer="layout" svg:width="2.921cm" svg:height="0.508cm" svg:x="59.801cm" svg:y="70.088cm">
          <text:p text:style-name="P2"><text:span text:style-name="T2">LookAr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4" xml:id="id134" draw:id="id134" draw:layer="layout" svg:width="6.731cm" svg:height="1.524cm" svg:x="52.816cm" svg:y="79.232cm">
          <text:p text:style-name="P2"><text:span text:style-name="T1">Вас заводят в туалет. </text:span></text:p>
          <text:p text:style-name="P2"><text:span text:style-name="T1">Видите кабинки и раковины.</text:span></text:p>
          <text:p text:style-name="P2"><text:span text:style-name="T1">Санитары помогают зайти в свободную кабинк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4" xml:id="id129" draw:id="id129" draw:layer="layout" svg:width="9.525cm" svg:height="2.286cm" svg:x="56.753cm" svg:y="71.612cm">
          <text:p text:style-name="P13"><text:span text:style-name="T1">Вы оглядываетесь вокруг себя.</text:span></text:p>
          <text:p text:style-name="P13"><text:span text:style-name="T1">По обе стороны от Вас длинный коридор с дверьми.</text:span></text:p>
          <text:p text:style-name="P13"><text:span text:style-name="T1">В коридоре стоят люди в больничной одежде. </text:span></text:p>
          <text:p text:style-name="P13"><text:span text:style-name="T1">Увидев Вас они на некоторое время смотрят, как Вас ведут под руки.</text:span></text:p>
          <text:p text:style-name="P13"><text:span text:style-name="T1">Слышите как люди переговариваются. Кто то смеётся.</text:span></text:p>
          <text:p text:style-name="P13"><text:span text:style-name="T1">Вам слышится: «Буйную повели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261cm" svg:y1="70.596cm" svg:x2="61.515cm" svg:y2="71.612cm" draw:start-shape="id128" draw:start-glue-point="2" draw:end-shape="id129" draw:end-glue-point="0" svg:d="M61261 70596v508h254v508" svg:viewBox="0 0 255 1017">
          <text:p/>
        </draw:connector>
        <draw:connector draw:style-name="gr7" draw:text-style-name="P2" draw:layer="layout" svg:x1="61.896cm" svg:y1="66.659cm" svg:x2="60.499cm" svg:y2="68.564cm" draw:start-shape="id105" draw:start-glue-point="2" draw:end-shape="id130" draw:end-glue-point="0" svg:d="M61896 66659v953h-1397v952" svg:viewBox="0 0 1398 1906">
          <text:p/>
        </draw:connector>
        <draw:custom-shape draw:style-name="gr37" draw:text-style-name="P3" draw:layer="layout" svg:width="3.175cm" svg:height="1.016cm" svg:x="54.721cm" svg:y="75.676cm">
          <text:p text:style-name="P2"><text:span text:style-name="T1">Продолжить идт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1" draw:id="id131" draw:layer="layout" svg:width="1.397cm" svg:height="0.508cm" svg:x="54.721cm" svg:y="75.168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33" draw:id="id133" draw:layer="layout" svg:width="2.921cm" svg:height="0.508cm" svg:x="54.721cm" svg:y="76.692cm">
          <text:p text:style-name="P2"><text:span text:style-name="T2">GoForw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515cm" svg:y1="73.898cm" svg:x2="55.419cm" svg:y2="75.168cm" draw:start-shape="id129" draw:start-glue-point="2" draw:end-shape="id131" draw:end-glue-point="0" svg:d="M61515 73898v635h-6096v635" svg:viewBox="0 0 6097 1271">
          <text:p/>
        </draw:connector>
        <draw:custom-shape draw:style-name="gr37" draw:text-style-name="P3" draw:layer="layout" svg:width="3.175cm" svg:height="1.016cm" svg:x="60.817cm" svg:y="75.549cm">
          <text:p text:style-name="P2"><text:span text:style-name="T1">Попытатся сбежат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2" draw:id="id132" draw:layer="layout" svg:width="1.397cm" svg:height="0.508cm" svg:x="60.817cm" svg:y="75.04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35" draw:id="id135" draw:layer="layout" svg:width="2.921cm" svg:height="0.508cm" svg:x="60.817cm" svg:y="76.565cm">
          <text:p text:style-name="P2"><text:span text:style-name="T2">TryEsca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515cm" svg:y1="73.898cm" svg:x2="61.515cm" svg:y2="75.041cm" draw:start-shape="id129" draw:start-glue-point="2" draw:end-shape="id132" draw:end-glue-point="0" svg:d="M61515 73898v1143" svg:viewBox="0 0 1 1144">
          <text:p/>
        </draw:connector>
        <draw:connector draw:style-name="gr7" draw:text-style-name="P2" draw:layer="layout" svg:x1="56.181cm" svg:y1="77.2cm" svg:x2="56.181cm" svg:y2="79.232cm" draw:start-shape="id133" draw:start-glue-point="2" draw:end-shape="id134" draw:end-glue-point="0" svg:d="M56181 77200v2032" svg:viewBox="0 0 1 2033">
          <text:p/>
        </draw:connector>
        <draw:custom-shape draw:style-name="gr72" draw:text-style-name="P14" xml:id="id136" draw:id="id136" draw:layer="layout" svg:width="8.255cm" svg:height="1.27cm" svg:x="61.452cm" svg:y="78.47cm">
          <text:p text:style-name="P2"><text:span text:style-name="T1">Вы пытаетесь вырваться, но санитары крепко Вас держа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2.277cm" svg:y1="77.073cm" svg:x2="65.579cm" svg:y2="78.47cm" draw:start-shape="id135" draw:start-glue-point="2" draw:end-shape="id136" draw:end-glue-point="0" svg:d="M62277 77073v699h3302v698" svg:viewBox="0 0 3303 1398">
          <text:p/>
        </draw:connector>
        <draw:g xml:id="id137" draw:id="id137">
          <draw:custom-shape draw:style-name="gr15" draw:text-style-name="P3" draw:layer="layout" svg:width="7.747cm" svg:height="1.016cm" svg:x="61.96cm" svg:y="81.391cm">
            <text:p text:style-name="P2"><text:span text:style-name="T1">Элис, не глупи. </text:span></text:p>
            <text:p text:style-name="P2"><text:span text:style-name="T1">Мне не хочется этого делать, </text:span></text:p>
            <text:p text:style-name="P2"><text:span text:style-name="T1">но если ты не прекратишь то вернёшься в палату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61.96cm" svg:y="80.883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65.579cm" svg:y1="79.74cm" svg:x2="65.833cm" svg:y2="80.883cm" draw:start-shape="id136" draw:start-glue-point="2" draw:end-shape="id137" draw:end-glue-point="0" svg:d="M65579 79740v572h254v571" svg:viewBox="0 0 255 1144">
          <text:p/>
        </draw:connector>
        <draw:connector draw:style-name="gr7" draw:text-style-name="P2" draw:layer="layout" svg:x1="61.96cm" svg:y1="81.645cm" svg:x2="59.547cm" svg:y2="79.994cm" draw:start-shape="id137" draw:start-glue-point="3" draw:end-shape="id134" draw:end-glue-point="1" svg:d="M61960 81645h-1207v-1651h-1206" svg:viewBox="0 0 2414 1652">
          <text:p/>
        </draw:connector>
        <draw:custom-shape draw:style-name="gr73" draw:text-style-name="P3" draw:layer="layout" svg:width="4.572cm" svg:height="1.016cm" svg:x="50.403cm" svg:y="85.074cm">
          <text:p text:style-name="P2"><text:span text:style-name="T1">Думаю что не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9" draw:id="id139" draw:layer="layout" svg:width="1.397cm" svg:height="0.508cm" svg:x="50.403cm" svg:y="84.566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45" draw:id="id145" draw:layer="layout" svg:width="2.921cm" svg:height="0.508cm" svg:x="50.403cm" svg:y="86.09cm">
          <text:p text:style-name="P2"><text:span text:style-name="T2">CantMyself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38" draw:id="id138">
          <draw:custom-shape draw:style-name="gr4" draw:text-style-name="P3" draw:layer="layout" svg:width="5.842cm" svg:height="1.016cm" svg:x="53.197cm" svg:y="82.407cm">
            <text:p text:style-name="P2"><text:span text:style-name="T1">Справишься сама?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53.197cm" svg:y="81.899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56.181cm" svg:y1="80.756cm" svg:x2="56.118cm" svg:y2="81.899cm" draw:start-shape="id134" draw:start-glue-point="2" draw:end-shape="id138" draw:end-glue-point="0" svg:d="M56181 80756v572h-63v571" svg:viewBox="0 0 64 1144">
          <text:p/>
        </draw:connector>
        <draw:connector draw:style-name="gr7" draw:text-style-name="P2" draw:layer="layout" svg:x1="56.118cm" svg:y1="83.423cm" svg:x2="51.101cm" svg:y2="84.566cm" draw:start-shape="id138" draw:start-glue-point="2" draw:end-shape="id139" draw:end-glue-point="0" svg:d="M56118 83423v572h-5017v571" svg:viewBox="0 0 5018 1144">
          <text:p/>
        </draw:connector>
        <draw:custom-shape draw:style-name="gr74" draw:text-style-name="P14" xml:id="id144" draw:id="id144" draw:layer="layout" svg:width="8.763cm" svg:height="1.27cm" svg:x="54.721cm" svg:y="87.36cm">
          <text:p text:style-name="P2"><text:span text:style-name="T1">Пробуете самостоятельно снять с себя одежду, но Вас трясёт,</text:span></text:p>
          <text:p text:style-name="P2"><text:span text:style-name="T1">а руки не слушаютс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" draw:layer="layout" svg:width="4.572cm" svg:height="1.016cm" svg:x="38.465cm" svg:y="98.409cm">
          <text:p text:style-name="P2"><text:span text:style-name="T1">Почему мне так плохо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40" draw:id="id140" draw:layer="layout" svg:width="1.397cm" svg:height="0.508cm" svg:x="38.465cm" svg:y="97.90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47" draw:id="id147" draw:layer="layout" svg:width="2.921cm" svg:height="0.508cm" svg:x="38.465cm" svg:y="99.425cm">
          <text:p text:style-name="P2"><text:span text:style-name="T2">WhySoB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49.889cm" svg:y1="96.758cm" svg:x2="39.163cm" svg:y2="97.901cm" draw:start-shape="id103" draw:start-glue-point="2" draw:end-shape="id140" draw:end-glue-point="0" svg:d="M49889 96758v571h-10726v572" svg:viewBox="0 0 10727 1144">
          <text:p/>
        </draw:connector>
        <draw:connector draw:style-name="gr7" draw:text-style-name="P2" draw:layer="layout" svg:x1="40.37cm" svg:y1="103.489cm" svg:x2="40.497cm" svg:y2="104.378cm" draw:start-shape="id141" draw:start-glue-point="2" draw:end-shape="id91" draw:end-glue-point="0" svg:d="M40370 103489v445h127v444" svg:viewBox="0 0 128 890">
          <text:p/>
        </draw:connector>
        <draw:custom-shape draw:style-name="gr73" draw:text-style-name="P3" draw:layer="layout" svg:width="4.572cm" svg:height="1.016cm" svg:x="55.991cm" svg:y="85.074cm">
          <text:p text:style-name="P2"><text:span text:style-name="T1">Попробовать самостоятельно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42" draw:id="id142" draw:layer="layout" svg:width="1.397cm" svg:height="0.508cm" svg:x="55.991cm" svg:y="84.566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43" draw:id="id143" draw:layer="layout" svg:width="2.921cm" svg:height="0.508cm" svg:x="55.991cm" svg:y="86.09cm">
          <text:p text:style-name="P2"><text:span text:style-name="T2">TryMysel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56.118cm" svg:y1="83.423cm" svg:x2="56.689cm" svg:y2="84.566cm" draw:start-shape="id138" draw:start-glue-point="2" draw:end-shape="id142" draw:end-glue-point="0" svg:d="M56118 83423v572h571v571" svg:viewBox="0 0 572 1144">
          <text:p/>
        </draw:connector>
        <draw:connector draw:style-name="gr7" draw:text-style-name="P2" draw:layer="layout" svg:x1="57.451cm" svg:y1="86.598cm" svg:x2="59.102cm" svg:y2="87.36cm" draw:start-shape="id143" draw:start-glue-point="2" draw:end-shape="id144" draw:end-glue-point="0" svg:d="M57451 86598v381h1651v381" svg:viewBox="0 0 1652 763">
          <text:p/>
        </draw:connector>
        <draw:connector draw:style-name="gr7" draw:text-style-name="P2" draw:layer="layout" svg:x1="51.863cm" svg:y1="86.598cm" svg:x2="51.482cm" svg:y2="90.281cm" draw:start-shape="id145" draw:start-glue-point="2" draw:end-shape="id146" draw:end-glue-point="0" svg:d="M51863 86598v1842h-381v1841" svg:viewBox="0 0 382 3684">
          <text:p/>
        </draw:connector>
        <draw:connector draw:style-name="gr7" draw:text-style-name="P2" draw:layer="layout" svg:x1="54.721cm" svg:y1="87.995cm" svg:x2="51.482cm" svg:y2="90.281cm" draw:start-shape="id144" draw:start-glue-point="3" draw:end-shape="id146" draw:end-glue-point="0" svg:d="M54721 87995h-3239v2286" svg:viewBox="0 0 3240 2287">
          <text:p/>
        </draw:connector>
        <draw:connector draw:style-name="gr7" draw:text-style-name="P2" draw:layer="layout" svg:x1="39.925cm" svg:y1="99.933cm" svg:x2="39.544cm" svg:y2="101.711cm" draw:start-shape="id147" draw:start-glue-point="2" draw:end-shape="id148" draw:end-glue-point="0" svg:d="M39925 99933v889h-381v889" svg:viewBox="0 0 382 1779">
          <text:p/>
        </draw:connector>
      </draw:page>
      <draw:page draw:name="page4" draw:style-name="dp1" draw:master-page-name="Default">
        <draw:frame draw:style-name="gr75" draw:text-style-name="P1" draw:layer="layout" svg:width="7.47cm" svg:height="0.962cm" svg:x="144.13cm" svg:y="2.651cm">
          <draw:text-box>
            <text:p>Сцена 1. Размышления</text:p>
          </draw:text-box>
        </draw:frame>
        <draw:custom-shape draw:style-name="gr27" draw:text-style-name="P3" xml:id="id153" draw:id="id153" draw:layer="layout" svg:width="5.334cm" svg:height="1.016cm" svg:x="145.272cm" svg:y="5.445cm">
          <text:p text:style-name="P2"><text:span text:style-name="T1">Что за чертовщина тут творит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38" draw:id="id238" draw:layer="layout" svg:width="4.445cm" svg:height="0.508cm" svg:x="145.272cm" svg:y="4.937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xml:id="id197" draw:id="id197" draw:layer="layout" svg:width="3.556cm" svg:height="1.016cm" svg:x="137.779cm" svg:y="37.703cm">
          <text:p text:style-name="P2"><text:span text:style-name="T1">Не знаю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5" draw:id="id175" draw:layer="layout" svg:width="1.397cm" svg:height="0.508cm" svg:x="137.779cm" svg:y="37.19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49" draw:id="id149" draw:layer="layout" svg:width="2.032cm" svg:height="0.508cm" svg:x="137.779cm" svg:y="38.719cm">
          <text:p text:style-name="P2"><text:span text:style-name="T2">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xml:id="id195" draw:id="id195" draw:layer="layout" svg:width="3.556cm" svg:height="1.016cm" svg:x="152.13cm" svg:y="63.738cm">
          <text:p text:style-name="P2"><text:span text:style-name="T1">Научный эксперимент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0" draw:id="id200" draw:layer="layout" svg:width="1.397cm" svg:height="0.508cm" svg:x="152.13cm" svg:y="63.2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2.13cm" svg:y="64.754cm">
          <text:p text:style-name="P2"><text:span text:style-name="T2">Experi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3.556cm" svg:height="1.016cm" svg:x="161.655cm" svg:y="63.738cm">
          <text:p text:style-name="P2"><text:span text:style-name="T1">Похищени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1" draw:id="id201" draw:layer="layout" svg:width="1.397cm" svg:height="0.508cm" svg:x="161.655cm" svg:y="63.2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07" draw:id="id207" draw:layer="layout" svg:width="2.032cm" svg:height="0.508cm" svg:x="161.655cm" svg:y="64.754cm">
          <text:p text:style-name="P2"><text:span text:style-name="T2">Kidn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3.556cm" svg:height="1.016cm" svg:x="168.386cm" svg:y="63.611cm">
          <text:p text:style-name="P2"><text:span text:style-name="T1">Я сошла с ум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2" draw:id="id202" draw:layer="layout" svg:width="1.397cm" svg:height="0.508cm" svg:x="168.386cm" svg:y="63.1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09" draw:id="id209" draw:layer="layout" svg:width="2.032cm" svg:height="0.508cm" svg:x="168.386cm" svg:y="64.627cm">
          <text:p text:style-name="P2"><text:span text:style-name="T2">Insa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xml:id="id217" draw:id="id217" draw:layer="layout" svg:width="5.334cm" svg:height="1.016cm" svg:x="136.636cm" svg:y="42.402cm">
          <text:p text:style-name="P2"><text:span text:style-name="T1">Давай, напряги извилины.</text:span></text:p>
          <text:p text:style-name="P2"><text:span text:style-name="T1">Попробуй вспомнить, что было вче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0" draw:id="id150" draw:layer="layout" svg:width="4.445cm" svg:height="0.508cm" svg:x="136.636cm" svg:y="41.894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795cm" svg:y1="39.227cm" svg:x2="138.858cm" svg:y2="41.894cm" draw:start-shape="id149" draw:start-glue-point="2" draw:end-shape="id150" draw:end-glue-point="0" svg:d="M138795 39227v1334h63v1333" svg:viewBox="0 0 64 2668">
          <text:p/>
        </draw:connector>
        <draw:custom-shape draw:style-name="gr76" draw:text-style-name="P3" xml:id="id193" draw:id="id193" draw:layer="layout" svg:width="5.461cm" svg:height="1.143cm" svg:x="144.002cm" svg:y="70.85cm">
          <text:p text:style-name="P2"><text:span text:style-name="T1">Что то в этом есть.</text:span></text:p>
          <text:p text:style-name="P2"><text:span text:style-name="T1">Думаешь они хотят убедить тебя, </text:span></text:p>
          <text:p text:style-name="P2"><text:span text:style-name="T1">что ты другой человек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6" draw:id="id196" draw:layer="layout" svg:width="4.445cm" svg:height="0.508cm" svg:x="144.002cm" svg:y="70.34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77" draw:text-style-name="P3" xml:id="id205" draw:id="id205" draw:layer="layout" svg:width="5.969cm" svg:height="1.016cm" svg:x="154.67cm" svg:y="71.104cm">
          <text:p text:style-name="P2"><text:span text:style-name="T1">Возможно. </text:span></text:p>
          <text:p text:style-name="P2"><text:span text:style-name="T1">Но зачем весь этот цирк с больницей, </text:span></text:p>
          <text:p text:style-name="P2"><text:span text:style-name="T1">врачами, санитарами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08" draw:id="id208" draw:layer="layout" svg:width="4.445cm" svg:height="0.508cm" svg:x="154.67cm" svg:y="70.59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78" draw:text-style-name="P3" xml:id="id211" draw:id="id211" draw:layer="layout" svg:width="7.874cm" svg:height="1.016cm" svg:x="163.179cm" svg:y="71.104cm">
          <text:p text:style-name="P2"><text:span text:style-name="T1">Это всё бы объяснило. </text:span></text:p>
          <text:p text:style-name="P2"><text:span text:style-name="T1">Самое простое объяснение может быть самым верны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0" draw:id="id210" draw:layer="layout" svg:width="4.445cm" svg:height="0.508cm" svg:x="163.179cm" svg:y="70.59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6.604cm" svg:height="1.016cm" svg:x="162.798cm" svg:y="34.782cm">
          <text:p text:style-name="P2"><text:span text:style-name="T1">Я шла с работы. Я ведь доехала домой, так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20" draw:id="id220" draw:layer="layout" svg:width="1.397cm" svg:height="0.508cm" svg:x="162.798cm" svg:y="34.27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51" draw:id="id151" draw:layer="layout" svg:width="2.032cm" svg:height="0.508cm" svg:x="162.798cm" svg:y="35.798cm">
          <text:p text:style-name="P2"><text:span text:style-name="T2">WasH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3" xml:id="id187" draw:id="id187" draw:layer="layout" svg:width="6.612cm" svg:height="1.016cm" svg:x="162.798cm" svg:y="38.211cm">
          <text:p text:style-name="P2"><text:span text:style-name="T1">У меня не спрашивай. </text:span></text:p>
          <text:p text:style-name="P2"><text:span text:style-name="T1">Я это ты, знаю не больше чем ты знаеш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2" draw:id="id152" draw:layer="layout" svg:width="4.445cm" svg:height="0.508cm" svg:x="162.798cm" svg:y="37.703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814cm" svg:y1="36.306cm" svg:x2="165.02cm" svg:y2="37.703cm" draw:start-shape="id151" draw:start-glue-point="2" draw:end-shape="id152" draw:end-glue-point="0" svg:d="M163814 36306v699h1206v698" svg:viewBox="0 0 1207 1398">
          <text:p/>
        </draw:connector>
        <draw:custom-shape draw:style-name="gr31" draw:text-style-name="P3" draw:layer="layout" svg:width="3.556cm" svg:height="1.016cm" svg:x="146.415cm" svg:y="8.112cm">
          <text:p text:style-name="P2"><text:span text:style-name="T1">Ты кто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4" draw:id="id154" draw:layer="layout" svg:width="1.397cm" svg:height="0.508cm" svg:x="146.415cm" svg:y="7.60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55" draw:id="id155" draw:layer="layout" svg:width="2.032cm" svg:height="0.508cm" svg:x="146.415cm" svg:y="9.128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xml:id="id157" draw:id="id157" draw:layer="layout" svg:width="5.334cm" svg:height="1.016cm" svg:x="145.526cm" svg:y="11.16cm">
          <text:p text:style-name="P2"><text:span text:style-name="T1">А ты как думаешь? Я это ты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6" draw:id="id156" draw:layer="layout" svg:width="4.445cm" svg:height="0.508cm" svg:x="145.526cm" svg:y="10.65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939cm" svg:y1="6.461cm" svg:x2="147.113cm" svg:y2="7.604cm" draw:start-shape="id153" draw:start-glue-point="2" draw:end-shape="id154" draw:end-glue-point="0" svg:d="M147939 6461v572h-826v571" svg:viewBox="0 0 827 1144">
          <text:p/>
        </draw:connector>
        <draw:connector draw:style-name="gr7" draw:text-style-name="P2" draw:layer="layout" svg:x1="147.431cm" svg:y1="9.636cm" svg:x2="147.748cm" svg:y2="10.652cm" draw:start-shape="id155" draw:start-glue-point="2" draw:end-shape="id156" draw:end-glue-point="0" svg:d="M147431 9636v508h317v508" svg:viewBox="0 0 318 1017">
          <text:p/>
        </draw:connector>
        <draw:custom-shape draw:style-name="gr80" draw:text-style-name="P3" draw:layer="layout" svg:width="5.141cm" svg:height="1.016cm" svg:x="138.795cm" svg:y="13.954cm">
          <text:p text:style-name="P2"><text:span text:style-name="T1">Только не это. Я слышу голос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8" draw:id="id158" draw:layer="layout" svg:width="1.397cm" svg:height="0.508cm" svg:x="138.795cm" svg:y="13.44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0" draw:id="id160" draw:layer="layout" svg:width="2.032cm" svg:height="0.508cm" svg:x="138.795cm" svg:y="14.97cm">
          <text:p text:style-name="P2"><text:span text:style-name="T2">Vo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526cm" svg:y1="11.668cm" svg:x2="139.493cm" svg:y2="13.446cm" draw:start-shape="id157" draw:start-glue-point="3" draw:end-shape="id158" draw:end-glue-point="0" svg:d="M145526 11668h-6033v1778" svg:viewBox="0 0 6034 1779">
          <text:p/>
        </draw:connector>
        <draw:custom-shape draw:style-name="gr80" draw:text-style-name="P3" draw:layer="layout" svg:width="5.141cm" svg:height="1.016cm" svg:x="156.133cm" svg:y="13.827cm">
          <text:p text:style-name="P2"><text:span text:style-name="T1">Не разговаривай со мной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9" draw:id="id159" draw:layer="layout" svg:width="1.397cm" svg:height="0.508cm" svg:x="156.133cm" svg:y="13.31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2" draw:id="id162" draw:layer="layout" svg:width="2.032cm" svg:height="0.508cm" svg:x="156.133cm" svg:y="14.843cm">
          <text:p text:style-name="P2"><text:span text:style-name="T2">Stop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0.86cm" svg:y1="11.668cm" svg:x2="156.831cm" svg:y2="13.319cm" draw:start-shape="id157" draw:start-glue-point="1" draw:end-shape="id159" draw:end-glue-point="0" svg:d="M150860 11668h5971v1651" svg:viewBox="0 0 5972 1652">
          <text:p/>
        </draw:connector>
        <draw:custom-shape draw:style-name="gr27" draw:text-style-name="P3" xml:id="id166" draw:id="id166" draw:layer="layout" svg:width="5.334cm" svg:height="1.016cm" svg:x="137.652cm" svg:y="17.383cm">
          <text:p text:style-name="P2"><text:span text:style-name="T1">[Смеется] Пока всего один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1" draw:id="id161" draw:layer="layout" svg:width="4.445cm" svg:height="0.508cm" svg:x="137.652cm" svg:y="16.87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811cm" svg:y1="15.478cm" svg:x2="139.874cm" svg:y2="16.875cm" draw:start-shape="id160" draw:start-glue-point="2" draw:end-shape="id161" draw:end-glue-point="0" svg:d="M139811 15478v699h63v698" svg:viewBox="0 0 64 1398">
          <text:p/>
        </draw:connector>
        <draw:custom-shape draw:style-name="gr77" draw:text-style-name="P3" xml:id="id164" draw:id="id164" draw:layer="layout" svg:width="5.969cm" svg:height="1.016cm" svg:x="153.527cm" svg:y="17.51cm">
          <text:p text:style-name="P2"><text:span text:style-name="T1">Думаешь ты сможешь прогнать меня?</text:span></text:p>
          <text:p text:style-name="P2"><text:span text:style-name="T1">Удач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3" draw:id="id163" draw:layer="layout" svg:width="4.445cm" svg:height="0.508cm" svg:x="153.527cm" svg:y="17.00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149cm" svg:y1="15.351cm" svg:x2="155.749cm" svg:y2="17.002cm" draw:start-shape="id162" draw:start-glue-point="2" draw:end-shape="id163" draw:end-glue-point="0" svg:d="M157149 15351v826h-1400v825" svg:viewBox="0 0 1401 1652">
          <text:p/>
        </draw:connector>
        <draw:custom-shape draw:style-name="gr80" draw:text-style-name="P3" draw:layer="layout" svg:width="5.141cm" svg:height="1.016cm" svg:x="153.212cm" svg:y="20.685cm">
          <text:p text:style-name="P2"><text:span text:style-name="T1">Хорошо. Что ты хочеш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65" draw:id="id165" draw:layer="layout" svg:width="1.397cm" svg:height="0.508cm" svg:x="153.212cm" svg:y="20.1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76" draw:id="id176" draw:layer="layout" svg:width="2.032cm" svg:height="0.508cm" svg:x="153.212cm" svg:y="21.701cm">
          <text:p text:style-name="P2"><text:span text:style-name="T2">WhatW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6.511cm" svg:y1="18.526cm" svg:x2="153.91cm" svg:y2="20.177cm" draw:start-shape="id164" draw:start-glue-point="2" draw:end-shape="id165" draw:end-glue-point="0" svg:d="M156511 18526v826h-2601v825" svg:viewBox="0 0 2602 1652">
          <text:p/>
        </draw:connector>
        <draw:custom-shape draw:style-name="gr80" draw:text-style-name="P3" draw:layer="layout" svg:width="5.141cm" svg:height="1.016cm" svg:x="137.373cm" svg:y="20.696cm">
          <text:p text:style-name="P2"><text:span text:style-name="T1">Черт. Они правы. Я сошла с ума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67" draw:id="id167" draw:layer="layout" svg:width="1.397cm" svg:height="0.508cm" svg:x="137.373cm" svg:y="20.18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8" draw:id="id168" draw:layer="layout" svg:width="2.032cm" svg:height="0.508cm" svg:x="137.373cm" svg:y="21.712cm">
          <text:p text:style-name="P2"><text:span text:style-name="T2">IAmM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319cm" svg:y1="18.399cm" svg:x2="138.071cm" svg:y2="20.188cm" draw:start-shape="id166" draw:start-glue-point="2" draw:end-shape="id167" draw:end-glue-point="0" svg:d="M140319 18399v895h-2248v894" svg:viewBox="0 0 2249 1790">
          <text:p/>
        </draw:connector>
        <draw:custom-shape draw:style-name="gr27" draw:text-style-name="P3" xml:id="id170" draw:id="id170" draw:layer="layout" svg:width="5.334cm" svg:height="1.016cm" svg:x="137.398cm" svg:y="23.86cm">
          <text:p text:style-name="P2"><text:span text:style-name="T1">Не драматизируй.</text:span></text:p>
          <text:p text:style-name="P2"><text:span text:style-name="T1">Давай поговори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9" draw:id="id169" draw:layer="layout" svg:width="4.445cm" svg:height="0.508cm" svg:x="137.398cm" svg:y="23.35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389cm" svg:y1="22.22cm" svg:x2="139.62cm" svg:y2="23.352cm" draw:start-shape="id168" draw:start-glue-point="2" draw:end-shape="id169" draw:end-glue-point="0" svg:d="M138389 22220v566h1231v566" svg:viewBox="0 0 1232 1133">
          <text:p/>
        </draw:connector>
        <draw:custom-shape draw:style-name="gr80" draw:text-style-name="P3" draw:layer="layout" svg:width="5.141cm" svg:height="1.016cm" svg:x="137.464cm" svg:y="26.781cm">
          <text:p text:style-name="P2"><text:span text:style-name="T1">Хорошо. О чём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1" draw:id="id171" draw:layer="layout" svg:width="1.397cm" svg:height="0.508cm" svg:x="137.464cm" svg:y="26.27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72" draw:id="id172" draw:layer="layout" svg:width="2.032cm" svg:height="0.508cm" svg:x="137.464cm" svg:y="27.797cm">
          <text:p text:style-name="P2"><text:span text:style-name="T2">Lets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065cm" svg:y1="24.876cm" svg:x2="138.162cm" svg:y2="26.273cm" draw:start-shape="id170" draw:start-glue-point="2" draw:end-shape="id171" draw:end-glue-point="0" svg:d="M140065 24876v699h-1903v698" svg:viewBox="0 0 1904 1398">
          <text:p/>
        </draw:connector>
        <draw:custom-shape draw:style-name="gr27" draw:text-style-name="P3" xml:id="id174" draw:id="id174" draw:layer="layout" svg:width="5.334cm" svg:height="1.016cm" svg:x="137.525cm" svg:y="30.845cm">
          <text:p text:style-name="P2"><text:span text:style-name="T1">О том что здесь происходит.</text:span></text:p>
          <text:p text:style-name="P2"><text:span text:style-name="T1">Почему ты зде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3" draw:id="id173" draw:layer="layout" svg:width="4.445cm" svg:height="0.508cm" svg:x="137.525cm" svg:y="30.337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48cm" svg:y1="28.305cm" svg:x2="139.747cm" svg:y2="30.337cm" draw:start-shape="id172" draw:start-glue-point="2" draw:end-shape="id173" svg:d="M138480 28305v1016h1267v1016" svg:viewBox="0 0 1268 2033">
          <text:p/>
        </draw:connector>
        <draw:connector draw:style-name="gr7" draw:text-style-name="P2" draw:layer="layout" svg:x1="140.192cm" svg:y1="31.861cm" svg:x2="138.477cm" svg:y2="37.195cm" draw:start-shape="id174" draw:start-glue-point="2" draw:end-shape="id175" draw:end-glue-point="0" svg:d="M140192 31861v2667h-1715v2667" svg:viewBox="0 0 1716 5335">
          <text:p/>
        </draw:connector>
        <draw:custom-shape draw:style-name="gr27" draw:text-style-name="P3" xml:id="id178" draw:id="id178" draw:layer="layout" svg:width="5.334cm" svg:height="1.016cm" svg:x="153.146cm" svg:y="24.368cm">
          <text:p text:style-name="P2"><text:span text:style-name="T1">Только поговорит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7" draw:id="id177" draw:layer="layout" svg:width="4.445cm" svg:height="0.508cm" svg:x="153.146cm" svg:y="23.8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228cm" svg:y1="22.209cm" svg:x2="155.368cm" svg:y2="23.86cm" draw:start-shape="id176" draw:start-glue-point="2" draw:end-shape="id177" draw:end-glue-point="0" svg:d="M154228 22209v826h1140v825" svg:viewBox="0 0 1141 1652">
          <text:p/>
        </draw:connector>
        <draw:connector draw:style-name="gr7" draw:text-style-name="P2" draw:layer="layout" svg:x1="153.146cm" svg:y1="24.876cm" svg:x2="138.861cm" svg:y2="26.527cm" draw:start-shape="id178" draw:start-glue-point="3" draw:end-shape="id171" svg:d="M153146 24876h-7143v1651h-7142" svg:viewBox="0 0 14286 1652">
          <text:p/>
        </draw:connector>
        <draw:custom-shape draw:style-name="gr81" draw:text-style-name="P3" draw:layer="layout" svg:width="5.395cm" svg:height="1.016cm" svg:x="163.245cm" svg:y="20.685cm">
          <text:p text:style-name="P2"><text:span text:style-name="T1">Смогу. Убирайся. Я не сумасшедша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9" draw:id="id179" draw:layer="layout" svg:width="1.397cm" svg:height="0.508cm" svg:x="163.245cm" svg:y="20.1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0" draw:id="id180" draw:layer="layout" svg:width="2.032cm" svg:height="0.508cm" svg:x="163.245cm" svg:y="21.701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6.511cm" svg:y1="18.526cm" svg:x2="163.943cm" svg:y2="20.177cm" draw:start-shape="id164" draw:start-glue-point="2" draw:end-shape="id179" draw:end-glue-point="0" svg:d="M156511 18526v826h7432v825" svg:viewBox="0 0 7433 1652">
          <text:p/>
        </draw:connector>
        <draw:custom-shape draw:style-name="gr27" draw:text-style-name="P3" xml:id="id182" draw:id="id182" draw:layer="layout" svg:width="5.334cm" svg:height="1.016cm" svg:x="162.036cm" svg:y="23.987cm">
          <text:p text:style-name="P2"><text:span text:style-name="T1">Не сможешь!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81" draw:id="id181" draw:layer="layout" svg:width="4.445cm" svg:height="0.508cm" svg:x="162.036cm" svg:y="23.479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261cm" svg:y1="22.209cm" svg:x2="164.258cm" svg:y2="23.479cm" draw:start-shape="id180" draw:start-glue-point="2" draw:end-shape="id181" svg:d="M164261 22209v635h-3v635" svg:viewBox="0 0 4 1271">
          <text:p/>
        </draw:connector>
        <draw:custom-shape draw:style-name="gr81" draw:text-style-name="P3" draw:layer="layout" svg:width="5.395cm" svg:height="1.016cm" svg:x="167.624cm" svg:y="26.781cm">
          <text:p text:style-name="P2"><text:span text:style-name="T1">Смог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84" draw:id="id184" draw:layer="layout" svg:width="1.397cm" svg:height="0.508cm" svg:x="167.624cm" svg:y="26.27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6" draw:id="id186" draw:layer="layout" svg:width="2.032cm" svg:height="0.508cm" svg:x="167.624cm" svg:y="27.797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" draw:layer="layout" svg:width="5.141cm" svg:height="1.016cm" svg:x="160.766cm" svg:y="26.733cm">
          <text:p text:style-name="P2"><text:span text:style-name="T1">Хорошо. Что ты хочеш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83" draw:id="id183" draw:layer="layout" svg:width="1.397cm" svg:height="0.508cm" svg:x="160.766cm" svg:y="26.22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5" draw:id="id185" draw:layer="layout" svg:width="2.032cm" svg:height="0.508cm" svg:x="160.766cm" svg:y="27.749cm">
          <text:p text:style-name="P2"><text:span text:style-name="T2">WhatW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4.703cm" svg:y1="25.003cm" svg:x2="161.464cm" svg:y2="26.225cm" draw:start-shape="id182" draw:start-glue-point="2" draw:end-shape="id183" draw:end-glue-point="0" svg:d="M164703 25003v611h-3239v611" svg:viewBox="0 0 3240 1223">
          <text:p/>
        </draw:connector>
        <draw:connector draw:style-name="gr7" draw:text-style-name="P2" draw:layer="layout" svg:x1="164.703cm" svg:y1="25.003cm" svg:x2="168.322cm" svg:y2="26.273cm" draw:start-shape="id182" draw:start-glue-point="2" draw:end-shape="id184" draw:end-glue-point="0" svg:d="M164703 25003v635h3619v635" svg:viewBox="0 0 3620 1271">
          <text:p/>
        </draw:connector>
        <draw:connector draw:style-name="gr7" draw:text-style-name="P2" draw:layer="layout" svg:x1="160.766cm" svg:y1="28.003cm" svg:x2="158.48cm" svg:y2="24.876cm" draw:start-shape="id185" draw:start-glue-point="3" draw:end-shape="id178" draw:end-glue-point="1" svg:d="M160766 28003h-1143v-3127h-1143" svg:viewBox="0 0 2287 3128">
          <text:p/>
        </draw:connector>
        <draw:connector draw:style-name="gr7" draw:text-style-name="P2" draw:layer="layout" draw:line-skew="3.69cm" svg:x1="169.656cm" svg:y1="28.051cm" svg:x2="167.37cm" svg:y2="24.495cm" draw:start-shape="id186" draw:start-glue-point="1" draw:end-shape="id182" svg:d="M169656 28051h4191v-3556h-6477" svg:viewBox="0 0 6478 3557">
          <text:p/>
        </draw:connector>
        <draw:custom-shape draw:style-name="gr82" draw:text-style-name="P3" draw:layer="layout" svg:width="6.814cm" svg:height="1.016cm" svg:x="164.957cm" svg:y="41.005cm">
          <text:p text:style-name="P2"><text:span text:style-name="T1">Зачем я тогда с тобой разговариваю, </text:span></text:p>
          <text:p text:style-name="P2"><text:span text:style-name="T1">если ты ничего не знаеш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88" draw:id="id188" draw:layer="layout" svg:width="1.397cm" svg:height="0.508cm" svg:x="164.957cm" svg:y="40.49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9" draw:id="id189" draw:layer="layout" svg:width="2.032cm" svg:height="0.508cm" svg:x="164.957cm" svg:y="42.021cm">
          <text:p text:style-name="P2"><text:span text:style-name="T2">Why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6.104cm" svg:y1="39.227cm" svg:x2="165.655cm" svg:y2="40.497cm" draw:start-shape="id187" draw:start-glue-point="2" draw:end-shape="id188" draw:end-glue-point="0" svg:d="M166104 39227v635h-449v635" svg:viewBox="0 0 450 1271">
          <text:p/>
        </draw:connector>
        <draw:custom-shape draw:style-name="gr83" draw:text-style-name="P3" xml:id="id191" draw:id="id191" draw:layer="layout" svg:width="8.597cm" svg:height="1.016cm" svg:x="164.488cm" svg:y="44.61cm">
          <text:p text:style-name="P2"><text:span text:style-name="T1">Ну может я смогу подкинуть пару интересных иде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0" draw:id="id190" draw:layer="layout" svg:width="4.445cm" svg:height="0.508cm" svg:x="164.488cm" svg:y="44.10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5.973cm" svg:y1="42.529cm" svg:x2="166.71cm" svg:y2="44.102cm" draw:start-shape="id189" draw:start-glue-point="2" draw:end-shape="id190" draw:end-glue-point="0" svg:d="M165973 42529v787h737v786" svg:viewBox="0 0 738 1574">
          <text:p/>
        </draw:connector>
        <draw:custom-shape draw:style-name="gr31" draw:text-style-name="P3" draw:layer="layout" svg:width="3.556cm" svg:height="1.016cm" svg:x="166.608cm" svg:y="47.228cm">
          <text:p text:style-name="P2"><text:span text:style-name="T1">Или нет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2" draw:id="id192" draw:layer="layout" svg:width="1.397cm" svg:height="0.508cm" svg:x="166.608cm" svg:y="46.7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4" draw:id="id224" draw:layer="layout" svg:width="2.032cm" svg:height="0.508cm" svg:x="166.608cm" svg:y="48.244cm">
          <text:p text:style-name="P2"><text:span text:style-name="T2">MaybeN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" xml:id="id227" draw:id="id227" draw:layer="layout" svg:width="6.152cm" svg:height="1.016cm" svg:x="172.267cm" svg:y="54.213cm">
          <text:p text:style-name="P2"><text:span text:style-name="T1">Верно. Но вернемся к делу.</text:span></text:p>
          <text:p text:style-name="P2"><text:span text:style-name="T1">Что ещё думаешь про ситуацию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72.267cm" svg:y="53.70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8.786cm" svg:y1="45.626cm" svg:x2="167.306cm" svg:y2="46.72cm" draw:start-shape="id191" draw:start-glue-point="2" draw:end-shape="id192" draw:end-glue-point="0" svg:d="M168786 45626v547h-1480v547" svg:viewBox="0 0 1481 1095">
          <text:p/>
        </draw:connector>
        <draw:custom-shape draw:style-name="gr31" draw:text-style-name="P3" draw:layer="layout" svg:width="3.556cm" svg:height="1.016cm" svg:x="175.244cm" svg:y="63.357cm">
          <text:p text:style-name="P2"><text:span text:style-name="T1">Довольно этого бреда.</text:span></text:p>
          <text:p text:style-name="P2"><text:span text:style-name="T1">Я буду спать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13" draw:id="id213" draw:layer="layout" svg:width="1.397cm" svg:height="0.508cm" svg:x="175.244cm" svg:y="62.84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3" draw:id="id223" draw:layer="layout" svg:width="2.032cm" svg:height="0.508cm" svg:x="175.244cm" svg:y="64.373cm">
          <text:p text:style-name="P2"><text:span text:style-name="T2">Enoug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" xml:id="id232" draw:id="id232" draw:layer="layout" svg:width="6.152cm" svg:height="1.016cm" svg:x="172.394cm" svg:y="83.423cm">
          <text:p text:style-name="P2"><text:span text:style-name="T1">Хорошо, поговорим завтра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31" draw:id="id231" draw:layer="layout" svg:width="4.445cm" svg:height="0.508cm" svg:x="172.394cm" svg:y="82.91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34" draw:id="id234" draw:layer="layout" svg:width="5.842cm" svg:height="1.016cm" svg:x="140.573cm" svg:y="74.406cm">
          <text:p text:style-name="P2"><text:span text:style-name="T1">Звучит как бред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4" draw:id="id194" draw:layer="layout" svg:width="1.397cm" svg:height="0.508cm" svg:x="140.573cm" svg:y="73.89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35" draw:id="id235" draw:layer="layout" svg:width="2.032cm" svg:height="0.508cm" svg:x="140.319cm" svg:y="76.819cm">
          <text:p text:style-name="P2"><text:span text:style-name="T2">M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6.732cm" svg:y1="71.993cm" svg:x2="141.271cm" svg:y2="73.898cm" draw:start-shape="id193" draw:start-glue-point="2" draw:end-shape="id194" draw:end-glue-point="0" svg:d="M146732 71993v952h-5461v953" svg:viewBox="0 0 5462 1906">
          <text:p/>
        </draw:connector>
        <draw:custom-shape draw:style-name="gr84" draw:text-style-name="P3" xml:id="id203" draw:id="id203" draw:layer="layout" svg:width="6.152cm" svg:height="1.016cm" svg:x="140.33cm" svg:y="77.867cm">
          <text:p text:style-name="P2"><text:span text:style-name="T1">Ещё варианты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40.33cm" svg:y="77.359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13cm" svg:y1="64.246cm" svg:x2="146.224cm" svg:y2="70.342cm" draw:start-shape="id195" draw:start-glue-point="3" draw:end-shape="id196" draw:end-glue-point="0" svg:d="M152130 64246h-5906v6096" svg:viewBox="0 0 5907 6097">
          <text:p/>
        </draw:connector>
        <draw:custom-shape draw:style-name="gr85" draw:text-style-name="P10" xml:id="id198" draw:id="id198" draw:layer="layout" svg:width="4.191cm" svg:height="1.143cm" svg:x="143.367cm" svg:y="37.576cm">
          <text:p text:style-name="P2"><text:span text:style-name="T2">InfoBlock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1.335cm" svg:y1="38.211cm" svg:x2="143.367cm" svg:y2="38.147cm" draw:start-shape="id197" draw:start-glue-point="1" draw:end-shape="id198" draw:end-glue-point="3" svg:d="M141335 38211l2032-64" svg:viewBox="0 0 2033 65">
          <text:p/>
        </draw:connector>
        <draw:custom-shape draw:style-name="gr85" draw:text-style-name="P10" xml:id="id199" draw:id="id199" draw:layer="layout" svg:width="4.191cm" svg:height="1.143cm" svg:x="158.734cm" svg:y="58.404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60.829cm" svg:y1="59.547cm" svg:x2="152.828cm" svg:y2="63.23cm" draw:start-shape="id199" draw:start-glue-point="2" draw:end-shape="id200" draw:end-glue-point="0" svg:d="M160829 59547l-8001 3683" svg:viewBox="0 0 8002 3684">
          <text:p/>
        </draw:connector>
        <draw:connector draw:style-name="gr9" draw:text-style-name="P8" draw:layer="layout" draw:type="line" svg:x1="160.829cm" svg:y1="59.547cm" svg:x2="162.353cm" svg:y2="63.23cm" draw:start-shape="id199" draw:start-glue-point="2" draw:end-shape="id201" draw:end-glue-point="0" svg:d="M160829 59547l1524 3683" svg:viewBox="0 0 1525 3684">
          <text:p/>
        </draw:connector>
        <draw:connector draw:style-name="gr9" draw:text-style-name="P8" draw:layer="layout" draw:type="line" svg:x1="160.829cm" svg:y1="59.547cm" svg:x2="169.084cm" svg:y2="63.103cm" draw:start-shape="id199" draw:start-glue-point="2" draw:end-shape="id202" draw:end-glue-point="0" svg:d="M160829 59547l8255 3556" svg:viewBox="0 0 8256 3557">
          <text:p/>
        </draw:connector>
        <draw:custom-shape draw:style-name="gr85" draw:text-style-name="P10" xml:id="id204" draw:id="id204" draw:layer="layout" svg:width="4.191cm" svg:height="1.143cm" svg:x="141.335cm" svg:y="81.137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3.406cm" svg:y1="78.883cm" svg:x2="143.43cm" svg:y2="81.137cm" draw:start-shape="id203" draw:start-glue-point="2" draw:end-shape="id204" draw:end-glue-point="0" svg:d="M143406 78883l24 2254" svg:viewBox="0 0 25 2255">
          <text:p/>
        </draw:connector>
        <draw:custom-shape draw:style-name="gr4" draw:text-style-name="P3" xml:id="id236" draw:id="id236" draw:layer="layout" svg:width="5.842cm" svg:height="1.016cm" svg:x="154.752cm" svg:y="74.875cm">
          <text:p text:style-name="P2"><text:span text:style-name="T1">Для отвода глаз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6" draw:id="id206" draw:layer="layout" svg:width="1.397cm" svg:height="0.508cm" svg:x="154.752cm" svg:y="74.36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654cm" svg:y1="72.12cm" svg:x2="155.45cm" svg:y2="74.367cm" draw:start-shape="id205" draw:start-glue-point="2" draw:end-shape="id206" draw:end-glue-point="0" svg:d="M157654 72120v1124h-2204v1123" svg:viewBox="0 0 2205 2248">
          <text:p/>
        </draw:connector>
        <draw:custom-shape draw:style-name="gr4" draw:text-style-name="P3" xml:id="id237" draw:id="id237" draw:layer="layout" svg:width="5.842cm" svg:height="1.016cm" svg:x="163.446cm" svg:y="74.749cm">
          <text:p text:style-name="P2"><text:span text:style-name="T1">Я отказываюсь в это верить.</text:span></text:p>
          <text:p text:style-name="P2"><text:span text:style-name="T1">Хотя всё указывает на сумасшествие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12" draw:id="id212" draw:layer="layout" svg:width="1.397cm" svg:height="0.508cm" svg:x="163.446cm" svg:y="74.24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1.655cm" svg:y1="65.008cm" svg:x2="156.892cm" svg:y2="70.596cm" draw:start-shape="id207" draw:start-glue-point="3" draw:end-shape="id208" draw:end-glue-point="0" svg:d="M161655 65008h-4763v5588" svg:viewBox="0 0 4764 5589">
          <text:p/>
        </draw:connector>
        <draw:connector draw:style-name="gr7" draw:text-style-name="P2" draw:layer="layout" svg:x1="169.402cm" svg:y1="65.135cm" svg:x2="165.401cm" svg:y2="70.596cm" draw:start-shape="id209" draw:start-glue-point="2" draw:end-shape="id210" svg:d="M169402 65135v2731h-4001v2730" svg:viewBox="0 0 4002 5462">
          <text:p/>
        </draw:connector>
        <draw:connector draw:style-name="gr7" draw:text-style-name="P2" draw:layer="layout" svg:x1="167.116cm" svg:y1="72.12cm" svg:x2="164.144cm" svg:y2="74.241cm" draw:start-shape="id211" draw:start-glue-point="2" draw:end-shape="id212" draw:end-glue-point="0" svg:d="M167116 72120v1061h-2972v1060" svg:viewBox="0 0 2973 2122">
          <text:p/>
        </draw:connector>
        <draw:connector draw:style-name="gr9" draw:text-style-name="P8" draw:layer="layout" draw:type="line" svg:x1="160.829cm" svg:y1="59.547cm" svg:x2="175.942cm" svg:y2="62.849cm" draw:start-shape="id199" draw:start-glue-point="2" draw:end-shape="id213" draw:end-glue-point="0" svg:d="M160829 59547l15113 3302" svg:viewBox="0 0 15114 3303">
          <text:p/>
        </draw:connector>
        <draw:custom-shape draw:style-name="gr86" draw:text-style-name="P15" xml:id="id214" draw:id="id214" draw:layer="layout" svg:width="4.064cm" svg:height="0.762cm" svg:x="177.022cm" svg:y="67.802cm">
          <text:p text:style-name="P2"><text:span text:style-name="T2">Проверить выбрано ли </text:span></text:p>
          <text:p text:style-name="P2"><text:span text:style-name="T2">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9.054cm" svg:y1="68.564cm" svg:x2="175.371cm" svg:y2="71.993cm" draw:start-shape="id214" draw:start-glue-point="2" draw:end-shape="id215" draw:end-glue-point="0" svg:d="M179054 68564l-3683 3429" svg:viewBox="0 0 3684 3430">
          <text:p/>
        </draw:connector>
        <draw:custom-shape draw:style-name="gr84" draw:text-style-name="P3" xml:id="id221" draw:id="id221" draw:layer="layout" svg:width="6.152cm" svg:height="1.016cm" svg:x="183.245cm" svg:y="72.882cm">
          <text:p text:style-name="P2"><text:span text:style-name="T1">Погоди. Ты помнишь, что было вче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83.245cm" svg:y="72.374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16" draw:id="id216" draw:layer="layout" svg:width="2.032cm" svg:height="0.508cm" svg:x="183.245cm" svg:y="71.866cm">
          <text:p text:style-name="P2"><text:span text:style-name="T2">Н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9.054cm" svg:y1="68.564cm" svg:x2="184.261cm" svg:y2="71.866cm" draw:start-shape="id214" draw:start-glue-point="2" draw:end-shape="id216" draw:end-glue-point="0" svg:d="M179054 68564l5207 3302" svg:viewBox="0 0 5208 3303">
          <text:p/>
        </draw:connector>
        <draw:custom-shape draw:style-name="gr85" draw:text-style-name="P10" xml:id="id219" draw:id="id219" draw:layer="layout" svg:width="4.191cm" svg:height="1.143cm" svg:x="162.925cm" svg:y="31.099cm">
          <text:p text:style-name="P2"><text:span text:style-name="T2">Block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xml:id="id218" draw:id="id218" draw:layer="layout" svg:width="4.191cm" svg:height="1.143cm" svg:x="137.144cm" svg:y="44.815cm">
          <text:p text:style-name="P2"><text:span text:style-name="T2">Block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9.303cm" svg:y1="43.418cm" svg:x2="139.239cm" svg:y2="44.815cm" draw:start-shape="id217" draw:start-glue-point="2" draw:end-shape="id218" draw:end-glue-point="0" svg:d="M139303 43418l-64 1397" svg:viewBox="0 0 65 1398">
          <text:p/>
        </draw:connector>
        <draw:connector draw:style-name="gr9" draw:text-style-name="P8" draw:layer="layout" draw:type="line" svg:x1="165.02cm" svg:y1="32.242cm" svg:x2="163.496cm" svg:y2="34.274cm" draw:start-shape="id219" draw:start-glue-point="2" draw:end-shape="id220" draw:end-glue-point="0" svg:d="M165020 32242l-1524 2032" svg:viewBox="0 0 1525 2033">
          <text:p/>
        </draw:connector>
        <draw:custom-shape draw:style-name="gr85" draw:text-style-name="P10" xml:id="id222" draw:id="id222" draw:layer="layout" svg:width="4.191cm" svg:height="1.143cm" svg:x="184.261cm" svg:y="75.676cm">
          <text:p text:style-name="P2"><text:span text:style-name="T2">Block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86.321cm" svg:y1="73.898cm" svg:x2="186.356cm" svg:y2="75.676cm" draw:start-shape="id221" draw:start-glue-point="2" draw:end-shape="id222" draw:end-glue-point="0" svg:d="M186321 73898l35 1778" svg:viewBox="0 0 36 1779">
          <text:p/>
        </draw:connector>
        <draw:connector draw:style-name="gr7" draw:text-style-name="P2" draw:layer="layout" svg:x1="176.26cm" svg:y1="64.881cm" svg:x2="179.054cm" svg:y2="67.802cm" draw:start-shape="id223" draw:start-glue-point="2" draw:end-shape="id214" draw:end-glue-point="0" svg:d="M176260 64881v1461h2794v1460" svg:viewBox="0 0 2795 2922">
          <text:p/>
        </draw:connector>
        <draw:custom-shape draw:style-name="gr86" draw:text-style-name="P15" xml:id="id225" draw:id="id225" draw:layer="layout" svg:width="4.064cm" svg:height="0.762cm" svg:x="166.391cm" svg:y="50.437cm">
          <text:p text:style-name="P2"><text:span text:style-name="T2">Проверить выбрано ли </text:span></text:p>
          <text:p text:style-name="P2"><text:span text:style-name="T2">Enoug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7.624cm" svg:y1="48.752cm" svg:x2="168.423cm" svg:y2="50.437cm" draw:start-shape="id224" draw:start-glue-point="2" draw:end-shape="id225" draw:end-glue-point="0" svg:d="M167624 48752v843h799v842" svg:viewBox="0 0 800 1686">
          <text:p/>
        </draw:connector>
        <draw:connector draw:style-name="gr9" draw:text-style-name="P8" draw:layer="layout" draw:type="line" svg:x1="168.423cm" svg:y1="51.199cm" svg:x2="173.283cm" svg:y2="53.197cm" draw:start-shape="id225" draw:start-glue-point="2" draw:end-shape="id226" draw:end-glue-point="0" svg:d="M168423 51199l4860 1998" svg:viewBox="0 0 4861 1999">
          <text:p/>
        </draw:connector>
        <draw:custom-shape draw:style-name="gr6" draw:text-style-name="P6" xml:id="id226" draw:id="id226" draw:layer="layout" svg:width="2.032cm" svg:height="0.508cm" svg:x="172.267cm" svg:y="53.197cm">
          <text:p text:style-name="P2"><text:span text:style-name="T2">Н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xml:id="id228" draw:id="id228" draw:layer="layout" svg:width="4.191cm" svg:height="1.143cm" svg:x="180.705cm" svg:y="54.086cm">
          <text:p text:style-name="P2"><text:span text:style-name="T2">InfoBlock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8.419cm" svg:y1="54.721cm" svg:x2="180.705cm" svg:y2="54.657cm" draw:start-shape="id227" draw:start-glue-point="1" draw:end-shape="id228" draw:end-glue-point="3" svg:d="M178419 54721l2286-64" svg:viewBox="0 0 2287 65">
          <text:p/>
        </draw:connector>
        <draw:custom-shape draw:style-name="gr85" draw:text-style-name="P10" xml:id="id229" draw:id="id229" draw:layer="layout" svg:width="4.191cm" svg:height="1.143cm" svg:x="160.639cm" svg:y="53.959cm">
          <text:p text:style-name="P2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66.391cm" svg:y1="50.818cm" svg:x2="162.734cm" svg:y2="53.959cm" draw:start-shape="id225" draw:start-glue-point="3" draw:end-shape="id229" draw:end-glue-point="0" svg:d="M166391 50818l-3657 3141" svg:viewBox="0 0 3658 3142">
          <text:p/>
        </draw:connector>
        <draw:custom-shape draw:style-name="gr87" draw:text-style-name="P6" draw:layer="layout" svg:width="2.032cm" svg:height="0.504cm" svg:x="160.639cm" svg:y="53.451cm">
          <text:p text:style-name="P2"><text:span text:style-name="T2">Д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draw:layer="layout" svg:width="4.191cm" svg:height="1.143cm" svg:x="174.355cm" svg:y="72.501cm">
          <text:p text:style-name="P2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6" xml:id="id215" draw:id="id215" draw:layer="layout" svg:width="2.032cm" svg:height="0.504cm" svg:x="174.355cm" svg:y="71.993cm">
          <text:p text:style-name="P2"><text:span text:style-name="T2">Д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xml:id="id230" draw:id="id230" draw:layer="layout" svg:width="4.191cm" svg:height="1.143cm" svg:x="172.577cm" svg:y="79.867cm">
          <text:p text:style-name="P2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4.672cm" svg:y1="81.01cm" svg:x2="174.616cm" svg:y2="82.915cm" draw:start-shape="id230" draw:start-glue-point="2" draw:end-shape="id231" draw:end-glue-point="0" svg:d="M174672 81010l-56 1905" svg:viewBox="0 0 57 1906">
          <text:p/>
        </draw:connector>
        <draw:custom-shape draw:style-name="gr21" draw:text-style-name="P10" xml:id="id233" draw:id="id233" draw:layer="layout" svg:width="10.922cm" svg:height="1.651cm" svg:x="170.037cm" svg:y="86.344cm">
          <text:p text:style-name="P2"><text:span text:style-name="T2">« Продолжить »</text:span></text:p>
          <text:p text:style-name="P2"><text:span text:style-name="T2"/></text:p>
          <text:p text:style-name="P2"><text:span text:style-name="T2">Сцена Новый до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5.47cm" svg:y1="84.439cm" svg:x2="175.498cm" svg:y2="86.344cm" draw:start-shape="id232" draw:start-glue-point="2" draw:end-shape="id233" draw:end-glue-point="0" svg:d="M175470 84439l28 1905" svg:viewBox="0 0 29 1906">
          <text:p/>
        </draw:connector>
        <draw:connector draw:style-name="gr7" draw:text-style-name="P2" draw:layer="layout" svg:x1="143.494cm" svg:y1="75.422cm" svg:x2="141.335cm" svg:y2="76.819cm" draw:start-shape="id234" draw:start-glue-point="2" draw:end-shape="id235" draw:end-glue-point="0" svg:d="M143494 75422v699h-2159v698" svg:viewBox="0 0 2160 1398">
          <text:p/>
        </draw:connector>
        <draw:connector draw:style-name="gr7" draw:text-style-name="P2" draw:layer="layout" svg:x1="157.673cm" svg:y1="75.891cm" svg:x2="142.351cm" svg:y2="77.073cm" draw:start-shape="id236" draw:start-glue-point="2" draw:end-shape="id235" draw:end-glue-point="1" svg:d="M157673 75891v1182h-15322" svg:viewBox="0 0 15323 1183">
          <text:p/>
        </draw:connector>
        <draw:connector draw:style-name="gr7" draw:text-style-name="P2" draw:layer="layout" svg:x1="166.367cm" svg:y1="75.765cm" svg:x2="142.351cm" svg:y2="77.073cm" draw:start-shape="id237" draw:start-glue-point="2" draw:end-shape="id235" draw:end-glue-point="1" svg:d="M166367 75765v1308h-24016" svg:viewBox="0 0 24017 1309">
          <text:p/>
        </draw:connector>
        <draw:custom-shape draw:style-name="gr8" draw:text-style-name="P7" xml:id="id239" draw:id="id239" draw:layer="layout" svg:width="3.81cm" svg:height="0.762cm" svg:x="139.811cm" svg:y="4.302cm">
          <text:p text:style-name="P2"><text:span text:style-name="T1">Добавляет портрет</text:span></text:p>
          <text:p text:style-name="P2"><text:span text:style-name="T1">Собственного я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5.272cm" svg:y1="5.191cm" svg:x2="143.621cm" svg:y2="4.683cm" draw:start-shape="id238" draw:start-glue-point="3" draw:end-shape="id239" draw:end-glue-point="1" svg:d="M145272 5191l-1651-508" svg:viewBox="0 0 1652 509">
          <text:p/>
        </draw:connector>
      </draw:page>
      <draw:page draw:name="page5" draw:style-name="dp1" draw:master-page-name="Default">
        <draw:frame draw:style-name="gr75" draw:text-style-name="P1" draw:layer="layout" svg:width="7.47cm" svg:height="0.962cm" svg:x="144.13cm" svg:y="2.651cm">
          <draw:text-box>
            <text:p>Сцена 2. Новый дом</text:p>
          </draw:text-box>
        </draw:frame>
        <draw:custom-shape draw:style-name="gr26" draw:text-style-name="P9" xml:id="id240" draw:id="id240" draw:layer="layout" svg:width="10.922cm" svg:height="1.143cm" svg:x="141.843cm" svg:y="4.81cm">
          <text:p text:style-name="P2"><text:span text:style-name="T1">Вас будит открывающаяся дверь в палату и голос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xml:id="id244" draw:id="id244" draw:layer="layout" svg:width="5.334cm" svg:height="1.016cm" svg:x="145.018cm" svg:y="7.604cm">
          <text:p text:style-name="P2"><text:span text:style-name="T1">Доброе утро, Элис.</text:span></text:p>
          <text:p text:style-name="P2"><text:span text:style-name="T1">Как спал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41" draw:id="id241" draw:layer="layout" svg:width="4.445cm" svg:height="0.508cm" svg:x="145.018cm" svg:y="7.09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304cm" svg:y1="5.953cm" svg:x2="147.24cm" svg:y2="7.096cm" draw:start-shape="id240" draw:start-glue-point="2" draw:end-shape="id241" draw:end-glue-point="0" svg:d="M147304 5953v571h-64v572" svg:viewBox="0 0 65 1144">
          <text:p/>
        </draw:connector>
        <draw:custom-shape draw:style-name="gr2" draw:text-style-name="P3" draw:layer="layout" svg:width="7.493cm" svg:height="1.016cm" svg:x="137.906cm" svg:y="11.795cm">
          <text:p text:style-name="P2"><text:span text:style-name="T1">Ну если не считать того, что не могу пошевелится, </text:span></text:p>
          <text:p text:style-name="P2"><text:span text:style-name="T1">то нормальн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46" draw:id="id246" draw:layer="layout" svg:width="1.397cm" svg:height="0.508cm" svg:x="137.906cm" svg:y="11.2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42" draw:id="id242" draw:layer="layout" svg:width="2.032cm" svg:height="0.508cm" svg:x="137.906cm" svg:y="12.811cm">
          <text:p text:style-name="P2"><text:span text:style-name="T2">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" xml:id="id247" draw:id="id247" draw:layer="layout" svg:width="5.969cm" svg:height="1.016cm" svg:x="130.286cm" svg:y="15.732cm">
          <text:p text:style-name="P2"><text:span text:style-name="T1">Вот и славно. Давай мы тебя развяжем.</text:span></text:p>
          <text:p text:style-name="P2"><text:span text:style-name="T1">Только веди себя спокой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43" draw:id="id243" draw:layer="layout" svg:width="4.445cm" svg:height="0.508cm" svg:x="130.286cm" svg:y="15.224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906cm" svg:y1="13.065cm" svg:x2="132.508cm" svg:y2="15.224cm" draw:start-shape="id242" draw:start-glue-point="3" draw:end-shape="id243" draw:end-glue-point="0" svg:d="M137906 13065h-5398v2159" svg:viewBox="0 0 5399 2160">
          <text:p/>
        </draw:connector>
        <draw:custom-shape draw:style-name="gr88" draw:text-style-name="P9" xml:id="id245" draw:id="id245" draw:layer="layout" svg:width="7.874cm" svg:height="1.143cm" svg:x="136.382cm" svg:y="9.001cm">
          <text:p text:style-name="P2"><text:span text:style-name="T1">Видите как в палату зашла медсестра и двое санитаров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018cm" svg:y1="8.112cm" svg:x2="140.319cm" svg:y2="9.001cm" draw:start-shape="id244" draw:start-glue-point="3" draw:end-shape="id245" draw:end-glue-point="0" svg:d="M145018 8112h-4699v889" svg:viewBox="0 0 4700 890">
          <text:p/>
        </draw:connector>
        <draw:connector draw:style-name="gr7" draw:text-style-name="P2" draw:layer="layout" svg:x1="140.319cm" svg:y1="10.144cm" svg:x2="138.604cm" svg:y2="11.287cm" draw:start-shape="id245" draw:start-glue-point="2" draw:end-shape="id246" draw:end-glue-point="0" svg:d="M140319 10144v571h-1715v572" svg:viewBox="0 0 1716 1144">
          <text:p/>
        </draw:connector>
        <draw:custom-shape draw:style-name="gr89" draw:text-style-name="P9" xml:id="id248" draw:id="id248" draw:layer="layout" svg:width="11.43cm" svg:height="1.143cm" svg:x="127.492cm" svg:y="17.637cm">
          <text:p text:style-name="P2"><text:span text:style-name="T1">Вас наконец то отвязывают от кровати. </text:span></text:p>
          <text:p text:style-name="P2"><text:span text:style-name="T1">Вам страшно, сможете ли Вы самостоятельно встать и идти.</text:span></text:p>
          <text:p text:style-name="P2"><text:span text:style-name="T1">Но на Ваше удивление спокойно встаёте, чувствуя только небольшую слабос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27cm" svg:y1="16.748cm" svg:x2="133.207cm" svg:y2="17.637cm" draw:start-shape="id247" draw:start-glue-point="2" draw:end-shape="id248" draw:end-glue-point="0" svg:d="M133270 16748v444h-63v445" svg:viewBox="0 0 64 890">
          <text:p/>
        </draw:connector>
        <draw:custom-shape draw:style-name="gr77" draw:text-style-name="P3" xml:id="id250" draw:id="id250" draw:layer="layout" svg:width="5.969cm" svg:height="1.016cm" svg:x="130.177cm" svg:y="20.511cm">
          <text:p text:style-name="P2"><text:span text:style-name="T1">Как ты себя чувству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49" draw:id="id249" draw:layer="layout" svg:width="4.445cm" svg:height="0.508cm" svg:x="130.177cm" svg:y="20.003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207cm" svg:y1="18.78cm" svg:x2="132.399cm" svg:y2="20.003cm" draw:start-shape="id248" draw:start-glue-point="2" draw:end-shape="id249" draw:end-glue-point="0" svg:d="M133207 18780v611h-808v612" svg:viewBox="0 0 809 1224">
          <text:p/>
        </draw:connector>
        <draw:custom-shape draw:style-name="gr43" draw:text-style-name="P3" draw:layer="layout" svg:width="4.699cm" svg:height="1.016cm" svg:x="131.937cm" svg:y="23.225cm">
          <text:p text:style-name="P2"><text:span text:style-name="T1">Голова немного кружит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51" draw:id="id251" draw:layer="layout" svg:width="1.397cm" svg:height="0.508cm" svg:x="131.937cm" svg:y="22.71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2" draw:id="id252" draw:layer="layout" svg:width="2.032cm" svg:height="0.508cm" svg:x="131.937cm" svg:y="24.241cm">
          <text:p text:style-name="P2"><text:span text:style-name="T2">My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161cm" svg:y1="21.527cm" svg:x2="132.635cm" svg:y2="22.717cm" draw:start-shape="id250" draw:start-glue-point="2" draw:end-shape="id251" draw:end-glue-point="0" svg:d="M133161 21527v595h-526v595" svg:viewBox="0 0 527 1191">
          <text:p/>
        </draw:connector>
        <draw:custom-shape draw:style-name="gr90" draw:text-style-name="P3" xml:id="id254" draw:id="id254" draw:layer="layout" svg:width="7.322cm" svg:height="0.962cm" svg:x="128.933cm" svg:y="26.835cm">
          <text:p text:style-name="P2"><text:span text:style-name="T1">Это пройдет. </text:span></text:p>
          <text:p text:style-name="P2"><text:span text:style-name="T1">Давай я провожу тебя до туалета и покажу где душ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3" draw:id="id253" draw:layer="layout" svg:width="4.445cm" svg:height="0.508cm" svg:x="128.933cm" svg:y="26.32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953cm" svg:y1="24.749cm" svg:x2="131.155cm" svg:y2="26.327cm" draw:start-shape="id252" draw:start-glue-point="2" draw:end-shape="id253" draw:end-glue-point="0" svg:d="M132953 24749v789h-1798v789" svg:viewBox="0 0 1799 1579">
          <text:p/>
        </draw:connector>
        <draw:custom-shape draw:style-name="gr37" draw:text-style-name="P3" draw:layer="layout" svg:width="3.175cm" svg:height="1.016cm" svg:x="131.556cm" svg:y="29.448cm">
          <text:p text:style-name="P2"><text:span text:style-name="T1">А потом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55" draw:id="id255" draw:layer="layout" svg:width="1.397cm" svg:height="0.508cm" svg:x="131.556cm" svg:y="28.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6" draw:id="id256" draw:layer="layout" svg:width="2.032cm" svg:height="0.508cm" svg:x="131.556cm" svg:y="30.464cm">
          <text:p text:style-name="P2"><text:span text:style-name="T2">What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2.594cm" svg:y1="27.797cm" svg:x2="132.254cm" svg:y2="28.94cm" draw:start-shape="id254" draw:start-glue-point="2" draw:end-shape="id255" draw:end-glue-point="0" svg:d="M132594 27797v572h-340v571" svg:viewBox="0 0 341 1144">
          <text:p/>
        </draw:connector>
        <draw:custom-shape draw:style-name="gr90" draw:text-style-name="P3" xml:id="id258" draw:id="id258" draw:layer="layout" svg:width="7.322cm" svg:height="0.962cm" svg:x="130.335cm" svg:y="32.607cm">
          <text:p text:style-name="P2"><text:span text:style-name="T1">Отведу тебя в столовую, а затем на прием к доктор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7" draw:id="id257" draw:layer="layout" svg:width="4.445cm" svg:height="0.508cm" svg:x="130.335cm" svg:y="32.099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572cm" svg:y1="30.972cm" svg:x2="132.557cm" svg:y2="32.099cm" draw:start-shape="id256" draw:start-glue-point="2" draw:end-shape="id257" draw:end-glue-point="0" svg:d="M132572 30972v564h-15v563" svg:viewBox="0 0 16 1128">
          <text:p/>
        </draw:connector>
        <draw:custom-shape draw:style-name="gr91" draw:text-style-name="P3" draw:layer="layout" svg:width="4.318cm" svg:height="1.016cm" svg:x="131.249cm" svg:y="35.386cm">
          <text:p text:style-name="P2"><text:span text:style-name="T1">Хорошо. Я объясню доктору, </text:span></text:p>
          <text:p text:style-name="P2"><text:span text:style-name="T1">что произошла ошибка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59" draw:id="id259" draw:layer="layout" svg:width="1.397cm" svg:height="0.508cm" svg:x="131.249cm" svg:y="34.87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60" draw:id="id260" draw:layer="layout" svg:width="2.032cm" svg:height="0.508cm" svg:x="131.249cm" svg:y="36.402cm">
          <text:p text:style-name="P2"><text:span text:style-name="T2">Gre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996cm" svg:y1="33.569cm" svg:x2="131.947cm" svg:y2="34.878cm" draw:start-shape="id258" draw:start-glue-point="2" draw:end-shape="id259" draw:end-glue-point="0" svg:d="M133996 33569v655h-2049v654" svg:viewBox="0 0 2050 1310">
          <text:p/>
        </draw:connector>
        <draw:custom-shape draw:style-name="gr92" draw:text-style-name="P3" xml:id="id262" draw:id="id262" draw:layer="layout" svg:width="5.099cm" svg:height="0.962cm" svg:x="130.794cm" svg:y="38.646cm">
          <text:p text:style-name="P2"><text:span text:style-name="T1">Не сомневаюсь. Пойде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61" draw:id="id261" draw:layer="layout" svg:width="4.445cm" svg:height="0.508cm" svg:x="130.794cm" svg:y="38.138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265cm" svg:y1="36.91cm" svg:x2="133.016cm" svg:y2="38.138cm" draw:start-shape="id260" draw:start-glue-point="2" draw:end-shape="id261" draw:end-glue-point="0" svg:d="M132265 36910v614h751v614" svg:viewBox="0 0 752 1229">
          <text:p/>
        </draw:connector>
        <draw:custom-shape draw:style-name="gr93" draw:text-style-name="P9" xml:id="id263" draw:id="id263" draw:layer="layout" svg:width="7.62cm" svg:height="1.143cm" svg:x="129.524cm" svg:y="40.624cm">
          <text:p text:style-name="P2"><text:span text:style-name="T1">Медсестра ведет Вас в знакомый уже туалет.</text:span></text:p>
          <text:p text:style-name="P2"><text:span text:style-name="T1">Санитары не идут за Вами, а уходят по своим дела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343cm" svg:y1="39.608cm" svg:x2="133.334cm" svg:y2="40.624cm" draw:start-shape="id262" draw:start-glue-point="2" draw:end-shape="id263" draw:end-glue-point="0" svg:d="M133343 39608v508h-9v508" svg:viewBox="0 0 10 1017">
          <text:p/>
        </draw:connector>
        <draw:custom-shape draw:style-name="gr92" draw:text-style-name="P3" xml:id="id265" draw:id="id265" draw:layer="layout" svg:width="5.099cm" svg:height="0.962cm" svg:x="131.048cm" svg:y="43.418cm">
          <text:p text:style-name="P2"><text:span text:style-name="T1">Приступай. Пожалуйста, </text:span></text:p>
          <text:p text:style-name="P2"><text:span text:style-name="T1">у меня ещё много дел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64" draw:id="id264" draw:layer="layout" svg:width="4.445cm" svg:height="0.508cm" svg:x="131.048cm" svg:y="42.9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334cm" svg:y1="41.767cm" svg:x2="133.27cm" svg:y2="42.91cm" draw:start-shape="id263" draw:start-glue-point="2" draw:end-shape="id264" draw:end-glue-point="0" svg:d="M133334 41767v571h-64v572" svg:viewBox="0 0 65 1144">
          <text:p/>
        </draw:connector>
        <draw:custom-shape draw:style-name="gr91" draw:text-style-name="P3" draw:layer="layout" svg:width="4.318cm" svg:height="1.016cm" svg:x="127.746cm" svg:y="45.831cm">
          <text:p text:style-name="P2"><text:span text:style-name="T1">Справить нужд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66" draw:id="id266" draw:layer="layout" svg:width="1.397cm" svg:height="0.508cm" svg:x="127.746cm" svg:y="45.32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67" draw:id="id267" draw:layer="layout" svg:width="2.032cm" svg:height="0.508cm" svg:x="127.746cm" svg:y="46.847cm">
          <text:p text:style-name="P2"><text:span text:style-name="T2">Pi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048cm" svg:y1="43.899cm" svg:x2="128.444cm" svg:y2="45.323cm" draw:start-shape="id265" draw:start-glue-point="3" draw:end-shape="id266" draw:end-glue-point="0" svg:d="M131048 43899h-2604v1424" svg:viewBox="0 0 2605 1425">
          <text:p/>
        </draw:connector>
        <draw:custom-shape draw:style-name="gr93" draw:text-style-name="P9" xml:id="id268" draw:id="id268" draw:layer="layout" svg:width="7.62cm" svg:height="1.143cm" svg:x="126.095cm" svg:y="48.625cm">
          <text:p text:style-name="P2"><text:span text:style-name="T1">Заходите в свободную кабинку и делаете свое дело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8.762cm" svg:y1="47.355cm" svg:x2="129.905cm" svg:y2="48.625cm" draw:start-shape="id267" draw:start-glue-point="2" draw:end-shape="id268" svg:d="M128762 47355v635h1143v635" svg:viewBox="0 0 1144 1271">
          <text:p/>
        </draw:connector>
        <draw:custom-shape draw:style-name="gr91" draw:text-style-name="P3" draw:layer="layout" svg:width="4.318cm" svg:height="1.016cm" svg:x="128.508cm" svg:y="51.419cm">
          <text:p text:style-name="P2"><text:span text:style-name="T1">Помыть руки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69" draw:id="id269" draw:layer="layout" svg:width="1.397cm" svg:height="0.508cm" svg:x="128.508cm" svg:y="50.91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70" draw:id="id270" draw:layer="layout" svg:width="2.032cm" svg:height="0.508cm" svg:x="128.508cm" svg:y="52.435cm">
          <text:p text:style-name="P2"><text:span text:style-name="T2">WashHa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9.905cm" svg:y1="49.768cm" svg:x2="129.206cm" svg:y2="50.911cm" draw:start-shape="id268" draw:start-glue-point="2" draw:end-shape="id269" draw:end-glue-point="0" svg:d="M129905 49768v571h-699v572" svg:viewBox="0 0 700 1144">
          <text:p/>
        </draw:connector>
        <draw:custom-shape draw:style-name="gr94" draw:text-style-name="P9" xml:id="id271" draw:id="id271" draw:layer="layout" svg:width="8.763cm" svg:height="1.778cm" svg:x="126.222cm" svg:y="53.705cm">
          <text:p text:style-name="P2"><text:span text:style-name="T1">Выходите из кабинки и подходите к раковине.</text:span></text:p>
          <text:p text:style-name="P2"><text:span text:style-name="T1">Смотрите в зеркало у раковины и вскрикиваете от увиденного.</text:span></text:p>
          <text:p text:style-name="P2"><text:span text:style-name="T1">Перед Вами лицо совершенно неизвестной девушки.</text:span></text:p>
          <text:p text:style-name="P2"><text:span text:style-name="T1">От испуга Вы замираете на месте, </text:span></text:p>
          <text:p text:style-name="P2"><text:span text:style-name="T1">глазами разглядывая лицо незнакомк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9.524cm" svg:y1="52.943cm" svg:x2="130.603cm" svg:y2="53.705cm" draw:start-shape="id270" draw:start-glue-point="2" draw:end-shape="id271" draw:end-glue-point="0" svg:d="M129524 52943v381h1079v381" svg:viewBox="0 0 1080 763">
          <text:p/>
        </draw:connector>
        <draw:custom-shape draw:style-name="gr92" draw:text-style-name="P3" xml:id="id273" draw:id="id273" draw:layer="layout" svg:width="5.099cm" svg:height="0.962cm" svg:x="128.108cm" svg:y="57.442cm">
          <text:p text:style-name="P2"><text:span text:style-name="T1">Что с тобой, Элис? Тебе плохо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2" draw:id="id272" draw:layer="layout" svg:width="4.445cm" svg:height="0.508cm" svg:x="128.108cm" svg:y="56.934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0.603cm" svg:y1="55.483cm" svg:x2="130.33cm" svg:y2="56.934cm" draw:start-shape="id271" draw:start-glue-point="2" draw:end-shape="id272" draw:end-glue-point="0" svg:d="M130603 55483v726h-273v725" svg:viewBox="0 0 274 1452">
          <text:p/>
        </draw:connector>
        <draw:custom-shape draw:style-name="gr95" draw:text-style-name="P9" xml:id="id274" draw:id="id274" draw:layer="layout" svg:width="7.211cm" svg:height="1.143cm" svg:x="127.492cm" svg:y="59.293cm">
          <text:p text:style-name="P2"><text:span text:style-name="T1">Руки Агаты нырнули в карман за успокоительны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0.657cm" svg:y1="58.404cm" svg:x2="131.097cm" svg:y2="59.293cm" draw:start-shape="id273" draw:start-glue-point="2" draw:end-shape="id274" draw:end-glue-point="0" svg:d="M130657 58404v444h440v445" svg:viewBox="0 0 441 890">
          <text:p/>
        </draw:connector>
        <draw:custom-shape draw:style-name="gr91" draw:text-style-name="P3" draw:layer="layout" svg:width="4.318cm" svg:height="1.016cm" svg:x="129.789cm" svg:y="67.294cm">
          <text:p text:style-name="P2"><text:span text:style-name="T1">[Соврать] Всё нормальн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95" draw:id="id795" draw:layer="layout" svg:width="1.397cm" svg:height="0.508cm" svg:x="129.789cm" svg:y="66.78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75" draw:id="id275" draw:layer="layout" svg:width="2.032cm" svg:height="0.508cm" svg:x="129.789cm" svg:y="68.31cm">
          <text:p text:style-name="P2"><text:span text:style-name="T2">Lie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3" xml:id="id277" draw:id="id277" draw:layer="layout" svg:width="5.099cm" svg:height="0.962cm" svg:x="128.616cm" svg:y="70.823cm">
          <text:p text:style-name="P2"><text:span text:style-name="T1">Хорошо. Пойдем покажу душ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6" draw:id="id276" draw:layer="layout" svg:width="4.445cm" svg:height="0.508cm" svg:x="128.616cm" svg:y="70.315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0.805cm" svg:y1="68.818cm" svg:x2="130.838cm" svg:y2="70.315cm" draw:start-shape="id275" draw:start-glue-point="2" draw:end-shape="id276" svg:d="M130805 68818v749h33v748" svg:viewBox="0 0 34 1498">
          <text:p/>
        </draw:connector>
        <draw:custom-shape draw:style-name="gr96" draw:text-style-name="P9" xml:id="id278" draw:id="id278" draw:layer="layout" svg:width="8.636cm" svg:height="1.905cm" svg:x="126.857cm" svg:y="72.982cm">
          <text:p text:style-name="P2"><text:span text:style-name="T1">Выходите обратно в коридор и заходите <text:s/>в дверь напротив.</text:span></text:p>
          <text:p text:style-name="P2"><text:span text:style-name="T1">В комнате под душем уже моется две пациентки.</text:span></text:p>
          <text:p text:style-name="P2"><text:span text:style-name="T1">Все открыто, все видно. </text:span></text:p>
          <text:p text:style-name="P2"><text:span text:style-name="T1">Вам становится не по себе от мысли, что нужно будет мыться</text:span></text:p>
          <text:p text:style-name="P2"><text:span text:style-name="T1">когда все Вас видя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165cm" svg:y1="71.785cm" svg:x2="131.175cm" svg:y2="72.982cm" draw:start-shape="id277" draw:start-glue-point="2" draw:end-shape="id278" draw:end-glue-point="0" svg:d="M131165 71785v598h10v599" svg:viewBox="0 0 11 1198">
          <text:p/>
        </draw:connector>
        <draw:custom-shape draw:style-name="gr97" draw:text-style-name="P3" xml:id="id280" draw:id="id280" draw:layer="layout" svg:width="7.232cm" svg:height="0.962cm" svg:x="128cm" svg:y="76.465cm">
          <text:p text:style-name="P2"><text:span text:style-name="T1">Раздевайся. </text:span></text:p>
          <text:p text:style-name="P2"><text:span text:style-name="T1">Пока ты моешься я принесу тебе чистую одежд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9" draw:id="id279" draw:layer="layout" svg:width="4.445cm" svg:height="0.508cm" svg:x="128cm" svg:y="75.95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175cm" svg:y1="74.887cm" svg:x2="130.222cm" svg:y2="75.957cm" draw:start-shape="id278" draw:start-glue-point="2" draw:end-shape="id279" draw:end-glue-point="0" svg:d="M131175 74887v535h-953v535" svg:viewBox="0 0 954 1071">
          <text:p/>
        </draw:connector>
        <draw:custom-shape draw:style-name="gr91" draw:text-style-name="P3" draw:layer="layout" svg:width="4.318cm" svg:height="1.016cm" svg:x="129.397cm" svg:y="79.713cm">
          <text:p text:style-name="P2"><text:span text:style-name="T1">Раздеться и начать мыть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81" draw:id="id281" draw:layer="layout" svg:width="1.397cm" svg:height="0.508cm" svg:x="129.397cm" svg:y="79.20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82" draw:id="id282" draw:layer="layout" svg:width="2.032cm" svg:height="0.508cm" svg:x="129.397cm" svg:y="80.729cm">
          <text:p text:style-name="P2"><text:span text:style-name="T2">BeginWa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616cm" svg:y1="77.427cm" svg:x2="130.095cm" svg:y2="79.205cm" draw:start-shape="id280" draw:start-glue-point="2" draw:end-shape="id281" draw:end-glue-point="0" svg:d="M131616 77427v889h-1521v889" svg:viewBox="0 0 1522 1779">
          <text:p/>
        </draw:connector>
        <draw:custom-shape draw:style-name="gr95" draw:text-style-name="P9" xml:id="id283" draw:id="id283" draw:layer="layout" svg:width="7.211cm" svg:height="1.143cm" svg:x="128.155cm" svg:y="82.634cm">
          <text:p text:style-name="P2"><text:span text:style-name="T1">Медсестра забрала грязную одежду </text:span></text:p>
          <text:p text:style-name="P2"><text:span text:style-name="T1">и пошла за нов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0.413cm" svg:y1="81.237cm" svg:x2="131.76cm" svg:y2="82.634cm" draw:start-shape="id282" draw:start-glue-point="2" draw:end-shape="id283" draw:end-glue-point="0" svg:d="M130413 81237v698h1347v699" svg:viewBox="0 0 1348 1398">
          <text:p/>
        </draw:connector>
        <draw:custom-shape draw:style-name="gr98" draw:text-style-name="P3" xml:id="id285" draw:id="id285" draw:layer="layout" svg:width="4.826cm" svg:height="0.962cm" svg:x="129.27cm" svg:y="85.682cm">
          <text:p text:style-name="P2"><text:span text:style-name="T1">Эй, буйн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84" draw:id="id284" draw:layer="layout" svg:width="4.445cm" svg:height="0.508cm" svg:x="129.27cm" svg:y="85.174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76cm" svg:y1="83.777cm" svg:x2="131.492cm" svg:y2="85.174cm" draw:start-shape="id283" draw:start-glue-point="2" draw:end-shape="id284" svg:d="M131760 83777v698h-268v699" svg:viewBox="0 0 269 1398">
          <text:p/>
        </draw:connector>
        <draw:custom-shape draw:style-name="gr91" draw:text-style-name="P3" draw:layer="layout" svg:width="4.318cm" svg:height="1.016cm" svg:x="130.286cm" svg:y="90.762cm">
          <text:p text:style-name="P2"><text:span text:style-name="T1">Я не буйна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87" draw:id="id287" draw:layer="layout" svg:width="1.397cm" svg:height="0.508cm" svg:x="130.286cm" svg:y="90.25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88" draw:id="id288" draw:layer="layout" svg:width="2.032cm" svg:height="0.508cm" svg:x="130.286cm" svg:y="91.778cm">
          <text:p text:style-name="P2"><text:span text:style-name="T2">NotM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9" xml:id="id286" draw:id="id286" draw:layer="layout" svg:width="7.211cm" svg:height="1.143cm" svg:x="128.127cm" svg:y="87.714cm">
          <text:p text:style-name="P2"><text:span text:style-name="T1">Вы немного удивлены, что с Вами</text:span></text:p>
          <text:p text:style-name="P2"><text:span text:style-name="T1">заговорили в таком месте, когда Вы моетесь.</text:span></text:p>
          <text:p text:style-name="P2"><text:span text:style-name="T1">Ответили первое, что пришло в голов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683cm" svg:y1="86.644cm" svg:x2="131.732cm" svg:y2="87.714cm" draw:start-shape="id285" draw:start-glue-point="2" draw:end-shape="id286" draw:end-glue-point="0" svg:d="M131683 86644v535h49v535" svg:viewBox="0 0 50 1071">
          <text:p/>
        </draw:connector>
        <draw:connector draw:style-name="gr7" draw:text-style-name="P2" draw:layer="layout" svg:x1="131.732cm" svg:y1="88.857cm" svg:x2="130.984cm" svg:y2="90.254cm" draw:start-shape="id286" draw:start-glue-point="2" draw:end-shape="id287" draw:end-glue-point="0" svg:d="M131732 88857v698h-748v699" svg:viewBox="0 0 749 1398">
          <text:p/>
        </draw:connector>
        <draw:custom-shape draw:style-name="gr98" draw:text-style-name="P3" xml:id="id290" draw:id="id290" draw:layer="layout" svg:width="4.826cm" svg:height="0.962cm" svg:x="129.905cm" svg:y="93.864cm">
          <text:p text:style-name="P2"><text:span text:style-name="T1">Не хочешь мне ничего сказат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89" draw:id="id289" draw:layer="layout" svg:width="4.445cm" svg:height="0.508cm" svg:x="129.905cm" svg:y="93.356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302cm" svg:y1="92.286cm" svg:x2="132.127cm" svg:y2="93.356cm" draw:start-shape="id288" draw:start-glue-point="2" draw:end-shape="id289" draw:end-glue-point="0" svg:d="M131302 92286v535h825v535" svg:viewBox="0 0 826 1071">
          <text:p/>
        </draw:connector>
        <draw:custom-shape draw:style-name="gr91" draw:text-style-name="P3" draw:layer="layout" svg:width="4.318cm" svg:height="1.016cm" svg:x="130.413cm" svg:y="96.477cm">
          <text:p text:style-name="P2"><text:span text:style-name="T1">Нет. А должн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91" draw:id="id291" draw:layer="layout" svg:width="1.397cm" svg:height="0.508cm" svg:x="130.413cm" svg:y="95.96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92" draw:id="id292" draw:layer="layout" svg:width="2.032cm" svg:height="0.508cm" svg:x="130.413cm" svg:y="97.493cm">
          <text:p text:style-name="P2"><text:span text:style-name="T2">NoWh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2.318cm" svg:y1="94.826cm" svg:x2="131.111cm" svg:y2="95.969cm" draw:start-shape="id290" draw:start-glue-point="2" draw:end-shape="id291" draw:end-glue-point="0" svg:d="M132318 94826v572h-1207v571" svg:viewBox="0 0 1208 1144">
          <text:p/>
        </draw:connector>
        <draw:custom-shape draw:style-name="gr98" draw:text-style-name="P3" xml:id="id294" draw:id="id294" draw:layer="layout" svg:width="4.826cm" svg:height="0.962cm" svg:x="130.032cm" svg:y="99.652cm">
          <text:p text:style-name="P2"><text:span text:style-name="T1">Ты что, ничего не помни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3" draw:id="id293" draw:layer="layout" svg:width="4.445cm" svg:height="0.508cm" svg:x="130.032cm" svg:y="99.144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429cm" svg:y1="98.001cm" svg:x2="132.254cm" svg:y2="99.144cm" draw:start-shape="id292" draw:start-glue-point="2" draw:end-shape="id293" draw:end-glue-point="0" svg:d="M131429 98001v572h825v571" svg:viewBox="0 0 826 1144">
          <text:p/>
        </draw:connector>
        <draw:custom-shape draw:style-name="gr91" draw:text-style-name="P3" draw:layer="layout" svg:width="4.318cm" svg:height="1.016cm" svg:x="130.54cm" svg:y="102.446cm">
          <text:p text:style-name="P2"><text:span text:style-name="T1">Не понимаю о чем ты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95" draw:id="id295" draw:layer="layout" svg:width="1.397cm" svg:height="0.508cm" svg:x="130.54cm" svg:y="101.9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96" draw:id="id296" draw:layer="layout" svg:width="2.032cm" svg:height="0.508cm" svg:x="130.54cm" svg:y="103.462cm">
          <text:p text:style-name="P2"><text:span text:style-name="T2">DontUnderst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2.445cm" svg:y1="100.614cm" svg:x2="131.238cm" svg:y2="101.938cm" draw:start-shape="id294" draw:start-glue-point="2" draw:end-shape="id295" draw:end-glue-point="0" svg:d="M132445 100614v662h-1207v662" svg:viewBox="0 0 1208 1325">
          <text:p/>
        </draw:connector>
        <draw:custom-shape draw:style-name="gr98" draw:text-style-name="P3" xml:id="id298" draw:id="id298" draw:layer="layout" svg:width="4.826cm" svg:height="0.962cm" svg:x="130.54cm" svg:y="105.621cm">
          <text:p text:style-name="P2"><text:span text:style-name="T1">Ну лад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7" draw:id="id297" draw:layer="layout" svg:width="4.445cm" svg:height="0.508cm" svg:x="130.54cm" svg:y="105.113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556cm" svg:y1="103.97cm" svg:x2="132.762cm" svg:y2="105.113cm" draw:start-shape="id296" draw:start-glue-point="2" draw:end-shape="id297" draw:end-glue-point="0" svg:d="M131556 103970v572h1206v571" svg:viewBox="0 0 1207 1144">
          <text:p/>
        </draw:connector>
        <draw:custom-shape draw:style-name="gr95" draw:text-style-name="P9" xml:id="id299" draw:id="id299" draw:layer="layout" svg:width="7.211cm" svg:height="1.143cm" svg:x="129.679cm" svg:y="107.526cm">
          <text:p text:style-name="P2"><text:span text:style-name="T1">Незнакомка хочет сказать ещё, но входит Ага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3" xml:id="id301" draw:id="id301" draw:layer="layout" svg:width="7.232cm" svg:height="0.962cm" svg:x="130.928cm" svg:y="110.374cm">
          <text:p text:style-name="P2"><text:span text:style-name="T1">Лора приставала к тебе, Элис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0" draw:id="id300" draw:layer="layout" svg:width="4.445cm" svg:height="0.508cm" svg:x="130.928cm" svg:y="109.86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953cm" svg:y1="106.583cm" svg:x2="133.284cm" svg:y2="107.526cm" draw:start-shape="id298" draw:start-glue-point="2" draw:end-shape="id299" draw:end-glue-point="0" svg:d="M132953 106583v471h331v472" svg:viewBox="0 0 332 944">
          <text:p/>
        </draw:connector>
        <draw:connector draw:style-name="gr7" draw:text-style-name="P2" draw:layer="layout" svg:x1="133.284cm" svg:y1="108.669cm" svg:x2="133.15cm" svg:y2="109.866cm" draw:start-shape="id299" draw:start-glue-point="2" draw:end-shape="id300" draw:end-glue-point="0" svg:d="M133284 108669v598h-134v599" svg:viewBox="0 0 135 1198">
          <text:p/>
        </draw:connector>
        <draw:custom-shape draw:style-name="gr99" draw:text-style-name="P3" draw:layer="layout" svg:width="5.461cm" svg:height="1.016cm" svg:x="131.048cm" svg:y="113.114cm">
          <text:p text:style-name="P2"><text:span text:style-name="T1">[Сарказм] Кажется мы подружилис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02" draw:id="id302" draw:layer="layout" svg:width="1.397cm" svg:height="0.508cm" svg:x="131.048cm" svg:y="112.60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03" draw:id="id303" draw:layer="layout" svg:width="2.032cm" svg:height="0.508cm" svg:x="131.048cm" svg:y="114.13cm">
          <text:p text:style-name="P2"><text:span text:style-name="T2">SarcasmFrie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544cm" svg:y1="111.336cm" svg:x2="131.746cm" svg:y2="112.606cm" draw:start-shape="id301" draw:start-glue-point="2" draw:end-shape="id302" draw:end-glue-point="0" svg:d="M134544 111336v635h-2798v635" svg:viewBox="0 0 2799 1271">
          <text:p/>
        </draw:connector>
        <draw:custom-shape draw:style-name="gr97" draw:text-style-name="P3" xml:id="id305" draw:id="id305" draw:layer="layout" svg:width="7.232cm" svg:height="0.962cm" svg:x="130.94cm" svg:y="116.25cm">
          <text:p text:style-name="P2"><text:span text:style-name="T4">Ну и замечательно. </text:span><text:span text:style-name="T1">Пожалуйста, заканчивай мыться.</text:span></text:p>
          <text:p text:style-name="P2"><text:span text:style-name="T1">И пойдем в столову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4" draw:id="id304" draw:layer="layout" svg:width="4.445cm" svg:height="0.508cm" svg:x="130.94cm" svg:y="115.742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064cm" svg:y1="114.638cm" svg:x2="133.162cm" svg:y2="115.742cm" draw:start-shape="id303" draw:start-glue-point="2" draw:end-shape="id304" draw:end-glue-point="0" svg:d="M132064 114638v552h1098v552" svg:viewBox="0 0 1099 1105">
          <text:p/>
        </draw:connector>
        <draw:custom-shape draw:style-name="gr95" draw:text-style-name="P9" xml:id="id306" draw:id="id306" draw:layer="layout" svg:width="7.211cm" svg:height="1.143cm" svg:x="130.949cm" svg:y="118.321cm">
          <text:p text:style-name="P2"><text:span text:style-name="T1">Вы выключаете воду, вытираетесь и надеваете</text:span></text:p>
          <text:p text:style-name="P2"><text:span text:style-name="T1">чистую одежду. Медсестра выводит Вас в коридор </text:span></text:p>
          <text:p text:style-name="P2"><text:span text:style-name="T1">и ведёт в столовую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556cm" svg:y1="117.212cm" svg:x2="134.554cm" svg:y2="118.321cm" draw:start-shape="id305" draw:start-glue-point="2" draw:end-shape="id306" draw:end-glue-point="0" svg:d="M134556 117212v554h-2v555" svg:viewBox="0 0 3 1110">
          <text:p/>
        </draw:connector>
        <draw:custom-shape draw:style-name="gr99" draw:text-style-name="P3" draw:layer="layout" svg:width="5.461cm" svg:height="1.016cm" svg:x="132.191cm" svg:y="121.877cm">
          <text:p text:style-name="P2"><text:span text:style-name="T1">А кто эта Лор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07" draw:id="id307" draw:layer="layout" svg:width="1.397cm" svg:height="0.508cm" svg:x="132.191cm" svg:y="121.36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08" draw:id="id308" draw:layer="layout" svg:width="2.032cm" svg:height="0.508cm" svg:x="132.191cm" svg:y="122.893cm">
          <text:p text:style-name="P2"><text:span text:style-name="T2">WhoIsLo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554cm" svg:y1="119.464cm" svg:x2="132.889cm" svg:y2="121.369cm" draw:start-shape="id306" draw:start-glue-point="2" draw:end-shape="id307" draw:end-glue-point="0" svg:d="M134554 119464v952h-1665v953" svg:viewBox="0 0 1666 1906">
          <text:p/>
        </draw:connector>
        <draw:custom-shape draw:style-name="gr100" draw:text-style-name="P3" xml:id="id310" draw:id="id310" draw:layer="layout" svg:width="7.994cm" svg:height="0.962cm" svg:x="131.309cm" svg:y="125.052cm">
          <text:p text:style-name="P2"><text:span text:style-name="T1">Извини, я не хочу обсуждать с тобой других пациентов.</text:span></text:p>
          <text:p text:style-name="P2"><text:span text:style-name="T1">Просто, постарайся не задевать её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9" draw:id="id309" draw:layer="layout" svg:width="4.445cm" svg:height="0.508cm" svg:x="131.309cm" svg:y="124.544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207cm" svg:y1="123.401cm" svg:x2="133.531cm" svg:y2="124.544cm" draw:start-shape="id308" draw:start-glue-point="2" draw:end-shape="id309" draw:end-glue-point="0" svg:d="M133207 123401v572h324v571" svg:viewBox="0 0 325 1144">
          <text:p/>
        </draw:connector>
        <draw:custom-shape draw:style-name="gr101" draw:text-style-name="P9" xml:id="id311" draw:id="id311" draw:layer="layout" svg:width="10.16cm" svg:height="2.286cm" svg:x="130.159cm" svg:y="127.211cm">
          <text:p text:style-name="P2"><text:span text:style-name="T1">Скоро дошли до столовой. </text:span></text:p>
          <text:p text:style-name="P2"><text:span text:style-name="T1">Вы осмотрели помещение в которое зашли.</text:span></text:p>
          <text:p text:style-name="P2"><text:span text:style-name="T1">В центре обеденного зала столики, за которыми </text:span></text:p>
          <text:p text:style-name="P2"><text:span text:style-name="T1">уже сидели пациентки. </text:span></text:p>
          <text:p text:style-name="P2"><text:span text:style-name="T1">У одной стены была линия раздачи, </text:span></text:p>
          <text:p text:style-name="P2"><text:span text:style-name="T1">за которой стояла очередь, а на линии работала буфетчица.</text:span></text:p>
          <text:p text:style-name="P2"><text:span text:style-name="T1">Полная женщина, лет 50-т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5.306cm" svg:y1="126.014cm" svg:x2="135.239cm" svg:y2="127.211cm" draw:start-shape="id310" draw:start-glue-point="2" draw:end-shape="id311" draw:end-glue-point="0" svg:d="M135306 126014v599h-67v598" svg:viewBox="0 0 68 1198">
          <text:p/>
        </draw:connector>
        <draw:custom-shape draw:style-name="gr102" draw:text-style-name="P3" xml:id="id314" draw:id="id314" draw:layer="layout" svg:width="5.247cm" svg:height="0.962cm" svg:x="133.207cm" svg:y="130.948cm">
          <text:p text:style-name="P2"><text:span text:style-name="T1">Элис, вставай в очеред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12" draw:id="id312" draw:layer="layout" svg:width="4.445cm" svg:height="0.508cm" svg:x="133.207cm" svg:y="130.44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239cm" svg:y1="129.497cm" svg:x2="135.429cm" svg:y2="130.44cm" draw:start-shape="id311" draw:start-glue-point="2" draw:end-shape="id312" draw:end-glue-point="0" svg:d="M135239 129497v472h190v471" svg:viewBox="0 0 191 944">
          <text:p/>
        </draw:connector>
        <draw:custom-shape draw:style-name="gr99" draw:text-style-name="P3" draw:layer="layout" svg:width="5.461cm" svg:height="1.016cm" svg:x="133.461cm" svg:y="133.815cm">
          <text:p text:style-name="P2"><text:span text:style-name="T1">Встать в очередь за едой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13" draw:id="id313" draw:layer="layout" svg:width="1.397cm" svg:height="0.508cm" svg:x="133.461cm" svg:y="133.30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15" draw:id="id315" draw:layer="layout" svg:width="2.032cm" svg:height="0.508cm" svg:x="133.461cm" svg:y="134.831cm">
          <text:p text:style-name="P2"><text:span text:style-name="T2">GetIn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159cm" svg:y1="133.307cm" svg:x2="135.83cm" svg:y2="131.91cm" draw:start-shape="id313" draw:start-glue-point="0" draw:end-shape="id314" draw:end-glue-point="2" svg:d="M134159 133307v-698h1671v-699" svg:viewBox="0 0 1672 1398">
          <text:p/>
        </draw:connector>
        <draw:custom-shape draw:style-name="gr103" draw:text-style-name="P9" xml:id="id316" draw:id="id316" draw:layer="layout" svg:width="8.354cm" svg:height="1.27cm" svg:x="132.6cm" svg:y="136.355cm">
          <text:p text:style-name="P2"><text:span text:style-name="T1">Очередь медленно двигается. </text:span></text:p>
          <text:p text:style-name="P2"><text:span text:style-name="T1">Перед Вами осталась одна девушка. </text:span></text:p>
          <text:p text:style-name="P2"><text:span text:style-name="T1">Она подошла к подготовленному подносу с едой и застыл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477cm" svg:y1="135.339cm" svg:x2="136.777cm" svg:y2="136.355cm" draw:start-shape="id315" draw:start-glue-point="2" draw:end-shape="id316" draw:end-glue-point="0" svg:d="M134477 135339v508h2300v508" svg:viewBox="0 0 2301 1017">
          <text:p/>
        </draw:connector>
        <draw:custom-shape draw:style-name="gr99" draw:text-style-name="P3" draw:layer="layout" svg:width="5.461cm" svg:height="1.016cm" svg:x="134.35cm" svg:y="143.987cm">
          <text:p text:style-name="P2"><text:span text:style-name="T1">Пожалуйста, можно побыстрее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19" draw:id="id319" draw:layer="layout" svg:width="2.032cm" svg:height="0.508cm" svg:x="134.35cm" svg:y="145.003cm">
          <text:p text:style-name="P2"><text:span text:style-name="T2">Hurry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98" draw:id="id798" draw:layer="layout" svg:width="1.397cm" svg:height="0.508cm" svg:x="134.351cm" svg:y="143.49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xml:id="id317" draw:id="id317" draw:layer="layout" svg:width="8.763cm" svg:height="1.016cm" svg:x="131.937cm" svg:y="146.4cm">
          <text:p text:style-name="P2"><text:span text:style-name="T1">К застывшей пациентке подходит незнакомая Вам медсестра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3" xml:id="id320" draw:id="id320" draw:layer="layout" svg:width="7.787cm" svg:height="0.962cm" svg:x="133.04cm" svg:y="148.994cm">
          <text:p text:style-name="P2"><text:span text:style-name="T1">Элис, потерпи немного. Сейчас я её отведу за стол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18" draw:id="id318" draw:layer="layout" svg:width="4.445cm" svg:height="0.508cm" svg:x="133.04cm" svg:y="148.486cm">
          <text:p text:style-name="P2"><text:span text:style-name="T1">НЕИЗВЕСТНАЯ МЕДСЕСТР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318cm" svg:y1="147.416cm" svg:x2="135.262cm" svg:y2="148.486cm" draw:start-shape="id317" draw:start-glue-point="2" draw:end-shape="id318" svg:d="M136318 147416v535h-1056v535" svg:viewBox="0 0 1057 1071">
          <text:p/>
        </draw:connector>
        <draw:connector draw:style-name="gr7" draw:text-style-name="P2" draw:layer="layout" svg:x1="135.366cm" svg:y1="145.511cm" svg:x2="136.318cm" svg:y2="146.4cm" draw:start-shape="id319" draw:start-glue-point="2" draw:end-shape="id317" draw:end-glue-point="0" svg:d="M135366 145511v445h952v444" svg:viewBox="0 0 953 890">
          <text:p/>
        </draw:connector>
        <draw:custom-shape draw:style-name="gr49" draw:text-style-name="P9" xml:id="id321" draw:id="id321" draw:layer="layout" svg:width="8.763cm" svg:height="1.651cm" svg:x="132.572cm" svg:y="150.972cm">
          <text:p text:style-name="P2"><text:span text:style-name="T1">Медсестра взялась руками за плечи девушки, </text:span></text:p>
          <text:p text:style-name="P2"><text:span text:style-name="T1">развернула в сторону зала и повела к столику. </text:span></text:p>
          <text:p text:style-name="P2"><text:span text:style-name="T1">Затем вернулась за едой и отнесла её пациентке.</text:span></text:p>
          <text:p text:style-name="P2"><text:span text:style-name="T1">Наконец наступает Ваша очередь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6.933cm" svg:y1="149.956cm" svg:x2="136.953cm" svg:y2="150.972cm" draw:start-shape="id320" draw:start-glue-point="2" draw:end-shape="id321" svg:d="M136933 149956v508h20v508" svg:viewBox="0 0 21 1017">
          <text:p/>
        </draw:connector>
        <draw:custom-shape draw:style-name="gr99" draw:text-style-name="P3" draw:layer="layout" svg:width="5.461cm" svg:height="1.016cm" svg:x="134.223cm" svg:y="154.389cm">
          <text:p text:style-name="P2"><text:span text:style-name="T1">Добрый ден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24" draw:id="id324" draw:layer="layout" svg:width="2.032cm" svg:height="0.508cm" svg:x="134.223cm" svg:y="155.405cm">
          <text:p text:style-name="P2"><text:span text:style-name="T2">Hell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22" draw:id="id322" draw:layer="layout" svg:width="1.397cm" svg:height="0.508cm" svg:x="134.224cm" svg:y="153.89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953cm" svg:y1="152.623cm" svg:x2="134.922cm" svg:y2="153.893cm" draw:start-shape="id321" draw:start-glue-point="2" draw:end-shape="id322" draw:end-glue-point="0" svg:d="M136953 152623v635h-2031v635" svg:viewBox="0 0 2032 1271">
          <text:p/>
        </draw:connector>
        <draw:custom-shape draw:style-name="gr105" draw:text-style-name="P3" xml:id="id796" draw:id="id796" draw:layer="layout" svg:width="7.787cm" svg:height="0.962cm" svg:x="133.207cm" svg:y="139.276cm">
          <text:p text:style-name="P2"><text:span text:style-name="T1">Привет, Эрика, всё нормально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3" draw:id="id323" draw:layer="layout" svg:width="4.445cm" svg:height="0.508cm" svg:x="133.207cm" svg:y="138.768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777cm" svg:y1="137.625cm" svg:x2="135.429cm" svg:y2="138.768cm" draw:start-shape="id316" draw:start-glue-point="2" draw:end-shape="id323" draw:end-glue-point="0" svg:d="M136777 137625v572h-1348v571" svg:viewBox="0 0 1349 1144">
          <text:p/>
        </draw:connector>
        <draw:custom-shape draw:style-name="gr105" draw:text-style-name="P3" xml:id="id326" draw:id="id326" draw:layer="layout" svg:width="7.787cm" svg:height="0.962cm" svg:x="133.952cm" svg:y="157.666cm">
          <text:p text:style-name="P2"><text:span text:style-name="T1">Привет. Ты новенькая? Как тебя зовут? Меня Битс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5" draw:id="id325" draw:layer="layout" svg:width="4.445cm" svg:height="0.508cm" svg:x="133.952cm" svg:y="157.158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239cm" svg:y1="155.913cm" svg:x2="136.174cm" svg:y2="157.158cm" draw:start-shape="id324" draw:start-glue-point="2" draw:end-shape="id325" draw:end-glue-point="0" svg:d="M135239 155913v623h935v622" svg:viewBox="0 0 936 1246">
          <text:p/>
        </draw:connector>
        <draw:custom-shape draw:style-name="gr99" draw:text-style-name="P3" draw:layer="layout" svg:width="5.461cm" svg:height="1.016cm" svg:x="135.112cm" svg:y="160.104cm">
          <text:p text:style-name="P2"><text:span text:style-name="T1">Софи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28" draw:id="id328" draw:layer="layout" svg:width="2.032cm" svg:height="0.508cm" svg:x="135.112cm" svg:y="161.12cm">
          <text:p text:style-name="P2"><text:span text:style-name="T2">MyNameSo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27" draw:id="id327" draw:layer="layout" svg:width="1.397cm" svg:height="0.508cm" svg:x="135.113cm" svg:y="159.60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845cm" svg:y1="158.628cm" svg:x2="135.811cm" svg:y2="159.608cm" draw:start-shape="id326" draw:start-glue-point="2" draw:end-shape="id327" draw:end-glue-point="0" svg:d="M137845 158628v490h-2034v490" svg:viewBox="0 0 2035 981">
          <text:p/>
        </draw:connector>
        <draw:custom-shape draw:style-name="gr105" draw:text-style-name="P3" xml:id="id330" draw:id="id330" draw:layer="layout" svg:width="7.787cm" svg:height="0.962cm" svg:x="134.818cm" svg:y="163.406cm">
          <text:p text:style-name="P2"><text:span text:style-name="T1">Какую кашу любишь?</text:span></text:p>
          <text:p text:style-name="P2"><text:span text:style-name="T1">Есть манная, овсяная и гречневая с молоко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9" draw:id="id329" draw:layer="layout" svg:width="4.445cm" svg:height="0.508cm" svg:x="134.818cm" svg:y="162.898cm">
          <text:p text:style-name="P2"><text:span text:style-name="T1">БУФЕТЧИЦА БИТС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128cm" svg:y1="161.628cm" svg:x2="137.04cm" svg:y2="162.898cm" draw:start-shape="id328" draw:start-glue-point="2" draw:end-shape="id329" draw:end-glue-point="0" svg:d="M136128 161628v635h912v635" svg:viewBox="0 0 913 1271">
          <text:p/>
        </draw:connector>
        <draw:custom-shape draw:style-name="gr99" draw:text-style-name="P3" draw:layer="layout" svg:width="5.461cm" svg:height="1.016cm" svg:x="136.128cm" svg:y="166.315cm">
          <text:p text:style-name="P2"><text:span text:style-name="T1">Гречневую с молоком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32" draw:id="id332" draw:layer="layout" svg:width="2.032cm" svg:height="0.508cm" svg:x="136.128cm" svg:y="167.331cm">
          <text:p text:style-name="P2"><text:span text:style-name="T2">Buckwhe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31" draw:id="id331" draw:layer="layout" svg:width="1.397cm" svg:height="0.508cm" svg:x="136.129cm" svg:y="165.81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711cm" svg:y1="164.368cm" svg:x2="136.827cm" svg:y2="165.819cm" draw:start-shape="id330" draw:start-glue-point="2" draw:end-shape="id331" draw:end-glue-point="0" svg:d="M138711 164368v726h-1884v725" svg:viewBox="0 0 1885 1452">
          <text:p/>
        </draw:connector>
        <draw:custom-shape draw:style-name="gr106" draw:text-style-name="P9" xml:id="id333" draw:id="id333" draw:layer="layout" svg:width="9.652cm" svg:height="1.016cm" svg:x="133.334cm" svg:y="169.121cm">
          <text:p text:style-name="P2"><text:span text:style-name="T1">Битси принесла тарелку с кашей. </text:span></text:p>
          <text:p text:style-name="P2"><text:span text:style-name="T1">Поставила кашу, стакан с компотом и кусок белого хлеба на поднос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144cm" svg:y1="167.839cm" svg:x2="138.16cm" svg:y2="169.121cm" draw:start-shape="id332" draw:start-glue-point="2" draw:end-shape="id333" draw:end-glue-point="0" svg:d="M137144 167839v641h1016v641" svg:viewBox="0 0 1017 1283">
          <text:p/>
        </draw:connector>
        <draw:custom-shape draw:style-name="gr99" draw:text-style-name="P3" draw:layer="layout" svg:width="5.461cm" svg:height="1.016cm" svg:x="136.001cm" svg:y="171.903cm">
          <text:p text:style-name="P2"><text:span text:style-name="T1">Спасибо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35" draw:id="id335" draw:layer="layout" svg:width="2.032cm" svg:height="0.508cm" svg:x="136.001cm" svg:y="172.919cm">
          <text:p text:style-name="P2"><text:span text:style-name="T2">Than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34" draw:id="id334" draw:layer="layout" svg:width="1.397cm" svg:height="0.508cm" svg:x="136.002cm" svg:y="171.40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16cm" svg:y1="170.137cm" svg:x2="136.7cm" svg:y2="171.407cm" draw:start-shape="id333" draw:start-glue-point="2" draw:end-shape="id334" draw:end-glue-point="0" svg:d="M138160 170137v635h-1460v635" svg:viewBox="0 0 1461 1271">
          <text:p/>
        </draw:connector>
        <draw:custom-shape draw:style-name="gr107" draw:text-style-name="P3" xml:id="id338" draw:id="id338" draw:layer="layout" svg:width="5.232cm" svg:height="0.962cm" svg:x="134.833cm" svg:y="175.144cm">
          <text:p text:style-name="P2"><text:span text:style-name="T1">На здоровье, Элис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36" draw:id="id336" draw:layer="layout" svg:width="4.445cm" svg:height="0.508cm" svg:x="134.833cm" svg:y="174.636cm">
          <text:p text:style-name="P2"><text:span text:style-name="T1">БУФЕТЧИЦА БИТС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017cm" svg:y1="173.427cm" svg:x2="137.055cm" svg:y2="174.636cm" draw:start-shape="id335" draw:start-glue-point="2" draw:end-shape="id336" draw:end-glue-point="0" svg:d="M137017 173427v605h38v604" svg:viewBox="0 0 39 1210">
          <text:p/>
        </draw:connector>
        <draw:custom-shape draw:style-name="gr108" draw:text-style-name="P9" xml:id="id337" draw:id="id337" draw:layer="layout" svg:width="9.652cm" svg:height="1.397cm" svg:x="133.207cm" svg:y="177.249cm">
          <text:p text:style-name="P2"><text:span text:style-name="T1">Вы берете поднос с едой и разворачиваетесь в зал.</text:span></text:p>
          <text:p text:style-name="P2"><text:span text:style-name="T1">Видите Агату, она жестами приглашала сесть за столик,</text:span></text:p>
          <text:p text:style-name="P2"><text:span text:style-name="T1">Рядом с которым она стоял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8.033cm" svg:y1="177.249cm" svg:x2="137.449cm" svg:y2="176.106cm" draw:start-shape="id337" draw:start-glue-point="0" draw:end-shape="id338" draw:end-glue-point="2" svg:d="M138033 177249v-572h-584v-571" svg:viewBox="0 0 585 1144">
          <text:p/>
        </draw:connector>
        <draw:custom-shape draw:style-name="gr99" draw:text-style-name="P3" draw:layer="layout" svg:width="5.461cm" svg:height="1.016cm" svg:x="135.747cm" svg:y="180.412cm">
          <text:p text:style-name="P2"><text:span text:style-name="T1">Подойти к столику Агаты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40" draw:id="id340" draw:layer="layout" svg:width="2.032cm" svg:height="0.508cm" svg:x="135.747cm" svg:y="181.428cm">
          <text:p text:style-name="P2"><text:span text:style-name="T2">GoAg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39" draw:id="id339" draw:layer="layout" svg:width="1.397cm" svg:height="0.508cm" svg:x="135.748cm" svg:y="179.91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033cm" svg:y1="178.646cm" svg:x2="136.446cm" svg:y2="179.916cm" draw:start-shape="id337" draw:start-glue-point="2" draw:end-shape="id339" draw:end-glue-point="0" svg:d="M138033 178646v635h-1587v635" svg:viewBox="0 0 1588 1271">
          <text:p/>
        </draw:connector>
        <draw:custom-shape draw:style-name="gr109" draw:text-style-name="P9" xml:id="id341" draw:id="id341" draw:layer="layout" svg:width="9.652cm" svg:height="1.778cm" svg:x="133.588cm" svg:y="183.091cm">
          <text:p text:style-name="P2"><text:span text:style-name="T1">Медленно, пытаясь не растерять еду и уклоняясь от других пациентов,</text:span></text:p>
          <text:p text:style-name="P2"><text:span text:style-name="T1">Вы подходите к месту где стоит медсестра. Столик был на шесть мест.</text:span></text:p>
          <text:p text:style-name="P2"><text:span text:style-name="T1">За столиком сидели три пациентки и одна медсестра. </text:span></text:p>
          <text:p text:style-name="P2"><text:span text:style-name="T1">Одну пациентку Вы уже видели, это была «застывшая» Эрик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6.763cm" svg:y1="181.936cm" svg:x2="138.414cm" svg:y2="183.091cm" draw:start-shape="id340" draw:start-glue-point="2" draw:end-shape="id341" draw:end-glue-point="0" svg:d="M136763 181936v578h1651v577" svg:viewBox="0 0 1652 1156">
          <text:p/>
        </draw:connector>
        <draw:custom-shape draw:style-name="gr110" draw:text-style-name="P3" xml:id="id343" draw:id="id343" draw:layer="layout" svg:width="6.898cm" svg:height="1.397cm" svg:x="135.961cm" svg:y="186.266cm">
          <text:p text:style-name="P2"><text:span text:style-name="T1">Элис, присаживай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42" draw:id="id342" draw:layer="layout" svg:width="4.445cm" svg:height="0.508cm" svg:x="135.961cm" svg:y="185.758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414cm" svg:y1="184.869cm" svg:x2="138.183cm" svg:y2="185.758cm" draw:start-shape="id341" draw:start-glue-point="2" draw:end-shape="id342" draw:end-glue-point="0" svg:d="M138414 184869v445h-231v444" svg:viewBox="0 0 232 890">
          <text:p/>
        </draw:connector>
        <draw:custom-shape draw:style-name="gr111" draw:text-style-name="P9" xml:id="id344" draw:id="id344" draw:layer="layout" svg:width="5.842cm" svg:height="1.016cm" svg:x="136.483cm" svg:y="188.548cm">
          <text:p text:style-name="P2"><text:span text:style-name="T1">Вы садитесь за стол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9.41cm" svg:y1="187.663cm" svg:x2="139.404cm" svg:y2="188.548cm" draw:start-shape="id343" draw:start-glue-point="2" draw:end-shape="id344" draw:end-glue-point="0" svg:d="M139410 187663v442h-6v443" svg:viewBox="0 0 7 886">
          <text:p/>
        </draw:connector>
        <draw:custom-shape draw:style-name="gr112" draw:text-style-name="P3" xml:id="id348" draw:id="id348" draw:layer="layout" svg:width="6.898cm" svg:height="1.613cm" svg:x="136.636cm" svg:y="194.013cm">
          <text:p text:style-name="P2"><text:span text:style-name="T1">Элис, подожди. Я представлю Вас. </text:span></text:p>
          <text:p text:style-name="P2"><text:span text:style-name="T1">Это медсестра Ингрид. </text:span></text:p>
          <text:p text:style-name="P2"><text:span text:style-name="T1">Эрику ты знаешь. (Обращается к остальным)</text:span></text:p>
          <text:p text:style-name="P2"><text:span text:style-name="T1">Девушки, представьте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47" draw:id="id347" draw:layer="layout" svg:width="4.445cm" svg:height="0.508cm" svg:x="136.636cm" svg:y="193.505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99" draw:text-style-name="P3" draw:layer="layout" svg:width="5.461cm" svg:height="1.016cm" svg:x="136.636cm" svg:y="191.08cm">
          <text:p text:style-name="P2"><text:span text:style-name="T1">Начать ест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46" draw:id="id346" draw:layer="layout" svg:width="2.032cm" svg:height="0.508cm" svg:x="136.636cm" svg:y="192.096cm">
          <text:p text:style-name="P2"><text:span text:style-name="T2">E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45" draw:id="id345" draw:layer="layout" svg:width="1.397cm" svg:height="0.508cm" svg:x="136.637cm" svg:y="190.58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404cm" svg:y1="189.564cm" svg:x2="137.335cm" svg:y2="190.584cm" draw:start-shape="id344" draw:start-glue-point="2" draw:end-shape="id345" draw:end-glue-point="0" svg:d="M139404 189564v510h-2069v510" svg:viewBox="0 0 2070 1021">
          <text:p/>
        </draw:connector>
        <draw:connector draw:style-name="gr7" draw:text-style-name="P2" draw:layer="layout" svg:x1="137.652cm" svg:y1="192.604cm" svg:x2="138.858cm" svg:y2="193.505cm" draw:start-shape="id346" draw:start-glue-point="2" draw:end-shape="id347" draw:end-glue-point="0" svg:d="M137652 192604v451h1206v450" svg:viewBox="0 0 1207 902">
          <text:p/>
        </draw:connector>
        <draw:custom-shape draw:style-name="gr113" draw:text-style-name="P3" xml:id="id352" draw:id="id352" draw:layer="layout" svg:width="6.898cm" svg:height="0.955cm" svg:x="136.89cm" svg:y="199.789cm">
          <text:p text:style-name="P2"><text:span text:style-name="T1">Я Лиза и ты мне не нравишься. </text:span></text:p>
          <text:p text:style-name="P2"><text:span text:style-name="T1">Бог говорит, ты не та за кого себя выдаеш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1" draw:id="id351" draw:layer="layout" svg:width="4.445cm" svg:height="0.508cm" svg:x="136.89cm" svg:y="199.281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ustom-shape draw:style-name="gr113" draw:text-style-name="P3" xml:id="id350" draw:id="id350" draw:layer="layout" svg:width="6.898cm" svg:height="0.955cm" svg:x="136.65cm" svg:y="197.17cm">
          <text:p text:style-name="P2"><text:span text:style-name="T1">Меня зовут Астрид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49" draw:id="id349" draw:layer="layout" svg:width="4.445cm" svg:height="0.508cm" svg:x="136.65cm" svg:y="196.662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085cm" svg:y1="195.626cm" svg:x2="138.872cm" svg:y2="196.662cm" draw:start-shape="id348" draw:start-glue-point="2" draw:end-shape="id349" draw:end-glue-point="0" svg:d="M140085 195626v518h-1213v518" svg:viewBox="0 0 1214 1037">
          <text:p/>
        </draw:connector>
        <draw:connector draw:style-name="gr7" draw:text-style-name="P2" draw:layer="layout" svg:x1="140.099cm" svg:y1="198.125cm" svg:x2="139.112cm" svg:y2="199.281cm" draw:start-shape="id350" draw:start-glue-point="2" draw:end-shape="id351" draw:end-glue-point="0" svg:d="M140099 198125v578h-987v578" svg:viewBox="0 0 988 1157">
          <text:p/>
        </draw:connector>
        <draw:custom-shape draw:style-name="gr99" draw:text-style-name="P3" draw:layer="layout" svg:width="5.461cm" svg:height="1.016cm" svg:x="137.652cm" svg:y="202.764cm">
          <text:p text:style-name="P2"><text:span text:style-name="T1">Приятно познакомитс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54" draw:id="id354" draw:layer="layout" svg:width="2.032cm" svg:height="0.508cm" svg:x="137.652cm" svg:y="203.78cm">
          <text:p text:style-name="P2"><text:span text:style-name="T2">GoodMe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53" draw:id="id353" draw:layer="layout" svg:width="1.397cm" svg:height="0.508cm" svg:x="137.653cm" svg:y="202.26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339cm" svg:y1="200.744cm" svg:x2="138.351cm" svg:y2="202.268cm" draw:start-shape="id352" draw:start-glue-point="2" draw:end-shape="id353" draw:end-glue-point="0" svg:d="M140339 200744v762h-1988v762" svg:viewBox="0 0 1989 1525">
          <text:p/>
        </draw:connector>
        <draw:custom-shape draw:style-name="gr114" draw:text-style-name="P3" xml:id="id356" draw:id="id356" draw:layer="layout" svg:width="6.263cm" svg:height="1.043cm" svg:x="137.612cm" svg:y="205.924cm">
          <text:p text:style-name="P2"><text:span text:style-name="T1">Лиза, веди себя прилично.</text:span></text:p>
          <text:p text:style-name="P2"><text:span text:style-name="T1">Не заставляй меня сообщать </text:span></text:p>
          <text:p text:style-name="P2"><text:span text:style-name="T1">доктору Элизабет о твоем поведении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5" draw:id="id355" draw:layer="layout" svg:width="4.445cm" svg:height="0.508cm" svg:x="137.612cm" svg:y="205.41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668cm" svg:y1="204.288cm" svg:x2="139.834cm" svg:y2="205.416cm" draw:start-shape="id354" draw:start-glue-point="2" draw:end-shape="id355" draw:end-glue-point="0" svg:d="M138668 204288v564h1166v564" svg:viewBox="0 0 1167 1129">
          <text:p/>
        </draw:connector>
        <draw:custom-shape draw:style-name="gr115" draw:text-style-name="P3" xml:id="id359" draw:id="id359" draw:layer="layout" svg:width="6.128cm" svg:height="0.955cm" svg:x="138.033cm" svg:y="208.364cm">
          <text:p text:style-name="P2"><text:span text:style-name="T1">Да пожалуйста. Мне всё рав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7" draw:id="id357" draw:layer="layout" svg:width="4.445cm" svg:height="0.508cm" svg:x="138.033cm" svg:y="207.856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743cm" svg:y1="206.967cm" svg:x2="140.255cm" svg:y2="207.856cm" draw:start-shape="id356" draw:start-glue-point="2" draw:end-shape="id357" draw:end-glue-point="0" svg:d="M140743 206967v444h-488v445" svg:viewBox="0 0 489 890">
          <text:p/>
        </draw:connector>
        <draw:custom-shape draw:style-name="gr99" draw:text-style-name="P3" draw:layer="layout" svg:width="5.461cm" svg:height="1.016cm" svg:x="138.414cm" svg:y="210.904cm">
          <text:p text:style-name="P2"><text:span text:style-name="T1">Все нормально. Я не обиделас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60" draw:id="id360" draw:layer="layout" svg:width="2.032cm" svg:height="0.508cm" svg:x="138.414cm" svg:y="211.92cm">
          <text:p text:style-name="P2"><text:span text:style-name="T2">Allr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58" draw:id="id358" draw:layer="layout" svg:width="1.397cm" svg:height="0.508cm" svg:x="138.415cm" svg:y="210.40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113cm" svg:y1="210.408cm" svg:x2="141.097cm" svg:y2="209.319cm" draw:start-shape="id358" draw:start-glue-point="0" draw:end-shape="id359" draw:end-glue-point="2" svg:d="M139113 210408v-545h1984v-544" svg:viewBox="0 0 1985 1090">
          <text:p/>
        </draw:connector>
        <draw:custom-shape draw:style-name="gr116" draw:text-style-name="P3" xml:id="id362" draw:id="id362" draw:layer="layout" svg:width="6.263cm" svg:height="1.282cm" svg:x="138.143cm" svg:y="214.067cm">
          <text:p text:style-name="P2"><text:span text:style-name="T1">Дело не в обиде. </text:span></text:p>
          <text:p text:style-name="P2"><text:span text:style-name="T1">Лиза должна научится контролировать себя</text:span></text:p>
          <text:p text:style-name="P2"><text:span text:style-name="T1">в обществ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1" draw:id="id361" draw:layer="layout" svg:width="4.445cm" svg:height="0.508cm" svg:x="138.143cm" svg:y="213.559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43cm" svg:y1="212.428cm" svg:x2="140.365cm" svg:y2="213.559cm" draw:start-shape="id360" draw:start-glue-point="2" draw:end-shape="id361" svg:d="M139430 212428v566h935v565" svg:viewBox="0 0 936 1132">
          <text:p/>
        </draw:connector>
        <draw:custom-shape draw:style-name="gr115" draw:text-style-name="P3" xml:id="id364" draw:id="id364" draw:layer="layout" svg:width="6.128cm" svg:height="0.955cm" svg:x="138.795cm" svg:y="216.934cm">
          <text:p text:style-name="P2"><text:span text:style-name="T1">Где ты нашла тут общество, Агата.</text:span></text:p>
          <text:p text:style-name="P2"><text:span text:style-name="T1">Сборище чокнутых безбожников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3" draw:id="id363" draw:layer="layout" svg:width="4.445cm" svg:height="0.508cm" svg:x="138.795cm" svg:y="216.426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274cm" svg:y1="215.349cm" svg:x2="141.017cm" svg:y2="216.426cm" draw:start-shape="id362" draw:start-glue-point="2" draw:end-shape="id363" draw:end-glue-point="0" svg:d="M141274 215349v539h-257v538" svg:viewBox="0 0 258 1078">
          <text:p/>
        </draw:connector>
        <draw:custom-shape draw:style-name="gr115" draw:text-style-name="P3" xml:id="id366" draw:id="id366" draw:layer="layout" svg:width="6.128cm" svg:height="0.955cm" svg:x="138.877cm" svg:y="219.28cm">
          <text:p text:style-name="P2"><text:span text:style-name="T1">Лиза, прекрати, чего ты добиваеш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5" draw:id="id365" draw:layer="layout" svg:width="4.445cm" svg:height="0.508cm" svg:x="138.877cm" svg:y="218.772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859cm" svg:y1="217.889cm" svg:x2="141.099cm" svg:y2="218.772cm" draw:start-shape="id364" draw:start-glue-point="2" draw:end-shape="id365" draw:end-glue-point="0" svg:d="M141859 217889v441h-760v442" svg:viewBox="0 0 761 884">
          <text:p/>
        </draw:connector>
        <draw:custom-shape draw:style-name="gr115" draw:text-style-name="P3" xml:id="id368" draw:id="id368" draw:layer="layout" svg:width="6.128cm" svg:height="0.955cm" svg:x="138.903cm" svg:y="221.585cm">
          <text:p text:style-name="P2"><text:span text:style-name="T1">Что бы она ушла (показывает на Вас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7" draw:id="id367" draw:layer="layout" svg:width="4.445cm" svg:height="0.508cm" svg:x="138.903cm" svg:y="221.077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941cm" svg:y1="220.235cm" svg:x2="141.125cm" svg:y2="221.077cm" draw:start-shape="id366" draw:start-glue-point="2" draw:end-shape="id367" draw:end-glue-point="0" svg:d="M141941 220235v421h-816v421" svg:viewBox="0 0 817 843">
          <text:p/>
        </draw:connector>
        <draw:custom-shape draw:style-name="gr116" draw:text-style-name="P3" xml:id="id370" draw:id="id370" draw:layer="layout" svg:width="6.263cm" svg:height="1.282cm" svg:x="139.176cm" svg:y="223.973cm">
          <text:p text:style-name="P2"><text:span text:style-name="T1">Ну все, достаточно, Элис никуда не пойдет,</text:span></text:p>
          <text:p text:style-name="P2"><text:span text:style-name="T1">а вот ты пойдешь в свою палат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9" draw:id="id369" draw:layer="layout" svg:width="4.445cm" svg:height="0.508cm" svg:x="139.176cm" svg:y="223.465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967cm" svg:y1="222.54cm" svg:x2="141.398cm" svg:y2="223.465cm" draw:start-shape="id368" draw:start-glue-point="2" draw:end-shape="id369" draw:end-glue-point="0" svg:d="M141967 222540v462h-569v463" svg:viewBox="0 0 570 926">
          <text:p/>
        </draw:connector>
        <draw:custom-shape draw:style-name="gr99" draw:text-style-name="P3" draw:layer="layout" svg:width="5.461cm" svg:height="1.016cm" svg:x="139.684cm" svg:y="226.64cm">
          <text:p text:style-name="P2"><text:span text:style-name="T1">Нет проблем, я могу уйти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72" draw:id="id372" draw:layer="layout" svg:width="2.032cm" svg:height="0.508cm" svg:x="139.684cm" svg:y="227.656cm">
          <text:p text:style-name="P2"><text:span text:style-name="T2">ICan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71" draw:id="id371" draw:layer="layout" svg:width="1.397cm" svg:height="0.508cm" svg:x="139.685cm" svg:y="226.14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307cm" svg:y1="225.255cm" svg:x2="140.383cm" svg:y2="226.144cm" draw:start-shape="id370" draw:start-glue-point="2" draw:end-shape="id371" draw:end-glue-point="0" svg:d="M142307 225255v445h-1924v444" svg:viewBox="0 0 1925 890">
          <text:p/>
        </draw:connector>
        <draw:custom-shape draw:style-name="gr116" draw:text-style-name="P3" xml:id="id374" draw:id="id374" draw:layer="layout" svg:width="6.263cm" svg:height="1.282cm" svg:x="139.43cm" svg:y="229.827cm">
          <text:p text:style-name="P2"><text:span text:style-name="T1">Элис, сиди. Уйдет Лиз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73" draw:id="id373" draw:layer="layout" svg:width="4.445cm" svg:height="0.508cm" svg:x="139.43cm" svg:y="229.319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7cm" svg:y1="228.164cm" svg:x2="141.652cm" svg:y2="229.319cm" draw:start-shape="id372" draw:start-glue-point="2" draw:end-shape="id373" draw:end-glue-point="0" svg:d="M140700 228164v578h952v577" svg:viewBox="0 0 953 1156">
          <text:p/>
        </draw:connector>
        <draw:custom-shape draw:style-name="gr115" draw:text-style-name="P3" xml:id="id376" draw:id="id376" draw:layer="layout" svg:width="6.128cm" svg:height="0.955cm" svg:x="139.684cm" svg:y="232.682cm">
          <text:p text:style-name="P2"><text:span text:style-name="T1">Ладно. Я уйду. Горите в ад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75" draw:id="id375" draw:layer="layout" svg:width="4.445cm" svg:height="0.508cm" svg:x="139.684cm" svg:y="232.174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561cm" svg:y1="231.109cm" svg:x2="141.906cm" svg:y2="232.174cm" draw:start-shape="id374" draw:start-glue-point="2" draw:end-shape="id375" draw:end-glue-point="0" svg:d="M142561 231109v533h-655v532" svg:viewBox="0 0 656 1066">
          <text:p/>
        </draw:connector>
        <draw:custom-shape draw:style-name="gr117" draw:text-style-name="P9" xml:id="id377" draw:id="id377" draw:layer="layout" svg:width="7.62cm" svg:height="1.077cm" svg:x="138.922cm" svg:y="234.78cm">
          <text:p text:style-name="P2"><text:span text:style-name="T1">Лиза вскакивает из-за стола и быстро выходит за дверь</text:span></text:p>
          <text:p text:style-name="P2"><text:span text:style-name="T1">столов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2.748cm" svg:y1="233.637cm" svg:x2="142.732cm" svg:y2="234.78cm" draw:start-shape="id376" draw:start-glue-point="2" draw:end-shape="id377" draw:end-glue-point="0" svg:d="M142748 233637v571h-16v572" svg:viewBox="0 0 17 1144">
          <text:p/>
        </draw:connector>
        <draw:custom-shape draw:style-name="gr99" draw:text-style-name="P3" draw:layer="layout" svg:width="5.461cm" svg:height="1.016cm" svg:x="140.319cm" svg:y="237.689cm">
          <text:p text:style-name="P2"><text:span text:style-name="T1">Что это с ней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79" draw:id="id379" draw:layer="layout" svg:width="2.032cm" svg:height="0.508cm" svg:x="140.319cm" svg:y="238.705cm">
          <text:p text:style-name="P2"><text:span text:style-name="T2">WhatMat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78" draw:id="id378" draw:layer="layout" svg:width="1.397cm" svg:height="0.508cm" svg:x="140.32cm" svg:y="237.19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732cm" svg:y1="235.857cm" svg:x2="141.018cm" svg:y2="237.193cm" draw:start-shape="id377" draw:start-glue-point="2" draw:end-shape="id378" draw:end-glue-point="0" svg:d="M142732 235857v668h-1714v668" svg:viewBox="0 0 1715 1337">
          <text:p/>
        </draw:connector>
        <draw:custom-shape draw:style-name="gr115" draw:text-style-name="P3" xml:id="id381" draw:id="id381" draw:layer="layout" svg:width="6.128cm" svg:height="0.955cm" svg:x="140.056cm" svg:y="240.683cm">
          <text:p text:style-name="P2"><text:span text:style-name="T1">Не обращай внимания. </text:span></text:p>
          <text:p text:style-name="P2"><text:span text:style-name="T1">Обычно она не такая…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0" draw:id="id380" draw:layer="layout" svg:width="4.445cm" svg:height="0.508cm" svg:x="140.056cm" svg:y="240.175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335cm" svg:y1="239.213cm" svg:x2="142.278cm" svg:y2="240.175cm" draw:start-shape="id379" draw:start-glue-point="2" draw:end-shape="id380" draw:end-glue-point="0" svg:d="M141335 239213v481h943v481" svg:viewBox="0 0 944 963">
          <text:p/>
        </draw:connector>
        <draw:custom-shape draw:style-name="gr118" draw:text-style-name="P3" xml:id="id383" draw:id="id383" draw:layer="layout" svg:width="7.809cm" svg:height="1.235cm" svg:x="140.257cm" svg:y="243.324cm">
          <text:p text:style-name="P2"><text:span text:style-name="T1">Сестра Ингрид, пожалуйста, присмотрите за ними,</text:span></text:p>
          <text:p text:style-name="P2"><text:span text:style-name="T1">я должна поговорить с доктором о Лизе. </text:span></text:p>
          <text:p text:style-name="P2"><text:span text:style-name="T1">Похоже она прекратила пить лекарства. Я быстр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2" draw:id="id382" draw:layer="layout" svg:width="4.445cm" svg:height="0.508cm" svg:x="140.257cm" svg:y="242.81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12cm" svg:y1="241.638cm" svg:x2="142.479cm" svg:y2="242.816cm" draw:start-shape="id381" draw:start-glue-point="2" draw:end-shape="id382" svg:d="M143120 241638v589h-641v589" svg:viewBox="0 0 642 1179">
          <text:p/>
        </draw:connector>
        <draw:custom-shape draw:style-name="gr115" draw:text-style-name="P3" xml:id="id385" draw:id="id385" draw:layer="layout" svg:width="6.128cm" svg:height="0.955cm" svg:x="140.573cm" svg:y="246.271cm">
          <text:p text:style-name="P2"><text:span text:style-name="T1">Да, конечно, идите, я посмотр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4" draw:id="id384" draw:layer="layout" svg:width="4.445cm" svg:height="0.508cm" svg:x="140.573cm" svg:y="245.763cm">
          <text:p text:style-name="P2"><text:span text:style-name="T1">МЕДСЕСТРА ИНГ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161cm" svg:y1="244.559cm" svg:x2="142.795cm" svg:y2="245.763cm" draw:start-shape="id383" draw:start-glue-point="2" draw:end-shape="id384" draw:end-glue-point="0" svg:d="M144161 244559v602h-1366v602" svg:viewBox="0 0 1367 1205">
          <text:p/>
        </draw:connector>
        <draw:custom-shape draw:style-name="gr119" draw:text-style-name="P3" draw:layer="layout" svg:width="6.985cm" svg:height="1.016cm" svg:x="141.208cm" svg:y="248.611cm">
          <text:p text:style-name="P2"><text:span text:style-name="T1">А что бывает, если не принимать лекарства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87" draw:id="id387" draw:layer="layout" svg:width="2.032cm" svg:height="0.508cm" svg:x="141.208cm" svg:y="249.627cm">
          <text:p text:style-name="P2"><text:span text:style-name="T2">WhatHapp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86" draw:id="id386" draw:layer="layout" svg:width="1.397cm" svg:height="0.508cm" svg:x="141.209cm" svg:y="248.11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637cm" svg:y1="247.226cm" svg:x2="141.907cm" svg:y2="248.115cm" draw:start-shape="id385" draw:start-glue-point="2" draw:end-shape="id386" draw:end-glue-point="0" svg:d="M143637 247226v444h-1730v445" svg:viewBox="0 0 1731 890">
          <text:p/>
        </draw:connector>
        <draw:custom-shape draw:style-name="gr115" draw:text-style-name="P3" xml:id="id389" draw:id="id389" draw:layer="layout" svg:width="6.128cm" svg:height="0.955cm" svg:x="140.16cm" svg:y="252.179cm">
          <text:p text:style-name="P2"><text:span text:style-name="T1">Станешь как Эрик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8" draw:id="id388" draw:layer="layout" svg:width="4.445cm" svg:height="0.508cm" svg:x="140.16cm" svg:y="251.671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224cm" svg:y1="250.135cm" svg:x2="142.382cm" svg:y2="251.671cm" draw:start-shape="id387" draw:start-glue-point="2" draw:end-shape="id388" draw:end-glue-point="0" svg:d="M142224 250135v768h158v768" svg:viewBox="0 0 159 1537">
          <text:p/>
        </draw:connector>
        <draw:custom-shape draw:style-name="gr119" draw:text-style-name="P3" draw:layer="layout" svg:width="6.985cm" svg:height="1.016cm" svg:x="140.7cm" svg:y="254.592cm">
          <text:p text:style-name="P2"><text:span text:style-name="T1">Прикалываешься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91" draw:id="id391" draw:layer="layout" svg:width="2.032cm" svg:height="0.508cm" svg:x="140.7cm" svg:y="255.608cm">
          <text:p text:style-name="P2"><text:span text:style-name="T2">ItsJo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90" draw:id="id390" draw:layer="layout" svg:width="1.397cm" svg:height="0.508cm" svg:x="140.701cm" svg:y="254.09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224cm" svg:y1="253.134cm" svg:x2="141.399cm" svg:y2="254.096cm" draw:start-shape="id389" draw:start-glue-point="2" draw:end-shape="id390" draw:end-glue-point="0" svg:d="M143224 253134v481h-1825v481" svg:viewBox="0 0 1826 963">
          <text:p/>
        </draw:connector>
        <draw:custom-shape draw:style-name="gr115" draw:text-style-name="P3" xml:id="id393" draw:id="id393" draw:layer="layout" svg:width="6.128cm" svg:height="0.955cm" svg:x="140.414cm" svg:y="257.64cm">
          <text:p text:style-name="P2"><text:span text:style-name="T1">Да. Видела бы ты свое лицо.(Смеется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2" draw:id="id392" draw:layer="layout" svg:width="4.445cm" svg:height="0.508cm" svg:x="140.414cm" svg:y="257.132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716cm" svg:y1="256.116cm" svg:x2="142.636cm" svg:y2="257.132cm" draw:start-shape="id391" draw:start-glue-point="2" draw:end-shape="id392" draw:end-glue-point="0" svg:d="M141716 256116v508h920v508" svg:viewBox="0 0 921 1017">
          <text:p/>
        </draw:connector>
        <draw:custom-shape draw:style-name="gr120" draw:text-style-name="P3" xml:id="id799" draw:id="id799" draw:layer="layout" svg:width="8.748cm" svg:height="1.838cm" svg:x="140.319cm" svg:y="260.12cm">
          <text:p text:style-name="P2"><text:span text:style-name="T1">Астрид шутит. У Эрики аутизм. </text:span></text:p>
          <text:p text:style-name="P2"><text:span text:style-name="T1">Она с рождения такая.</text:span></text:p>
          <text:p text:style-name="P2"><text:span text:style-name="T1">А если тебя уличат, </text:span></text:p>
          <text:p text:style-name="P2"><text:span text:style-name="T1">что не пьешь лекарства - в первый раз назначат уколы.</text:span></text:p>
          <text:p text:style-name="P2"><text:span text:style-name="T1">Потом наказание может быть более серьезны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4" draw:id="id394" draw:layer="layout" svg:width="4.445cm" svg:height="0.508cm" svg:x="140.319cm" svg:y="259.612cm">
          <text:p text:style-name="P2"><text:span text:style-name="T1">МЕДСЕСТРА ИНГ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478cm" svg:y1="258.595cm" svg:x2="142.541cm" svg:y2="259.612cm" draw:start-shape="id393" draw:start-glue-point="2" draw:end-shape="id394" draw:end-glue-point="0" svg:d="M143478 258595v508h-937v509" svg:viewBox="0 0 938 1018">
          <text:p/>
        </draw:connector>
        <draw:custom-shape draw:style-name="gr119" draw:text-style-name="P3" draw:layer="layout" svg:width="6.985cm" svg:height="1.016cm" svg:x="140.7cm" svg:y="263.355cm">
          <text:p text:style-name="P2"><text:span text:style-name="T1">Понятно. Лучше не попадатьс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00" draw:id="id400" draw:layer="layout" svg:width="2.032cm" svg:height="0.508cm" svg:x="140.7cm" svg:y="264.371cm">
          <text:p text:style-name="P2"><text:span text:style-name="T2">GetCau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00" draw:id="id800" draw:layer="layout" svg:width="1.397cm" svg:height="0.508cm" svg:x="140.701cm" svg:y="262.85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121" draw:text-style-name="P3" xml:id="id397" draw:id="id397" draw:layer="layout" svg:width="6.496cm" svg:height="0.82cm" svg:x="140.727cm" svg:y="268.689cm">
          <text:p text:style-name="P2"><text:span text:style-name="T1">Очень смешно, Астрид.</text:span></text:p>
          <text:p text:style-name="P2"><text:span text:style-name="T1">Так, Элис, доедай быстрей, скоро придет Агат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9" draw:id="id399" draw:layer="layout" svg:width="4.445cm" svg:height="0.508cm" svg:x="140.727cm" svg:y="268.181cm">
          <text:p text:style-name="P2"><text:span text:style-name="T1">МЕДСЕСТРА ИНГРИД</text:span></text:p>
          <draw:enhanced-geometry svg:viewBox="0 0 21600 21600" draw:type="rectangle" draw:enhanced-path="M 0 0 L 21600 0 21600 21600 0 21600 0 0 Z N"/>
        </draw:custom-shape>
        <draw:custom-shape draw:style-name="gr122" draw:text-style-name="P9" xml:id="id395" draw:id="id395" draw:layer="layout" svg:width="7.62cm" svg:height="1.302cm" svg:x="140.573cm" svg:y="270.493cm">
          <text:p text:style-name="P2"><text:span text:style-name="T1">После этих слов в столовую зашла Агата.</text:span></text:p>
          <text:p text:style-name="P2"><text:span text:style-name="T1">На ее лице читалась печаль. Она подошла</text:span></text:p>
          <text:p text:style-name="P2"><text:span text:style-name="T1">к Вашему столик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" xml:id="id402" draw:id="id402" draw:layer="layout" svg:width="6.496cm" svg:height="0.82cm" svg:x="140.854cm" svg:y="273.7cm">
          <text:p text:style-name="P2"><text:span text:style-name="T1">Элис, ты готова? Пошл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6" draw:id="id396" draw:layer="layout" svg:width="4.445cm" svg:height="0.508cm" svg:x="140.854cm" svg:y="273.192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383cm" svg:y1="271.795cm" svg:x2="143.076cm" svg:y2="273.192cm" draw:start-shape="id395" draw:start-glue-point="2" draw:end-shape="id396" svg:d="M144383 271795v699h-1307v698" svg:viewBox="0 0 1308 1398">
          <text:p/>
        </draw:connector>
        <draw:connector draw:style-name="gr7" draw:text-style-name="P2" draw:layer="layout" svg:x1="143.975cm" svg:y1="269.509cm" svg:x2="144.383cm" svg:y2="270.493cm" draw:start-shape="id397" draw:start-glue-point="2" draw:end-shape="id395" draw:end-glue-point="0" svg:d="M143975 269509v492h408v492" svg:viewBox="0 0 409 985">
          <text:p/>
        </draw:connector>
        <draw:custom-shape draw:style-name="gr121" draw:text-style-name="P3" xml:id="id398" draw:id="id398" draw:layer="layout" svg:width="6.496cm" svg:height="0.82cm" svg:x="140.827cm" svg:y="266.403cm">
          <text:p text:style-name="P2"><text:span text:style-name="T1">Я тебя научу. (Смеется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1" draw:id="id401" draw:layer="layout" svg:width="4.445cm" svg:height="0.508cm" svg:x="140.827cm" svg:y="265.895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075cm" svg:y1="267.223cm" svg:x2="142.949cm" svg:y2="268.181cm" draw:start-shape="id398" draw:start-glue-point="2" draw:end-shape="id399" draw:end-glue-point="0" svg:d="M144075 267223v479h-1126v479" svg:viewBox="0 0 1127 959">
          <text:p/>
        </draw:connector>
        <draw:connector draw:style-name="gr7" draw:text-style-name="P2" draw:layer="layout" svg:x1="141.716cm" svg:y1="264.879cm" svg:x2="143.049cm" svg:y2="265.895cm" draw:start-shape="id400" draw:start-glue-point="2" draw:end-shape="id401" draw:end-glue-point="0" svg:d="M141716 264879v508h1333v508" svg:viewBox="0 0 1334 1017">
          <text:p/>
        </draw:connector>
        <draw:custom-shape draw:style-name="gr123" draw:text-style-name="P3" draw:layer="layout" svg:width="3.582cm" svg:height="1.016cm" svg:x="142.452cm" svg:y="276.436cm">
          <text:p text:style-name="P2"><text:span text:style-name="T1">Идти за Агатой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04" draw:id="id404" draw:layer="layout" svg:width="2.032cm" svg:height="0.508cm" svg:x="142.452cm" svg:y="277.452cm">
          <text:p text:style-name="P2"><text:span text:style-name="T2">FollowAg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03" draw:id="id403" draw:layer="layout" svg:width="1.397cm" svg:height="0.508cm" svg:x="142.453cm" svg:y="275.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102cm" svg:y1="274.52cm" svg:x2="143.151cm" svg:y2="275.94cm" draw:start-shape="id402" draw:start-glue-point="2" draw:end-shape="id403" draw:end-glue-point="0" svg:d="M144102 274520v710h-951v710" svg:viewBox="0 0 952 1421">
          <text:p/>
        </draw:connector>
        <draw:custom-shape draw:style-name="gr124" draw:text-style-name="P9" xml:id="id405" draw:id="id405" draw:layer="layout" svg:width="9.818cm" svg:height="3.175cm" svg:x="139.049cm" svg:y="278.849cm">
          <text:p text:style-name="P2"><text:span text:style-name="T1">Выходите из столовой, идете по коридору</text:span></text:p>
          <text:p text:style-name="P2"><text:span text:style-name="T1">и подходите к двери с табличкой</text:span></text:p>
          <text:p text:style-name="P2"><text:span text:style-name="T1">«Доктор Элизабет Стоун».</text:span></text:p>
          <text:p text:style-name="P2"><text:span text:style-name="T1">Агата открывает дверь и приглашает Вас зайти.</text:span></text:p>
          <text:p text:style-name="P2"><text:span text:style-name="T1">Вы зыходите в кабинет. За столом сидит женщина,</text:span></text:p>
          <text:p text:style-name="P2"><text:span text:style-name="T1">с которой Вы разговаривали вчера. <text:s/></text:span></text:p>
          <text:p text:style-name="P2"><text:span text:style-name="T1">Она отвлеклась от работы за компьютером и жестом</text:span></text:p>
          <text:p text:style-name="P2"><text:span text:style-name="T1">пригласила сесть в кресло. </text:span></text:p>
          <text:p text:style-name="P2"><text:span text:style-name="T1">Вы присаживаетесь и настраиваетесь на разговор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3.468cm" svg:y1="277.96cm" svg:x2="143.958cm" svg:y2="278.849cm" draw:start-shape="id404" draw:start-glue-point="2" draw:end-shape="id405" draw:end-glue-point="0" svg:d="M143468 277960v444h490v445" svg:viewBox="0 0 491 890">
          <text:p/>
        </draw:connector>
        <draw:custom-shape draw:style-name="gr121" draw:text-style-name="P3" xml:id="id407" draw:id="id407" draw:layer="layout" svg:width="6.496cm" svg:height="0.82cm" svg:x="141.863cm" svg:y="283.67cm">
          <text:p text:style-name="P2"><text:span text:style-name="T1">(Обращается к доктору) Я пойду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6" draw:id="id406" draw:layer="layout" svg:width="4.445cm" svg:height="0.508cm" svg:x="141.863cm" svg:y="283.162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958cm" svg:y1="282.024cm" svg:x2="144.085cm" svg:y2="283.162cm" draw:start-shape="id405" draw:start-glue-point="2" draw:end-shape="id406" draw:end-glue-point="0" svg:d="M143958 282024v569h127v569" svg:viewBox="0 0 128 1139">
          <text:p/>
        </draw:connector>
        <draw:custom-shape draw:style-name="gr121" draw:text-style-name="P3" xml:id="id409" draw:id="id409" draw:layer="layout" svg:width="6.496cm" svg:height="0.82cm" svg:x="142.097cm" svg:y="286.342cm">
          <text:p text:style-name="P2"><text:span text:style-name="T1">Да, спасибо. Займитесь Лизо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8" draw:id="id408" draw:layer="layout" svg:width="4.445cm" svg:height="0.508cm" svg:x="142.097cm" svg:y="285.834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111cm" svg:y1="284.49cm" svg:x2="144.319cm" svg:y2="285.834cm" draw:start-shape="id407" draw:start-glue-point="2" draw:end-shape="id408" draw:end-glue-point="0" svg:d="M145111 284490v672h-792v672" svg:viewBox="0 0 793 1345">
          <text:p/>
        </draw:connector>
        <draw:custom-shape draw:style-name="gr125" draw:text-style-name="P9" xml:id="id410" draw:id="id410" draw:layer="layout" svg:width="7.62cm" svg:height="1.048cm" svg:x="141.462cm" svg:y="287.993cm">
          <text:p text:style-name="P2"><text:span text:style-name="T1">Агата выходит и закрывает дверь, </text:span></text:p>
          <text:p text:style-name="P2"><text:span text:style-name="T1">Оставляя Вас наедине с докторо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345cm" svg:y1="287.162cm" svg:x2="145.272cm" svg:y2="287.993cm" draw:start-shape="id409" draw:start-glue-point="2" draw:end-shape="id410" draw:end-glue-point="0" svg:d="M145345 287162v416h-73v415" svg:viewBox="0 0 74 832">
          <text:p/>
        </draw:connector>
        <draw:custom-shape draw:style-name="gr121" draw:text-style-name="P3" xml:id="id412" draw:id="id412" draw:layer="layout" svg:width="6.496cm" svg:height="0.82cm" svg:x="142.351cm" svg:y="290.787cm">
          <text:p text:style-name="P2"><text:span text:style-name="T1">Элис, как себя чувству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11" draw:id="id411" draw:layer="layout" svg:width="4.445cm" svg:height="0.508cm" svg:x="142.351cm" svg:y="290.279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272cm" svg:y1="289.041cm" svg:x2="144.573cm" svg:y2="290.279cm" draw:start-shape="id410" draw:start-glue-point="2" draw:end-shape="id411" draw:end-glue-point="0" svg:d="M145272 289041v619h-699v619" svg:viewBox="0 0 700 1239">
          <text:p/>
        </draw:connector>
        <draw:frame draw:style-name="gr126" draw:text-style-name="P1" draw:layer="layout" svg:width="7.521cm" svg:height="0.962cm" svg:x="129.623cm" svg:y="279.611cm">
          <draw:text-box>
            <text:p>Как то разбить на части</text:p>
          </draw:text-box>
        </draw:frame>
        <draw:custom-shape draw:style-name="gr127" draw:text-style-name="P3" draw:layer="layout" svg:width="8.244cm" svg:height="1.016cm" svg:x="142.362cm" svg:y="293.569cm">
          <text:p text:style-name="P2"><text:span text:style-name="T1">Нормально. Я хочу поговорить о том почему я здес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14" draw:id="id414" draw:layer="layout" svg:width="2.032cm" svg:height="0.508cm" svg:x="142.362cm" svg:y="294.585cm">
          <text:p text:style-name="P2"><text:span text:style-name="T2">WantTo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13" draw:id="id413" draw:layer="layout" svg:width="1.397cm" svg:height="0.508cm" svg:x="142.363cm" svg:y="293.07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599cm" svg:y1="291.607cm" svg:x2="143.061cm" svg:y2="293.073cm" draw:start-shape="id412" draw:start-glue-point="2" draw:end-shape="id413" draw:end-glue-point="0" svg:d="M145599 291607v733h-2538v733" svg:viewBox="0 0 2539 1467">
          <text:p/>
        </draw:connector>
        <draw:custom-shape draw:style-name="gr121" draw:text-style-name="P3" xml:id="id416" draw:id="id416" draw:layer="layout" svg:width="6.496cm" svg:height="0.82cm" svg:x="142.032cm" svg:y="296.581cm">
          <text:p text:style-name="P2"><text:span text:style-name="T1">Внимательно слуша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15" draw:id="id415" draw:layer="layout" svg:width="4.445cm" svg:height="0.508cm" svg:x="142.032cm" svg:y="296.073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378cm" svg:y1="295.093cm" svg:x2="144.254cm" svg:y2="296.073cm" draw:start-shape="id414" draw:start-glue-point="2" draw:end-shape="id415" draw:end-glue-point="0" svg:d="M143378 295093v490h876v490" svg:viewBox="0 0 877 981">
          <text:p/>
        </draw:connector>
        <draw:custom-shape draw:style-name="gr128" draw:text-style-name="P3" draw:layer="layout" svg:width="6.079cm" svg:height="1.016cm" svg:x="143.257cm" svg:y="298.915cm">
          <text:p text:style-name="P2"><text:span text:style-name="T1">Я здесь по ошибке. Меня зовут не Элис.</text:span></text:p>
          <text:p text:style-name="P2"><text:span text:style-name="T1">Я Софи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18" draw:id="id418" draw:layer="layout" svg:width="2.032cm" svg:height="0.508cm" svg:x="143.257cm" svg:y="299.931cm">
          <text:p text:style-name="P2"><text:span text:style-name="T2">IAmSo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17" draw:id="id417" draw:layer="layout" svg:width="1.397cm" svg:height="0.508cm" svg:x="143.258cm" svg:y="298.41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28cm" svg:y1="297.401cm" svg:x2="143.956cm" svg:y2="298.419cm" draw:start-shape="id416" draw:start-glue-point="2" draw:end-shape="id417" draw:end-glue-point="0" svg:d="M145280 297401v509h-1324v509" svg:viewBox="0 0 1325 1019">
          <text:p/>
        </draw:connector>
        <draw:custom-shape draw:style-name="gr125" draw:text-style-name="P9" xml:id="id419" draw:id="id419" draw:layer="layout" svg:width="7.62cm" svg:height="1.048cm" svg:x="142.605cm" svg:y="301.423cm">
          <text:p text:style-name="P2"><text:span text:style-name="T1">Доктор, что то помечает на своем планшете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4.273cm" svg:y1="300.439cm" svg:x2="146.415cm" svg:y2="301.423cm" draw:start-shape="id418" draw:start-glue-point="2" draw:end-shape="id419" draw:end-glue-point="0" svg:d="M144273 300439v492h2142v492" svg:viewBox="0 0 2143 985">
          <text:p/>
        </draw:connector>
        <draw:custom-shape draw:style-name="gr129" draw:text-style-name="P3" xml:id="id421" draw:id="id421" draw:layer="layout" svg:width="6.496cm" svg:height="1.074cm" svg:x="143.602cm" svg:y="303.81cm">
          <text:p text:style-name="P2"><text:span text:style-name="T1">В этом нет никакой ошибки. </text:span></text:p>
          <text:p text:style-name="P2"><text:span text:style-name="T1">Отпечатки совпадают, лицо совпадает.</text:span></text:p>
          <text:p text:style-name="P2"><text:span text:style-name="T1">Вот посмотр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20" draw:id="id420" draw:layer="layout" svg:width="4.445cm" svg:height="0.508cm" svg:x="143.602cm" svg:y="303.302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6.415cm" svg:y1="302.471cm" svg:x2="145.824cm" svg:y2="303.302cm" draw:start-shape="id419" draw:start-glue-point="2" draw:end-shape="id420" draw:end-glue-point="0" svg:d="M146415 302471v416h-591v415" svg:viewBox="0 0 592 832">
          <text:p/>
        </draw:connector>
        <draw:custom-shape draw:style-name="gr125" draw:text-style-name="P9" xml:id="id422" draw:id="id422" draw:layer="layout" svg:width="7.62cm" svg:height="1.048cm" svg:x="143.44cm" svg:y="305.848cm">
          <text:p text:style-name="P2"><text:span text:style-name="T1">Доктор показывает Вам планшет с досье Элис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6.85cm" svg:y1="304.884cm" svg:x2="147.25cm" svg:y2="305.848cm" draw:start-shape="id421" draw:start-glue-point="2" draw:end-shape="id422" draw:end-glue-point="0" svg:d="M146850 304884v482h400v482" svg:viewBox="0 0 401 965">
          <text:p/>
        </draw:connector>
        <draw:custom-shape draw:style-name="gr130" draw:text-style-name="P3" draw:layer="layout" svg:width="9.426cm" svg:height="1.016cm" svg:x="143.466cm" svg:y="308.682cm">
          <text:p text:style-name="P2"><text:span text:style-name="T1">И я должна поверить, что у психиатрической больницы есть</text:span></text:p>
          <text:p text:style-name="P2"><text:span text:style-name="T1">вся информация о человеке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24" draw:id="id424" draw:layer="layout" svg:width="2.032cm" svg:height="0.508cm" svg:x="143.466cm" svg:y="309.698cm">
          <text:p text:style-name="P2"><text:span text:style-name="T2">DontBelie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23" draw:id="id423" draw:layer="layout" svg:width="1.397cm" svg:height="0.508cm" svg:x="143.467cm" svg:y="308.18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25cm" svg:y1="306.896cm" svg:x2="144.165cm" svg:y2="308.186cm" draw:start-shape="id422" draw:start-glue-point="2" draw:end-shape="id423" draw:end-glue-point="0" svg:d="M147250 306896v645h-3085v645" svg:viewBox="0 0 3086 1291">
          <text:p/>
        </draw:connector>
        <draw:custom-shape draw:style-name="gr131" draw:text-style-name="P3" xml:id="id426" draw:id="id426" draw:layer="layout" svg:width="6.496cm" svg:height="1.035cm" svg:x="143.898cm" svg:y="312.104cm">
          <text:p text:style-name="P2"><text:span text:style-name="T1">Так и есть. Единая база всех граждан</text:span></text:p>
          <text:p text:style-name="P2"><text:span text:style-name="T1">Соединенного Королевств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25" draw:id="id425" draw:layer="layout" svg:width="4.445cm" svg:height="0.508cm" svg:x="143.898cm" svg:y="311.596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482cm" svg:y1="310.206cm" svg:x2="146.12cm" svg:y2="311.596cm" draw:start-shape="id424" draw:start-glue-point="2" draw:end-shape="id425" draw:end-glue-point="0" svg:d="M144482 310206v695h1638v695" svg:viewBox="0 0 1639 1391">
          <text:p/>
        </draw:connector>
        <draw:frame draw:style-name="gr132" draw:text-style-name="P1" draw:layer="layout" svg:width="16.525cm" svg:height="0.962cm" svg:x="125.191cm" svg:y="309.202cm">
          <draw:text-box>
            <text:p>Где то должно быть вопрос а какого чёрта я в англии?</text:p>
          </draw:text-box>
        </draw:frame>
        <draw:custom-shape draw:style-name="gr130" draw:text-style-name="P3" draw:layer="layout" svg:width="9.426cm" svg:height="1.016cm" svg:x="143.085cm" svg:y="314.905cm">
          <text:p text:style-name="P2"><text:span text:style-name="T1">В этом то и проблема. Я не могу быть в этой стране, я из России.</text:span></text:p>
          <text:p text:style-name="P2"><text:span text:style-name="T1">Как по Вашему я могла попасть в сюда из России за один день?</text:span></text:p>
          <text:p text:style-name="P2"><text:span text:style-name="T1">На самолете? Телепортировалась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28" draw:id="id428" draw:layer="layout" svg:width="2.032cm" svg:height="0.508cm" svg:x="143.085cm" svg:y="315.921cm">
          <text:p text:style-name="P2"><text:span text:style-name="T2">FromRuss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27" draw:id="id427" draw:layer="layout" svg:width="1.397cm" svg:height="0.508cm" svg:x="143.086cm" svg:y="314.40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146cm" svg:y1="313.139cm" svg:x2="143.784cm" svg:y2="314.409cm" draw:start-shape="id426" draw:start-glue-point="2" draw:end-shape="id427" draw:end-glue-point="0" svg:d="M147146 313139v635h-3362v635" svg:viewBox="0 0 3363 1271">
          <text:p/>
        </draw:connector>
        <draw:custom-shape draw:style-name="gr133" draw:text-style-name="P3" xml:id="id430" draw:id="id430" draw:layer="layout" svg:width="9.017cm" svg:height="1.035cm" svg:x="142.859cm" svg:y="318.327cm">
          <text:p text:style-name="P2"><text:span text:style-name="T1">Есть только одно разумное объяснение всему этому, Элис. </text:span></text:p>
          <text:p text:style-name="P2"><text:span text:style-name="T1">Ты придумала Софию в момент сильной эмоциональной травмы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29" draw:id="id429" draw:layer="layout" svg:width="4.445cm" svg:height="0.508cm" svg:x="142.859cm" svg:y="317.819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101cm" svg:y1="316.429cm" svg:x2="145.081cm" svg:y2="317.819cm" draw:start-shape="id428" draw:start-glue-point="2" draw:end-shape="id429" draw:end-glue-point="0" svg:d="M144101 316429v695h980v695" svg:viewBox="0 0 981 1391">
          <text:p/>
        </draw:connector>
        <draw:custom-shape draw:style-name="gr134" draw:text-style-name="P3" draw:layer="layout" svg:width="9.443cm" svg:height="1.016cm" svg:x="142.986cm" svg:y="320.874cm">
          <text:p text:style-name="P2"><text:span text:style-name="T1">Я ничего не выдумывала и я не сумасшедшая. </text:span></text:p>
          <text:p text:style-name="P2"><text:span text:style-name="T1">Вы должны меня отпустит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32" draw:id="id432" draw:layer="layout" svg:width="2.032cm" svg:height="0.508cm" svg:x="142.986cm" svg:y="321.89cm">
          <text:p text:style-name="P2"><text:span text:style-name="T2">Release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31" draw:id="id431" draw:layer="layout" svg:width="1.397cm" svg:height="0.508cm" svg:x="142.987cm" svg:y="320.37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367cm" svg:y1="319.362cm" svg:x2="143.685cm" svg:y2="320.378cm" draw:start-shape="id430" draw:start-glue-point="2" draw:end-shape="id431" draw:end-glue-point="0" svg:d="M147367 319362v508h-3682v508" svg:viewBox="0 0 3683 1017">
          <text:p/>
        </draw:connector>
        <draw:custom-shape draw:style-name="gr135" draw:text-style-name="P3" xml:id="id434" draw:id="id434" draw:layer="layout" svg:width="10.162cm" svg:height="1.242cm" svg:x="142.984cm" svg:y="323.962cm">
          <text:p text:style-name="P2"><text:span text:style-name="T1">Я не могу отпустить тебя. </text:span></text:p>
          <text:p text:style-name="P2"><text:span text:style-name="T1">Несколько дней назад ты пыталась убить себя и кидалась на людей.</text:span></text:p>
          <text:p text:style-name="P2"><text:span text:style-name="T1">Нужно убедится, что ты больше несешь угрозы себе или окружающи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33" draw:id="id433" draw:layer="layout" svg:width="4.445cm" svg:height="0.508cm" svg:x="142.984cm" svg:y="323.454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002cm" svg:y1="322.398cm" svg:x2="145.206cm" svg:y2="323.454cm" draw:start-shape="id432" draw:start-glue-point="2" draw:end-shape="id433" svg:d="M144002 322398v528h1204v528" svg:viewBox="0 0 1205 1057">
          <text:p/>
        </draw:connector>
        <draw:custom-shape draw:style-name="gr136" draw:text-style-name="P3" draw:layer="layout" svg:width="5.518cm" svg:height="1.016cm" svg:x="143.056cm" svg:y="326.86cm">
          <text:p text:style-name="P2"><text:span text:style-name="T1">А если я докажу, что я София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36" draw:id="id436" draw:layer="layout" svg:width="2.032cm" svg:height="0.508cm" svg:x="143.056cm" svg:y="327.876cm">
          <text:p text:style-name="P2"><text:span text:style-name="T2">CanPr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35" draw:id="id435" draw:layer="layout" svg:width="1.397cm" svg:height="0.508cm" svg:x="143.057cm" svg:y="326.36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065cm" svg:y1="325.204cm" svg:x2="143.755cm" svg:y2="326.364cm" draw:start-shape="id434" draw:start-glue-point="2" draw:end-shape="id435" draw:end-glue-point="0" svg:d="M148065 325204v580h-4310v580" svg:viewBox="0 0 4311 1161">
          <text:p/>
        </draw:connector>
        <draw:custom-shape draw:style-name="gr137" draw:text-style-name="P3" xml:id="id438" draw:id="id438" draw:layer="layout" svg:width="4.932cm" svg:height="0.819cm" svg:x="142.499cm" svg:y="330.227cm">
          <text:p text:style-name="P2"><text:span text:style-name="T1">Интересно. Попробу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37" draw:id="id437" draw:layer="layout" svg:width="4.445cm" svg:height="0.508cm" svg:x="142.499cm" svg:y="329.719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072cm" svg:y1="328.384cm" svg:x2="144.721cm" svg:y2="329.719cm" draw:start-shape="id436" draw:start-glue-point="2" draw:end-shape="id437" draw:end-glue-point="0" svg:d="M144072 328384v668h649v667" svg:viewBox="0 0 650 1336">
          <text:p/>
        </draw:connector>
        <draw:custom-shape draw:style-name="gr136" draw:text-style-name="P3" draw:layer="layout" svg:width="5.518cm" svg:height="1.016cm" svg:x="142.675cm" svg:y="332.697cm">
          <text:p text:style-name="P2"><text:span text:style-name="T1">Мне нужен телефон, я позвоню отцу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40" draw:id="id440" draw:layer="layout" svg:width="2.032cm" svg:height="0.508cm" svg:x="142.675cm" svg:y="333.713cm">
          <text:p text:style-name="P2"><text:span text:style-name="T2">Need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39" draw:id="id439" draw:layer="layout" svg:width="1.397cm" svg:height="0.508cm" svg:x="142.676cm" svg:y="332.20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965cm" svg:y1="331.046cm" svg:x2="143.374cm" svg:y2="332.201cm" draw:start-shape="id438" draw:start-glue-point="2" draw:end-shape="id439" draw:end-glue-point="0" svg:d="M144965 331046v577h-1591v578" svg:viewBox="0 0 1592 1156">
          <text:p/>
        </draw:connector>
        <draw:custom-shape draw:style-name="gr138" draw:text-style-name="P3" xml:id="id442" draw:id="id442" draw:layer="layout" svg:width="6.68cm" svg:height="0.819cm" svg:x="142.021cm" svg:y="335.748cm">
          <text:p text:style-name="P2"><text:span text:style-name="T1">Хорошо, София. Я пойду тебе на встречу.</text:span></text:p>
          <text:p text:style-name="P2"><text:span text:style-name="T1">Можешь воспользоваться моим телефоно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41" draw:id="id441" draw:layer="layout" svg:width="4.445cm" svg:height="0.508cm" svg:x="142.021cm" svg:y="335.24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691cm" svg:y1="334.221cm" svg:x2="144.243cm" svg:y2="335.24cm" draw:start-shape="id440" draw:start-glue-point="2" draw:end-shape="id441" draw:end-glue-point="0" svg:d="M143691 334221v510h552v509" svg:viewBox="0 0 553 1020">
          <text:p/>
        </draw:connector>
        <draw:custom-shape draw:style-name="gr139" draw:text-style-name="P9" xml:id="id443" draw:id="id443" draw:layer="layout" svg:width="8.382cm" svg:height="1.143cm" svg:x="141.843cm" svg:y="337.65cm">
          <text:p text:style-name="P2"><text:span text:style-name="T1">Доктор протягивает Вам свой сотовый телефон.</text:span></text:p>
          <text:p text:style-name="P2"><text:span text:style-name="T1">Вы смотрите на него, и Вам не понятно как с него звонить.</text:span></text:p>
          <text:p text:style-name="P2"><text:span text:style-name="T1">Нет знакомой кнопки с телефонной трубк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361cm" svg:y1="336.567cm" svg:x2="146.034cm" svg:y2="337.65cm" draw:start-shape="id442" draw:start-glue-point="2" draw:end-shape="id443" draw:end-glue-point="0" svg:d="M145361 336567v541h673v542" svg:viewBox="0 0 674 1084">
          <text:p/>
        </draw:connector>
        <draw:custom-shape draw:style-name="gr140" draw:text-style-name="P3" draw:layer="layout" svg:width="7.677cm" svg:height="1.016cm" svg:x="142.548cm" svg:y="340.305cm">
          <text:p text:style-name="P2"><text:span text:style-name="T1">Извините. Я не понимаю как позвонить.</text:span></text:p>
          <text:p text:style-name="P2"><text:span text:style-name="T1">Какой то необычный телефон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45" draw:id="id445" draw:layer="layout" svg:width="2.032cm" svg:height="0.508cm" svg:x="142.548cm" svg:y="341.321cm">
          <text:p text:style-name="P2"><text:span text:style-name="T2">Strange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44" draw:id="id444" draw:layer="layout" svg:width="1.397cm" svg:height="0.508cm" svg:x="142.549cm" svg:y="339.80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6.034cm" svg:y1="338.793cm" svg:x2="143.247cm" svg:y2="339.809cm" draw:start-shape="id443" draw:start-glue-point="2" draw:end-shape="id444" draw:end-glue-point="0" svg:d="M146034 338793v508h-2787v508" svg:viewBox="0 0 2788 1017">
          <text:p/>
        </draw:connector>
        <draw:custom-shape draw:style-name="gr141" draw:text-style-name="P3" xml:id="id447" draw:id="id447" draw:layer="layout" svg:width="11.011cm" svg:height="0.819cm" svg:x="142.262cm" svg:y="343.253cm">
          <text:p text:style-name="P2"><text:span text:style-name="T1">Нажми кнопку с двумя кружочками, красным и синим, </text:span></text:p>
          <text:p text:style-name="P2"><text:span text:style-name="T1">а затем скажи «Позвонить на номер» и продиктуй номер телефон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46" draw:id="id446" draw:layer="layout" svg:width="4.445cm" svg:height="0.508cm" svg:x="142.262cm" svg:y="342.745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564cm" svg:y1="341.829cm" svg:x2="144.484cm" svg:y2="342.745cm" draw:start-shape="id445" draw:start-glue-point="2" draw:end-shape="id446" draw:end-glue-point="0" svg:d="M143564 341829v458h920v458" svg:viewBox="0 0 921 917">
          <text:p/>
        </draw:connector>
        <draw:custom-shape draw:style-name="gr140" draw:text-style-name="P3" draw:layer="layout" svg:width="7.677cm" svg:height="1.016cm" svg:x="143.056cm" svg:y="345.651cm">
          <text:p text:style-name="P2"><text:span text:style-name="T1">Попытаться позвонит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49" draw:id="id449" draw:layer="layout" svg:width="2.032cm" svg:height="0.508cm" svg:x="143.056cm" svg:y="346.667cm">
          <text:p text:style-name="P2"><text:span text:style-name="T2">MakeC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48" draw:id="id448" draw:layer="layout" svg:width="1.397cm" svg:height="0.508cm" svg:x="143.057cm" svg:y="345.15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767cm" svg:y1="344.072cm" svg:x2="143.755cm" svg:y2="345.155cm" draw:start-shape="id447" draw:start-glue-point="2" draw:end-shape="id448" draw:end-glue-point="0" svg:d="M147767 344072v541h-4012v542" svg:viewBox="0 0 4013 1084">
          <text:p/>
        </draw:connector>
        <draw:custom-shape draw:style-name="gr142" draw:text-style-name="P9" xml:id="id450" draw:id="id450" draw:layer="layout" svg:width="9.148cm" svg:height="1.143cm" svg:x="142.093cm" svg:y="348.519cm">
          <text:p text:style-name="P2"><text:span text:style-name="T1">Вы по инструкции от Доктора пытаетесь набрать номер Отца,</text:span></text:p>
          <text:p text:style-name="P2"><text:span text:style-name="T1">но в ответ получаете «Набранный Вами номер не существует».</text:span></text:p>
          <text:p text:style-name="P2"><text:span text:style-name="T1">Пробуете ещё раз, но без результа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4.072cm" svg:y1="347.175cm" svg:x2="146.667cm" svg:y2="348.519cm" draw:start-shape="id449" draw:start-glue-point="2" draw:end-shape="id450" draw:end-glue-point="0" svg:d="M144072 347175v672h2595v672" svg:viewBox="0 0 2596 1345">
          <text:p/>
        </draw:connector>
        <draw:custom-shape draw:style-name="gr143" draw:text-style-name="P3" xml:id="id452" draw:id="id452" draw:layer="layout" svg:width="12.494cm" svg:height="0.819cm" svg:x="141.97cm" svg:y="351.366cm">
          <text:p text:style-name="P2"><text:span text:style-name="T1">Попробуй позвонить ещё кому-нибудь из родственников, друзей, знакомых, может парн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51" draw:id="id451" draw:layer="layout" svg:width="4.445cm" svg:height="0.508cm" svg:x="141.97cm" svg:y="350.858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6.667cm" svg:y1="349.662cm" svg:x2="144.192cm" svg:y2="350.858cm" draw:start-shape="id450" draw:start-glue-point="2" draw:end-shape="id451" draw:end-glue-point="0" svg:d="M146667 349662v598h-2475v598" svg:viewBox="0 0 2476 1197">
          <text:p/>
        </draw:connector>
        <draw:custom-shape draw:style-name="gr140" draw:text-style-name="P3" draw:layer="layout" svg:width="7.677cm" svg:height="1.016cm" svg:x="142.986cm" svg:y="353.894cm">
          <text:p text:style-name="P2"><text:span text:style-name="T1">У меня кроме отца больше никого нет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54" draw:id="id454" draw:layer="layout" svg:width="2.032cm" svg:height="0.508cm" svg:x="142.986cm" svg:y="354.91cm">
          <text:p text:style-name="P2"><text:span text:style-name="T2">IHaveNo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53" draw:id="id453" draw:layer="layout" svg:width="1.397cm" svg:height="0.508cm" svg:x="142.987cm" svg:y="353.39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217cm" svg:y1="352.185cm" svg:x2="143.685cm" svg:y2="353.398cm" draw:start-shape="id452" draw:start-glue-point="2" draw:end-shape="id453" draw:end-glue-point="0" svg:d="M148217 352185v606h-4532v607" svg:viewBox="0 0 4533 1214">
          <text:p/>
        </draw:connector>
        <draw:custom-shape draw:style-name="gr142" draw:text-style-name="P9" xml:id="id457" draw:id="id457" draw:layer="layout" svg:width="9.148cm" svg:height="1.143cm" svg:x="142.351cm" svg:y="358.478cm">
          <text:p text:style-name="P2"><text:span text:style-name="T1">Тут Вы вспоминаете про своё место работы в магазине </text:span></text:p>
          <text:p text:style-name="P2"><text:span text:style-name="T1">и что помните номер телефона администрат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3" xml:id="id456" draw:id="id456" draw:layer="layout" svg:width="4.751cm" svg:height="0.819cm" svg:x="144.077cm" svg:y="356.827cm">
          <text:p text:style-name="P2"><text:span text:style-name="T1">Мне очень жаль, Софи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55" draw:id="id455" draw:layer="layout" svg:width="4.445cm" svg:height="0.508cm" svg:x="144.077cm" svg:y="356.319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002cm" svg:y1="355.418cm" svg:x2="146.299cm" svg:y2="356.319cm" draw:start-shape="id454" draw:start-glue-point="2" draw:end-shape="id455" draw:end-glue-point="0" svg:d="M144002 355418v451h2297v450" svg:viewBox="0 0 2298 902">
          <text:p/>
        </draw:connector>
        <draw:connector draw:style-name="gr7" draw:text-style-name="P2" draw:layer="layout" svg:x1="146.452cm" svg:y1="357.646cm" svg:x2="146.925cm" svg:y2="358.478cm" draw:start-shape="id456" draw:start-glue-point="2" draw:end-shape="id457" draw:end-glue-point="0" svg:d="M146452 357646v415h473v417" svg:viewBox="0 0 474 833">
          <text:p/>
        </draw:connector>
        <draw:custom-shape draw:style-name="gr140" draw:text-style-name="P3" draw:layer="layout" svg:width="7.677cm" svg:height="1.016cm" svg:x="143.748cm" svg:y="361.272cm">
          <text:p text:style-name="P2"><text:span text:style-name="T1">Попробовать позвонить администратору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59" draw:id="id459" draw:layer="layout" svg:width="2.032cm" svg:height="0.508cm" svg:x="143.748cm" svg:y="362.288cm">
          <text:p text:style-name="P2"><text:span text:style-name="T2">Call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58" draw:id="id458" draw:layer="layout" svg:width="1.397cm" svg:height="0.508cm" svg:x="143.749cm" svg:y="360.77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6.925cm" svg:y1="359.621cm" svg:x2="144.447cm" svg:y2="360.776cm" draw:start-shape="id457" draw:start-glue-point="2" draw:end-shape="id458" draw:end-glue-point="0" svg:d="M146925 359621v577h-2478v578" svg:viewBox="0 0 2479 1156">
          <text:p/>
        </draw:connector>
        <draw:custom-shape draw:style-name="gr142" draw:text-style-name="P9" xml:id="id460" draw:id="id460" draw:layer="layout" svg:width="9.148cm" svg:height="1.143cm" svg:x="142.766cm" svg:y="363.72cm">
          <text:p text:style-name="P2"><text:span text:style-name="T1">«Набранный Вами номер не существует». </text:span></text:p>
          <text:p text:style-name="P2"><text:span text:style-name="T1">Эти слова вгоняют Вас в ступор.</text:span></text:p>
          <text:p text:style-name="P2"><text:span text:style-name="T1">Вы от безысходности протягиваете телефон обратно доктор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4.764cm" svg:y1="362.796cm" svg:x2="147.34cm" svg:y2="363.72cm" draw:start-shape="id459" draw:start-glue-point="2" draw:end-shape="id460" draw:end-glue-point="0" svg:d="M144764 362796v462h2576v462" svg:viewBox="0 0 2577 925">
          <text:p/>
        </draw:connector>
        <draw:custom-shape draw:style-name="gr145" draw:text-style-name="P3" xml:id="id462" draw:id="id462" draw:layer="layout" svg:width="10.538cm" svg:height="1.524cm" svg:x="143.116cm" svg:y="366.733cm">
          <text:p text:style-name="P2"><text:span text:style-name="T1">Послушай, София, как это всё выглядит со стороны.</text:span></text:p>
          <text:p text:style-name="P2"><text:span text:style-name="T1">Тебя похитили из России, видимо спецслужбы. </text:span></text:p>
          <text:p text:style-name="P2"><text:span text:style-name="T1">Перевезли в психиатрическую больницу.</text:span></text:p>
          <text:p text:style-name="P2"><text:span text:style-name="T1">И стали называть Элис. Ради чего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61" draw:id="id461" draw:layer="layout" svg:width="4.445cm" svg:height="0.508cm" svg:x="143.116cm" svg:y="366.225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34cm" svg:y1="364.863cm" svg:x2="145.338cm" svg:y2="366.225cm" draw:start-shape="id460" draw:start-glue-point="2" draw:end-shape="id461" svg:d="M147340 364863v681h-2002v681" svg:viewBox="0 0 2003 1363">
          <text:p/>
        </draw:connector>
        <draw:custom-shape draw:style-name="gr140" draw:text-style-name="P3" draw:layer="layout" svg:width="7.677cm" svg:height="1.016cm" svg:x="144.707cm" svg:y="370.035cm">
          <text:p text:style-name="P2"><text:span text:style-name="T4">Я знаю как это выглядит.</text:span></text:p>
          <text:p text:style-name="P2"><text:span text:style-name="T4">Но я знаю кто я. </text:span><text:span text:style-name="T1">Я не личность Элис.</text:span></text:p>
          <text:p text:style-name="P2"><text:span text:style-name="T1">Вы не убедите меня в обратном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64" draw:id="id464" draw:layer="layout" svg:width="2.032cm" svg:height="0.508cm" svg:x="144.707cm" svg:y="371.051cm">
          <text:p text:style-name="P2"><text:span text:style-name="T2">IKnowWhoI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63" draw:id="id463" draw:layer="layout" svg:width="1.397cm" svg:height="0.508cm" svg:x="144.708cm" svg:y="369.53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385cm" svg:y1="368.257cm" svg:x2="145.406cm" svg:y2="369.539cm" draw:start-shape="id462" draw:start-glue-point="2" draw:end-shape="id463" draw:end-glue-point="0" svg:d="M148385 368257v641h-2979v641" svg:viewBox="0 0 2980 1283">
          <text:p/>
        </draw:connector>
        <draw:custom-shape draw:style-name="gr146" draw:text-style-name="P3" xml:id="id466" draw:id="id466" draw:layer="layout" svg:width="9.344cm" svg:height="0.819cm" svg:x="144.691cm" svg:y="373.054cm">
          <text:p text:style-name="P2"><text:span text:style-name="T1">Хорошо, София. Я не буду давить на тебя.</text:span></text:p>
          <text:p text:style-name="P2"><text:span text:style-name="T1">Я буду терпеливо ждать когда ты будешь готова признать очевидно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65" draw:id="id465" draw:layer="layout" svg:width="4.445cm" svg:height="0.508cm" svg:x="144.691cm" svg:y="372.546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723cm" svg:y1="371.559cm" svg:x2="146.913cm" svg:y2="372.546cm" draw:start-shape="id464" draw:start-glue-point="2" draw:end-shape="id465" draw:end-glue-point="0" svg:d="M145723 371559v494h1190v493" svg:viewBox="0 0 1191 988">
          <text:p/>
        </draw:connector>
        <draw:custom-shape draw:style-name="gr140" draw:text-style-name="P3" draw:layer="layout" svg:width="7.677cm" svg:height="1.016cm" svg:x="145.918cm" svg:y="375.376cm">
          <text:p text:style-name="P2"><text:span text:style-name="T4">Я заметила, Вы начали называть меня Софи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68" draw:id="id468" draw:layer="layout" svg:width="2.032cm" svg:height="0.508cm" svg:x="145.918cm" svg:y="376.392cm">
          <text:p text:style-name="P2"><text:span text:style-name="T2">WhySof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67" draw:id="id467" draw:layer="layout" svg:width="1.397cm" svg:height="0.508cm" svg:x="145.919cm" svg:y="374.8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363cm" svg:y1="373.873cm" svg:x2="146.617cm" svg:y2="374.88cm" draw:start-shape="id466" draw:start-glue-point="2" draw:end-shape="id467" draw:end-glue-point="0" svg:d="M149363 373873v503h-2746v504" svg:viewBox="0 0 2747 1008">
          <text:p/>
        </draw:connector>
        <draw:custom-shape draw:style-name="gr147" draw:text-style-name="P3" xml:id="id470" draw:id="id470" draw:layer="layout" svg:width="4.82cm" svg:height="0.819cm" svg:x="146.796cm" svg:y="378.417cm">
          <text:p text:style-name="P2"><text:span text:style-name="T1">Тебе не нравит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69" draw:id="id469" draw:layer="layout" svg:width="4.445cm" svg:height="0.508cm" svg:x="146.796cm" svg:y="377.909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6.934cm" svg:y1="376.9cm" svg:x2="149.018cm" svg:y2="377.909cm" draw:start-shape="id468" draw:start-glue-point="2" draw:end-shape="id469" draw:end-glue-point="0" svg:d="M146934 376900v505h2084v504" svg:viewBox="0 0 2085 1010">
          <text:p/>
        </draw:connector>
        <draw:custom-shape draw:style-name="gr148" draw:text-style-name="P3" draw:layer="layout" svg:width="11.45cm" svg:height="1.016cm" svg:x="146.014cm" svg:y="380.788cm">
          <text:p text:style-name="P2"><text:span text:style-name="T4">Не знаю. Мне кажется Вы специально подыгрываете мне, что бы войти в доверие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72" draw:id="id472" draw:layer="layout" svg:width="2.032cm" svg:height="0.508cm" svg:x="146.014cm" svg:y="381.804cm">
          <text:p text:style-name="P2"><text:span text:style-name="T2">ItsStr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71" draw:id="id471" draw:layer="layout" svg:width="1.397cm" svg:height="0.508cm" svg:x="146.015cm" svg:y="380.29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206cm" svg:y1="379.236cm" svg:x2="146.713cm" svg:y2="380.292cm" draw:start-shape="id470" draw:start-glue-point="2" draw:end-shape="id471" draw:end-glue-point="0" svg:d="M149206 379236v528h-2493v528" svg:viewBox="0 0 2494 1057">
          <text:p/>
        </draw:connector>
        <draw:custom-shape draw:style-name="gr147" draw:text-style-name="P3" xml:id="id474" draw:id="id474" draw:layer="layout" svg:width="4.82cm" svg:height="0.819cm" svg:x="146.543cm" svg:y="384.023cm">
          <text:p text:style-name="P2"><text:span text:style-name="T1">Я могу перестать так делат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73" draw:id="id473" draw:layer="layout" svg:width="4.445cm" svg:height="0.508cm" svg:x="146.543cm" svg:y="383.515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03cm" svg:y1="382.312cm" svg:x2="148.765cm" svg:y2="383.515cm" draw:start-shape="id472" draw:start-glue-point="2" draw:end-shape="id473" draw:end-glue-point="0" svg:d="M147030 382312v602h1735v601" svg:viewBox="0 0 1736 1204">
          <text:p/>
        </draw:connector>
        <draw:custom-shape draw:style-name="gr140" draw:text-style-name="P3" draw:layer="layout" svg:width="7.677cm" svg:height="1.016cm" svg:x="146.796cm" svg:y="386.533cm">
          <text:p text:style-name="P2"><text:span text:style-name="T4">Нет, все нормально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93" draw:id="id493" draw:layer="layout" svg:width="2.032cm" svg:height="0.508cm" svg:x="146.796cm" svg:y="387.549cm">
          <text:p text:style-name="P2"><text:span text:style-name="T2">Its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75" draw:id="id475" draw:layer="layout" svg:width="1.397cm" svg:height="0.508cm" svg:x="146.797cm" svg:y="386.03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953cm" svg:y1="384.842cm" svg:x2="147.495cm" svg:y2="386.037cm" draw:start-shape="id474" draw:start-glue-point="2" draw:end-shape="id475" draw:end-glue-point="0" svg:d="M148953 384842v597h-1458v598" svg:viewBox="0 0 1459 1196">
          <text:p/>
        </draw:connector>
        <draw:custom-shape draw:style-name="gr149" draw:text-style-name="P3" xml:id="id478" draw:id="id478" draw:layer="layout" svg:width="7.494cm" svg:height="1.327cm" svg:x="147.598cm" svg:y="402.941cm">
          <text:p text:style-name="P2"><text:span text:style-name="T1">Хорошо, София. На сегодня хватит.</text:span></text:p>
          <text:p text:style-name="P2"><text:span text:style-name="T1">Пришли твои родители. </text:span></text:p>
          <text:p text:style-name="P2"><text:span text:style-name="T1">Сестра Агата проводит тебя в зал для встреч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77" draw:id="id477" draw:layer="layout" svg:width="4.445cm" svg:height="0.508cm" svg:x="147.598cm" svg:y="402.433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ustom-shape draw:style-name="gr142" draw:text-style-name="P9" xml:id="id476" draw:id="id476" draw:layer="layout" svg:width="9.148cm" svg:height="1.143cm" svg:x="146.796cm" svg:y="400.007cm">
          <text:p text:style-name="P2"><text:span text:style-name="T1">Доктор отвлекается на планшет, что то привлекло её внимани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1.37cm" svg:y1="401.15cm" svg:x2="149.82cm" svg:y2="402.433cm" draw:start-shape="id476" draw:start-glue-point="2" draw:end-shape="id477" draw:end-glue-point="0" svg:d="M151370 401150v641h-1550v642" svg:viewBox="0 0 1551 1284">
          <text:p/>
        </draw:connector>
        <draw:custom-shape draw:style-name="gr140" draw:text-style-name="P3" draw:layer="layout" svg:width="7.677cm" svg:height="1.016cm" svg:x="148.048cm" svg:y="405.938cm">
          <text:p text:style-name="P2"><text:span text:style-name="T4">А можно мне не встречаться? Я их не знаю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80" draw:id="id480" draw:layer="layout" svg:width="2.032cm" svg:height="0.508cm" svg:x="148.048cm" svg:y="406.954cm">
          <text:p text:style-name="P2"><text:span text:style-name="T2">CanMi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79" draw:id="id479" draw:layer="layout" svg:width="1.397cm" svg:height="0.508cm" svg:x="148.049cm" svg:y="405.44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345cm" svg:y1="404.268cm" svg:x2="148.747cm" svg:y2="405.442cm" draw:start-shape="id478" draw:start-glue-point="2" draw:end-shape="id479" draw:end-glue-point="0" svg:d="M151345 404268v587h-2598v587" svg:viewBox="0 0 2599 1175">
          <text:p/>
        </draw:connector>
        <draw:custom-shape draw:style-name="gr150" draw:text-style-name="P3" xml:id="id482" draw:id="id482" draw:layer="layout" svg:width="7.542cm" svg:height="1.57cm" svg:x="148.312cm" svg:y="409.245cm">
          <text:p text:style-name="P2"><text:span text:style-name="T1">Можешь. Но я прошу тебя встретится.</text:span></text:p>
          <text:p text:style-name="P2"><text:span text:style-name="T1">Пожалуйста, ради них. Они хотят увидеть свою дочь.</text:span></text:p>
          <text:p text:style-name="P2"><text:span text:style-name="T1">И если ты откажешься, это может негативно сказаться</text:span></text:p>
          <text:p text:style-name="P2"><text:span text:style-name="T1">на срок пребывания в интенсивном отделени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1" draw:id="id481" draw:layer="layout" svg:width="4.445cm" svg:height="0.508cm" svg:x="148.312cm" svg:y="408.737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064cm" svg:y1="407.462cm" svg:x2="150.534cm" svg:y2="408.737cm" draw:start-shape="id480" draw:start-glue-point="2" draw:end-shape="id481" draw:end-glue-point="0" svg:d="M149064 407462v638h1470v637" svg:viewBox="0 0 1471 1276">
          <text:p/>
        </draw:connector>
        <draw:custom-shape draw:style-name="gr151" draw:text-style-name="P3" draw:layer="layout" svg:width="8.015cm" svg:height="1.016cm" svg:x="148.601cm" svg:y="412.264cm">
          <text:p text:style-name="P2"><text:span text:style-name="T4">Мне кажется, что меня постоянно хотят лишить выбора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86" draw:id="id486" draw:layer="layout" svg:width="2.032cm" svg:height="0.508cm" svg:x="148.601cm" svg:y="413.28cm">
          <text:p text:style-name="P2"><text:span text:style-name="T2">HaveNoCho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83" draw:id="id483" draw:layer="layout" svg:width="1.397cm" svg:height="0.508cm" svg:x="148.602cm" svg:y="411.76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083cm" svg:y1="410.815cm" svg:x2="149.3cm" svg:y2="411.768cm" draw:start-shape="id482" draw:start-glue-point="2" draw:end-shape="id483" draw:end-glue-point="0" svg:d="M152083 410815v477h-2783v476" svg:viewBox="0 0 2784 954">
          <text:p/>
        </draw:connector>
        <draw:custom-shape draw:style-name="gr152" draw:text-style-name="P3" xml:id="id484" draw:id="id484" draw:layer="layout" svg:width="7.494cm" svg:height="0.825cm" svg:x="148.741cm" svg:y="415.578cm">
          <text:p text:style-name="P2"><text:span text:style-name="T1">София, мы все хотим тебе только добр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7" draw:id="id487" draw:layer="layout" svg:width="4.445cm" svg:height="0.508cm" svg:x="148.741cm" svg:y="415.07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ustom-shape draw:style-name="gr153" draw:text-style-name="P9" xml:id="id485" draw:id="id485" draw:layer="layout" svg:width="4.361cm" svg:height="1.143cm" svg:x="150.096cm" svg:y="417.546cm">
          <text:p text:style-name="P2"><text:span text:style-name="T1">В кабинет зашла Ага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2.488cm" svg:y1="416.403cm" svg:x2="152.276cm" svg:y2="417.546cm" draw:start-shape="id484" draw:start-glue-point="2" draw:end-shape="id485" svg:d="M152488 416403v571h-212v572" svg:viewBox="0 0 213 1144">
          <text:p/>
        </draw:connector>
        <draw:connector draw:style-name="gr7" draw:text-style-name="P2" draw:layer="layout" svg:x1="149.617cm" svg:y1="413.788cm" svg:x2="150.963cm" svg:y2="415.07cm" draw:start-shape="id486" draw:start-glue-point="2" draw:end-shape="id487" draw:end-glue-point="0" svg:d="M149617 413788v641h1346v641" svg:viewBox="0 0 1347 1283">
          <text:p/>
        </draw:connector>
        <draw:custom-shape draw:style-name="gr121" draw:text-style-name="P3" xml:id="id489" draw:id="id489" draw:layer="layout" svg:width="6.496cm" svg:height="0.82cm" svg:x="149.758cm" svg:y="420.594cm">
          <text:p text:style-name="P2"><text:span text:style-name="T1">Я могу отвести Элис к родителям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8" draw:id="id488" draw:layer="layout" svg:width="4.445cm" svg:height="0.508cm" svg:x="149.758cm" svg:y="420.086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276cm" svg:y1="418.689cm" svg:x2="151.98cm" svg:y2="420.086cm" draw:start-shape="id485" draw:start-glue-point="2" draw:end-shape="id488" draw:end-glue-point="0" svg:d="M152276 418689v698h-296v699" svg:viewBox="0 0 297 1398">
          <text:p/>
        </draw:connector>
        <draw:custom-shape draw:style-name="gr154" draw:text-style-name="P3" xml:id="id491" draw:id="id491" draw:layer="layout" svg:width="6.097cm" svg:height="0.825cm" svg:x="150.138cm" svg:y="422.944cm">
          <text:p text:style-name="P2"><text:span text:style-name="T1">Да, конечно, мы закончил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90" draw:id="id490" draw:layer="layout" svg:width="4.445cm" svg:height="0.508cm" svg:x="150.138cm" svg:y="422.436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006cm" svg:y1="421.414cm" svg:x2="152.36cm" svg:y2="422.436cm" draw:start-shape="id489" draw:start-glue-point="2" draw:end-shape="id490" draw:end-glue-point="0" svg:d="M153006 421414v511h-646v511" svg:viewBox="0 0 647 1023">
          <text:p/>
        </draw:connector>
        <draw:custom-shape draw:style-name="gr151" draw:text-style-name="P3" draw:layer="layout" svg:width="8.015cm" svg:height="1.016cm" svg:x="149.852cm" svg:y="425.349cm">
          <text:p text:style-name="P2"><text:span text:style-name="T4">Пойти с Агатой на встречу с родителями Элис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02" draw:id="id502" draw:layer="layout" svg:width="2.032cm" svg:height="0.508cm" svg:x="149.852cm" svg:y="426.365cm">
          <text:p text:style-name="P2"><text:span text:style-name="T2">GoToPar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92" draw:id="id492" draw:layer="layout" svg:width="1.397cm" svg:height="0.508cm" svg:x="149.853cm" svg:y="424.8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186cm" svg:y1="423.769cm" svg:x2="150.551cm" svg:y2="424.853cm" draw:start-shape="id491" draw:start-glue-point="2" draw:end-shape="id492" draw:end-glue-point="0" svg:d="M153186 423769v542h-2635v542" svg:viewBox="0 0 2636 1085">
          <text:p/>
        </draw:connector>
        <draw:custom-shape draw:style-name="gr155" draw:text-style-name="P3" xml:id="id495" draw:id="id495" draw:layer="layout" svg:width="10.735cm" svg:height="0.819cm" svg:x="146.856cm" svg:y="389.651cm">
          <text:p text:style-name="P2"><text:span text:style-name="T1">Давай лучше поговорим о том что с тобой происходило два дня назад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94" draw:id="id494" draw:layer="layout" svg:width="4.445cm" svg:height="0.508cm" svg:x="146.856cm" svg:y="389.143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812cm" svg:y1="388.057cm" svg:x2="149.078cm" svg:y2="389.143cm" draw:start-shape="id493" draw:start-glue-point="2" draw:end-shape="id494" draw:end-glue-point="0" svg:d="M147812 388057v543h1266v543" svg:viewBox="0 0 1267 1087">
          <text:p/>
        </draw:connector>
        <draw:custom-shape draw:style-name="gr156" draw:text-style-name="P3" draw:layer="layout" svg:width="9.201cm" svg:height="1.016cm" svg:x="147.12cm" svg:y="391.924cm">
          <text:p text:style-name="P2"><text:span text:style-name="T4">Помню я отработала скучный день в магазине бытовой техники.</text:span></text:p>
          <text:p text:style-name="P2"><text:span text:style-name="T4">Помню я шла домой. Спустилась в метро.</text:span></text:p>
          <text:p text:style-name="P2"><text:span text:style-name="T4">Это все, что я помню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97" draw:id="id497" draw:layer="layout" svg:width="2.032cm" svg:height="0.508cm" svg:x="147.12cm" svg:y="392.94cm">
          <text:p text:style-name="P2"><text:span text:style-name="T2">IWalkH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96" draw:id="id496" draw:layer="layout" svg:width="1.397cm" svg:height="0.508cm" svg:x="147.121cm" svg:y="391.42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223cm" svg:y1="390.47cm" svg:x2="147.819cm" svg:y2="391.428cm" draw:start-shape="id495" draw:start-glue-point="2" draw:end-shape="id496" draw:end-glue-point="0" svg:d="M152223 390470v479h-4404v479" svg:viewBox="0 0 4405 959">
          <text:p/>
        </draw:connector>
        <draw:custom-shape draw:style-name="gr157" draw:text-style-name="P3" xml:id="id499" draw:id="id499" draw:layer="layout" svg:width="6.582cm" svg:height="0.819cm" svg:x="147.072cm" svg:y="394.846cm">
          <text:p text:style-name="P2"><text:span text:style-name="T1">Метро? Ближайшее метро в Лондон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98" draw:id="id498" draw:layer="layout" svg:width="4.445cm" svg:height="0.508cm" svg:x="147.072cm" svg:y="394.338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136cm" svg:y1="393.448cm" svg:x2="149.294cm" svg:y2="394.338cm" draw:start-shape="id497" draw:start-glue-point="2" draw:end-shape="id498" draw:end-glue-point="0" svg:d="M148136 393448v445h1158v445" svg:viewBox="0 0 1159 891">
          <text:p/>
        </draw:connector>
        <draw:custom-shape draw:style-name="gr140" draw:text-style-name="P3" draw:layer="layout" svg:width="7.677cm" svg:height="1.016cm" svg:x="147.177cm" svg:y="397.213cm">
          <text:p text:style-name="P2"><text:span text:style-name="T4">Причем тут Лондон. Я живу в Москве. </text:span></text:p>
          <text:p text:style-name="P2"><text:span text:style-name="T4">Это была станция Арсенальна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01" draw:id="id501" draw:layer="layout" svg:width="2.032cm" svg:height="0.508cm" svg:x="147.177cm" svg:y="398.229cm">
          <text:p text:style-name="P2"><text:span text:style-name="T2">ItWasMosc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00" draw:id="id500" draw:layer="layout" svg:width="1.397cm" svg:height="0.508cm" svg:x="147.178cm" svg:y="396.71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363cm" svg:y1="395.665cm" svg:x2="147.876cm" svg:y2="396.717cm" draw:start-shape="id499" draw:start-glue-point="2" draw:end-shape="id500" draw:end-glue-point="0" svg:d="M150363 395665v526h-2487v526" svg:viewBox="0 0 2488 1053">
          <text:p/>
        </draw:connector>
        <draw:connector draw:style-name="gr7" draw:text-style-name="P2" draw:layer="layout" svg:x1="148.193cm" svg:y1="398.737cm" svg:x2="151.37cm" svg:y2="400.007cm" draw:start-shape="id501" draw:start-glue-point="2" draw:end-shape="id476" svg:d="M148193 398737v635h3177v635" svg:viewBox="0 0 3178 1271">
          <text:p/>
        </draw:connector>
        <draw:custom-shape draw:style-name="gr158" draw:text-style-name="P9" xml:id="id503" draw:id="id503" draw:layer="layout" svg:width="10.788cm" svg:height="2.453cm" svg:x="149.978cm" svg:y="427.82cm">
          <text:p text:style-name="P2"><text:span text:style-name="T1">Агата отводит Вас в зал, похожий на обеденный, только</text:span></text:p>
          <text:p text:style-name="P2"><text:span text:style-name="T1">в нем нет очереди с раздачей еды. </text:span></text:p>
          <text:p text:style-name="P2"><text:span text:style-name="T1">В середине зала столы, а по стенам диваны и журнальные столики.</text:span></text:p>
          <text:p text:style-name="P2"><text:span text:style-name="T1">За одним из столов сидели мужчина и женщина средних лет. </text:span></text:p>
          <text:p text:style-name="P2"><text:span text:style-name="T1">Рядом с ними сидела девушка примерно Вашего возраста.</text:span></text:p>
          <text:p text:style-name="P2"><text:span text:style-name="T1">Судя по тому как они на Вас смотрят, это родители Элис и возможно сест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0.868cm" svg:y1="426.873cm" svg:x2="155.372cm" svg:y2="427.82cm" draw:start-shape="id502" draw:start-glue-point="2" draw:end-shape="id503" draw:end-glue-point="0" svg:d="M150868 426873v473h4504v474" svg:viewBox="0 0 4505 948">
          <text:p/>
        </draw:connector>
        <draw:custom-shape draw:style-name="gr159" draw:text-style-name="P3" xml:id="id504" draw:id="id504" draw:layer="layout" svg:width="5.591cm" svg:height="0.825cm" svg:x="150.349cm" svg:y="432.028cm">
          <text:p text:style-name="P2"><text:span text:style-name="T1">Элис, дочка мо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06" draw:id="id506" draw:layer="layout" svg:width="4.445cm" svg:height="0.508cm" svg:x="150.349cm" svg:y="431.52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ustom-shape draw:style-name="gr160" draw:text-style-name="P9" xml:id="id505" draw:id="id505" draw:layer="layout" svg:width="8.509cm" svg:height="0.889cm" svg:x="149.717cm" svg:y="433.789cm">
          <text:p text:style-name="P2"><text:span text:style-name="T1">Вы видите как она плачет и вытирает слезы платко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3.144cm" svg:y1="432.853cm" svg:x2="153.971cm" svg:y2="433.789cm" draw:start-shape="id504" draw:start-glue-point="2" draw:end-shape="id505" draw:end-glue-point="0" svg:d="M153144 432853v467h827v469" svg:viewBox="0 0 828 937">
          <text:p/>
        </draw:connector>
        <draw:connector draw:style-name="gr7" draw:text-style-name="P2" draw:layer="layout" svg:x1="155.372cm" svg:y1="430.273cm" svg:x2="152.571cm" svg:y2="431.52cm" draw:start-shape="id503" draw:start-glue-point="2" draw:end-shape="id506" draw:end-glue-point="0" svg:d="M155372 430273v623h-2801v624" svg:viewBox="0 0 2802 1248">
          <text:p/>
        </draw:connector>
        <draw:custom-shape draw:style-name="gr151" draw:text-style-name="P3" draw:layer="layout" svg:width="8.015cm" svg:height="1.016cm" svg:x="150.193cm" svg:y="436.444cm">
          <text:p text:style-name="P2"><text:span text:style-name="T4">Всем привет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08" draw:id="id508" draw:layer="layout" svg:width="2.032cm" svg:height="0.508cm" svg:x="150.193cm" svg:y="437.46cm">
          <text:p text:style-name="P2"><text:span text:style-name="T2">HiPeo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07" draw:id="id507" draw:layer="layout" svg:width="1.397cm" svg:height="0.508cm" svg:x="150.194cm" svg:y="435.94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971cm" svg:y1="434.678cm" svg:x2="150.892cm" svg:y2="435.948cm" draw:start-shape="id505" draw:start-glue-point="2" draw:end-shape="id507" draw:end-glue-point="0" svg:d="M153971 434678v635h-3079v635" svg:viewBox="0 0 3080 1271">
          <text:p/>
        </draw:connector>
        <draw:custom-shape draw:style-name="gr159" draw:text-style-name="P3" xml:id="id510" draw:id="id510" draw:layer="layout" svg:width="5.591cm" svg:height="0.825cm" svg:x="150.358cm" svg:y="439.858cm">
          <text:p text:style-name="P2"><text:span text:style-name="T1">Сядь, Элис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09" draw:id="id509" draw:layer="layout" svg:width="4.445cm" svg:height="0.508cm" svg:x="150.358cm" svg:y="439.35cm">
          <text:p text:style-name="P2"><text:span text:style-name="T1">ОТЕЦ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209cm" svg:y1="437.968cm" svg:x2="152.58cm" svg:y2="439.35cm" draw:start-shape="id508" draw:start-glue-point="2" draw:end-shape="id509" draw:end-glue-point="0" svg:d="M151209 437968v691h1371v691" svg:viewBox="0 0 1372 1383">
          <text:p/>
        </draw:connector>
        <draw:custom-shape draw:style-name="gr161" draw:text-style-name="P9" xml:id="id511" draw:id="id511" draw:layer="layout" svg:width="8.509cm" svg:height="0.926cm" svg:x="150.225cm" svg:y="441.626cm">
          <text:p text:style-name="P2"><text:span text:style-name="T1">Вы присаживаетесь за стол, предвкушая непростой разговор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3.153cm" svg:y1="440.683cm" svg:x2="154.479cm" svg:y2="441.626cm" draw:start-shape="id510" draw:start-glue-point="2" draw:end-shape="id511" draw:end-glue-point="0" svg:d="M153153 440683v471h1326v472" svg:viewBox="0 0 1327 944">
          <text:p/>
        </draw:connector>
        <draw:custom-shape draw:style-name="gr159" draw:text-style-name="P3" xml:id="id513" draw:id="id513" draw:layer="layout" svg:width="5.591cm" svg:height="0.825cm" svg:x="151.619cm" svg:y="444.267cm">
          <text:p text:style-name="P2"><text:span text:style-name="T1">Как ты тут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12" draw:id="id512" draw:layer="layout" svg:width="4.445cm" svg:height="0.508cm" svg:x="151.619cm" svg:y="443.759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479cm" svg:y1="442.552cm" svg:x2="153.841cm" svg:y2="443.759cm" draw:start-shape="id511" draw:start-glue-point="2" draw:end-shape="id512" draw:end-glue-point="0" svg:d="M154479 442552v604h-638v603" svg:viewBox="0 0 639 1208">
          <text:p/>
        </draw:connector>
        <draw:custom-shape draw:style-name="gr162" draw:text-style-name="P3" draw:layer="layout" svg:width="8.015cm" svg:height="1.536cm" svg:x="150.733cm" svg:y="446.858cm">
          <text:p text:style-name="P2"><text:span text:style-name="T4">Плохо. Я не понимаю что тут происходит.</text:span></text:p>
          <text:p text:style-name="P2"><text:span text:style-name="T4">Я проснулась привязанной к койке.</text:span></text:p>
          <text:p text:style-name="P2"><text:span text:style-name="T4">Меня все называют Элис.</text:span></text:p>
          <text:p text:style-name="P2"><text:span text:style-name="T4">Я каким то образом телепортировалась в Англию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15" draw:id="id515" draw:layer="layout" svg:width="2.032cm" svg:height="0.508cm" svg:x="150.733cm" svg:y="448.394cm">
          <text:p text:style-name="P2"><text:span text:style-name="T2">Wt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14" draw:id="id514" draw:layer="layout" svg:width="1.397cm" svg:height="0.508cm" svg:x="150.734cm" svg:y="446.36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414cm" svg:y1="445.092cm" svg:x2="151.432cm" svg:y2="446.362cm" draw:start-shape="id513" draw:start-glue-point="2" draw:end-shape="id514" draw:end-glue-point="0" svg:d="M154414 445092v635h-2982v635" svg:viewBox="0 0 2983 1271">
          <text:p/>
        </draw:connector>
        <draw:custom-shape draw:style-name="gr163" draw:text-style-name="P9" xml:id="id516" draw:id="id516" draw:layer="layout" svg:width="8.062cm" svg:height="1.651cm" svg:x="150.799cm" svg:y="449.918cm">
          <text:p text:style-name="P2"><text:span text:style-name="T1">От этих слов женщина зарыдала. </text:span></text:p>
          <text:p text:style-name="P2"><text:span text:style-name="T1">Видимо она считает, что у Вас бред и Ваше психическое</text:span></text:p>
          <text:p text:style-name="P2"><text:span text:style-name="T1">состояние в плачевном состоянии.</text:span></text:p>
          <text:p text:style-name="P2"><text:span text:style-name="T1">Она обратилась к Агат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1.749cm" svg:y1="448.902cm" svg:x2="154.83cm" svg:y2="449.918cm" draw:start-shape="id515" draw:start-glue-point="2" draw:end-shape="id516" draw:end-glue-point="0" svg:d="M151749 448902v508h3081v508" svg:viewBox="0 0 3082 1017">
          <text:p/>
        </draw:connector>
        <draw:custom-shape draw:style-name="gr164" draw:text-style-name="P3" xml:id="id518" draw:id="id518" draw:layer="layout" svg:width="6.633cm" svg:height="0.825cm" svg:x="151.368cm" svg:y="453.045cm">
          <text:p text:style-name="P2"><text:span text:style-name="T1">Извините, я так не могу. Где у Вас уборная?</text:span></text:p>
          <text:p text:style-name="P2"><text:span text:style-name="T1">Мне надо прийти в себ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17" draw:id="id517" draw:layer="layout" svg:width="4.445cm" svg:height="0.508cm" svg:x="151.368cm" svg:y="452.537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83cm" svg:y1="451.569cm" svg:x2="153.59cm" svg:y2="452.537cm" draw:start-shape="id516" draw:start-glue-point="2" draw:end-shape="id517" draw:end-glue-point="0" svg:d="M154830 451569v484h-1240v484" svg:viewBox="0 0 1241 969">
          <text:p/>
        </draw:connector>
        <draw:custom-shape draw:style-name="gr121" draw:text-style-name="P3" xml:id="id520" draw:id="id520" draw:layer="layout" svg:width="6.496cm" svg:height="0.82cm" svg:x="151.622cm" svg:y="455.379cm">
          <text:p text:style-name="P2"><text:span text:style-name="T1">Выходите из зала и направо первая двер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19" draw:id="id519" draw:layer="layout" svg:width="4.445cm" svg:height="0.508cm" svg:x="151.622cm" svg:y="454.871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684cm" svg:y1="453.87cm" svg:x2="153.844cm" svg:y2="454.871cm" draw:start-shape="id518" draw:start-glue-point="2" draw:end-shape="id519" draw:end-glue-point="0" svg:d="M154684 453870v500h-840v501" svg:viewBox="0 0 841 1002">
          <text:p/>
        </draw:connector>
        <draw:custom-shape draw:style-name="gr165" draw:text-style-name="P9" xml:id="id521" draw:id="id521" draw:layer="layout" svg:width="5.639cm" svg:height="0.807cm" svg:x="152.079cm" svg:y="457.03cm">
          <text:p text:style-name="P2"><text:span text:style-name="T1">Женщина ушла вся в слезах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4.87cm" svg:y1="456.199cm" svg:x2="154.898cm" svg:y2="457.03cm" draw:start-shape="id520" draw:start-glue-point="2" draw:end-shape="id521" draw:end-glue-point="0" svg:d="M154870 456199v415h28v416" svg:viewBox="0 0 29 832">
          <text:p/>
        </draw:connector>
        <draw:custom-shape draw:style-name="gr159" draw:text-style-name="P3" xml:id="id523" draw:id="id523" draw:layer="layout" svg:width="5.591cm" svg:height="0.825cm" svg:x="152.511cm" svg:y="459.38cm">
          <text:p text:style-name="P2"><text:span text:style-name="T1">Ты в своем уме, так доводить мат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22" draw:id="id522" draw:layer="layout" svg:width="4.445cm" svg:height="0.508cm" svg:x="152.511cm" svg:y="458.872cm">
          <text:p text:style-name="P2"><text:span text:style-name="T1">ОТЕЦ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898cm" svg:y1="457.837cm" svg:x2="154.733cm" svg:y2="458.872cm" draw:start-shape="id521" draw:start-glue-point="2" draw:end-shape="id522" draw:end-glue-point="0" svg:d="M154898 457837v517h-165v518" svg:viewBox="0 0 166 1036">
          <text:p/>
        </draw:connector>
        <draw:custom-shape draw:style-name="gr166" draw:text-style-name="P3" draw:layer="layout" svg:width="4.977cm" svg:height="1.016cm" svg:x="152.995cm" svg:y="461.59cm">
          <text:p text:style-name="P2"><text:span text:style-name="T4">Я говорю правду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25" draw:id="id525" draw:layer="layout" svg:width="2.032cm" svg:height="0.508cm" svg:x="152.995cm" svg:y="462.606cm">
          <text:p text:style-name="P2"><text:span text:style-name="T2">TalkTru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24" draw:id="id524" draw:layer="layout" svg:width="1.397cm" svg:height="0.508cm" svg:x="152.996cm" svg:y="461.0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306cm" svg:y1="460.205cm" svg:x2="153.694cm" svg:y2="461.094cm" draw:start-shape="id523" draw:start-glue-point="2" draw:end-shape="id524" draw:end-glue-point="0" svg:d="M155306 460205v444h-1612v445" svg:viewBox="0 0 1613 890">
          <text:p/>
        </draw:connector>
        <draw:custom-shape draw:style-name="gr167" draw:text-style-name="P3" xml:id="id527" draw:id="id527" draw:layer="layout" svg:width="9.779cm" svg:height="0.825cm" svg:x="151.876cm" svg:y="464.714cm">
          <text:p text:style-name="P2"><text:span text:style-name="T1">Ты чёкнутая. Я больше не приду.</text:span></text:p>
          <text:p text:style-name="P2"><text:span text:style-name="T1">(Обращается к девушке рядом) Скажешь матери что я жду на улиц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26" draw:id="id526" draw:layer="layout" svg:width="4.445cm" svg:height="0.508cm" svg:x="151.876cm" svg:y="464.206cm">
          <text:p text:style-name="P2"><text:span text:style-name="T1">ОТЕЦ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011cm" svg:y1="463.114cm" svg:x2="154.098cm" svg:y2="464.206cm" draw:start-shape="id525" draw:start-glue-point="2" draw:end-shape="id526" draw:end-glue-point="0" svg:d="M154011 463114v546h87v546" svg:viewBox="0 0 88 1093">
          <text:p/>
        </draw:connector>
        <draw:custom-shape draw:style-name="gr165" draw:text-style-name="P9" xml:id="id528" draw:id="id528" draw:layer="layout" svg:width="5.639cm" svg:height="0.807cm" svg:x="152.511cm" svg:y="466.682cm">
          <text:p text:style-name="P2"><text:span text:style-name="T1">Мужчина в гневе покинул зал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6.765cm" svg:y1="465.539cm" svg:x2="155.33cm" svg:y2="466.682cm" draw:start-shape="id527" draw:start-glue-point="2" draw:end-shape="id528" svg:d="M156765 465539v571h-1435v572" svg:viewBox="0 0 1436 1144">
          <text:p/>
        </draw:connector>
        <draw:custom-shape draw:style-name="gr168" draw:text-style-name="P3" xml:id="id530" draw:id="id530" draw:layer="layout" svg:width="6.771cm" svg:height="0.825cm" svg:x="152.852cm" svg:y="469.095cm">
          <text:p text:style-name="P2"><text:span text:style-name="T1">Не беспокойся Элис. Он успокоит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29" draw:id="id529" draw:layer="layout" svg:width="4.445cm" svg:height="0.508cm" svg:x="152.852cm" svg:y="468.587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33cm" svg:y1="467.489cm" svg:x2="155.074cm" svg:y2="468.587cm" draw:start-shape="id528" draw:start-glue-point="2" draw:end-shape="id529" draw:end-glue-point="0" svg:d="M155330 467489v549h-256v549" svg:viewBox="0 0 257 1099">
          <text:p/>
        </draw:connector>
        <draw:custom-shape draw:style-name="gr169" draw:text-style-name="P3" draw:layer="layout" svg:width="7.777cm" svg:height="1.016cm" svg:x="153.497cm" svg:y="471.496cm">
          <text:p text:style-name="P2"><text:span text:style-name="T4">Я не беспокоюсь, я этого мужика в первый раз вижу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32" draw:id="id532" draw:layer="layout" svg:width="2.032cm" svg:height="0.508cm" svg:x="153.497cm" svg:y="472.512cm">
          <text:p text:style-name="P2"><text:span text:style-name="T2">IAmCal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31" draw:id="id531" draw:layer="layout" svg:width="1.397cm" svg:height="0.508cm" svg:x="153.498cm" svg:y="47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237cm" svg:y1="469.92cm" svg:x2="154.196cm" svg:y2="471cm" draw:start-shape="id530" draw:start-glue-point="2" draw:end-shape="id531" svg:d="M156237 469920v540h-2041v540" svg:viewBox="0 0 2042 1081">
          <text:p/>
        </draw:connector>
        <draw:custom-shape draw:style-name="gr165" draw:text-style-name="P9" xml:id="id533" draw:id="id533" draw:layer="layout" svg:width="5.639cm" svg:height="0.807cm" svg:x="153.222cm" svg:y="473.876cm">
          <text:p text:style-name="P2"><text:span text:style-name="T1">У девушки пошли слезы из глаз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4.513cm" svg:y1="473.02cm" svg:x2="156.041cm" svg:y2="473.876cm" draw:start-shape="id532" draw:start-glue-point="2" draw:end-shape="id533" draw:end-glue-point="0" svg:d="M154513 473020v428h1528v428" svg:viewBox="0 0 1529 857">
          <text:p/>
        </draw:connector>
        <draw:custom-shape draw:style-name="gr168" draw:text-style-name="P3" xml:id="id535" draw:id="id535" draw:layer="layout" svg:width="6.771cm" svg:height="0.825cm" svg:x="153.286cm" svg:y="476.345cm">
          <text:p text:style-name="P2"><text:span text:style-name="T1">Так ты правда нас не узна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34" draw:id="id534" draw:layer="layout" svg:width="4.445cm" svg:height="0.508cm" svg:x="153.286cm" svg:y="475.837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041cm" svg:y1="474.683cm" svg:x2="155.508cm" svg:y2="475.837cm" draw:start-shape="id533" draw:start-glue-point="2" draw:end-shape="id534" svg:d="M156041 474683v577h-533v577" svg:viewBox="0 0 534 1155">
          <text:p/>
        </draw:connector>
        <draw:custom-shape draw:style-name="gr170" draw:text-style-name="P3" draw:layer="layout" svg:width="6.803cm" svg:height="1.016cm" svg:x="153.074cm" svg:y="478.847cm">
          <text:p text:style-name="P2"><text:span text:style-name="T4">Правда. Я не помню никого из Вас, прости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37" draw:id="id537" draw:layer="layout" svg:width="2.032cm" svg:height="0.508cm" svg:x="153.074cm" svg:y="479.863cm">
          <text:p text:style-name="P2"><text:span text:style-name="T2">Its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36" draw:id="id536" draw:layer="layout" svg:width="1.397cm" svg:height="0.508cm" svg:x="153.075cm" svg:y="478.35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671cm" svg:y1="477.17cm" svg:x2="153.773cm" svg:y2="478.351cm" draw:start-shape="id535" draw:start-glue-point="2" draw:end-shape="id536" draw:end-glue-point="0" svg:d="M156671 477170v590h-2898v591" svg:viewBox="0 0 2899 1182">
          <text:p/>
        </draw:connector>
        <draw:custom-shape draw:style-name="gr168" draw:text-style-name="P3" xml:id="id539" draw:id="id539" draw:layer="layout" svg:width="6.771cm" svg:height="0.825cm" svg:x="153.487cm" svg:y="482.113cm">
          <text:p text:style-name="P2"><text:span text:style-name="T1">Все хорошо. Здесь тебе помогут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38" draw:id="id538" draw:layer="layout" svg:width="4.445cm" svg:height="0.508cm" svg:x="153.487cm" svg:y="481.605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09cm" svg:y1="480.371cm" svg:x2="155.709cm" svg:y2="481.605cm" draw:start-shape="id537" draw:start-glue-point="2" draw:end-shape="id538" draw:end-glue-point="0" svg:d="M154090 480371v617h1619v617" svg:viewBox="0 0 1620 1235">
          <text:p/>
        </draw:connector>
        <draw:custom-shape draw:style-name="gr169" draw:text-style-name="P3" draw:layer="layout" svg:width="7.777cm" svg:height="1.016cm" svg:x="153.497cm" svg:y="484.456cm">
          <text:p text:style-name="P2"><text:span text:style-name="T4">Сомневаюсь. Я никогда не признаю, что я Элис. </text:span></text:p>
          <text:p text:style-name="P2"><text:span text:style-name="T4">Меня никогда отсюда не выпустят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41" draw:id="id541" draw:layer="layout" svg:width="2.032cm" svg:height="0.508cm" svg:x="153.497cm" svg:y="485.472cm">
          <text:p text:style-name="P2"><text:span text:style-name="T2">NotLet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40" draw:id="id540" draw:layer="layout" svg:width="1.397cm" svg:height="0.508cm" svg:x="153.498cm" svg:y="483.9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872cm" svg:y1="482.938cm" svg:x2="154.196cm" svg:y2="483.96cm" draw:start-shape="id539" draw:start-glue-point="2" draw:end-shape="id540" draw:end-glue-point="0" svg:d="M156872 482938v511h-2676v511" svg:viewBox="0 0 2677 1023">
          <text:p/>
        </draw:connector>
        <draw:custom-shape draw:style-name="gr171" draw:text-style-name="P3" xml:id="id543" draw:id="id543" draw:layer="layout" svg:width="5.258cm" svg:height="0.825cm" svg:x="153.603cm" svg:y="487.447cm">
          <text:p text:style-name="P2"><text:span text:style-name="T1">А кто ты, если не Элис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42" draw:id="id542" draw:layer="layout" svg:width="4.445cm" svg:height="0.508cm" svg:x="153.603cm" svg:y="486.939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513cm" svg:y1="485.98cm" svg:x2="155.825cm" svg:y2="486.939cm" draw:start-shape="id541" draw:start-glue-point="2" draw:end-shape="id542" draw:end-glue-point="0" svg:d="M154513 485980v480h1312v479" svg:viewBox="0 0 1313 960">
          <text:p/>
        </draw:connector>
        <draw:custom-shape draw:style-name="gr172" draw:text-style-name="P3" draw:layer="layout" svg:width="2.856cm" svg:height="1.016cm" svg:x="154.481cm" svg:y="489.784cm">
          <text:p text:style-name="P2"><text:span text:style-name="T4">София. 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45" draw:id="id545" draw:layer="layout" svg:width="2.032cm" svg:height="0.508cm" svg:x="154.481cm" svg:y="490.8cm">
          <text:p text:style-name="P2"><text:span text:style-name="T2">IamSof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44" draw:id="id544" draw:layer="layout" svg:width="1.397cm" svg:height="0.508cm" svg:x="154.482cm" svg:y="489.28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232cm" svg:y1="488.272cm" svg:x2="155.18cm" svg:y2="489.288cm" draw:start-shape="id543" draw:start-glue-point="2" draw:end-shape="id544" draw:end-glue-point="0" svg:d="M156232 488272v508h-1052v508" svg:viewBox="0 0 1053 1017">
          <text:p/>
        </draw:connector>
        <draw:custom-shape draw:style-name="gr171" draw:text-style-name="P3" xml:id="id547" draw:id="id547" draw:layer="layout" svg:width="5.258cm" svg:height="0.825cm" svg:x="153.73cm" svg:y="492.654cm">
          <text:p text:style-name="P2"><text:span text:style-name="T1">А где ты жив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46" draw:id="id546" draw:layer="layout" svg:width="4.445cm" svg:height="0.508cm" svg:x="153.73cm" svg:y="492.146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497cm" svg:y1="491.308cm" svg:x2="155.952cm" svg:y2="492.146cm" draw:start-shape="id545" draw:start-glue-point="2" draw:end-shape="id546" draw:end-glue-point="0" svg:d="M155497 491308v419h455v419" svg:viewBox="0 0 456 839">
          <text:p/>
        </draw:connector>
        <draw:custom-shape draw:style-name="gr165" draw:text-style-name="P9" xml:id="id548" draw:id="id548" draw:layer="layout" svg:width="5.639cm" svg:height="0.807cm" svg:x="153.527cm" svg:y="494.368cm">
          <text:p text:style-name="P2"><text:span text:style-name="T1">Удивленно смотрите на неё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6.359cm" svg:y1="493.479cm" svg:x2="156.346cm" svg:y2="494.368cm" draw:start-shape="id547" draw:start-glue-point="2" draw:end-shape="id548" draw:end-glue-point="0" svg:d="M156359 493479v444h-13v445" svg:viewBox="0 0 14 890">
          <text:p/>
        </draw:connector>
        <draw:custom-shape draw:style-name="gr173" draw:text-style-name="P3" draw:layer="layout" svg:width="4.634cm" svg:height="1.016cm" svg:x="154.227cm" svg:y="496.781cm">
          <text:p text:style-name="P2"><text:span text:style-name="T4">Ты не прикалываешься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50" draw:id="id550" draw:layer="layout" svg:width="2.032cm" svg:height="0.508cm" svg:x="154.227cm" svg:y="497.797cm">
          <text:p text:style-name="P2"><text:span text:style-name="T2">IsItJo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49" draw:id="id549" draw:layer="layout" svg:width="1.397cm" svg:height="0.508cm" svg:x="154.228cm" svg:y="496.28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346cm" svg:y1="495.175cm" svg:x2="154.926cm" svg:y2="496.285cm" draw:start-shape="id548" draw:start-glue-point="2" draw:end-shape="id549" draw:end-glue-point="0" svg:d="M156346 495175v555h-1420v555" svg:viewBox="0 0 1421 1111">
          <text:p/>
        </draw:connector>
        <draw:custom-shape draw:style-name="gr174" draw:text-style-name="P3" xml:id="id552" draw:id="id552" draw:layer="layout" svg:width="7.62cm" svg:height="0.825cm" svg:x="153.654cm" svg:y="500.21cm">
          <text:p text:style-name="P2"><text:span text:style-name="T1">Я знаю какого это, когда тебе не верят.</text:span></text:p>
          <text:p text:style-name="P2"><text:span text:style-name="T1">Я твоя сестра и хочу тебе помоч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51" draw:id="id551" draw:layer="layout" svg:width="4.445cm" svg:height="0.508cm" svg:x="153.654cm" svg:y="499.702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243cm" svg:y1="498.305cm" svg:x2="155.876cm" svg:y2="499.702cm" draw:start-shape="id550" draw:start-glue-point="2" draw:end-shape="id551" draw:end-glue-point="0" svg:d="M155243 498305v699h633v698" svg:viewBox="0 0 634 1398">
          <text:p/>
        </draw:connector>
        <draw:custom-shape draw:style-name="gr165" draw:text-style-name="P9" xml:id="id553" draw:id="id553" draw:layer="layout" svg:width="5.639cm" svg:height="0.807cm" svg:x="154.619cm" svg:y="502.07cm">
          <text:p text:style-name="P2"><text:span text:style-name="T1">Ваше удивление сменяется недоверие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7.464cm" svg:y1="501.035cm" svg:x2="157.438cm" svg:y2="502.07cm" draw:start-shape="id552" draw:start-glue-point="2" draw:end-shape="id553" draw:end-glue-point="0" svg:d="M157464 501035v517h-26v518" svg:viewBox="0 0 27 1036">
          <text:p/>
        </draw:connector>
        <draw:custom-shape draw:style-name="gr175" draw:text-style-name="P3" draw:layer="layout" svg:width="8.068cm" svg:height="1.917cm" svg:x="153.908cm" svg:y="504.643cm">
          <text:p text:style-name="P2"><text:span text:style-name="T4">Хорошо. Меня зовут Новикова София. Мне 27 лет.</text:span></text:p>
          <text:p text:style-name="P2"><text:span text:style-name="T4">Я родилась в России, Москва.</text:span></text:p>
          <text:p text:style-name="P2"><text:span text:style-name="T4">Из родных у меня остался только отец.</text:span></text:p>
          <text:p text:style-name="P2"><text:span text:style-name="T4">Мы живем с ним в маленькой квартире на окраине города.</text:span></text:p>
          <text:p text:style-name="P2"><text:span text:style-name="T4">Больше родных или друзей у меня нет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55" draw:id="id555" draw:layer="layout" svg:width="2.032cm" svg:height="0.508cm" svg:x="153.975cm" svg:y="506.56cm">
          <text:p text:style-name="P2"><text:span text:style-name="T2">TellS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54" draw:id="id554" draw:layer="layout" svg:width="1.397cm" svg:height="0.508cm" svg:x="153.909cm" svg:y="504.14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438cm" svg:y1="502.877cm" svg:x2="154.607cm" svg:y2="504.147cm" draw:start-shape="id553" draw:start-glue-point="2" draw:end-shape="id554" draw:end-glue-point="0" svg:d="M157438 502877v635h-2831v635" svg:viewBox="0 0 2832 1271">
          <text:p/>
        </draw:connector>
        <draw:custom-shape draw:style-name="gr176" draw:text-style-name="P9" xml:id="id556" draw:id="id556" draw:layer="layout" svg:width="7.239cm" svg:height="1.016cm" svg:x="154.289cm" svg:y="508.084cm">
          <text:p text:style-name="P2"><text:span text:style-name="T1">Вы слышите как открывается дверь в зал. </text:span></text:p>
          <text:p text:style-name="P2"><text:span text:style-name="T1">Понимаете что вернулась мать Элис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4.991cm" svg:y1="507.068cm" svg:x2="157.908cm" svg:y2="508.084cm" draw:start-shape="id555" draw:start-glue-point="2" draw:end-shape="id556" draw:end-glue-point="0" svg:d="M154991 507068v508h2917v508" svg:viewBox="0 0 2918 1017">
          <text:p/>
        </draw:connector>
        <draw:custom-shape draw:style-name="gr177" draw:text-style-name="P3" xml:id="id557" draw:id="id557" draw:layer="layout" svg:width="9.374cm" svg:height="1.147cm" svg:x="154.186cm" svg:y="510.874cm">
          <text:p text:style-name="P2"><text:span text:style-name="T1">София, я попробую найти какую-нибудь информацию про тебя.</text:span></text:p>
          <text:p text:style-name="P2"><text:span text:style-name="T1">Наверняка твой отец подал заявление о пропаже в полици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59" draw:id="id559" draw:layer="layout" svg:width="4.445cm" svg:height="0.508cm" svg:x="154.186cm" svg:y="510.366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ustom-shape draw:style-name="gr178" draw:text-style-name="P3" draw:layer="layout" svg:width="10.418cm" svg:height="1.016cm" svg:x="154.289cm" svg:y="513.799cm">
          <text:p text:style-name="P2"><text:span text:style-name="T4">Спасибо. Ты не представляешь, как это важно для меня, когда мне верят.</text:span></text:p>
          <text:p text:style-name="P2"><text:span text:style-name="T4">Когда я снова могу тебя увидеть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60" draw:id="id560" draw:layer="layout" svg:width="2.032cm" svg:height="0.508cm" svg:x="154.289cm" svg:y="514.815cm">
          <text:p text:style-name="P2"><text:span text:style-name="T2">GreatThan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58" draw:id="id558" draw:layer="layout" svg:width="1.397cm" svg:height="0.508cm" svg:x="154.29cm" svg:y="513.3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873cm" svg:y1="512.021cm" svg:x2="154.988cm" svg:y2="513.303cm" draw:start-shape="id557" draw:start-glue-point="2" draw:end-shape="id558" draw:end-glue-point="0" svg:d="M158873 512021v641h-3885v641" svg:viewBox="0 0 3886 1283">
          <text:p/>
        </draw:connector>
        <draw:connector draw:style-name="gr7" draw:text-style-name="P2" draw:layer="layout" svg:x1="157.908cm" svg:y1="509.1cm" svg:x2="156.408cm" svg:y2="510.366cm" draw:start-shape="id556" draw:start-glue-point="2" draw:end-shape="id559" draw:end-glue-point="0" svg:d="M157908 509100v633h-1500v633" svg:viewBox="0 0 1501 1267">
          <text:p/>
        </draw:connector>
        <draw:custom-shape draw:style-name="gr177" draw:text-style-name="P3" xml:id="id562" draw:id="id562" draw:layer="layout" svg:width="9.374cm" svg:height="1.147cm" svg:x="154.67cm" svg:y="517.101cm">
          <text:p text:style-name="P2"><text:span text:style-name="T1">София, я попробую найти какую-нибудь информацию о тебе.</text:span></text:p>
          <text:p text:style-name="P2"><text:span text:style-name="T1">Наверняка твой отец подал заявление о пропаже в полици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1" draw:id="id561" draw:layer="layout" svg:width="4.445cm" svg:height="0.508cm" svg:x="154.67cm" svg:y="516.593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305cm" svg:y1="515.323cm" svg:x2="156.892cm" svg:y2="516.593cm" draw:start-shape="id560" draw:start-glue-point="2" draw:end-shape="id561" draw:end-glue-point="0" svg:d="M155305 515323v635h1587v635" svg:viewBox="0 0 1588 1271">
          <text:p/>
        </draw:connector>
        <draw:custom-shape draw:style-name="gr176" draw:text-style-name="P9" xml:id="id563" draw:id="id563" draw:layer="layout" svg:width="7.239cm" svg:height="1.016cm" svg:x="154.797cm" svg:y="519.26cm">
          <text:p text:style-name="P2"><text:span text:style-name="T1">За стол садится мать Элис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9.357cm" svg:y1="518.248cm" svg:x2="158.416cm" svg:y2="519.26cm" draw:start-shape="id562" draw:start-glue-point="2" draw:end-shape="id563" draw:end-glue-point="0" svg:d="M159357 518248v506h-941v506" svg:viewBox="0 0 942 1013">
          <text:p/>
        </draw:connector>
        <draw:custom-shape draw:style-name="gr179" draw:text-style-name="P3" xml:id="id565" draw:id="id565" draw:layer="layout" svg:width="8.128cm" svg:height="0.825cm" svg:x="155.178cm" svg:y="522.118cm">
          <text:p text:style-name="P2"><text:span text:style-name="T1">(Обращается к сестре Элис) Джесика, а где твой отец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4" draw:id="id564" draw:layer="layout" svg:width="4.445cm" svg:height="0.508cm" svg:x="155.178cm" svg:y="521.61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416cm" svg:y1="520.276cm" svg:x2="157.4cm" svg:y2="521.61cm" draw:start-shape="id563" draw:start-glue-point="2" draw:end-shape="id564" draw:end-glue-point="0" svg:d="M158416 520276v667h-1016v667" svg:viewBox="0 0 1017 1335">
          <text:p/>
        </draw:connector>
        <draw:custom-shape draw:style-name="gr180" draw:text-style-name="P3" xml:id="id567" draw:id="id567" draw:layer="layout" svg:width="8.834cm" svg:height="0.925cm" svg:x="155.107cm" svg:y="524.685cm">
          <text:p text:style-name="P2"><text:span text:style-name="T1">Он разозлился и ушел. Сказал, что будет ждать нас на улиц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6" draw:id="id566" draw:layer="layout" svg:width="4.445cm" svg:height="0.508cm" svg:x="155.107cm" svg:y="524.177cm">
          <text:p text:style-name="P2"><text:span text:style-name="T1">ДЖЕСИКА МОРГА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9.242cm" svg:y1="522.943cm" svg:x2="157.329cm" svg:y2="524.177cm" draw:start-shape="id565" draw:start-glue-point="2" draw:end-shape="id566" draw:end-glue-point="0" svg:d="M159242 522943v617h-1913v617" svg:viewBox="0 0 1914 1235">
          <text:p/>
        </draw:connector>
        <draw:custom-shape draw:style-name="gr181" draw:text-style-name="P3" xml:id="id569" draw:id="id569" draw:layer="layout" svg:width="9.017cm" svg:height="1.016cm" svg:x="155.178cm" svg:y="527.007cm">
          <text:p text:style-name="P2"><text:span text:style-name="T1">Ну и черт с ним. Бездушное чудовище.</text:span></text:p>
          <text:p text:style-name="P2"><text:span text:style-name="T1">Извини, Элис, тебе нужно спокойствие, а мы устроили тут цирк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8" draw:id="id568" draw:layer="layout" svg:width="4.445cm" svg:height="0.508cm" svg:x="155.178cm" svg:y="526.499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9.524cm" svg:y1="525.61cm" svg:x2="157.4cm" svg:y2="526.499cm" draw:start-shape="id567" draw:start-glue-point="2" draw:end-shape="id568" draw:end-glue-point="0" svg:d="M159524 525610v444h-2124v445" svg:viewBox="0 0 2125 890">
          <text:p/>
        </draw:connector>
        <draw:custom-shape draw:style-name="gr182" draw:text-style-name="P3" draw:layer="layout" svg:width="4.459cm" svg:height="1.016cm" svg:x="156.434cm" svg:y="529.662cm">
          <text:p text:style-name="P2"><text:span text:style-name="T4">Все нормально. 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71" draw:id="id571" draw:layer="layout" svg:width="2.032cm" svg:height="0.508cm" svg:x="156.434cm" svg:y="530.678cm">
          <text:p text:style-name="P2"><text:span text:style-name="T2">Nevermi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70" draw:id="id570" draw:layer="layout" svg:width="1.397cm" svg:height="0.508cm" svg:x="156.435cm" svg:y="529.16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9.686cm" svg:y1="528.023cm" svg:x2="157.133cm" svg:y2="529.166cm" draw:start-shape="id569" draw:start-glue-point="2" draw:end-shape="id570" draw:end-glue-point="0" svg:d="M159686 528023v572h-2553v571" svg:viewBox="0 0 2554 1144">
          <text:p/>
        </draw:connector>
        <draw:custom-shape draw:style-name="gr183" draw:text-style-name="P3" xml:id="id573" draw:id="id573" draw:layer="layout" svg:width="7.813cm" svg:height="1.016cm" svg:x="156.321cm" svg:y="532.849cm">
          <text:p text:style-name="P2"><text:span text:style-name="T1">Расскажи как ты тут устроилас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72" draw:id="id572" draw:layer="layout" svg:width="4.445cm" svg:height="0.508cm" svg:x="156.321cm" svg:y="532.341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45cm" svg:y1="531.186cm" svg:x2="158.543cm" svg:y2="532.341cm" draw:start-shape="id571" draw:start-glue-point="2" draw:end-shape="id572" draw:end-glue-point="0" svg:d="M157450 531186v578h1093v577" svg:viewBox="0 0 1094 1156">
          <text:p/>
        </draw:connector>
        <draw:custom-shape draw:style-name="gr184" draw:text-style-name="P3" draw:layer="layout" svg:width="7.31cm" svg:height="1.016cm" svg:x="156.885cm" svg:y="535.389cm">
          <text:p text:style-name="P2"><text:span text:style-name="T4">Тут все сумасшедшие.</text:span></text:p>
          <text:p text:style-name="P2"><text:span text:style-name="T4">Я не хочу здесь находитс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75" draw:id="id575" draw:layer="layout" svg:width="2.032cm" svg:height="0.508cm" svg:x="156.885cm" svg:y="536.405cm">
          <text:p text:style-name="P2"><text:span text:style-name="T2">AllM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74" draw:id="id574" draw:layer="layout" svg:width="1.397cm" svg:height="0.508cm" svg:x="156.886cm" svg:y="534.89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227cm" svg:y1="533.865cm" svg:x2="157.584cm" svg:y2="534.893cm" draw:start-shape="id573" draw:start-glue-point="2" draw:end-shape="id574" draw:end-glue-point="0" svg:d="M160227 533865v514h-2643v514" svg:viewBox="0 0 2644 1029">
          <text:p/>
        </draw:connector>
        <draw:custom-shape draw:style-name="gr183" draw:text-style-name="P3" xml:id="id577" draw:id="id577" draw:layer="layout" svg:width="7.813cm" svg:height="1.016cm" svg:x="156.702cm" svg:y="538.691cm">
          <text:p text:style-name="P2"><text:span text:style-name="T1">Потерпи. Я поговорю с твоим лечащим врачом.</text:span></text:p>
          <text:p text:style-name="P2"><text:span text:style-name="T1">Я хочу уговорить ее отпустить тебя под мою опек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76" draw:id="id576" draw:layer="layout" svg:width="4.445cm" svg:height="0.508cm" svg:x="156.702cm" svg:y="538.183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901cm" svg:y1="536.913cm" svg:x2="158.924cm" svg:y2="538.183cm" draw:start-shape="id575" draw:start-glue-point="2" draw:end-shape="id576" draw:end-glue-point="0" svg:d="M157901 536913v635h1023v635" svg:viewBox="0 0 1024 1271">
          <text:p/>
        </draw:connector>
        <draw:custom-shape draw:style-name="gr184" draw:text-style-name="P3" draw:layer="layout" svg:width="7.31cm" svg:height="1.016cm" svg:x="157.095cm" svg:y="541.501cm">
          <text:p text:style-name="P2"><text:span text:style-name="T4">Думаю это вряд ли поможет, но попробуй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79" draw:id="id579" draw:layer="layout" svg:width="2.032cm" svg:height="0.508cm" svg:x="157.095cm" svg:y="542.517cm">
          <text:p text:style-name="P2"><text:span text:style-name="T2">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78" draw:id="id578" draw:layer="layout" svg:width="1.397cm" svg:height="0.508cm" svg:x="157.096cm" svg:y="541.00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608cm" svg:y1="539.707cm" svg:x2="157.794cm" svg:y2="541.005cm" draw:start-shape="id577" draw:start-glue-point="2" draw:end-shape="id578" draw:end-glue-point="0" svg:d="M160608 539707v649h-2814v649" svg:viewBox="0 0 2815 1299">
          <text:p/>
        </draw:connector>
        <draw:custom-shape draw:style-name="gr185" draw:text-style-name="P3" xml:id="id581" draw:id="id581" draw:layer="layout" svg:width="9.29cm" svg:height="1.016cm" svg:x="156.302cm" svg:y="544.715cm">
          <text:p text:style-name="P2"><text:span text:style-name="T1">Я всю больницу переверну. Пойду встречусь с твоим врачом.</text:span></text:p>
          <text:p text:style-name="P2"><text:span text:style-name="T1">Я не оставлю тебя здесь.</text:span></text:p>
          <text:p text:style-name="P2"><text:span text:style-name="T1">(Обращается к Агате) Я хочу встретится с доктором Элис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80" draw:id="id580" draw:layer="layout" svg:width="4.445cm" svg:height="0.508cm" svg:x="156.302cm" svg:y="544.207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111cm" svg:y1="543.025cm" svg:x2="158.524cm" svg:y2="544.207cm" draw:start-shape="id579" draw:start-glue-point="2" draw:end-shape="id580" draw:end-glue-point="0" svg:d="M158111 543025v591h413v591" svg:viewBox="0 0 414 1183">
          <text:p/>
        </draw:connector>
        <draw:custom-shape draw:style-name="gr180" draw:text-style-name="P3" xml:id="id585" draw:id="id585" draw:layer="layout" svg:width="8.834cm" svg:height="0.925cm" svg:x="158.353cm" svg:y="550.593cm">
          <text:p text:style-name="P2"><text:span text:style-name="T1">Пока, Элис.</text:span></text:p>
          <text:p text:style-name="P2"><text:span text:style-name="T1">(Обращается к матери) Я пойду на улицу, найду отц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84" draw:id="id584" draw:layer="layout" svg:width="4.445cm" svg:height="0.508cm" svg:x="158.353cm" svg:y="550.085cm">
          <text:p text:style-name="P2"><text:span text:style-name="T1">ДЖЕСИКА МОРГАН</text:span></text:p>
          <draw:enhanced-geometry svg:viewBox="0 0 21600 21600" draw:type="rectangle" draw:enhanced-path="M 0 0 L 21600 0 21600 21600 0 21600 0 0 Z N"/>
        </draw:custom-shape>
        <draw:custom-shape draw:style-name="gr121" draw:text-style-name="P3" xml:id="id587" draw:id="id587" draw:layer="layout" svg:width="6.496cm" svg:height="0.82cm" svg:x="159.096cm" svg:y="553.423cm">
          <text:p text:style-name="P2"><text:span text:style-name="T1">Элис, пойдем, встреча окончила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86" draw:id="id586" draw:layer="layout" svg:width="4.445cm" svg:height="0.508cm" svg:x="159.096cm" svg:y="552.915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ustom-shape draw:style-name="gr32" draw:text-style-name="P3" xml:id="id583" draw:id="id583" draw:layer="layout" svg:width="8.763cm" svg:height="1.016cm" svg:x="157.337cm" svg:y="547.454cm">
          <text:p text:style-name="P2"><text:span text:style-name="T1">Я отведу Вас к доктору. Только провожу Элис в палату.</text:span></text:p>
          <text:p text:style-name="P2"><text:span text:style-name="T1">Оставайтесь зде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82" draw:id="id582" draw:layer="layout" svg:width="4.445cm" svg:height="0.508cm" svg:x="157.337cm" svg:y="546.946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947cm" svg:y1="545.731cm" svg:x2="159.559cm" svg:y2="546.946cm" draw:start-shape="id581" draw:start-glue-point="2" draw:end-shape="id582" draw:end-glue-point="0" svg:d="M160947 545731v608h-1388v607" svg:viewBox="0 0 1389 1216">
          <text:p/>
        </draw:connector>
        <draw:connector draw:style-name="gr7" draw:text-style-name="P2" draw:layer="layout" svg:x1="161.718cm" svg:y1="548.47cm" svg:x2="160.575cm" svg:y2="550.085cm" draw:start-shape="id583" draw:start-glue-point="2" draw:end-shape="id584" svg:d="M161718 548470v808h-1143v807" svg:viewBox="0 0 1144 1616">
          <text:p/>
        </draw:connector>
        <draw:connector draw:style-name="gr7" draw:text-style-name="P2" draw:layer="layout" svg:x1="162.77cm" svg:y1="551.518cm" svg:x2="161.318cm" svg:y2="552.915cm" draw:start-shape="id585" draw:start-glue-point="2" draw:end-shape="id586" draw:end-glue-point="0" svg:d="M162770 551518v698h-1452v699" svg:viewBox="0 0 1453 1398">
          <text:p/>
        </draw:connector>
        <draw:custom-shape draw:style-name="gr186" draw:text-style-name="P9" xml:id="id588" draw:id="id588" draw:layer="layout" svg:width="8.782cm" svg:height="1.024cm" svg:x="158.461cm" svg:y="555.32cm">
          <text:p text:style-name="P2"><text:span text:style-name="T1">Девушка уходит. Мать Элис отсается стоять в зале.</text:span></text:p>
          <text:p text:style-name="P2"><text:span text:style-name="T1">Агата отводит Вас в палат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2.344cm" svg:y1="554.243cm" svg:x2="162.852cm" svg:y2="555.32cm" draw:start-shape="id587" draw:start-glue-point="2" draw:end-shape="id588" svg:d="M162344 554243v539h508v538" svg:viewBox="0 0 509 1078">
          <text:p/>
        </draw:connector>
        <draw:custom-shape draw:style-name="gr121" draw:text-style-name="P3" xml:id="id590" draw:id="id590" draw:layer="layout" svg:width="6.496cm" svg:height="0.82cm" svg:x="159.319cm" svg:y="557.97cm">
          <text:p text:style-name="P2"><text:span text:style-name="T1">Элис, днем у нас тихий час. Отдохни.</text:span></text:p>
          <text:p text:style-name="P2"><text:span text:style-name="T1">Я закрою теб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89" draw:id="id589" draw:layer="layout" svg:width="4.445cm" svg:height="0.508cm" svg:x="159.319cm" svg:y="557.462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852cm" svg:y1="556.344cm" svg:x2="161.541cm" svg:y2="557.462cm" draw:start-shape="id588" draw:start-glue-point="2" draw:end-shape="id589" draw:end-glue-point="0" svg:d="M162852 556344v559h-1311v559" svg:viewBox="0 0 1312 1119">
          <text:p/>
        </draw:connector>
        <draw:custom-shape draw:style-name="gr42" draw:text-style-name="P3" draw:layer="layout" svg:width="6.096cm" svg:height="1.016cm" svg:x="159.115cm" svg:y="560.535cm">
          <text:p text:style-name="P2"><text:span text:style-name="T4">Хорошо. Но не забудьте открыть потом.</text:span></text:p>
          <draw:enhanced-geometry svg:viewBox="0 0 21600 21600" draw:type="rectangle" draw:enhanced-path="M 0 0 L 21600 0 21600 21600 0 21600 0 0 Z N"/>
        </draw:custom-shape>
        <draw:custom-shape draw:style-name="gr187" draw:text-style-name="P6" xml:id="id592" draw:id="id592" draw:layer="layout" svg:width="3.81cm" svg:height="0.508cm" svg:x="159.115cm" svg:y="561.551cm">
          <text:p text:style-name="P2"><text:span text:style-name="T2">GoodAndDontFo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91" draw:id="id591" draw:layer="layout" svg:width="1.397cm" svg:height="0.508cm" svg:x="159.116cm" svg:y="560.03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567cm" svg:y1="558.79cm" svg:x2="159.814cm" svg:y2="560.039cm" draw:start-shape="id590" draw:start-glue-point="2" draw:end-shape="id591" draw:end-glue-point="0" svg:d="M162567 558790v625h-2753v624" svg:viewBox="0 0 2754 1250">
          <text:p/>
        </draw:connector>
        <draw:custom-shape draw:style-name="gr188" draw:text-style-name="P9" xml:id="id593" draw:id="id593" draw:layer="layout" svg:width="9.906cm" svg:height="1.024cm" svg:x="157.718cm" svg:y="563.075cm">
          <text:p text:style-name="P2"><text:span text:style-name="T1">Агата улыбается. За это не переживай.</text:span></text:p>
          <text:p text:style-name="P2"><text:span text:style-name="T1">Она выходит из Вашей палаты, закрывает дверь и выключает свет.</text:span></text:p>
          <text:p text:style-name="P2"><text:span text:style-name="T1">Вы опять в одиночестве наедине со своими мыслям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1.02cm" svg:y1="562.059cm" svg:x2="162.671cm" svg:y2="563.075cm" draw:start-shape="id592" draw:start-glue-point="2" draw:end-shape="id593" draw:end-glue-point="0" svg:d="M161020 562059v508h1651v508" svg:viewBox="0 0 1652 1017">
          <text:p/>
        </draw:connector>
        <draw:custom-shape draw:style-name="gr121" draw:text-style-name="P3" xml:id="id595" draw:id="id595" draw:layer="layout" svg:width="6.496cm" svg:height="0.82cm" svg:x="159.731cm" svg:y="565.996cm">
          <text:p text:style-name="P2"><text:span text:style-name="T1">Это явно не похищение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94" draw:id="id594" draw:layer="layout" svg:width="4.445cm" svg:height="0.508cm" svg:x="159.731cm" svg:y="565.488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671cm" svg:y1="564.099cm" svg:x2="161.953cm" svg:y2="565.488cm" draw:start-shape="id593" draw:start-glue-point="2" draw:end-shape="id594" svg:d="M162671 564099v695h-718v694" svg:viewBox="0 0 719 1390">
          <text:p/>
        </draw:connector>
        <draw:custom-shape draw:style-name="gr189" draw:text-style-name="P3" draw:layer="layout" svg:width="7.217cm" svg:height="1.016cm" svg:x="159.899cm" svg:y="568.541cm">
          <text:p text:style-name="P2"><text:span text:style-name="T4">Может доктор права и это раздвоение личности?</text:span></text:p>
          <draw:enhanced-geometry svg:viewBox="0 0 21600 21600" draw:type="rectangle" draw:enhanced-path="M 0 0 L 21600 0 21600 21600 0 21600 0 0 Z N"/>
        </draw:custom-shape>
        <draw:custom-shape draw:style-name="gr187" draw:text-style-name="P6" xml:id="id597" draw:id="id597" draw:layer="layout" svg:width="3.81cm" svg:height="0.508cm" svg:x="159.899cm" svg:y="569.557cm">
          <text:p text:style-name="P2"><text:span text:style-name="T2">MaybeTheyR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96" draw:id="id596" draw:layer="layout" svg:width="1.397cm" svg:height="0.508cm" svg:x="159.9cm" svg:y="568.04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979cm" svg:y1="566.816cm" svg:x2="160.598cm" svg:y2="568.045cm" draw:start-shape="id595" draw:start-glue-point="2" draw:end-shape="id596" draw:end-glue-point="0" svg:d="M162979 566816v615h-2381v614" svg:viewBox="0 0 2382 1230">
          <text:p/>
        </draw:connector>
        <draw:custom-shape draw:style-name="gr121" draw:text-style-name="P3" xml:id="id599" draw:id="id599" draw:layer="layout" svg:width="6.496cm" svg:height="0.82cm" svg:x="160.112cm" svg:y="571.653cm">
          <text:p text:style-name="P2"><text:span text:style-name="T1">Ты так быстро хочешь сдат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98" draw:id="id598" draw:layer="layout" svg:width="4.445cm" svg:height="0.508cm" svg:x="160.112cm" svg:y="571.14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1.804cm" svg:y1="570.065cm" svg:x2="162.334cm" svg:y2="571.145cm" draw:start-shape="id597" draw:start-glue-point="2" draw:end-shape="id598" draw:end-glue-point="0" svg:d="M161804 570065v540h530v540" svg:viewBox="0 0 531 1081">
          <text:p/>
        </draw:connector>
        <draw:custom-shape draw:style-name="gr189" draw:text-style-name="P3" draw:layer="layout" svg:width="7.217cm" svg:height="1.016cm" svg:x="160.385cm" svg:y="574.239cm">
          <text:p text:style-name="P2"><text:span text:style-name="T4">Я уже не знаю во что верить.</text:span></text:p>
          <draw:enhanced-geometry svg:viewBox="0 0 21600 21600" draw:type="rectangle" draw:enhanced-path="M 0 0 L 21600 0 21600 21600 0 21600 0 0 Z N"/>
        </draw:custom-shape>
        <draw:custom-shape draw:style-name="gr187" draw:text-style-name="P6" xml:id="id601" draw:id="id601" draw:layer="layout" svg:width="3.81cm" svg:height="0.508cm" svg:x="160.385cm" svg:y="575.255cm">
          <text:p text:style-name="P2"><text:span text:style-name="T2">I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00" draw:id="id600" draw:layer="layout" svg:width="1.397cm" svg:height="0.508cm" svg:x="160.386cm" svg:y="573.7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36cm" svg:y1="572.473cm" svg:x2="161.084cm" svg:y2="573.743cm" draw:start-shape="id599" draw:start-glue-point="2" draw:end-shape="id600" draw:end-glue-point="0" svg:d="M163360 572473v635h-2276v635" svg:viewBox="0 0 2277 1271">
          <text:p/>
        </draw:connector>
        <draw:custom-shape draw:style-name="gr121" draw:text-style-name="P3" xml:id="id603" draw:id="id603" draw:layer="layout" svg:width="6.496cm" svg:height="0.82cm" svg:x="160.588cm" svg:y="577.338cm">
          <text:p text:style-name="P2"><text:span text:style-name="T1">Понимаю, факты не на твоей сторон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02" draw:id="id602" draw:layer="layout" svg:width="4.445cm" svg:height="0.508cm" svg:x="160.588cm" svg:y="576.83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29cm" svg:y1="575.763cm" svg:x2="162.81cm" svg:y2="576.83cm" draw:start-shape="id601" draw:start-glue-point="2" draw:end-shape="id602" draw:end-glue-point="0" svg:d="M162290 575763v534h520v533" svg:viewBox="0 0 521 1068">
          <text:p/>
        </draw:connector>
        <draw:custom-shape draw:style-name="gr190" draw:text-style-name="P3" draw:layer="layout" svg:width="8.269cm" svg:height="1.164cm" svg:x="161.006cm" svg:y="580.072cm">
          <text:p text:style-name="P2"><text:span text:style-name="T4">Мое тело. Оно другое. Я в Англии.</text:span></text:p>
          <text:p text:style-name="P2"><text:span text:style-name="T4">Эти родители. Если это какой то заговор, то очень хитрый.</text:span></text:p>
          <text:p text:style-name="P2"><text:span text:style-name="T4">Да и в чем смысл. У меня ничего нет.</text:span></text:p>
          <draw:enhanced-geometry svg:viewBox="0 0 21600 21600" draw:type="rectangle" draw:enhanced-path="M 0 0 L 21600 0 21600 21600 0 21600 0 0 Z N"/>
        </draw:custom-shape>
        <draw:custom-shape draw:style-name="gr187" draw:text-style-name="P6" xml:id="id605" draw:id="id605" draw:layer="layout" svg:width="3.81cm" svg:height="0.508cm" svg:x="161.02cm" svg:y="581.236cm">
          <text:p text:style-name="P2"><text:span text:style-name="T2">I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04" draw:id="id604" draw:layer="layout" svg:width="1.397cm" svg:height="0.508cm" svg:x="161.007cm" svg:y="579.57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121" draw:text-style-name="P3" xml:id="id607" draw:id="id607" draw:layer="layout" svg:width="6.496cm" svg:height="0.82cm" svg:x="161.147cm" svg:y="583.522cm">
          <text:p text:style-name="P2"><text:span text:style-name="T1">Этому должно быть логическое объяснени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06" draw:id="id606" draw:layer="layout" svg:width="4.445cm" svg:height="0.508cm" svg:x="161.147cm" svg:y="583.014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836cm" svg:y1="578.158cm" svg:x2="161.705cm" svg:y2="579.576cm" draw:start-shape="id603" draw:start-glue-point="2" draw:end-shape="id604" draw:end-glue-point="0" svg:d="M163836 578158v709h-2131v709" svg:viewBox="0 0 2132 1419">
          <text:p/>
        </draw:connector>
        <draw:connector draw:style-name="gr7" draw:text-style-name="P2" draw:layer="layout" svg:x1="162.925cm" svg:y1="581.744cm" svg:x2="163.369cm" svg:y2="583.014cm" draw:start-shape="id605" draw:start-glue-point="2" draw:end-shape="id606" draw:end-glue-point="0" svg:d="M162925 581744v635h444v635" svg:viewBox="0 0 445 1271">
          <text:p/>
        </draw:connector>
        <draw:custom-shape draw:style-name="gr189" draw:text-style-name="P3" draw:layer="layout" svg:width="7.217cm" svg:height="1.016cm" svg:x="161.169cm" svg:y="586.189cm">
          <text:p text:style-name="P2"><text:span text:style-name="T4">Должен быть способ доказать, что я говорю правду.</text:span></text:p>
          <draw:enhanced-geometry svg:viewBox="0 0 21600 21600" draw:type="rectangle" draw:enhanced-path="M 0 0 L 21600 0 21600 21600 0 21600 0 0 Z N"/>
        </draw:custom-shape>
        <draw:custom-shape draw:style-name="gr187" draw:text-style-name="P6" xml:id="id609" draw:id="id609" draw:layer="layout" svg:width="3.81cm" svg:height="0.508cm" svg:x="161.169cm" svg:y="587.205cm">
          <text:p text:style-name="P2"><text:span text:style-name="T2">MustBe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08" draw:id="id608" draw:layer="layout" svg:width="1.397cm" svg:height="0.508cm" svg:x="161.17cm" svg:y="585.69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395cm" svg:y1="584.342cm" svg:x2="161.868cm" svg:y2="585.693cm" draw:start-shape="id607" draw:start-glue-point="2" draw:end-shape="id608" draw:end-glue-point="0" svg:d="M164395 584342v676h-2527v675" svg:viewBox="0 0 2528 1352">
          <text:p/>
        </draw:connector>
        <draw:custom-shape draw:style-name="gr191" draw:text-style-name="P3" xml:id="id611" draw:id="id611" draw:layer="layout" svg:width="7.359cm" svg:height="0.82cm" svg:x="160.265cm" svg:y="589.56cm">
          <text:p text:style-name="P2"><text:span text:style-name="T1">Вот это настрой. Давай подумаем как это сделат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10" draw:id="id610" draw:layer="layout" svg:width="4.445cm" svg:height="0.508cm" svg:x="160.265cm" svg:y="589.05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074cm" svg:y1="587.713cm" svg:x2="162.487cm" svg:y2="589.052cm" draw:start-shape="id609" draw:start-glue-point="2" draw:end-shape="id610" draw:end-glue-point="0" svg:d="M163074 587713v670h-587v669" svg:viewBox="0 0 588 1340">
          <text:p/>
        </draw:connector>
        <draw:custom-shape draw:style-name="gr189" draw:text-style-name="P3" draw:layer="layout" svg:width="7.217cm" svg:height="1.016cm" svg:x="161.17cm" svg:y="592.009cm">
          <text:p text:style-name="P2"><text:span text:style-name="T4">Для начала нужно выбраться отсюда. </text:span></text:p>
          <text:p text:style-name="P2"><text:span text:style-name="T4">Мне как минимум нужен телефон и интернет.</text:span></text:p>
          <draw:enhanced-geometry svg:viewBox="0 0 21600 21600" draw:type="rectangle" draw:enhanced-path="M 0 0 L 21600 0 21600 21600 0 21600 0 0 Z N"/>
        </draw:custom-shape>
        <draw:custom-shape draw:style-name="gr187" draw:text-style-name="P6" xml:id="id613" draw:id="id613" draw:layer="layout" svg:width="3.81cm" svg:height="0.508cm" svg:x="161.17cm" svg:y="593.025cm">
          <text:p text:style-name="P2"><text:span text:style-name="T2">NeedGet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12" draw:id="id612" draw:layer="layout" svg:width="1.397cm" svg:height="0.508cm" svg:x="161.171cm" svg:y="591.51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944cm" svg:y1="590.38cm" svg:x2="161.869cm" svg:y2="591.513cm" draw:start-shape="id611" draw:start-glue-point="2" draw:end-shape="id612" draw:end-glue-point="0" svg:d="M163944 590380v567h-2075v566" svg:viewBox="0 0 2076 1134">
          <text:p/>
        </draw:connector>
        <draw:custom-shape draw:style-name="gr191" draw:text-style-name="P3" xml:id="id615" draw:id="id615" draw:layer="layout" svg:width="7.359cm" svg:height="0.82cm" svg:x="160.392cm" svg:y="595.148cm">
          <text:p text:style-name="P2"><text:span text:style-name="T1">Может сестра Элис сможет принести тебе телефон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14" draw:id="id614" draw:layer="layout" svg:width="4.445cm" svg:height="0.508cm" svg:x="160.392cm" svg:y="594.64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075cm" svg:y1="593.533cm" svg:x2="162.614cm" svg:y2="594.64cm" draw:start-shape="id613" draw:start-glue-point="2" draw:end-shape="id614" draw:end-glue-point="0" svg:d="M163075 593533v554h-461v553" svg:viewBox="0 0 462 1108">
          <text:p/>
        </draw:connector>
        <draw:custom-shape draw:style-name="gr189" draw:text-style-name="P3" draw:layer="layout" svg:width="7.217cm" svg:height="1.016cm" svg:x="160.893cm" svg:y="597.619cm">
          <text:p text:style-name="P2"><text:span text:style-name="T4">Не думаю, что мне позволят иметь здесь телефон.</text:span></text:p>
          <text:p text:style-name="P2"><text:span text:style-name="T4">Нужно поговорить об этом с доктором.</text:span></text:p>
          <draw:enhanced-geometry svg:viewBox="0 0 21600 21600" draw:type="rectangle" draw:enhanced-path="M 0 0 L 21600 0 21600 21600 0 21600 0 0 Z N"/>
        </draw:custom-shape>
        <draw:custom-shape draw:style-name="gr187" draw:text-style-name="P6" xml:id="id617" draw:id="id617" draw:layer="layout" svg:width="3.81cm" svg:height="0.508cm" svg:x="160.893cm" svg:y="598.635cm">
          <text:p text:style-name="P2"><text:span text:style-name="T2">NeedTalkAbout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16" draw:id="id616" draw:layer="layout" svg:width="1.397cm" svg:height="0.508cm" svg:x="160.894cm" svg:y="597.12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071cm" svg:y1="595.968cm" svg:x2="161.592cm" svg:y2="597.123cm" draw:start-shape="id615" draw:start-glue-point="2" draw:end-shape="id616" draw:end-glue-point="0" svg:d="M164071 595968v578h-2479v577" svg:viewBox="0 0 2480 1156">
          <text:p/>
        </draw:connector>
        <draw:custom-shape draw:style-name="gr191" draw:text-style-name="P3" xml:id="id619" draw:id="id619" draw:layer="layout" svg:width="7.359cm" svg:height="0.82cm" svg:x="160.011cm" svg:y="601.048cm">
          <text:p text:style-name="P2"><text:span text:style-name="T1">Может еще притворится, что ты Элис?</text:span></text:p>
          <text:p text:style-name="P2"><text:span text:style-name="T1">Возможно тебя выпустят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18" draw:id="id618" draw:layer="layout" svg:width="4.445cm" svg:height="0.508cm" svg:x="160.011cm" svg:y="600.54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798cm" svg:y1="599.143cm" svg:x2="162.233cm" svg:y2="600.54cm" draw:start-shape="id617" draw:start-glue-point="2" draw:end-shape="id618" draw:end-glue-point="0" svg:d="M162798 599143v699h-565v698" svg:viewBox="0 0 566 1398">
          <text:p/>
        </draw:connector>
        <draw:custom-shape draw:style-name="gr192" draw:text-style-name="P3" draw:layer="layout" svg:width="8.106cm" svg:height="1.016cm" svg:x="160.026cm" svg:y="603.842cm">
          <text:p text:style-name="P2"><text:span text:style-name="T4">Интересная мысль. А если спросят что-то из жизни Элис?</text:span></text:p>
          <draw:enhanced-geometry svg:viewBox="0 0 21600 21600" draw:type="rectangle" draw:enhanced-path="M 0 0 L 21600 0 21600 21600 0 21600 0 0 Z N"/>
        </draw:custom-shape>
        <draw:custom-shape draw:style-name="gr187" draw:text-style-name="P6" xml:id="id621" draw:id="id621" draw:layer="layout" svg:width="3.81cm" svg:height="0.508cm" svg:x="160.026cm" svg:y="604.858cm">
          <text:p text:style-name="P2"><text:span text:style-name="T2">AskAbout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20" draw:id="id620" draw:layer="layout" svg:width="1.397cm" svg:height="0.508cm" svg:x="160.027cm" svg:y="603.34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69cm" svg:y1="601.868cm" svg:x2="160.725cm" svg:y2="603.346cm" draw:start-shape="id619" draw:start-glue-point="2" draw:end-shape="id620" draw:end-glue-point="0" svg:d="M163690 601868v739h-2965v739" svg:viewBox="0 0 2966 1479">
          <text:p/>
        </draw:connector>
        <draw:custom-shape draw:style-name="gr191" draw:text-style-name="P3" xml:id="id623" draw:id="id623" draw:layer="layout" svg:width="7.359cm" svg:height="0.82cm" svg:x="159.503cm" svg:y="607.213cm">
          <text:p text:style-name="P2"><text:span text:style-name="T1">Тогда нужно узнать все про Элис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22" draw:id="id622" draw:layer="layout" svg:width="4.445cm" svg:height="0.508cm" svg:x="159.503cm" svg:y="606.70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1.931cm" svg:y1="605.366cm" svg:x2="161.725cm" svg:y2="606.705cm" draw:start-shape="id621" draw:start-glue-point="2" draw:end-shape="id622" draw:end-glue-point="0" svg:d="M161931 605366v670h-206v669" svg:viewBox="0 0 207 1340">
          <text:p/>
        </draw:connector>
        <draw:custom-shape draw:style-name="gr192" draw:text-style-name="P3" draw:layer="layout" svg:width="8.106cm" svg:height="1.016cm" svg:x="159.978cm" svg:y="609.948cm">
          <text:p text:style-name="P2"><text:span text:style-name="T4">Отличный план. На этом хватит. </text:span></text:p>
          <text:p text:style-name="P2"><text:span text:style-name="T4">Надоело думать об этом бреде.</text:span></text:p>
          <draw:enhanced-geometry svg:viewBox="0 0 21600 21600" draw:type="rectangle" draw:enhanced-path="M 0 0 L 21600 0 21600 21600 0 21600 0 0 Z N"/>
        </draw:custom-shape>
        <draw:custom-shape draw:style-name="gr187" draw:text-style-name="P6" xml:id="id625" draw:id="id625" draw:layer="layout" svg:width="3.81cm" svg:height="0.508cm" svg:x="159.978cm" svg:y="610.964cm">
          <text:p text:style-name="P2"><text:span text:style-name="T2">EnoughTh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24" draw:id="id624" draw:layer="layout" svg:width="1.397cm" svg:height="0.508cm" svg:x="159.979cm" svg:y="609.45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182cm" svg:y1="608.033cm" svg:x2="160.677cm" svg:y2="609.452cm" draw:start-shape="id623" draw:start-glue-point="2" draw:end-shape="id624" draw:end-glue-point="0" svg:d="M163182 608033v710h-2505v709" svg:viewBox="0 0 2506 1420">
          <text:p/>
        </draw:connector>
        <draw:custom-shape draw:style-name="gr193" draw:text-style-name="P9" xml:id="id626" draw:id="id626" draw:layer="layout" svg:width="9.873cm" svg:height="1.143cm" svg:x="157.624cm" svg:y="612.859cm">
          <text:p text:style-name="P2"><text:span text:style-name="T1">Вы ложитесь в постель и пытаетесь уснуть, отгоняя от себя мысли.</text:span></text:p>
          <text:p text:style-name="P2"><text:span text:style-name="T1">Спустя время сознание проваливается в темноту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1.883cm" svg:y1="611.472cm" svg:x2="162.56cm" svg:y2="612.859cm" draw:start-shape="id625" draw:start-glue-point="2" draw:end-shape="id626" svg:d="M161883 611472v693h677v694" svg:viewBox="0 0 678 1388">
          <text:p/>
        </draw:connector>
        <draw:custom-shape draw:style-name="gr194" draw:text-style-name="P3" xml:id="id628" draw:id="id628" draw:layer="layout" svg:width="6.729cm" svg:height="0.82cm" svg:x="159.371cm" svg:y="615.517cm">
          <text:p text:style-name="P2"><text:span text:style-name="T1">Элис, просыпайся, а то ночью спать не будеш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27" draw:id="id627" draw:layer="layout" svg:width="4.445cm" svg:height="0.508cm" svg:x="159.371cm" svg:y="615.009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56cm" svg:y1="614.002cm" svg:x2="161.593cm" svg:y2="615.009cm" draw:start-shape="id626" draw:start-glue-point="2" draw:end-shape="id627" draw:end-glue-point="0" svg:d="M162560 614002v503h-967v504" svg:viewBox="0 0 968 1008">
          <text:p/>
        </draw:connector>
        <draw:custom-shape draw:style-name="gr195" draw:text-style-name="P9" xml:id="id629" draw:id="id629" draw:layer="layout" svg:width="4.85cm" svg:height="0.812cm" svg:x="158.837cm" svg:y="617.558cm">
          <text:p text:style-name="P2"><text:span text:style-name="T1">Чувствуете как Вас будя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2.735cm" svg:y1="616.337cm" svg:x2="161.262cm" svg:y2="617.558cm" draw:start-shape="id628" draw:start-glue-point="2" draw:end-shape="id629" draw:end-glue-point="0" svg:d="M162735 616337v611h-1473v610" svg:viewBox="0 0 1474 1222">
          <text:p/>
        </draw:connector>
        <draw:custom-shape draw:style-name="gr192" draw:text-style-name="P3" draw:layer="layout" svg:width="8.106cm" svg:height="1.016cm" svg:x="158.48cm" svg:y="619.971cm">
          <text:p text:style-name="P2"><text:span text:style-name="T4">Сколько сейчас времени?</text:span></text:p>
          <draw:enhanced-geometry svg:viewBox="0 0 21600 21600" draw:type="rectangle" draw:enhanced-path="M 0 0 L 21600 0 21600 21600 0 21600 0 0 Z N"/>
        </draw:custom-shape>
        <draw:custom-shape draw:style-name="gr187" draw:text-style-name="P6" xml:id="id631" draw:id="id631" draw:layer="layout" svg:width="3.81cm" svg:height="0.508cm" svg:x="158.48cm" svg:y="620.987cm">
          <text:p text:style-name="P2"><text:span text:style-name="T2">HowMuch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30" draw:id="id630" draw:layer="layout" svg:width="1.397cm" svg:height="0.508cm" svg:x="158.481cm" svg:y="619.47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1.262cm" svg:y1="618.37cm" svg:x2="159.179cm" svg:y2="619.475cm" draw:start-shape="id629" draw:start-glue-point="2" draw:end-shape="id630" draw:end-glue-point="0" svg:d="M161262 618370v553h-2083v552" svg:viewBox="0 0 2084 1106">
          <text:p/>
        </draw:connector>
        <draw:custom-shape draw:style-name="gr194" draw:text-style-name="P3" xml:id="id633" draw:id="id633" draw:layer="layout" svg:width="6.729cm" svg:height="0.82cm" svg:x="157.847cm" svg:y="623.342cm">
          <text:p text:style-name="P2"><text:span text:style-name="T1">Около 18 часов. Пойдем на ужин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32" draw:id="id632" draw:layer="layout" svg:width="4.445cm" svg:height="0.508cm" svg:x="157.847cm" svg:y="622.834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385cm" svg:y1="621.495cm" svg:x2="160.069cm" svg:y2="622.834cm" draw:start-shape="id631" draw:start-glue-point="2" draw:end-shape="id632" draw:end-glue-point="0" svg:d="M160385 621495v670h-316v669" svg:viewBox="0 0 317 1340">
          <text:p/>
        </draw:connector>
        <draw:custom-shape draw:style-name="gr192" draw:text-style-name="P3" draw:layer="layout" svg:width="8.106cm" svg:height="1.016cm" svg:x="157.464cm" svg:y="626.067cm">
          <text:p text:style-name="P2"><text:span text:style-name="T4">Идти с Агатой в столовую.</text:span></text:p>
          <draw:enhanced-geometry svg:viewBox="0 0 21600 21600" draw:type="rectangle" draw:enhanced-path="M 0 0 L 21600 0 21600 21600 0 21600 0 0 Z N"/>
        </draw:custom-shape>
        <draw:custom-shape draw:style-name="gr187" draw:text-style-name="P6" xml:id="id635" draw:id="id635" draw:layer="layout" svg:width="3.81cm" svg:height="0.508cm" svg:x="157.464cm" svg:y="627.083cm">
          <text:p text:style-name="P2"><text:span text:style-name="T2">GoDinner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34" draw:id="id634" draw:layer="layout" svg:width="1.397cm" svg:height="0.508cm" svg:x="157.465cm" svg:y="625.57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1.211cm" svg:y1="624.162cm" svg:x2="158.163cm" svg:y2="625.571cm" draw:start-shape="id633" draw:start-glue-point="2" draw:end-shape="id634" draw:end-glue-point="0" svg:d="M161211 624162v705h-3048v704" svg:viewBox="0 0 3049 1410">
          <text:p/>
        </draw:connector>
        <draw:custom-shape draw:style-name="gr193" draw:text-style-name="P9" xml:id="id636" draw:id="id636" draw:layer="layout" svg:width="9.873cm" svg:height="1.143cm" svg:x="155.559cm" svg:y="628.988cm">
          <text:p text:style-name="P2"><text:span text:style-name="T1">Вы приходите в уже знакомое помещение. Становитесь в очередь.</text:span></text:p>
          <text:p text:style-name="P2"><text:span text:style-name="T1">Перед Вами три пациентк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9.369cm" svg:y1="627.591cm" svg:x2="160.495cm" svg:y2="628.988cm" draw:start-shape="id635" draw:start-glue-point="2" draw:end-shape="id636" svg:d="M159369 627591v698h1126v699" svg:viewBox="0 0 1127 1398">
          <text:p/>
        </draw:connector>
        <draw:custom-shape draw:style-name="gr194" draw:text-style-name="P3" xml:id="id638" draw:id="id638" draw:layer="layout" svg:width="6.729cm" svg:height="0.82cm" svg:x="157.228cm" svg:y="631.894cm">
          <text:p text:style-name="P2"><text:span text:style-name="T1">Привет, буйн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37" draw:id="id637" draw:layer="layout" svg:width="4.445cm" svg:height="0.508cm" svg:x="157.228cm" svg:y="631.386cm">
          <text:p text:style-name="P2"><text:span text:style-name="T1">ЛОР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495cm" svg:y1="630.131cm" svg:x2="159.45cm" svg:y2="631.386cm" draw:start-shape="id636" draw:start-glue-point="2" draw:end-shape="id637" draw:end-glue-point="0" svg:d="M160495 630131v627h-1045v628" svg:viewBox="0 0 1046 1256">
          <text:p/>
        </draw:connector>
        <draw:custom-shape draw:style-name="gr196" draw:text-style-name="P9" xml:id="id639" draw:id="id639" draw:layer="layout" svg:width="10.16cm" svg:height="0.889cm" svg:x="154.924cm" svg:y="633.814cm">
          <text:p text:style-name="P2"><text:span text:style-name="T1">Лора наглым образом становится в начало очереди.</text:span></text:p>
          <text:p text:style-name="P2"><text:span text:style-name="T1">Девушки, стоявшие в очереди перед Вами, почему то не стали возража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0.592cm" svg:y1="632.714cm" svg:x2="160.004cm" svg:y2="633.814cm" draw:start-shape="id638" draw:start-glue-point="2" draw:end-shape="id639" svg:d="M160592 632714v550h-588v550" svg:viewBox="0 0 589 1101">
          <text:p/>
        </draw:connector>
        <draw:custom-shape draw:style-name="gr34" draw:text-style-name="P3" draw:layer="layout" svg:width="5.588cm" svg:height="1.016cm" svg:x="156.448cm" svg:y="636.481cm">
          <text:p text:style-name="P2"><text:span text:style-name="T4">Лора, тут очередь.</text:span></text:p>
          <draw:enhanced-geometry svg:viewBox="0 0 21600 21600" draw:type="rectangle" draw:enhanced-path="M 0 0 L 21600 0 21600 21600 0 21600 0 0 Z N"/>
        </draw:custom-shape>
        <draw:custom-shape draw:style-name="gr187" draw:text-style-name="P6" xml:id="id641" draw:id="id641" draw:layer="layout" svg:width="3.81cm" svg:height="0.508cm" svg:x="156.448cm" svg:y="637.497cm">
          <text:p text:style-name="P2"><text:span text:style-name="T2">LoraWt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40" draw:id="id640" draw:layer="layout" svg:width="1.397cm" svg:height="0.508cm" svg:x="156.449cm" svg:y="635.98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004cm" svg:y1="634.703cm" svg:x2="157.147cm" svg:y2="635.985cm" draw:start-shape="id639" draw:start-glue-point="2" draw:end-shape="id640" draw:end-glue-point="0" svg:d="M160004 634703v641h-2857v641" svg:viewBox="0 0 2858 1283">
          <text:p/>
        </draw:connector>
        <draw:custom-shape draw:style-name="gr194" draw:text-style-name="P3" xml:id="id643" draw:id="id643" draw:layer="layout" svg:width="6.729cm" svg:height="0.82cm" svg:x="155.178cm" svg:y="639.91cm">
          <text:p text:style-name="P2"><text:span text:style-name="T1">И что ты сделаешь, буйная? Ударишь мен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42" draw:id="id642" draw:layer="layout" svg:width="4.445cm" svg:height="0.508cm" svg:x="155.178cm" svg:y="639.402cm">
          <text:p text:style-name="P2"><text:span text:style-name="T1">ЛОР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353cm" svg:y1="638.005cm" svg:x2="157.4cm" svg:y2="639.402cm" draw:start-shape="id641" draw:start-glue-point="2" draw:end-shape="id642" draw:end-glue-point="0" svg:d="M158353 638005v699h-953v698" svg:viewBox="0 0 954 1398">
          <text:p/>
        </draw:connector>
        <draw:custom-shape draw:style-name="gr194" draw:text-style-name="P3" xml:id="id647" draw:id="id647" draw:layer="layout" svg:width="6.729cm" svg:height="0.82cm" svg:x="154.672cm" svg:y="642.646cm">
          <text:p text:style-name="P2"><text:span text:style-name="T1">Лора, встань, пожалуйста, в очеред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44" draw:id="id644" draw:layer="layout" svg:width="4.445cm" svg:height="0.508cm" svg:x="154.672cm" svg:y="642.138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542cm" svg:y1="640.73cm" svg:x2="156.894cm" svg:y2="642.138cm" draw:start-shape="id643" draw:start-glue-point="2" draw:end-shape="id644" draw:end-glue-point="0" svg:d="M158542 640730v704h-1648v704" svg:viewBox="0 0 1649 1409">
          <text:p/>
        </draw:connector>
        <draw:custom-shape draw:style-name="gr197" draw:text-style-name="P9" xml:id="id645" draw:id="id645" draw:layer="layout" svg:width="6.477cm" svg:height="0.889cm" svg:x="154.67cm" svg:y="644.482cm">
          <text:p text:style-name="P2"><text:span text:style-name="T1">К Лоре подходит Ага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3" xml:id="id648" draw:id="id648" draw:layer="layout" svg:width="6.729cm" svg:height="0.82cm" svg:x="154.439cm" svg:y="647.122cm">
          <text:p text:style-name="P2"><text:span text:style-name="T1">Лора, хочешь в попасть «комнату тишины»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46" draw:id="id646" draw:layer="layout" svg:width="4.445cm" svg:height="0.508cm" svg:x="154.439cm" svg:y="646.614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908cm" svg:y1="645.371cm" svg:x2="156.661cm" svg:y2="646.614cm" draw:start-shape="id645" draw:start-glue-point="2" draw:end-shape="id646" draw:end-glue-point="0" svg:d="M157908 645371v621h-1247v622" svg:viewBox="0 0 1248 1244">
          <text:p/>
        </draw:connector>
        <draw:connector draw:style-name="gr7" draw:text-style-name="P2" draw:layer="layout" svg:x1="158.036cm" svg:y1="643.466cm" svg:x2="157.908cm" svg:y2="644.482cm" draw:start-shape="id647" draw:start-glue-point="2" draw:end-shape="id645" svg:d="M158036 643466v508h-128v508" svg:viewBox="0 0 129 1017">
          <text:p/>
        </draw:connector>
        <draw:custom-shape draw:style-name="gr198" draw:text-style-name="P9" xml:id="id649" draw:id="id649" draw:layer="layout" svg:width="7.747cm" svg:height="1.143cm" svg:x="153.654cm" svg:y="648.927cm">
          <text:p text:style-name="P2"><text:span text:style-name="T1">Лоре нехотя идет в конец очереди.</text:span></text:p>
          <text:p text:style-name="P2"><text:span text:style-name="T1">Проходя мимо Вас показывает Вам язык.</text:span></text:p>
          <text:p text:style-name="P2"><text:span text:style-name="T1">И неожидано пытается втиснутся в очередь перед Вам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7.803cm" svg:y1="647.942cm" svg:x2="157.527cm" svg:y2="648.927cm" draw:start-shape="id648" draw:start-glue-point="2" draw:end-shape="id649" draw:end-glue-point="0" svg:d="M157803 647942v492h-276v493" svg:viewBox="0 0 277 986">
          <text:p/>
        </draw:connector>
        <draw:custom-shape draw:style-name="gr34" draw:text-style-name="P3" draw:layer="layout" svg:width="5.588cm" svg:height="1.016cm" svg:x="154.476cm" svg:y="651.568cm">
          <text:p text:style-name="P2"><text:span text:style-name="T4">Лора, ты нормальная?</text:span></text:p>
          <text:p text:style-name="P2"><text:span text:style-name="T4">Тебе же сказали в конец очереди.</text:span></text:p>
          <draw:enhanced-geometry svg:viewBox="0 0 21600 21600" draw:type="rectangle" draw:enhanced-path="M 0 0 L 21600 0 21600 21600 0 21600 0 0 Z N"/>
        </draw:custom-shape>
        <draw:custom-shape draw:style-name="gr187" draw:text-style-name="P6" xml:id="id651" draw:id="id651" draw:layer="layout" svg:width="3.81cm" svg:height="0.508cm" svg:x="154.476cm" svg:y="652.584cm">
          <text:p text:style-name="P2"><text:span text:style-name="T2">LoraWtf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50" draw:id="id650" draw:layer="layout" svg:width="1.397cm" svg:height="0.508cm" svg:x="154.477cm" svg:y="651.07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527cm" svg:y1="650.07cm" svg:x2="155.175cm" svg:y2="651.072cm" draw:start-shape="id649" draw:start-glue-point="2" draw:end-shape="id650" draw:end-glue-point="0" svg:d="M157527 650070v501h-2352v501" svg:viewBox="0 0 2353 1003">
          <text:p/>
        </draw:connector>
        <draw:custom-shape draw:style-name="gr199" draw:text-style-name="P9" xml:id="id654" draw:id="id654" draw:layer="layout" svg:width="7.747cm" svg:height="1.651cm" svg:x="153.146cm" svg:y="656.166cm">
          <text:p text:style-name="P2"><text:span text:style-name="T1">Вы не даете Лоре встать перед Вами. </text:span></text:p>
          <text:p text:style-name="P2"><text:span text:style-name="T1">Снова подходит Агата. </text:span></text:p>
          <text:p text:style-name="P2"><text:span text:style-name="T4">Берет </text:span><text:span text:style-name="T1">Лору за руку и ведет ее в конец очереди.</text:span></text:p>
          <text:p text:style-name="P2"><text:span text:style-name="T1">Скоро походит Ваша очеред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3" xml:id="id653" draw:id="id653" draw:layer="layout" svg:width="6.729cm" svg:height="0.82cm" svg:x="153.654cm" svg:y="654.515cm">
          <text:p text:style-name="P2"><text:span text:style-name="T1">Пусти, дур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52" draw:id="id652" draw:layer="layout" svg:width="4.445cm" svg:height="0.508cm" svg:x="153.654cm" svg:y="654.007cm">
          <text:p text:style-name="P2"><text:span text:style-name="T1">ЛОР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381cm" svg:y1="653.092cm" svg:x2="155.876cm" svg:y2="654.007cm" draw:start-shape="id651" draw:start-glue-point="2" draw:end-shape="id652" draw:end-glue-point="0" svg:d="M156381 653092v458h-505v457" svg:viewBox="0 0 506 916">
          <text:p/>
        </draw:connector>
        <draw:connector draw:style-name="gr7" draw:text-style-name="P2" draw:layer="layout" svg:x1="157.018cm" svg:y1="655.335cm" svg:x2="157.019cm" svg:y2="656.166cm" draw:start-shape="id653" draw:start-glue-point="2" draw:end-shape="id654" draw:end-glue-point="0" svg:d="M157018 655335v415h1v416" svg:viewBox="0 0 2 832">
          <text:p/>
        </draw:connector>
        <draw:custom-shape draw:style-name="gr200" draw:text-style-name="P3" xml:id="id656" draw:id="id656" draw:layer="layout" svg:width="7.618cm" svg:height="0.82cm" svg:x="153.148cm" svg:y="659.664cm">
          <text:p text:style-name="P2"><text:span text:style-name="T1">Снова привет, Элис. </text:span></text:p>
          <text:p text:style-name="P2"><text:span text:style-name="T1">Будешь макароны с курицей или картошку с рыбой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55" draw:id="id655" draw:layer="layout" svg:width="4.445cm" svg:height="0.508cm" svg:x="153.148cm" svg:y="659.156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019cm" svg:y1="657.817cm" svg:x2="155.37cm" svg:y2="659.156cm" draw:start-shape="id654" draw:start-glue-point="2" draw:end-shape="id655" draw:end-glue-point="0" svg:d="M157019 657817v669h-1649v670" svg:viewBox="0 0 1650 1340">
          <text:p/>
        </draw:connector>
        <draw:custom-shape draw:style-name="gr34" draw:text-style-name="P3" draw:layer="layout" svg:width="5.588cm" svg:height="1.016cm" svg:x="153.4cm" svg:y="662.377cm">
          <text:p text:style-name="P2"><text:span text:style-name="T4">Картошку с рыбой.</text:span></text:p>
          <draw:enhanced-geometry svg:viewBox="0 0 21600 21600" draw:type="rectangle" draw:enhanced-path="M 0 0 L 21600 0 21600 21600 0 21600 0 0 Z N"/>
        </draw:custom-shape>
        <draw:custom-shape draw:style-name="gr187" draw:text-style-name="P6" xml:id="id658" draw:id="id658" draw:layer="layout" svg:width="3.81cm" svg:height="0.508cm" svg:x="153.4cm" svg:y="663.393cm">
          <text:p text:style-name="P2"><text:span text:style-name="T2">PotatoAndFi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57" draw:id="id657" draw:layer="layout" svg:width="1.397cm" svg:height="0.508cm" svg:x="153.401cm" svg:y="661.88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957cm" svg:y1="660.484cm" svg:x2="154.099cm" svg:y2="661.881cm" draw:start-shape="id656" draw:start-glue-point="2" draw:end-shape="id657" draw:end-glue-point="0" svg:d="M156957 660484v699h-2858v698" svg:viewBox="0 0 2859 1398">
          <text:p/>
        </draw:connector>
        <draw:custom-shape draw:style-name="gr200" draw:text-style-name="P3" xml:id="id660" draw:id="id660" draw:layer="layout" svg:width="7.618cm" svg:height="0.82cm" svg:x="152.704cm" svg:y="665.575cm">
          <text:p text:style-name="P2"><text:span text:style-name="T1">Молодец. Рыба полезна для мозг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59" draw:id="id659" draw:layer="layout" svg:width="4.445cm" svg:height="0.508cm" svg:x="152.704cm" svg:y="665.067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305cm" svg:y1="663.901cm" svg:x2="154.926cm" svg:y2="665.067cm" draw:start-shape="id658" draw:start-glue-point="2" draw:end-shape="id659" draw:end-glue-point="0" svg:d="M155305 663901v583h-379v583" svg:viewBox="0 0 380 1167">
          <text:p/>
        </draw:connector>
        <draw:custom-shape draw:style-name="gr201" draw:text-style-name="P9" xml:id="id661" draw:id="id661" draw:layer="layout" svg:width="6.623cm" svg:height="0.871cm" svg:x="152.765cm" svg:y="667.36cm">
          <text:p text:style-name="P2"><text:span text:style-name="T1">Вы забираете поднос с ед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" draw:layer="layout" svg:width="10.033cm" svg:height="1.016cm" svg:x="152.511cm" svg:y="670.251cm">
          <text:p text:style-name="P2"><text:span text:style-name="T4">Сесть за тот же столик, что и днем.</text:span></text:p>
          <text:p text:style-name="P2"><text:span text:style-name="T4">За ним сидят Лиза, Астрид, Эрика и присматривающая за ней медсестра.</text:span></text:p>
          <draw:enhanced-geometry svg:viewBox="0 0 21600 21600" draw:type="rectangle" draw:enhanced-path="M 0 0 L 21600 0 21600 21600 0 21600 0 0 Z N"/>
        </draw:custom-shape>
        <draw:custom-shape draw:style-name="gr187" draw:text-style-name="P6" xml:id="id663" draw:id="id663" draw:layer="layout" svg:width="3.81cm" svg:height="0.508cm" svg:x="152.511cm" svg:y="671.267cm">
          <text:p text:style-name="P2"><text:span text:style-name="T2">GoToSame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62" draw:id="id662" draw:layer="layout" svg:width="1.397cm" svg:height="0.508cm" svg:x="152.512cm" svg:y="669.75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513cm" svg:y1="666.395cm" svg:x2="156.076cm" svg:y2="667.36cm" draw:start-shape="id660" draw:start-glue-point="2" draw:end-shape="id661" draw:end-glue-point="0" svg:d="M156513 666395v482h-437v483" svg:viewBox="0 0 438 966">
          <text:p/>
        </draw:connector>
        <draw:connector draw:style-name="gr7" draw:text-style-name="P2" draw:layer="layout" svg:x1="156.076cm" svg:y1="668.231cm" svg:x2="153.21cm" svg:y2="669.755cm" draw:start-shape="id661" draw:start-glue-point="2" draw:end-shape="id662" draw:end-glue-point="0" svg:d="M156076 668231v762h-2866v762" svg:viewBox="0 0 2867 1525">
          <text:p/>
        </draw:connector>
        <draw:custom-shape draw:style-name="gr201" draw:text-style-name="P9" xml:id="id664" draw:id="id664" draw:layer="layout" svg:width="6.623cm" svg:height="0.871cm" svg:x="152.439cm" svg:y="672.662cm">
          <text:p text:style-name="P2"><text:span text:style-name="T1">Вы садитесь за столик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4.416cm" svg:y1="671.775cm" svg:x2="155.75cm" svg:y2="672.662cm" draw:start-shape="id663" draw:start-glue-point="2" draw:end-shape="id664" draw:end-glue-point="0" svg:d="M154416 671775v443h1334v444" svg:viewBox="0 0 1335 888">
          <text:p/>
        </draw:connector>
        <draw:custom-shape draw:style-name="gr200" draw:text-style-name="P3" xml:id="id666" draw:id="id666" draw:layer="layout" svg:width="7.618cm" svg:height="0.82cm" svg:x="152.003cm" svg:y="675.285cm">
          <text:p text:style-name="P2"><text:span text:style-name="T1">Лиза, пожалуйста без глупосте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65" draw:id="id665" draw:layer="layout" svg:width="4.445cm" svg:height="0.508cm" svg:x="152.003cm" svg:y="674.777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75cm" svg:y1="673.533cm" svg:x2="154.225cm" svg:y2="674.777cm" draw:start-shape="id664" draw:start-glue-point="2" draw:end-shape="id665" draw:end-glue-point="0" svg:d="M155750 673533v622h-1525v622" svg:viewBox="0 0 1526 1245">
          <text:p/>
        </draw:connector>
        <draw:custom-shape draw:style-name="gr202" draw:text-style-name="P3" xml:id="id668" draw:id="id668" draw:layer="layout" svg:width="7.747cm" svg:height="0.82cm" svg:x="152.13cm" svg:y="677.756cm">
          <text:p text:style-name="P2"><text:span text:style-name="T1">Я молчу. Стараюсь быть терпеливой к грешникам. 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67" draw:id="id667" draw:layer="layout" svg:width="4.445cm" svg:height="0.508cm" svg:x="152.13cm" svg:y="677.248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812cm" svg:y1="676.105cm" svg:x2="154.352cm" svg:y2="677.248cm" draw:start-shape="id666" draw:start-glue-point="2" draw:end-shape="id667" draw:end-glue-point="0" svg:d="M155812 676105v572h-1460v571" svg:viewBox="0 0 1461 1144">
          <text:p/>
        </draw:connector>
        <draw:custom-shape draw:style-name="gr203" draw:text-style-name="P3" xml:id="id670" draw:id="id670" draw:layer="layout" svg:width="10.666cm" svg:height="0.82cm" svg:x="151.497cm" svg:y="680.677cm">
          <text:p text:style-name="P2"><text:span text:style-name="T1">Лиза, опять? </text:span></text:p>
          <text:p text:style-name="P2"><text:span text:style-name="T1">Ты знаешь что с тобой будет, если узнают что ты не принимаешь лекарств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69" draw:id="id669" draw:layer="layout" svg:width="4.445cm" svg:height="0.508cm" svg:x="151.497cm" svg:y="680.169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003cm" svg:y1="678.576cm" svg:x2="153.719cm" svg:y2="680.169cm" draw:start-shape="id668" draw:start-glue-point="2" draw:end-shape="id669" draw:end-glue-point="0" svg:d="M156003 678576v797h-2284v796" svg:viewBox="0 0 2285 1594">
          <text:p/>
        </draw:connector>
        <draw:custom-shape draw:style-name="gr202" draw:text-style-name="P3" xml:id="id672" draw:id="id672" draw:layer="layout" svg:width="7.747cm" svg:height="0.82cm" svg:x="151.114cm" svg:y="683.159cm">
          <text:p text:style-name="P2"><text:span text:style-name="T1">Да я прикалываю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71" draw:id="id671" draw:layer="layout" svg:width="4.445cm" svg:height="0.508cm" svg:x="151.114cm" svg:y="682.651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83cm" svg:y1="681.497cm" svg:x2="153.336cm" svg:y2="682.651cm" draw:start-shape="id670" draw:start-glue-point="2" draw:end-shape="id671" draw:end-glue-point="0" svg:d="M156830 681497v577h-3494v577" svg:viewBox="0 0 3495 1155">
          <text:p/>
        </draw:connector>
        <draw:custom-shape draw:style-name="gr204" draw:text-style-name="P3" xml:id="id674" draw:id="id674" draw:layer="layout" svg:width="8.528cm" svg:height="0.82cm" svg:x="151.222cm" svg:y="685.711cm">
          <text:p text:style-name="P2"><text:span text:style-name="T1">На всякий случай я расскажу доктору Элизабет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73" draw:id="id673" draw:layer="layout" svg:width="4.445cm" svg:height="0.508cm" svg:x="151.222cm" svg:y="685.203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987cm" svg:y1="683.979cm" svg:x2="153.444cm" svg:y2="685.203cm" draw:start-shape="id672" draw:start-glue-point="2" draw:end-shape="id673" svg:d="M154987 683979v612h-1543v612" svg:viewBox="0 0 1544 1225">
          <text:p/>
        </draw:connector>
        <draw:custom-shape draw:style-name="gr38" draw:text-style-name="P3" draw:layer="layout" svg:width="10.033cm" svg:height="1.016cm" svg:x="151.114cm" svg:y="688.158cm">
          <text:p text:style-name="P2"><text:span text:style-name="T4">А что сделают с Лизой, если узнают?</text:span></text:p>
          <draw:enhanced-geometry svg:viewBox="0 0 21600 21600" draw:type="rectangle" draw:enhanced-path="M 0 0 L 21600 0 21600 21600 0 21600 0 0 Z N"/>
        </draw:custom-shape>
        <draw:custom-shape draw:style-name="gr187" draw:text-style-name="P6" xml:id="id676" draw:id="id676" draw:layer="layout" svg:width="3.81cm" svg:height="0.508cm" svg:x="151.114cm" svg:y="689.174cm">
          <text:p text:style-name="P2"><text:span text:style-name="T2">WhatWillBeWithLi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75" draw:id="id675" draw:layer="layout" svg:width="1.397cm" svg:height="0.508cm" svg:x="151.115cm" svg:y="687.66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486cm" svg:y1="686.531cm" svg:x2="151.813cm" svg:y2="687.662cm" draw:start-shape="id674" draw:start-glue-point="2" draw:end-shape="id675" draw:end-glue-point="0" svg:d="M155486 686531v566h-3673v565" svg:viewBox="0 0 3674 1132">
          <text:p/>
        </draw:connector>
        <draw:custom-shape draw:style-name="gr205" draw:text-style-name="P3" xml:id="id678" draw:id="id678" draw:layer="layout" svg:width="8.411cm" svg:height="0.82cm" svg:x="150.45cm" svg:y="691.414cm">
          <text:p text:style-name="P2"><text:span text:style-name="T1">Они отправят меня в «тихую комнату» и переведут на уколы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77" draw:id="id677" draw:layer="layout" svg:width="4.445cm" svg:height="0.508cm" svg:x="150.45cm" svg:y="690.906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019cm" svg:y1="689.682cm" svg:x2="152.672cm" svg:y2="690.906cm" draw:start-shape="id676" draw:start-glue-point="2" draw:end-shape="id677" draw:end-glue-point="0" svg:d="M153019 689682v612h-347v612" svg:viewBox="0 0 348 1225">
          <text:p/>
        </draw:connector>
        <draw:custom-shape draw:style-name="gr205" draw:text-style-name="P3" xml:id="id680" draw:id="id680" draw:layer="layout" svg:width="8.411cm" svg:height="0.82cm" svg:x="150.225cm" svg:y="693.885cm">
          <text:p text:style-name="P2"><text:span text:style-name="T1">Лиза любит внимани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79" draw:id="id679" draw:layer="layout" svg:width="4.445cm" svg:height="0.508cm" svg:x="150.225cm" svg:y="693.377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655cm" svg:y1="692.234cm" svg:x2="152.447cm" svg:y2="693.377cm" draw:start-shape="id678" draw:start-glue-point="2" draw:end-shape="id679" draw:end-glue-point="0" svg:d="M154655 692234v572h-2208v571" svg:viewBox="0 0 2209 1144">
          <text:p/>
        </draw:connector>
        <draw:custom-shape draw:style-name="gr205" draw:text-style-name="P3" xml:id="id682" draw:id="id682" draw:layer="layout" svg:width="8.411cm" svg:height="0.82cm" svg:x="150.243cm" svg:y="696.135cm">
          <text:p text:style-name="P2"><text:span text:style-name="T1">А кто не любит? Ну может быть только Эрик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81" draw:id="id681" draw:layer="layout" svg:width="4.445cm" svg:height="0.508cm" svg:x="150.243cm" svg:y="695.627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43cm" svg:y1="694.705cm" svg:x2="152.465cm" svg:y2="695.627cm" draw:start-shape="id680" draw:start-glue-point="2" draw:end-shape="id681" draw:end-glue-point="0" svg:d="M154430 694705v461h-1965v461" svg:viewBox="0 0 1966 923">
          <text:p/>
        </draw:connector>
        <draw:custom-shape draw:style-name="gr206" draw:text-style-name="P9" xml:id="id683" draw:id="id683" draw:layer="layout" svg:width="8.509cm" svg:height="0.871cm" svg:x="149.971cm" svg:y="698.221cm">
          <text:p text:style-name="P2"><text:span text:style-name="T1">Эрика молчит, кажется, Эрику не тревожит, что ее обсуждаю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4.448cm" svg:y1="696.955cm" svg:x2="154.225cm" svg:y2="698.221cm" draw:start-shape="id682" draw:start-glue-point="2" draw:end-shape="id683" draw:end-glue-point="0" svg:d="M154448 696955v633h-223v633" svg:viewBox="0 0 224 1267">
          <text:p/>
        </draw:connector>
        <draw:custom-shape draw:style-name="gr38" draw:text-style-name="P3" draw:layer="layout" svg:width="10.033cm" svg:height="1.016cm" svg:x="149.971cm" svg:y="700.604cm">
          <text:p text:style-name="P2"><text:span text:style-name="T4">А Эрика может разговаривать?</text:span></text:p>
          <draw:enhanced-geometry svg:viewBox="0 0 21600 21600" draw:type="rectangle" draw:enhanced-path="M 0 0 L 21600 0 21600 21600 0 21600 0 0 Z N"/>
        </draw:custom-shape>
        <draw:custom-shape draw:style-name="gr187" draw:text-style-name="P6" xml:id="id685" draw:id="id685" draw:layer="layout" svg:width="3.81cm" svg:height="0.508cm" svg:x="149.971cm" svg:y="701.62cm">
          <text:p text:style-name="P2"><text:span text:style-name="T2">CanErica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84" draw:id="id684" draw:layer="layout" svg:width="1.397cm" svg:height="0.508cm" svg:x="149.972cm" svg:y="700.10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225cm" svg:y1="699.092cm" svg:x2="150.67cm" svg:y2="700.108cm" draw:start-shape="id683" draw:start-glue-point="2" draw:end-shape="id684" draw:end-glue-point="0" svg:d="M154225 699092v508h-3555v508" svg:viewBox="0 0 3556 1017">
          <text:p/>
        </draw:connector>
        <draw:custom-shape draw:style-name="gr206" draw:text-style-name="P9" xml:id="id686" draw:id="id686" draw:layer="layout" svg:width="8.509cm" svg:height="0.871cm" svg:x="149.463cm" svg:y="703.301cm">
          <text:p text:style-name="P2"><text:span text:style-name="T1">Вам показалось, что Эрика на Вас мельком взглянул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1.876cm" svg:y1="702.128cm" svg:x2="153.717cm" svg:y2="703.301cm" draw:start-shape="id685" draw:start-glue-point="2" draw:end-shape="id686" svg:d="M151876 702128v586h1841v587" svg:viewBox="0 0 1842 1174">
          <text:p/>
        </draw:connector>
        <draw:custom-shape draw:style-name="gr204" draw:text-style-name="P3" xml:id="id688" draw:id="id688" draw:layer="layout" svg:width="8.528cm" svg:height="0.82cm" svg:x="149.463cm" svg:y="705.892cm">
          <text:p text:style-name="P2"><text:span text:style-name="T1">Со времени поступления Эрика не сказала ни слов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87" draw:id="id687" draw:layer="layout" svg:width="4.445cm" svg:height="0.508cm" svg:x="149.463cm" svg:y="705.384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717cm" svg:y1="704.172cm" svg:x2="151.685cm" svg:y2="705.384cm" draw:start-shape="id686" draw:start-glue-point="2" draw:end-shape="id687" draw:end-glue-point="0" svg:d="M153717 704172v606h-2032v606" svg:viewBox="0 0 2033 1213">
          <text:p/>
        </draw:connector>
        <draw:custom-shape draw:style-name="gr205" draw:text-style-name="P3" xml:id="id690" draw:id="id690" draw:layer="layout" svg:width="8.411cm" svg:height="0.82cm" svg:x="149.336cm" svg:y="708.559cm">
          <text:p text:style-name="P2"><text:span text:style-name="T1">Элис, а почему ты здес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89" draw:id="id689" draw:layer="layout" svg:width="4.445cm" svg:height="0.508cm" svg:x="149.336cm" svg:y="708.051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727cm" svg:y1="706.712cm" svg:x2="151.558cm" svg:y2="708.051cm" draw:start-shape="id688" draw:start-glue-point="2" draw:end-shape="id689" svg:d="M153727 706712v670h-2169v669" svg:viewBox="0 0 2170 1340">
          <text:p/>
        </draw:connector>
        <draw:custom-shape draw:style-name="gr38" draw:text-style-name="P3" draw:layer="layout" svg:width="10.033cm" svg:height="1.016cm" svg:x="149.105cm" svg:y="711.072cm">
          <text:p text:style-name="P2"><text:span text:style-name="T4">Я здесь по ошибке. Меня спутали с другим человеком.</text:span></text:p>
          <text:p text:style-name="P2"><text:span text:style-name="T4">На самом деле меня зовут София.</text:span></text:p>
          <draw:enhanced-geometry svg:viewBox="0 0 21600 21600" draw:type="rectangle" draw:enhanced-path="M 0 0 L 21600 0 21600 21600 0 21600 0 0 Z N"/>
        </draw:custom-shape>
        <draw:custom-shape draw:style-name="gr187" draw:text-style-name="P6" xml:id="id692" draw:id="id692" draw:layer="layout" svg:width="3.81cm" svg:height="0.508cm" svg:x="149.105cm" svg:y="712.088cm">
          <text:p text:style-name="P2"><text:span text:style-name="T2">IamSof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91" draw:id="id691" draw:layer="layout" svg:width="1.397cm" svg:height="0.508cm" svg:x="149.106cm" svg:y="710.57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541cm" svg:y1="709.379cm" svg:x2="149.804cm" svg:y2="710.576cm" draw:start-shape="id690" draw:start-glue-point="2" draw:end-shape="id691" draw:end-glue-point="0" svg:d="M153541 709379v599h-3737v598" svg:viewBox="0 0 3738 1198">
          <text:p/>
        </draw:connector>
        <draw:custom-shape draw:style-name="gr205" draw:text-style-name="P3" xml:id="id694" draw:id="id694" draw:layer="layout" svg:width="8.411cm" svg:height="0.82cm" svg:x="148.947cm" svg:y="714.1cm">
          <text:p text:style-name="P2"><text:span text:style-name="T1">Ясно. Да ты совсем чокнут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93" draw:id="id693" draw:layer="layout" svg:width="4.445cm" svg:height="0.508cm" svg:x="148.947cm" svg:y="713.592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01cm" svg:y1="712.596cm" svg:x2="151.169cm" svg:y2="713.592cm" draw:start-shape="id692" draw:start-glue-point="2" draw:end-shape="id693" draw:end-glue-point="0" svg:d="M151010 712596v498h159v498" svg:viewBox="0 0 160 997">
          <text:p/>
        </draw:connector>
        <draw:custom-shape draw:style-name="gr205" draw:text-style-name="P3" xml:id="id696" draw:id="id696" draw:layer="layout" svg:width="8.411cm" svg:height="0.82cm" svg:x="148.926cm" svg:y="716.433cm">
          <text:p text:style-name="P2"><text:span text:style-name="T1">Лиза, до тебя нам всем еще далек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95" draw:id="id695" draw:layer="layout" svg:width="4.445cm" svg:height="0.508cm" svg:x="148.926cm" svg:y="715.925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152cm" svg:y1="714.92cm" svg:x2="151.148cm" svg:y2="715.925cm" draw:start-shape="id694" draw:start-glue-point="2" draw:end-shape="id695" draw:end-glue-point="0" svg:d="M153152 714920v503h-2004v502" svg:viewBox="0 0 2005 1006">
          <text:p/>
        </draw:connector>
        <draw:custom-shape draw:style-name="gr207" draw:text-style-name="P3" xml:id="id698" draw:id="id698" draw:layer="layout" svg:width="8.237cm" svg:height="0.82cm" svg:x="148.973cm" svg:y="718.904cm">
          <text:p text:style-name="P2"><text:span text:style-name="T1">Да пошла ты, Астрид. Тебя тут вообще не должно быт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97" draw:id="id697" draw:layer="layout" svg:width="4.445cm" svg:height="0.508cm" svg:x="148.973cm" svg:y="718.396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131cm" svg:y1="717.253cm" svg:x2="151.195cm" svg:y2="718.396cm" draw:start-shape="id696" draw:start-glue-point="2" draw:end-shape="id697" draw:end-glue-point="0" svg:d="M153131 717253v572h-1936v571" svg:viewBox="0 0 1937 1144">
          <text:p/>
        </draw:connector>
        <draw:custom-shape draw:style-name="gr205" draw:text-style-name="P3" xml:id="id700" draw:id="id700" draw:layer="layout" svg:width="8.411cm" svg:height="0.82cm" svg:x="149.053cm" svg:y="721.19cm">
          <text:p text:style-name="P2"><text:span text:style-name="T1">Какая же ты сука, Лиз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99" draw:id="id699" draw:layer="layout" svg:width="4.445cm" svg:height="0.508cm" svg:x="149.053cm" svg:y="720.682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091cm" svg:y1="719.724cm" svg:x2="151.275cm" svg:y2="720.682cm" draw:start-shape="id698" draw:start-glue-point="2" draw:end-shape="id699" draw:end-glue-point="0" svg:d="M153091 719724v479h-1816v479" svg:viewBox="0 0 1817 959">
          <text:p/>
        </draw:connector>
        <draw:custom-shape draw:style-name="gr204" draw:text-style-name="P3" xml:id="id702" draw:id="id702" draw:layer="layout" svg:width="8.528cm" svg:height="0.82cm" svg:x="149.063cm" svg:y="723.603cm">
          <text:p text:style-name="P2"><text:span text:style-name="T1">Лиза, Астрид, угомоните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01" draw:id="id701" draw:layer="layout" svg:width="4.445cm" svg:height="0.508cm" svg:x="149.063cm" svg:y="723.095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258cm" svg:y1="722.01cm" svg:x2="151.285cm" svg:y2="723.095cm" draw:start-shape="id700" draw:start-glue-point="2" draw:end-shape="id701" svg:d="M153258 722010v543h-1973v542" svg:viewBox="0 0 1974 1086">
          <text:p/>
        </draw:connector>
        <draw:custom-shape draw:style-name="gr38" draw:text-style-name="P3" draw:layer="layout" svg:width="10.033cm" svg:height="1.016cm" svg:x="148.193cm" svg:y="734.64cm">
          <text:p text:style-name="P2"><text:span text:style-name="T4">Все ясно. А как тут обычно развлекаются?</text:span></text:p>
          <draw:enhanced-geometry svg:viewBox="0 0 21600 21600" draw:type="rectangle" draw:enhanced-path="M 0 0 L 21600 0 21600 21600 0 21600 0 0 Z N"/>
        </draw:custom-shape>
        <draw:custom-shape draw:style-name="gr187" draw:text-style-name="P6" xml:id="id710" draw:id="id710" draw:layer="layout" svg:width="3.81cm" svg:height="0.508cm" svg:x="148.193cm" svg:y="735.656cm">
          <text:p text:style-name="P2"><text:span text:style-name="T2">WantHaveF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09" draw:id="id709" draw:layer="layout" svg:width="1.397cm" svg:height="0.508cm" svg:x="148.194cm" svg:y="734.14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10.033cm" svg:height="1.016cm" svg:x="148.447cm" svg:y="726.143cm">
          <text:p text:style-name="P2"><text:span text:style-name="T4">Вообще я сказала правду, но я привыкла что мне не верят.</text:span></text:p>
          <draw:enhanced-geometry svg:viewBox="0 0 21600 21600" draw:type="rectangle" draw:enhanced-path="M 0 0 L 21600 0 21600 21600 0 21600 0 0 Z N"/>
        </draw:custom-shape>
        <draw:custom-shape draw:style-name="gr187" draw:text-style-name="P6" xml:id="id704" draw:id="id704" draw:layer="layout" svg:width="3.81cm" svg:height="0.508cm" svg:x="148.447cm" svg:y="727.159cm">
          <text:p text:style-name="P2"><text:span text:style-name="T2">ItoldTru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03" draw:id="id703" draw:layer="layout" svg:width="1.397cm" svg:height="0.508cm" svg:x="148.448cm" svg:y="725.64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327cm" svg:y1="724.423cm" svg:x2="149.146cm" svg:y2="725.647cm" draw:start-shape="id702" draw:start-glue-point="2" draw:end-shape="id703" draw:end-glue-point="0" svg:d="M153327 724423v612h-4181v612" svg:viewBox="0 0 4182 1225">
          <text:p/>
        </draw:connector>
        <draw:custom-shape draw:style-name="gr208" draw:text-style-name="P3" xml:id="id706" draw:id="id706" draw:layer="layout" svg:width="9.449cm" svg:height="0.989cm" svg:x="148.523cm" svg:y="729.472cm">
          <text:p text:style-name="P2"><text:span text:style-name="T1">Если хочешь отсюда выйти не говори такого доктору Элизабет.</text:span></text:p>
          <text:p text:style-name="P2"><text:span text:style-name="T1">А то застрянешь тут как Лиз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05" draw:id="id705" draw:layer="layout" svg:width="4.445cm" svg:height="0.508cm" svg:x="148.523cm" svg:y="728.964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ustom-shape draw:style-name="gr207" draw:text-style-name="P3" xml:id="id708" draw:id="id708" draw:layer="layout" svg:width="8.237cm" svg:height="0.82cm" svg:x="148.574cm" svg:y="731.985cm">
          <text:p text:style-name="P2"><text:span text:style-name="T1">Серьезно, Астрид? Опять начина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07" draw:id="id707" draw:layer="layout" svg:width="4.445cm" svg:height="0.508cm" svg:x="148.574cm" svg:y="731.477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352cm" svg:y1="727.667cm" svg:x2="150.745cm" svg:y2="728.964cm" draw:start-shape="id704" draw:start-glue-point="2" draw:end-shape="id705" svg:d="M150352 727667v649h393v648" svg:viewBox="0 0 394 1298">
          <text:p/>
        </draw:connector>
        <draw:connector draw:style-name="gr7" draw:text-style-name="P2" draw:layer="layout" svg:x1="153.247cm" svg:y1="730.461cm" svg:x2="150.796cm" svg:y2="731.477cm" draw:start-shape="id706" draw:start-glue-point="2" draw:end-shape="id707" draw:end-glue-point="0" svg:d="M153247 730461v508h-2451v508" svg:viewBox="0 0 2452 1017">
          <text:p/>
        </draw:connector>
        <draw:connector draw:style-name="gr7" draw:text-style-name="P2" draw:layer="layout" svg:x1="152.692cm" svg:y1="732.805cm" svg:x2="148.892cm" svg:y2="734.144cm" draw:start-shape="id708" draw:start-glue-point="2" draw:end-shape="id709" draw:end-glue-point="0" svg:d="M152692 732805v670h-3800v669" svg:viewBox="0 0 3801 1340">
          <text:p/>
        </draw:connector>
        <draw:custom-shape draw:style-name="gr209" draw:text-style-name="P3" xml:id="id712" draw:id="id712" draw:layer="layout" svg:width="10.68cm" svg:height="0.82cm" svg:x="148.308cm" svg:y="737.732cm">
          <text:p text:style-name="P2"><text:span text:style-name="T1">Ходим в кинотеатр, бассейн. А по выходным мы все вместе идем в ресторан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11" draw:id="id711" draw:layer="layout" svg:width="4.445cm" svg:height="0.508cm" svg:x="148.308cm" svg:y="737.224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098cm" svg:y1="736.164cm" svg:x2="150.53cm" svg:y2="737.224cm" draw:start-shape="id710" draw:start-glue-point="2" draw:end-shape="id711" draw:end-glue-point="0" svg:d="M150098 736164v530h432v530" svg:viewBox="0 0 433 1061">
          <text:p/>
        </draw:connector>
        <draw:custom-shape draw:style-name="gr206" draw:text-style-name="P9" xml:id="id713" draw:id="id713" draw:layer="layout" svg:width="8.509cm" svg:height="0.871cm" svg:x="148.193cm" svg:y="739.605cm">
          <text:p text:style-name="P2"><text:span text:style-name="T1">Астрид тихо хихикае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3.648cm" svg:y1="738.552cm" svg:x2="152.447cm" svg:y2="739.605cm" draw:start-shape="id712" draw:start-glue-point="2" draw:end-shape="id713" draw:end-glue-point="0" svg:d="M153648 738552v526h-1201v527" svg:viewBox="0 0 1202 1054">
          <text:p/>
        </draw:connector>
        <draw:custom-shape draw:style-name="gr210" draw:text-style-name="P3" xml:id="id715" draw:id="id715" draw:layer="layout" svg:width="12.638cm" svg:height="1.417cm" svg:x="148.255cm" svg:y="741.871cm">
          <text:p text:style-name="P2"><text:span text:style-name="T1">Элис, тут отделение с интенсивным наблюдением за пациентами.</text:span></text:p>
          <text:p text:style-name="P2"><text:span text:style-name="T1">Сюда поступают те, кто представляет опасность.</text:span></text:p>
          <text:p text:style-name="P2"><text:span text:style-name="T1">Здесь нет никаких развлечений, здесь нет личных вещей, здесь есть только наблюдение.</text:span></text:p>
          <draw:enhanced-geometry svg:viewBox="0 0 21600 21600" draw:type="rectangle" draw:enhanced-path="M 0 0 L 21600 0 21600 21600 0 21600 0 0 Z N"/>
        </draw:custom-shape>
        <draw:custom-shape draw:style-name="gr211" draw:text-style-name="P4" xml:id="id714" draw:id="id714" draw:layer="layout" svg:width="4.445cm" svg:height="0.488cm" svg:x="148.255cm" svg:y="741.383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447cm" svg:y1="740.476cm" svg:x2="150.477cm" svg:y2="741.383cm" draw:start-shape="id713" draw:start-glue-point="2" draw:end-shape="id714" draw:end-glue-point="0" svg:d="M152447 740476v453h-1970v454" svg:viewBox="0 0 1971 908">
          <text:p/>
        </draw:connector>
        <draw:custom-shape draw:style-name="gr208" draw:text-style-name="P3" xml:id="id717" draw:id="id717" draw:layer="layout" svg:width="9.449cm" svg:height="0.989cm" svg:x="148.255cm" svg:y="744.726cm">
          <text:p text:style-name="P2"><text:span text:style-name="T1">Хочешь развлечений — переходи в обычное отделение.</text:span></text:p>
          <draw:enhanced-geometry svg:viewBox="0 0 21600 21600" draw:type="rectangle" draw:enhanced-path="M 0 0 L 21600 0 21600 21600 0 21600 0 0 Z N"/>
        </draw:custom-shape>
        <draw:custom-shape draw:style-name="gr212" draw:text-style-name="P4" xml:id="id716" draw:id="id716" draw:layer="layout" svg:width="4.445cm" svg:height="0.549cm" svg:x="148.255cm" svg:y="744.177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574cm" svg:y1="743.288cm" svg:x2="150.477cm" svg:y2="744.177cm" draw:start-shape="id715" draw:start-glue-point="2" draw:end-shape="id716" draw:end-glue-point="0" svg:d="M154574 743288v444h-4097v445" svg:viewBox="0 0 4098 890">
          <text:p/>
        </draw:connector>
        <draw:custom-shape draw:style-name="gr38" draw:text-style-name="P3" draw:layer="layout" svg:width="10.033cm" svg:height="1.016cm" svg:x="147.939cm" svg:y="747.225cm">
          <text:p text:style-name="P2"><text:span text:style-name="T4">Я бы с удовольствием, но как?</text:span></text:p>
          <draw:enhanced-geometry svg:viewBox="0 0 21600 21600" draw:type="rectangle" draw:enhanced-path="M 0 0 L 21600 0 21600 21600 0 21600 0 0 Z N"/>
        </draw:custom-shape>
        <draw:custom-shape draw:style-name="gr187" draw:text-style-name="P6" xml:id="id719" draw:id="id719" draw:layer="layout" svg:width="3.81cm" svg:height="0.508cm" svg:x="147.939cm" svg:y="748.241cm">
          <text:p text:style-name="P2"><text:span text:style-name="T2">HowTo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18" draw:id="id718" draw:layer="layout" svg:width="1.397cm" svg:height="0.508cm" svg:x="147.94cm" svg:y="746.72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979cm" svg:y1="745.715cm" svg:x2="148.638cm" svg:y2="746.729cm" draw:start-shape="id717" draw:start-glue-point="2" draw:end-shape="id718" draw:end-glue-point="0" svg:d="M152979 745715v507h-4341v507" svg:viewBox="0 0 4342 1015">
          <text:p/>
        </draw:connector>
        <draw:custom-shape draw:style-name="gr213" draw:text-style-name="P3" xml:id="id721" draw:id="id721" draw:layer="layout" svg:width="11.271cm" svg:height="0.989cm" svg:x="148.098cm" svg:y="750.149cm">
          <text:p text:style-name="P2"><text:span text:style-name="T1">Во-первых, перестань нести бред, что ты София. Или хотя бы притворись.</text:span></text:p>
          <text:p text:style-name="P2"><text:span text:style-name="T1">И вообще не отсвечивай. Бери пример с Эрик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20" draw:id="id720" draw:layer="layout" svg:width="4.445cm" svg:height="0.508cm" svg:x="148.098cm" svg:y="749.641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844cm" svg:y1="748.749cm" svg:x2="150.32cm" svg:y2="749.641cm" draw:start-shape="id719" draw:start-glue-point="2" draw:end-shape="id720" draw:end-glue-point="0" svg:d="M149844 748749v446h476v446" svg:viewBox="0 0 477 893">
          <text:p/>
        </draw:connector>
        <draw:custom-shape draw:style-name="gr214" draw:text-style-name="P3" xml:id="id723" draw:id="id723" draw:layer="layout" svg:width="11.533cm" svg:height="2.276cm" svg:x="147.836cm" svg:y="752.696cm">
          <text:p text:style-name="P2"><text:span text:style-name="T1">Лучше не бери пример с Эрики. </text:span></text:p>
          <text:p text:style-name="P2"><text:span text:style-name="T1">Если будешь молчать, то продлишь себе срок пребывания в этом отделении.</text:span></text:p>
          <text:p text:style-name="P2"><text:span text:style-name="T1">И врать лучше не стоит. Доктор раскусит твою ложь. </text:span></text:p>
          <text:p text:style-name="P2"><text:span text:style-name="T1">Будет только хуже.</text:span></text:p>
          <text:p text:style-name="P2"><text:span text:style-name="T1">Веди себя спокойно. Не реагируй на провокации. Говори правду.</text:span></text:p>
          <text:p text:style-name="P2"><text:span text:style-name="T1">Тогда переведут в обычное отделение в течении недели.</text:span></text:p>
          <draw:enhanced-geometry svg:viewBox="0 0 21600 21600" draw:type="rectangle" draw:enhanced-path="M 0 0 L 21600 0 21600 21600 0 21600 0 0 Z N"/>
        </draw:custom-shape>
        <draw:custom-shape draw:style-name="gr211" draw:text-style-name="P4" xml:id="id722" draw:id="id722" draw:layer="layout" svg:width="4.445cm" svg:height="0.488cm" svg:x="147.836cm" svg:y="752.208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733cm" svg:y1="751.138cm" svg:x2="150.058cm" svg:y2="752.208cm" draw:start-shape="id721" draw:start-glue-point="2" draw:end-shape="id722" draw:end-glue-point="0" svg:d="M153733 751138v535h-3675v535" svg:viewBox="0 0 3676 1071">
          <text:p/>
        </draw:connector>
        <draw:custom-shape draw:style-name="gr38" draw:text-style-name="P3" draw:layer="layout" svg:width="10.033cm" svg:height="1.016cm" svg:x="148.193cm" svg:y="756.738cm">
          <text:p text:style-name="P2"><text:span text:style-name="T4">Спасибо за совет. Попробую, если не сойду с ума со скуки.</text:span></text:p>
          <draw:enhanced-geometry svg:viewBox="0 0 21600 21600" draw:type="rectangle" draw:enhanced-path="M 0 0 L 21600 0 21600 21600 0 21600 0 0 Z N"/>
        </draw:custom-shape>
        <draw:custom-shape draw:style-name="gr187" draw:text-style-name="P6" xml:id="id725" draw:id="id725" draw:layer="layout" svg:width="3.81cm" svg:height="0.508cm" svg:x="148.193cm" svg:y="757.754cm">
          <text:p text:style-name="P2"><text:span text:style-name="T2">Iwill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24" draw:id="id724" draw:layer="layout" svg:width="1.397cm" svg:height="0.508cm" svg:x="148.194cm" svg:y="756.24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602cm" svg:y1="754.972cm" svg:x2="148.892cm" svg:y2="756.242cm" draw:start-shape="id723" draw:start-glue-point="2" draw:end-shape="id724" draw:end-glue-point="0" svg:d="M153602 754972v635h-4710v635" svg:viewBox="0 0 4711 1271">
          <text:p/>
        </draw:connector>
        <draw:custom-shape draw:style-name="gr215" draw:text-style-name="P3" xml:id="id727" draw:id="id727" draw:layer="layout" svg:width="11.533cm" svg:height="1.407cm" svg:x="147.574cm" svg:y="759.534cm">
          <text:p text:style-name="P2"><text:span text:style-name="T1">Можешь общаться с другими пациентками. Например с Астрид.</text:span></text:p>
          <text:p text:style-name="P2"><text:span text:style-name="T1">И избегай встречи с Лорой. Не реагируй на ее провокации.</text:span></text:p>
          <text:p text:style-name="P2"><text:span text:style-name="T1">Если будут проблемы, сообщи Агате, она усмирит Лору.</text:span></text:p>
          <draw:enhanced-geometry svg:viewBox="0 0 21600 21600" draw:type="rectangle" draw:enhanced-path="M 0 0 L 21600 0 21600 21600 0 21600 0 0 Z N"/>
        </draw:custom-shape>
        <draw:custom-shape draw:style-name="gr211" draw:text-style-name="P4" xml:id="id726" draw:id="id726" draw:layer="layout" svg:width="4.445cm" svg:height="0.488cm" svg:x="147.574cm" svg:y="759.046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098cm" svg:y1="758.262cm" svg:x2="149.796cm" svg:y2="759.046cm" draw:start-shape="id725" draw:start-glue-point="2" draw:end-shape="id726" draw:end-glue-point="0" svg:d="M150098 758262v392h-302v392" svg:viewBox="0 0 303 785">
          <text:p/>
        </draw:connector>
        <draw:custom-shape draw:style-name="gr209" draw:text-style-name="P3" xml:id="id729" draw:id="id729" draw:layer="layout" svg:width="10.68cm" svg:height="0.82cm" svg:x="147.685cm" svg:y="762.28cm">
          <text:p text:style-name="P2"><text:span text:style-name="T1">Лучше не говори ничего Агате. Лора обязательно припомнит тебе это.</text:span></text:p>
          <text:p text:style-name="P2"><text:span text:style-name="T1">У нее «длинные руки», она дотянется до тебя даже из «тихой комнаты»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28" draw:id="id728" draw:layer="layout" svg:width="4.445cm" svg:height="0.508cm" svg:x="147.685cm" svg:y="761.772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34cm" svg:y1="760.941cm" svg:x2="149.907cm" svg:y2="761.772cm" draw:start-shape="id727" draw:start-glue-point="2" draw:end-shape="id728" draw:end-glue-point="0" svg:d="M153340 760941v415h-3433v416" svg:viewBox="0 0 3434 832">
          <text:p/>
        </draw:connector>
        <draw:custom-shape draw:style-name="gr38" draw:text-style-name="P3" draw:layer="layout" svg:width="10.033cm" svg:height="1.016cm" svg:x="147.558cm" svg:y="764.866cm">
          <text:p text:style-name="P2"><text:span text:style-name="T4">Все сложно. Ладно, я закончила и пойду в палату скучать.</text:span></text:p>
          <draw:enhanced-geometry svg:viewBox="0 0 21600 21600" draw:type="rectangle" draw:enhanced-path="M 0 0 L 21600 0 21600 21600 0 21600 0 0 Z N"/>
        </draw:custom-shape>
        <draw:custom-shape draw:style-name="gr187" draw:text-style-name="P6" xml:id="id731" draw:id="id731" draw:layer="layout" svg:width="3.81cm" svg:height="0.508cm" svg:x="147.558cm" svg:y="765.882cm">
          <text:p text:style-name="P2"><text:span text:style-name="T2">By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30" draw:id="id730" draw:layer="layout" svg:width="1.397cm" svg:height="0.508cm" svg:x="147.559cm" svg:y="764.3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025cm" svg:y1="763.1cm" svg:x2="148.257cm" svg:y2="764.37cm" draw:start-shape="id729" draw:start-glue-point="2" draw:end-shape="id730" draw:end-glue-point="0" svg:d="M153025 763100v635h-4768v635" svg:viewBox="0 0 4769 1271">
          <text:p/>
        </draw:connector>
        <draw:custom-shape draw:style-name="gr209" draw:text-style-name="P3" xml:id="id733" draw:id="id733" draw:layer="layout" svg:width="10.68cm" svg:height="0.82cm" svg:x="147.496cm" svg:y="767.623cm">
          <text:p text:style-name="P2"><text:span text:style-name="T1">Я за тебя помолюсь перед сно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32" draw:id="id732" draw:layer="layout" svg:width="4.445cm" svg:height="0.508cm" svg:x="147.496cm" svg:y="767.115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463cm" svg:y1="766.39cm" svg:x2="149.718cm" svg:y2="767.115cm" draw:start-shape="id731" draw:start-glue-point="2" draw:end-shape="id732" draw:end-glue-point="0" svg:d="M149463 766390v363h255v362" svg:viewBox="0 0 256 726">
          <text:p/>
        </draw:connector>
        <draw:custom-shape draw:style-name="gr208" draw:text-style-name="P3" xml:id="id735" draw:id="id735" draw:layer="layout" svg:width="9.449cm" svg:height="0.989cm" svg:x="147.417cm" svg:y="769.865cm">
          <text:p text:style-name="P2"><text:span text:style-name="T1">Ну началось. Опять Лизу переклинило.</text:span></text:p>
          <draw:enhanced-geometry svg:viewBox="0 0 21600 21600" draw:type="rectangle" draw:enhanced-path="M 0 0 L 21600 0 21600 21600 0 21600 0 0 Z N"/>
        </draw:custom-shape>
        <draw:custom-shape draw:style-name="gr212" draw:text-style-name="P4" xml:id="id734" draw:id="id734" draw:layer="layout" svg:width="4.445cm" svg:height="0.549cm" svg:x="147.417cm" svg:y="769.316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836cm" svg:y1="768.443cm" svg:x2="149.639cm" svg:y2="769.316cm" draw:start-shape="id733" draw:start-glue-point="2" draw:end-shape="id734" draw:end-glue-point="0" svg:d="M152836 768443v436h-3197v437" svg:viewBox="0 0 3198 874">
          <text:p/>
        </draw:connector>
        <draw:custom-shape draw:style-name="gr209" draw:text-style-name="P3" xml:id="id744" draw:id="id744" draw:layer="layout" svg:width="10.68cm" svg:height="0.82cm" svg:x="147.417cm" svg:y="772.102cm">
          <text:p text:style-name="P2"><text:span text:style-name="T1">И за тебя тоже, Астрид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36" draw:id="id736" draw:layer="layout" svg:width="4.445cm" svg:height="0.508cm" svg:x="147.417cm" svg:y="771.594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141cm" svg:y1="770.854cm" svg:x2="149.639cm" svg:y2="771.594cm" draw:start-shape="id735" draw:start-glue-point="2" draw:end-shape="id736" draw:end-glue-point="0" svg:d="M152141 770854v370h-2502v370" svg:viewBox="0 0 2503 741">
          <text:p/>
        </draw:connector>
        <draw:custom-shape draw:style-name="gr216" draw:text-style-name="P9" xml:id="id737" draw:id="id737" draw:layer="layout" svg:width="12.954cm" svg:height="1.506cm" svg:x="146.923cm" svg:y="777.541cm">
          <text:p text:style-name="P2"><text:span text:style-name="T1">Вы убираете за собой, выходите из столовой и идете к себе в палату.</text:span></text:p>
          <text:p text:style-name="P2"><text:span text:style-name="T1">По пути в палату Вы встречаете пациентку в два раза больше чем Вы.</text:span></text:p>
          <text:p text:style-name="P2"><text:span text:style-name="T1">Как будто не замечая, она толкает Вас плечом и Вы падаете, ударяясь головой об стену.</text:span></text:p>
          <text:p text:style-name="P2"><text:span text:style-name="T1">Некоторое время так и лежите, пытаясь придти в себ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3" xml:id="id739" draw:id="id739" draw:layer="layout" svg:width="7.618cm" svg:height="0.82cm" svg:x="148.449cm" svg:y="780.843cm">
          <text:p text:style-name="P2"><text:span text:style-name="T1">Лежи не вставай. Я позову медсестр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38" draw:id="id738" draw:layer="layout" svg:width="4.445cm" svg:height="0.508cm" svg:x="148.449cm" svg:y="780.335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4cm" svg:y1="779.047cm" svg:x2="150.671cm" svg:y2="780.335cm" draw:start-shape="id737" draw:start-glue-point="2" draw:end-shape="id738" draw:end-glue-point="0" svg:d="M153400 779047v644h-2729v644" svg:viewBox="0 0 2730 1289">
          <text:p/>
        </draw:connector>
        <draw:custom-shape draw:style-name="gr217" draw:text-style-name="P9" xml:id="id740" draw:id="id740" draw:layer="layout" svg:width="7.732cm" svg:height="1.028cm" svg:x="148.193cm" svg:y="782.736cm">
          <text:p text:style-name="P2"><text:span text:style-name="T1">Астрид убегает и Вы слышите ее крики о помощи.</text:span></text:p>
          <text:p text:style-name="P2"><text:span text:style-name="T1">Скоро к Вам подбегает Агата и Астрид. </text:span></text:p>
          <text:p text:style-name="P2"><text:span text:style-name="T1">Медсестра осматривает Вашу голов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2.258cm" svg:y1="781.663cm" svg:x2="152.059cm" svg:y2="782.736cm" draw:start-shape="id739" draw:start-glue-point="2" draw:end-shape="id740" draw:end-glue-point="0" svg:d="M152258 781663v537h-199v536" svg:viewBox="0 0 200 1074">
          <text:p/>
        </draw:connector>
        <draw:custom-shape draw:style-name="gr218" draw:text-style-name="P3" xml:id="id742" draw:id="id742" draw:layer="layout" svg:width="7.618cm" svg:height="0.991cm" svg:x="148.259cm" svg:y="785.313cm">
          <text:p text:style-name="P2"><text:span text:style-name="T1">Сильный ушиб, Что произошло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41" draw:id="id741" draw:layer="layout" svg:width="4.445cm" svg:height="0.508cm" svg:x="148.259cm" svg:y="784.805cm">
          <text:p text:style-name="P2"><text:span text:style-name="T1">МЕДСЕСТРА АГАТ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059cm" svg:y1="783.764cm" svg:x2="150.481cm" svg:y2="784.805cm" draw:start-shape="id740" draw:start-glue-point="2" draw:end-shape="id741" draw:end-glue-point="0" svg:d="M152059 783764v521h-1578v520" svg:viewBox="0 0 1579 1042">
          <text:p/>
        </draw:connector>
        <draw:custom-shape draw:style-name="gr219" draw:text-style-name="P3" xml:id="id747" draw:id="id747" draw:layer="layout" svg:width="7.304cm" svg:height="0.989cm" svg:x="148.128cm" svg:y="787.765cm">
          <text:p text:style-name="P2"><text:span text:style-name="T1">Я не видела. Нашла Элис такую.</text:span></text:p>
          <draw:enhanced-geometry svg:viewBox="0 0 21600 21600" draw:type="rectangle" draw:enhanced-path="M 0 0 L 21600 0 21600 21600 0 21600 0 0 Z N"/>
        </draw:custom-shape>
        <draw:custom-shape draw:style-name="gr212" draw:text-style-name="P4" xml:id="id743" draw:id="id743" draw:layer="layout" svg:width="4.445cm" svg:height="0.549cm" svg:x="148.128cm" svg:y="787.216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068cm" svg:y1="786.304cm" svg:x2="150.35cm" svg:y2="787.216cm" draw:start-shape="id742" draw:start-glue-point="2" draw:end-shape="id743" draw:end-glue-point="0" svg:d="M152068 786304v455h-1718v457" svg:viewBox="0 0 1719 913">
          <text:p/>
        </draw:connector>
        <draw:custom-shape draw:style-name="gr38" draw:text-style-name="P3" draw:layer="layout" svg:width="10.033cm" svg:height="1.016cm" svg:x="147.47cm" svg:y="774.474cm">
          <text:p text:style-name="P2"><text:span text:style-name="T4">Убрать за собой и пойти в палату</text:span></text:p>
          <draw:enhanced-geometry svg:viewBox="0 0 21600 21600" draw:type="rectangle" draw:enhanced-path="M 0 0 L 21600 0 21600 21600 0 21600 0 0 Z N"/>
        </draw:custom-shape>
        <draw:custom-shape draw:style-name="gr187" draw:text-style-name="P6" xml:id="id746" draw:id="id746" draw:layer="layout" svg:width="3.81cm" svg:height="0.508cm" svg:x="147.47cm" svg:y="775.49cm">
          <text:p text:style-name="P2"><text:span text:style-name="T2">ToW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45" draw:id="id745" draw:layer="layout" svg:width="1.397cm" svg:height="0.508cm" svg:x="147.471cm" svg:y="773.97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757cm" svg:y1="772.922cm" svg:x2="148.169cm" svg:y2="773.978cm" draw:start-shape="id744" draw:start-glue-point="2" draw:end-shape="id745" draw:end-glue-point="0" svg:d="M152757 772922v528h-4588v528" svg:viewBox="0 0 4589 1057">
          <text:p/>
        </draw:connector>
        <draw:connector draw:style-name="gr7" draw:text-style-name="P2" draw:layer="layout" svg:x1="149.375cm" svg:y1="775.998cm" svg:x2="153.4cm" svg:y2="777.541cm" draw:start-shape="id746" draw:start-glue-point="2" draw:end-shape="id737" draw:end-glue-point="0" svg:d="M149375 775998v772h4025v771" svg:viewBox="0 0 4026 1544">
          <text:p/>
        </draw:connector>
        <draw:custom-shape draw:style-name="gr220" draw:text-style-name="P3" draw:layer="layout" svg:width="6.581cm" svg:height="1.016cm" svg:x="148.343cm" svg:y="790.266cm">
          <text:p text:style-name="P2"><text:span text:style-name="T4">[Соврать] Закружилась голова и я упала.</text:span></text:p>
          <draw:enhanced-geometry svg:viewBox="0 0 21600 21600" draw:type="rectangle" draw:enhanced-path="M 0 0 L 21600 0 21600 21600 0 21600 0 0 Z N"/>
        </draw:custom-shape>
        <draw:custom-shape draw:style-name="gr187" draw:text-style-name="P6" xml:id="id749" draw:id="id749" draw:layer="layout" svg:width="3.81cm" svg:height="0.508cm" svg:x="148.343cm" svg:y="791.282cm">
          <text:p text:style-name="P2"><text:span text:style-name="T2">IF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48" draw:id="id748" draw:layer="layout" svg:width="1.397cm" svg:height="0.508cm" svg:x="148.344cm" svg:y="789.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78cm" svg:y1="788.754cm" svg:x2="149.042cm" svg:y2="789.77cm" draw:start-shape="id747" draw:start-glue-point="2" draw:end-shape="id748" draw:end-glue-point="0" svg:d="M151780 788754v508h-2738v508" svg:viewBox="0 0 2739 1017">
          <text:p/>
        </draw:connector>
        <draw:custom-shape draw:style-name="gr221" draw:text-style-name="P3" xml:id="id751" draw:id="id751" draw:layer="layout" svg:width="7.112cm" svg:height="1.07cm" svg:x="147.685cm" svg:y="793.399cm">
          <text:p text:style-name="P2"><text:span text:style-name="T1">Давай отведем тебя в палату. </text:span></text:p>
          <text:p text:style-name="P2"><text:span text:style-name="T1">Измерю тебе давлени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50" draw:id="id750" draw:layer="layout" svg:width="4.445cm" svg:height="0.508cm" svg:x="147.685cm" svg:y="792.891cm">
          <text:p text:style-name="P2"><text:span text:style-name="T1">МЕДСЕСТРА АГАТ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248cm" svg:y1="791.79cm" svg:x2="149.907cm" svg:y2="792.891cm" draw:start-shape="id749" draw:start-glue-point="2" draw:end-shape="id750" draw:end-glue-point="0" svg:d="M150248 791790v551h-341v550" svg:viewBox="0 0 342 1102">
          <text:p/>
        </draw:connector>
        <draw:custom-shape draw:style-name="gr217" draw:text-style-name="P9" xml:id="id752" draw:id="id752" draw:layer="layout" svg:width="7.732cm" svg:height="1.028cm" svg:x="147.065cm" svg:y="795.219cm">
          <text:p text:style-name="P2"><text:span text:style-name="T1">Агата и Астрид помогают Вам встать. Отводят в палат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3" xml:id="id754" draw:id="id754" draw:layer="layout" svg:width="7.112cm" svg:height="1.07cm" svg:x="147.888cm" svg:y="797.774cm">
          <text:p text:style-name="P2"><text:span text:style-name="T1">Полежи, я скоро верну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53" draw:id="id753" draw:layer="layout" svg:width="4.445cm" svg:height="0.508cm" svg:x="147.888cm" svg:y="797.266cm">
          <text:p text:style-name="P2"><text:span text:style-name="T1">МЕДСЕСТРА АГАТ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241cm" svg:y1="794.469cm" svg:x2="150.931cm" svg:y2="795.219cm" draw:start-shape="id751" draw:start-glue-point="2" draw:end-shape="id752" draw:end-glue-point="0" svg:d="M151241 794469v375h-310v375" svg:viewBox="0 0 311 751">
          <text:p/>
        </draw:connector>
        <draw:connector draw:style-name="gr7" draw:text-style-name="P2" draw:layer="layout" svg:x1="150.931cm" svg:y1="796.247cm" svg:x2="150.11cm" svg:y2="797.266cm" draw:start-shape="id752" draw:start-glue-point="2" draw:end-shape="id753" draw:end-glue-point="0" svg:d="M150931 796247v510h-821v509" svg:viewBox="0 0 822 1020">
          <text:p/>
        </draw:connector>
        <draw:custom-shape draw:style-name="gr219" draw:text-style-name="P3" xml:id="id758" draw:id="id758" draw:layer="layout" svg:width="7.304cm" svg:height="0.989cm" svg:x="147.862cm" svg:y="800.357cm">
          <text:p text:style-name="P2"><text:span text:style-name="T1">Я побуду с ней.</text:span></text:p>
          <draw:enhanced-geometry svg:viewBox="0 0 21600 21600" draw:type="rectangle" draw:enhanced-path="M 0 0 L 21600 0 21600 21600 0 21600 0 0 Z N"/>
        </draw:custom-shape>
        <draw:custom-shape draw:style-name="gr212" draw:text-style-name="P4" xml:id="id755" draw:id="id755" draw:layer="layout" svg:width="4.445cm" svg:height="0.549cm" svg:x="147.862cm" svg:y="799.808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444cm" svg:y1="798.844cm" svg:x2="150.084cm" svg:y2="799.808cm" draw:start-shape="id754" draw:start-glue-point="2" draw:end-shape="id755" draw:end-glue-point="0" svg:d="M151444 798844v482h-1360v482" svg:viewBox="0 0 1361 965">
          <text:p/>
        </draw:connector>
        <draw:custom-shape draw:style-name="gr222" draw:text-style-name="P9" xml:id="id756" draw:id="id756" draw:layer="layout" svg:width="10.287cm" svg:height="1.028cm" svg:x="146.161cm" svg:y="802.343cm">
          <text:p text:style-name="P2"><text:span text:style-name="T1">Агата возвращается с тонометром, обезболивающим и стаканом воды.</text:span></text:p>
          <text:p text:style-name="P2"><text:span text:style-name="T1">Она измерят Вам давлени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3" xml:id="id759" draw:id="id759" draw:layer="layout" svg:width="7.304cm" svg:height="0.989cm" svg:x="146.854cm" svg:y="804.949cm">
          <text:p text:style-name="P2"><text:span text:style-name="T1">Все в норме. Вот выпей.</text:span></text:p>
          <draw:enhanced-geometry svg:viewBox="0 0 21600 21600" draw:type="rectangle" draw:enhanced-path="M 0 0 L 21600 0 21600 21600 0 21600 0 0 Z N"/>
        </draw:custom-shape>
        <draw:custom-shape draw:style-name="gr212" draw:text-style-name="P4" xml:id="id757" draw:id="id757" draw:layer="layout" svg:width="4.445cm" svg:height="0.549cm" svg:x="146.854cm" svg:y="804.4cm">
          <text:p text:style-name="P2"><text:span text:style-name="T1">МЕДСЕСТРА АГАТ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304cm" svg:y1="803.371cm" svg:x2="149.076cm" svg:y2="804.4cm" draw:start-shape="id756" draw:start-glue-point="2" draw:end-shape="id757" draw:end-glue-point="0" svg:d="M151304 803371v514h-2228v515" svg:viewBox="0 0 2229 1030">
          <text:p/>
        </draw:connector>
        <draw:connector draw:style-name="gr7" draw:text-style-name="P2" draw:layer="layout" svg:x1="151.514cm" svg:y1="801.346cm" svg:x2="151.304cm" svg:y2="802.343cm" draw:start-shape="id758" draw:start-glue-point="2" draw:end-shape="id756" draw:end-glue-point="0" svg:d="M151514 801346v498h-210v499" svg:viewBox="0 0 211 998">
          <text:p/>
        </draw:connector>
        <draw:custom-shape draw:style-name="gr220" draw:text-style-name="P3" draw:layer="layout" svg:width="6.581cm" svg:height="1.016cm" svg:x="147.758cm" svg:y="807.298cm">
          <text:p text:style-name="P2"><text:span text:style-name="T4">Выпить обезболивающее</text:span></text:p>
          <draw:enhanced-geometry svg:viewBox="0 0 21600 21600" draw:type="rectangle" draw:enhanced-path="M 0 0 L 21600 0 21600 21600 0 21600 0 0 Z N"/>
        </draw:custom-shape>
        <draw:custom-shape draw:style-name="gr187" draw:text-style-name="P6" xml:id="id761" draw:id="id761" draw:layer="layout" svg:width="3.81cm" svg:height="0.508cm" svg:x="147.758cm" svg:y="808.314cm">
          <text:p text:style-name="P2"><text:span text:style-name="T2">DrinkPainki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60" draw:id="id760" draw:layer="layout" svg:width="1.397cm" svg:height="0.508cm" svg:x="147.759cm" svg:y="806.80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506cm" svg:y1="805.938cm" svg:x2="148.457cm" svg:y2="806.802cm" draw:start-shape="id759" draw:start-glue-point="2" draw:end-shape="id760" draw:end-glue-point="0" svg:d="M150506 805938v432h-2049v432" svg:viewBox="0 0 2050 865">
          <text:p/>
        </draw:connector>
        <draw:custom-shape draw:style-name="gr223" draw:text-style-name="P3" xml:id="id763" draw:id="id763" draw:layer="layout" svg:width="7.989cm" svg:height="0.989cm" svg:x="147.304cm" svg:y="810.512cm">
          <text:p text:style-name="P2"><text:span text:style-name="T1">Если будет тошнить или двоится в глазах сообщи мне.</text:span></text:p>
          <text:p text:style-name="P2"><text:span text:style-name="T1">Астрид, пошли.</text:span></text:p>
          <draw:enhanced-geometry svg:viewBox="0 0 21600 21600" draw:type="rectangle" draw:enhanced-path="M 0 0 L 21600 0 21600 21600 0 21600 0 0 Z N"/>
        </draw:custom-shape>
        <draw:custom-shape draw:style-name="gr212" draw:text-style-name="P4" xml:id="id762" draw:id="id762" draw:layer="layout" svg:width="4.445cm" svg:height="0.549cm" svg:x="147.304cm" svg:y="809.963cm">
          <text:p text:style-name="P2"><text:span text:style-name="T1">МЕДСЕСТРА АГАТ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663cm" svg:y1="808.822cm" svg:x2="149.526cm" svg:y2="809.963cm" draw:start-shape="id761" draw:start-glue-point="2" draw:end-shape="id762" draw:end-glue-point="0" svg:d="M149663 808822v570h-137v571" svg:viewBox="0 0 138 1142">
          <text:p/>
        </draw:connector>
        <draw:custom-shape draw:style-name="gr219" draw:text-style-name="P3" xml:id="id765" draw:id="id765" draw:layer="layout" svg:width="7.304cm" svg:height="0.989cm" svg:x="147.304cm" svg:y="813.052cm">
          <text:p text:style-name="P2"><text:span text:style-name="T1">Можно я побуду с Элис?</text:span></text:p>
          <draw:enhanced-geometry svg:viewBox="0 0 21600 21600" draw:type="rectangle" draw:enhanced-path="M 0 0 L 21600 0 21600 21600 0 21600 0 0 Z N"/>
        </draw:custom-shape>
        <draw:custom-shape draw:style-name="gr212" draw:text-style-name="P4" xml:id="id764" draw:id="id764" draw:layer="layout" svg:width="4.445cm" svg:height="0.549cm" svg:x="147.304cm" svg:y="812.503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298cm" svg:y1="811.501cm" svg:x2="149.526cm" svg:y2="812.503cm" draw:start-shape="id763" draw:start-glue-point="2" draw:end-shape="id764" draw:end-glue-point="0" svg:d="M151298 811501v500h-1772v502" svg:viewBox="0 0 1773 1003">
          <text:p/>
        </draw:connector>
        <draw:custom-shape draw:style-name="gr223" draw:text-style-name="P3" xml:id="id767" draw:id="id767" draw:layer="layout" svg:width="7.989cm" svg:height="0.989cm" svg:x="147.443cm" svg:y="815.451cm">
          <text:p text:style-name="P2"><text:span text:style-name="T1">Да, только не долго, пускай отдохнет.</text:span></text:p>
          <draw:enhanced-geometry svg:viewBox="0 0 21600 21600" draw:type="rectangle" draw:enhanced-path="M 0 0 L 21600 0 21600 21600 0 21600 0 0 Z N"/>
        </draw:custom-shape>
        <draw:custom-shape draw:style-name="gr212" draw:text-style-name="P4" xml:id="id766" draw:id="id766" draw:layer="layout" svg:width="4.445cm" svg:height="0.549cm" svg:x="147.443cm" svg:y="814.902cm">
          <text:p text:style-name="P2"><text:span text:style-name="T1">МЕДСЕСТРА АГАТ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956cm" svg:y1="814.041cm" svg:x2="149.665cm" svg:y2="814.902cm" draw:start-shape="id765" draw:start-glue-point="2" draw:end-shape="id766" draw:end-glue-point="0" svg:d="M150956 814041v430h-1291v431" svg:viewBox="0 0 1292 862">
          <text:p/>
        </draw:connector>
        <draw:custom-shape draw:style-name="gr224" draw:text-style-name="P9" xml:id="id768" draw:id="id768" draw:layer="layout" svg:width="6.439cm" svg:height="1.028cm" svg:x="147.469cm" svg:y="817.456cm">
          <text:p text:style-name="P2"><text:span text:style-name="T1">Агата выходит из палат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1.437cm" svg:y1="816.44cm" svg:x2="150.688cm" svg:y2="817.456cm" draw:start-shape="id767" draw:start-glue-point="2" draw:end-shape="id768" draw:end-glue-point="0" svg:d="M151437 816440v508h-749v508" svg:viewBox="0 0 750 1017">
          <text:p/>
        </draw:connector>
        <draw:custom-shape draw:style-name="gr225" draw:text-style-name="P3" xml:id="id772" draw:id="id772" draw:layer="layout" svg:width="10.63cm" svg:height="1.212cm" svg:x="147.469cm" svg:y="819.927cm">
          <text:p text:style-name="P2"><text:span text:style-name="T1">Ты точно сама упала, или тебе помогли?</text:span></text:p>
          <text:p text:style-name="P2"><text:span text:style-name="T1">Я видела как эта великанша вошла в столовую, когда я <text:s/>из нее выходила. </text:span></text:p>
          <text:p text:style-name="P2"><text:span text:style-name="T1">А потом я нашла тебя, лежащую на полу.</text:span></text:p>
          <draw:enhanced-geometry svg:viewBox="0 0 21600 21600" draw:type="rectangle" draw:enhanced-path="M 0 0 L 21600 0 21600 21600 0 21600 0 0 Z N"/>
        </draw:custom-shape>
        <draw:custom-shape draw:style-name="gr212" draw:text-style-name="P4" xml:id="id769" draw:id="id769" draw:layer="layout" svg:width="4.445cm" svg:height="0.549cm" svg:x="147.469cm" svg:y="819.378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688cm" svg:y1="818.484cm" svg:x2="149.691cm" svg:y2="819.378cm" draw:start-shape="id768" draw:start-glue-point="2" draw:end-shape="id769" draw:end-glue-point="0" svg:d="M150688 818484v447h-997v447" svg:viewBox="0 0 998 895">
          <text:p/>
        </draw:connector>
        <draw:custom-shape draw:style-name="gr220" draw:text-style-name="P3" draw:layer="layout" svg:width="6.581cm" svg:height="1.016cm" svg:x="147.6cm" svg:y="822.413cm">
          <text:p text:style-name="P2"><text:span text:style-name="T4">Ты никому не разболтаешь?</text:span></text:p>
          <draw:enhanced-geometry svg:viewBox="0 0 21600 21600" draw:type="rectangle" draw:enhanced-path="M 0 0 L 21600 0 21600 21600 0 21600 0 0 Z N"/>
        </draw:custom-shape>
        <draw:custom-shape draw:style-name="gr187" draw:text-style-name="P6" xml:id="id770" draw:id="id770" draw:layer="layout" svg:width="3.81cm" svg:height="0.508cm" svg:x="147.6cm" svg:y="823.429cm">
          <text:p text:style-name="P2"><text:span text:style-name="T2">YouDont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73" draw:id="id773" draw:layer="layout" svg:width="1.397cm" svg:height="0.508cm" svg:x="147.601cm" svg:y="821.91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219" draw:text-style-name="P3" xml:id="id774" draw:id="id774" draw:layer="layout" svg:width="7.304cm" svg:height="0.989cm" svg:x="147.431cm" svg:y="825.357cm">
          <text:p text:style-name="P2"><text:span text:style-name="T1">Обещаю.</text:span></text:p>
          <draw:enhanced-geometry svg:viewBox="0 0 21600 21600" draw:type="rectangle" draw:enhanced-path="M 0 0 L 21600 0 21600 21600 0 21600 0 0 Z N"/>
        </draw:custom-shape>
        <draw:custom-shape draw:style-name="gr212" draw:text-style-name="P4" xml:id="id771" draw:id="id771" draw:layer="layout" svg:width="4.445cm" svg:height="0.549cm" svg:x="147.431cm" svg:y="824.808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505cm" svg:y1="823.937cm" svg:x2="149.653cm" svg:y2="824.808cm" draw:start-shape="id770" draw:start-glue-point="2" draw:end-shape="id771" draw:end-glue-point="0" svg:d="M149505 823937v435h148v436" svg:viewBox="0 0 149 872">
          <text:p/>
        </draw:connector>
        <draw:connector draw:style-name="gr7" draw:text-style-name="P2" draw:layer="layout" svg:x1="152.784cm" svg:y1="821.139cm" svg:x2="148.299cm" svg:y2="821.917cm" draw:start-shape="id772" draw:start-glue-point="2" draw:end-shape="id773" draw:end-glue-point="0" svg:d="M152784 821139v389h-4485v389" svg:viewBox="0 0 4486 779">
          <text:p/>
        </draw:connector>
        <draw:custom-shape draw:style-name="gr220" draw:text-style-name="P3" draw:layer="layout" svg:width="6.581cm" svg:height="1.016cm" svg:x="147.496cm" svg:y="827.757cm">
          <text:p text:style-name="P2"><text:span text:style-name="T4">Да. Та огромная баба толкнула меня.</text:span></text:p>
          <draw:enhanced-geometry svg:viewBox="0 0 21600 21600" draw:type="rectangle" draw:enhanced-path="M 0 0 L 21600 0 21600 21600 0 21600 0 0 Z N"/>
        </draw:custom-shape>
        <draw:custom-shape draw:style-name="gr187" draw:text-style-name="P6" xml:id="id776" draw:id="id776" draw:layer="layout" svg:width="3.81cm" svg:height="0.508cm" svg:x="147.496cm" svg:y="828.773cm">
          <text:p text:style-name="P2"><text:span text:style-name="T2">GiantPush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75" draw:id="id775" draw:layer="layout" svg:width="1.397cm" svg:height="0.508cm" svg:x="147.497cm" svg:y="827.26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083cm" svg:y1="826.346cm" svg:x2="148.195cm" svg:y2="827.261cm" draw:start-shape="id774" draw:start-glue-point="2" draw:end-shape="id775" draw:end-glue-point="0" svg:d="M151083 826346v457h-2888v458" svg:viewBox="0 0 2889 916">
          <text:p/>
        </draw:connector>
        <draw:custom-shape draw:style-name="gr226" draw:text-style-name="P3" xml:id="id778" draw:id="id778" draw:layer="layout" svg:width="7.304cm" svg:height="1.159cm" svg:x="147.679cm" svg:y="830.902cm">
          <text:p text:style-name="P2"><text:span text:style-name="T1">Понятно. Она в компании Лоры. </text:span></text:p>
          <text:p text:style-name="P2"><text:span text:style-name="T1">Большая, безмозглая и легко-внушаемая.</text:span></text:p>
          <text:p text:style-name="P2"><text:span text:style-name="T1">Идеальный инструмент в руках психопатки.</text:span></text:p>
          <draw:enhanced-geometry svg:viewBox="0 0 21600 21600" draw:type="rectangle" draw:enhanced-path="M 0 0 L 21600 0 21600 21600 0 21600 0 0 Z N"/>
        </draw:custom-shape>
        <draw:custom-shape draw:style-name="gr212" draw:text-style-name="P4" xml:id="id777" draw:id="id777" draw:layer="layout" svg:width="4.445cm" svg:height="0.549cm" svg:x="147.679cm" svg:y="830.353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401cm" svg:y1="829.281cm" svg:x2="149.901cm" svg:y2="830.353cm" draw:start-shape="id776" draw:start-glue-point="2" draw:end-shape="id777" draw:end-glue-point="0" svg:d="M149401 829281v536h500v536" svg:viewBox="0 0 501 1073">
          <text:p/>
        </draw:connector>
        <draw:custom-shape draw:style-name="gr220" draw:text-style-name="P3" draw:layer="layout" svg:width="6.581cm" svg:height="1.016cm" svg:x="147.812cm" svg:y="833.827cm">
          <text:p text:style-name="P2"><text:span text:style-name="T4">Что же мне делать?</text:span></text:p>
          <draw:enhanced-geometry svg:viewBox="0 0 21600 21600" draw:type="rectangle" draw:enhanced-path="M 0 0 L 21600 0 21600 21600 0 21600 0 0 Z N"/>
        </draw:custom-shape>
        <draw:custom-shape draw:style-name="gr187" draw:text-style-name="P6" xml:id="id780" draw:id="id780" draw:layer="layout" svg:width="3.81cm" svg:height="0.508cm" svg:x="147.812cm" svg:y="834.843cm">
          <text:p text:style-name="P2"><text:span text:style-name="T2">WhatTo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79" draw:id="id779" draw:layer="layout" svg:width="1.397cm" svg:height="0.508cm" svg:x="147.813cm" svg:y="833.33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331cm" svg:y1="832.061cm" svg:x2="148.511cm" svg:y2="833.331cm" draw:start-shape="id778" draw:start-glue-point="2" draw:end-shape="id779" draw:end-glue-point="0" svg:d="M151331 832061v635h-2820v635" svg:viewBox="0 0 2821 1271">
          <text:p/>
        </draw:connector>
        <draw:custom-shape draw:style-name="gr226" draw:text-style-name="P3" xml:id="id782" draw:id="id782" draw:layer="layout" svg:width="7.304cm" svg:height="1.159cm" svg:x="147.558cm" svg:y="837.182cm">
          <text:p text:style-name="P2"><text:span text:style-name="T1">Я попробую поговорить с Лорой. </text:span></text:p>
          <text:p text:style-name="P2"><text:span text:style-name="T1">Узнать, что ей от тебя нужно.</text:span></text:p>
          <draw:enhanced-geometry svg:viewBox="0 0 21600 21600" draw:type="rectangle" draw:enhanced-path="M 0 0 L 21600 0 21600 21600 0 21600 0 0 Z N"/>
        </draw:custom-shape>
        <draw:custom-shape draw:style-name="gr212" draw:text-style-name="P4" xml:id="id781" draw:id="id781" draw:layer="layout" svg:width="4.445cm" svg:height="0.549cm" svg:x="147.558cm" svg:y="836.633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717cm" svg:y1="835.351cm" svg:x2="149.78cm" svg:y2="836.633cm" draw:start-shape="id780" draw:start-glue-point="2" draw:end-shape="id781" draw:end-glue-point="0" svg:d="M149717 835351v641h63v641" svg:viewBox="0 0 64 1283">
          <text:p/>
        </draw:connector>
        <draw:custom-shape draw:style-name="gr220" draw:text-style-name="P3" draw:layer="layout" svg:width="6.581cm" svg:height="1.016cm" svg:x="147.548cm" svg:y="839.886cm">
          <text:p text:style-name="P2"><text:span text:style-name="T4">Почему ты мне помогаешь?</text:span></text:p>
          <draw:enhanced-geometry svg:viewBox="0 0 21600 21600" draw:type="rectangle" draw:enhanced-path="M 0 0 L 21600 0 21600 21600 0 21600 0 0 Z N"/>
        </draw:custom-shape>
        <draw:custom-shape draw:style-name="gr187" draw:text-style-name="P6" xml:id="id784" draw:id="id784" draw:layer="layout" svg:width="3.81cm" svg:height="0.508cm" svg:x="147.548cm" svg:y="840.902cm">
          <text:p text:style-name="P2"><text:span text:style-name="T2">WhyYouHe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83" draw:id="id783" draw:layer="layout" svg:width="1.397cm" svg:height="0.508cm" svg:x="147.549cm" svg:y="839.3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21cm" svg:y1="838.341cm" svg:x2="148.247cm" svg:y2="839.39cm" draw:start-shape="id782" draw:start-glue-point="2" draw:end-shape="id783" draw:end-glue-point="0" svg:d="M151210 838341v524h-2963v525" svg:viewBox="0 0 2964 1050">
          <text:p/>
        </draw:connector>
        <draw:custom-shape draw:style-name="gr227" draw:text-style-name="P3" xml:id="id786" draw:id="id786" draw:layer="layout" svg:width="7.304cm" svg:height="0.923cm" svg:x="147.239cm" svg:y="843.024cm">
          <text:p text:style-name="P2"><text:span text:style-name="T1">Потом расскажу. Отдыхай.</text:span></text:p>
          <draw:enhanced-geometry svg:viewBox="0 0 21600 21600" draw:type="rectangle" draw:enhanced-path="M 0 0 L 21600 0 21600 21600 0 21600 0 0 Z N"/>
        </draw:custom-shape>
        <draw:custom-shape draw:style-name="gr212" draw:text-style-name="P4" xml:id="id785" draw:id="id785" draw:layer="layout" svg:width="4.445cm" svg:height="0.549cm" svg:x="147.239cm" svg:y="842.475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453cm" svg:y1="841.41cm" svg:x2="149.461cm" svg:y2="842.475cm" draw:start-shape="id784" draw:start-glue-point="2" draw:end-shape="id785" draw:end-glue-point="0" svg:d="M149453 841410v532h8v533" svg:viewBox="0 0 9 1066">
          <text:p/>
        </draw:connector>
        <draw:custom-shape draw:style-name="gr224" draw:text-style-name="P9" xml:id="id787" draw:id="id787" draw:layer="layout" svg:width="6.439cm" svg:height="1.028cm" svg:x="146.961cm" svg:y="845.257cm">
          <text:p text:style-name="P2"><text:span text:style-name="T1">В палату заходит Агата.</text:span></text:p>
          <text:p text:style-name="P2"><text:span text:style-name="T1">Достает шприц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0.891cm" svg:y1="843.947cm" svg:x2="150.18cm" svg:y2="845.257cm" draw:start-shape="id786" draw:start-glue-point="2" draw:end-shape="id787" svg:d="M150891 843947v655h-711v655" svg:viewBox="0 0 712 1311">
          <text:p/>
        </draw:connector>
        <draw:custom-shape draw:style-name="gr223" draw:text-style-name="P3" xml:id="id789" draw:id="id789" draw:layer="layout" svg:width="7.989cm" svg:height="0.989cm" svg:x="147.076cm" svg:y="847.904cm">
          <text:p text:style-name="P2"><text:span text:style-name="T1">Поможет тебе уснуть.</text:span></text:p>
          <draw:enhanced-geometry svg:viewBox="0 0 21600 21600" draw:type="rectangle" draw:enhanced-path="M 0 0 L 21600 0 21600 21600 0 21600 0 0 Z N"/>
        </draw:custom-shape>
        <draw:custom-shape draw:style-name="gr212" draw:text-style-name="P4" xml:id="id788" draw:id="id788" draw:layer="layout" svg:width="4.445cm" svg:height="0.549cm" svg:x="147.076cm" svg:y="847.355cm">
          <text:p text:style-name="P2"><text:span text:style-name="T1">МЕДСЕСТРА АГАТ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18cm" svg:y1="846.285cm" svg:x2="149.298cm" svg:y2="847.355cm" draw:start-shape="id787" draw:start-glue-point="2" draw:end-shape="id788" draw:end-glue-point="0" svg:d="M150180 846285v535h-882v535" svg:viewBox="0 0 883 1071">
          <text:p/>
        </draw:connector>
        <draw:custom-shape draw:style-name="gr220" draw:text-style-name="P3" draw:layer="layout" svg:width="6.581cm" svg:height="1.016cm" svg:x="147.234cm" svg:y="850.26cm">
          <text:p text:style-name="P2"><text:span text:style-name="T4">Хорошо.</text:span></text:p>
          <draw:enhanced-geometry svg:viewBox="0 0 21600 21600" draw:type="rectangle" draw:enhanced-path="M 0 0 L 21600 0 21600 21600 0 21600 0 0 Z N"/>
        </draw:custom-shape>
        <draw:custom-shape draw:style-name="gr187" draw:text-style-name="P6" xml:id="id791" draw:id="id791" draw:layer="layout" svg:width="3.81cm" svg:height="0.508cm" svg:x="147.234cm" svg:y="851.276cm">
          <text:p text:style-name="P2"><text:span text:style-name="T2">Its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90" draw:id="id790" draw:layer="layout" svg:width="1.397cm" svg:height="0.508cm" svg:x="147.235cm" svg:y="849.76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07cm" svg:y1="848.893cm" svg:x2="147.933cm" svg:y2="849.764cm" draw:start-shape="id789" draw:start-glue-point="2" draw:end-shape="id790" draw:end-glue-point="0" svg:d="M151070 848893v435h-3137v436" svg:viewBox="0 0 3138 872">
          <text:p/>
        </draw:connector>
        <draw:custom-shape draw:style-name="gr228" draw:text-style-name="P9" xml:id="id792" draw:id="id792" draw:layer="layout" svg:width="9.924cm" svg:height="1.028cm" svg:x="145.508cm" svg:y="853.131cm">
          <text:p text:style-name="P2"><text:span text:style-name="T1">Вас оставляют в палате наедине, со своими мыслям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9.139cm" svg:y1="851.784cm" svg:x2="150.47cm" svg:y2="853.131cm" draw:start-shape="id791" draw:start-glue-point="2" draw:end-shape="id792" svg:d="M149139 851784v674h1331v673" svg:viewBox="0 0 1332 1348">
          <text:p/>
        </draw:connector>
        <draw:custom-shape draw:style-name="gr229" draw:text-style-name="P3" xml:id="id794" draw:id="id794" draw:layer="layout" svg:width="8.508cm" svg:height="0.962cm" svg:x="127.365cm" svg:y="62.464cm">
          <text:p text:style-name="P2"><text:span text:style-name="T1">Соври что-то. Иначе опять будешь валятся бревном в кроват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93" draw:id="id793" draw:layer="layout" svg:width="4.445cm" svg:height="0.508cm" svg:x="127.365cm" svg:y="61.9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097cm" svg:y1="60.436cm" svg:x2="129.587cm" svg:y2="61.96cm" draw:start-shape="id274" draw:start-glue-point="2" draw:end-shape="id793" draw:end-glue-point="0" svg:d="M131097 60436v762h-1510v762" svg:viewBox="0 0 1511 1525">
          <text:p/>
        </draw:connector>
        <draw:connector draw:style-name="gr7" draw:text-style-name="P2" draw:layer="layout" svg:x1="131.619cm" svg:y1="63.426cm" svg:x2="130.487cm" svg:y2="66.786cm" draw:start-shape="id794" draw:start-glue-point="2" draw:end-shape="id795" draw:end-glue-point="0" svg:d="M131619 63426v1680h-1132v1680" svg:viewBox="0 0 1133 3361">
          <text:p/>
        </draw:connector>
        <draw:custom-shape draw:style-name="gr230" draw:text-style-name="P9" xml:id="id797" draw:id="id797" draw:layer="layout" svg:width="11.148cm" svg:height="1.27cm" svg:x="131.584cm" svg:y="141.335cm">
          <text:p text:style-name="P2"><text:span text:style-name="T1">Девушка ничего не ответила. Она стояла с поникшей головой и смотрела в пол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1cm" svg:y1="140.238cm" svg:x2="137.158cm" svg:y2="141.335cm" draw:start-shape="id796" draw:start-glue-point="2" draw:end-shape="id797" draw:end-glue-point="0" svg:d="M137100 140238v549h58v548" svg:viewBox="0 0 59 1098">
          <text:p/>
        </draw:connector>
        <draw:connector draw:style-name="gr7" draw:text-style-name="P2" draw:layer="layout" svg:x1="137.158cm" svg:y1="142.605cm" svg:x2="135.049cm" svg:y2="143.491cm" draw:start-shape="id797" draw:start-glue-point="2" draw:end-shape="id798" draw:end-glue-point="0" svg:d="M137158 142605v443h-2109v443" svg:viewBox="0 0 2110 887">
          <text:p/>
        </draw:connector>
        <draw:connector draw:style-name="gr7" draw:text-style-name="P2" draw:layer="layout" svg:x1="144.693cm" svg:y1="261.958cm" svg:x2="141.399cm" svg:y2="262.859cm" draw:start-shape="id799" draw:start-glue-point="2" draw:end-shape="id800" draw:end-glue-point="0" svg:d="M144693 261958v451h-3294v450" svg:viewBox="0 0 3295 9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15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4T11:02:46.434957808</meta:creation-date>
    <dc:date>2021-11-23T16:20:23.163543256</dc:date>
    <meta:editing-duration>P13DT6H50M25S</meta:editing-duration>
    <meta:editing-cycles>858</meta:editing-cycles>
    <meta:generator>LibreOffice/6.0.7.3$Linux_X86_64 LibreOffice_project/00m0$Build-3</meta:generator>
    <meta:document-statistic meta:object-count="1471"/>
  </office:meta>
</office:document-meta>
</file>